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82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4.987cm"/>
    </style:style>
    <style:style style:name="co7" style:family="table-column">
      <style:table-column-properties fo:break-before="auto" style:column-width="4.126cm"/>
    </style:style>
    <style:style style:name="co8" style:family="table-column">
      <style:table-column-properties fo:break-before="auto" style:column-width="4.441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10.23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3.657cm"/>
    </style:style>
    <style:style style:name="co15" style:family="table-column">
      <style:table-column-properties fo:break-before="auto" style:column-width="2.24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4.747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4.23cm"/>
    </style:style>
    <style:style style:name="co20" style:family="table-column">
      <style:table-column-properties fo:break-before="auto" style:column-width="7.407cm"/>
    </style:style>
    <style:style style:name="co21" style:family="table-column">
      <style:table-column-properties fo:break-before="auto" style:column-width="1.517cm"/>
    </style:style>
    <style:style style:name="co22" style:family="table-column">
      <style:table-column-properties fo:break-before="auto" style:column-width="2.348cm"/>
    </style:style>
    <style:style style:name="co23" style:family="table-column">
      <style:table-column-properties fo:break-before="auto" style:column-width="1.74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489cm"/>
    </style:style>
    <style:style style:name="co26" style:family="table-column">
      <style:table-column-properties fo:break-before="auto" style:column-width="1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004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4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 - Foreca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rrivals_MM</text:p>
          </table:table-cell>
          <table:table-cell office:value-type="string" calcext:value-type="string">
            <text:p>growth_perc_year</text:p>
          </table:table-cell>
          <table:table-cell office:value-type="string" calcext:value-type="string">
            <text:p>rank_movement_2018_2019</text:p>
          </table:table-cell>
          <table:table-cell office:value-type="string" calcext:value-type="string">
            <text:p>city_pt_br</text:p>
          </table:table-cell>
          <table:table-cell office:value-type="string" calcext:value-type="string">
            <text:p>country_pt_br</text:p>
          </table:table-cell>
          <table:table-cell office:value-type="string" calcext:value-type="string">
            <text:p>continent_id</text:p>
          </table:table-cell>
          <table:table-cell office:value-type="string" calcext:value-type="string">
            <text:p>js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office:value-type="float" office:value="26716.8" calcext:value-type="float">
            <text:p>26,716.80</text:p>
          </table:table-cell>
          <table:table-cell office:value-type="string" calcext:value-type="string">
            <text:p>-8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2] &amp; &quot;,  “city”: “&quot;&amp; [.B2] &amp;&quot;”, “country”: “&quot;&amp; [.C2] &amp;&quot;”, “arrivals_mm”: “&quot;&amp; [.D2] &amp;&quot;”, “growth_perc_year”: &quot;&amp; [.E2] &amp;&quot;, “rank_movement_2018_2019”: &quot;&amp; [.F2] &amp;&quot;, “city_pt_br”: “&quot;&amp; [.G2] &amp;&quot;”, “country_pt_br”: “&quot;&amp; [.H2] &amp;&quot;”, “continent_id”: &quot;&amp; [.I2] &amp;&quot;}&quot; &amp; IF([.A2]=MAX([.$A$2:.$A$1048576]);&quot;&quot;;&quot;,&quot;)" office:value-type="string" office:string-value="{   “ranking”: 1,  “city”: “Hong Kong”, “country”: “China”, “arrivals_mm”: “26716,8”, “growth_perc_year”: -8.7, “rank_movement_2018_2019”: 0, “city_pt_br”: “Hong Kong”, “country_pt_br”: “China”, “continent_id”: 2}," calcext:value-type="string">
            <text:p>{ <text:s text:c="2"/>“ranking”: 1, <text:s/>“city”: “Hong Kong”, “country”: “China”, “arrivals_mm”: “26716,8”, “growth_perc_year”: -8.7, “rank_movement_2018_2019”: 0, “city_pt_br”: “Hong Kong”, “country_pt_br”: “China”, “continent_id”: 2}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hailand</text:p>
          </table:table-cell>
          <table:table-cell office:value-type="float" office:value="25847.8" calcext:value-type="float">
            <text:p>25,847.80</text:p>
          </table:table-cell>
          <table:table-cell office:value-type="string" calcext:value-type="string">
            <text:p>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ailând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3] &amp; &quot;,  “city”: “&quot;&amp; [.B3] &amp;&quot;”, “country”: “&quot;&amp; [.C3] &amp;&quot;”, “arrivals_mm”: “&quot;&amp; [.D3] &amp;&quot;”, “growth_perc_year”: &quot;&amp; [.E3] &amp;&quot;, “rank_movement_2018_2019”: &quot;&amp; [.F3] &amp;&quot;, “city_pt_br”: “&quot;&amp; [.G3] &amp;&quot;”, “country_pt_br”: “&quot;&amp; [.H3] &amp;&quot;”, “continent_id”: &quot;&amp; [.I3] &amp;&quot;}&quot; &amp; IF([.A3]=MAX([.$A$2:.$A$1048576]);&quot;&quot;;&quot;,&quot;)" office:value-type="string" office:string-value="{   “ranking”: 2,  “city”: “Bangkok”, “country”: “Thailand”, “arrivals_mm”: “25847,8”, “growth_perc_year”: 6.9, “rank_movement_2018_2019”: 0, “city_pt_br”: “Bangkok”, “country_pt_br”: “Tailândia”, “continent_id”: 2}," calcext:value-type="string">
            <text:p>{ <text:s text:c="2"/>“ranking”: 2, <text:s/>“city”: “Bangkok”, “country”: “Thailand”, “arrivals_mm”: “25847,8”, “growth_perc_year”: 6.9, “rank_movement_2018_2019”: 0, “city_pt_br”: “Bangkok”, “country_pt_br”: “Tailândia”, “continent_id”: 2}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China</text:p>
          </table:table-cell>
          <table:table-cell office:value-type="float" office:value="20637.1" calcext:value-type="float">
            <text:p>20,637.10</text:p>
          </table:table-cell>
          <table:table-cell office:value-type="string" calcext:value-type="string">
            <text:p>9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4] &amp; &quot;,  “city”: “&quot;&amp; [.B4] &amp;&quot;”, “country”: “&quot;&amp; [.C4] &amp;&quot;”, “arrivals_mm”: “&quot;&amp; [.D4] &amp;&quot;”, “growth_perc_year”: &quot;&amp; [.E4] &amp;&quot;, “rank_movement_2018_2019”: &quot;&amp; [.F4] &amp;&quot;, “city_pt_br”: “&quot;&amp; [.G4] &amp;&quot;”, “country_pt_br”: “&quot;&amp; [.H4] &amp;&quot;”, “continent_id”: &quot;&amp; [.I4] &amp;&quot;}&quot; &amp; IF([.A4]=MAX([.$A$2:.$A$1048576]);&quot;&quot;;&quot;,&quot;)" office:value-type="string" office:string-value="{   “ranking”: 3,  “city”: “Macau”, “country”: “China”, “arrivals_mm”: “20637,1”, “growth_perc_year”: 9.0, “rank_movement_2018_2019”: 1, “city_pt_br”: “Macau”, “country_pt_br”: “China”, “continent_id”: 2}," calcext:value-type="string">
            <text:p>{ <text:s text:c="2"/>“ranking”: 3, <text:s/>“city”: “Macau”, “country”: “China”, “arrivals_mm”: “20637,1”, “growth_perc_year”: 9.0, “rank_movement_2018_2019”: 1, “city_pt_br”: “Macau”, “country_pt_br”: “China”, “continent_id”: 2}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ingapore</text:p>
          </table:table-cell>
          <table:table-cell office:value-type="float" office:value="19760.8" calcext:value-type="float">
            <text:p>19,760.80</text:p>
          </table:table-cell>
          <table:table-cell office:value-type="string" calcext:value-type="string">
            <text:p>6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gapura</text:p>
          </table:table-cell>
          <table:table-cell office:value-type="string" calcext:value-type="string">
            <text:p>Singapur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5] &amp; &quot;,  “city”: “&quot;&amp; [.B5] &amp;&quot;”, “country”: “&quot;&amp; [.C5] &amp;&quot;”, “arrivals_mm”: “&quot;&amp; [.D5] &amp;&quot;”, “growth_perc_year”: &quot;&amp; [.E5] &amp;&quot;, “rank_movement_2018_2019”: &quot;&amp; [.F5] &amp;&quot;, “city_pt_br”: “&quot;&amp; [.G5] &amp;&quot;”, “country_pt_br”: “&quot;&amp; [.H5] &amp;&quot;”, “continent_id”: &quot;&amp; [.I5] &amp;&quot;}&quot; &amp; IF([.A5]=MAX([.$A$2:.$A$1048576]);&quot;&quot;;&quot;,&quot;)" office:value-type="string" office:string-value="{   “ranking”: 4,  “city”: “Singapore”, “country”: “Singapore”, “arrivals_mm”: “19760,8”, “growth_perc_year”: 6.5, “rank_movement_2018_2019”: 1, “city_pt_br”: “Cingapura”, “country_pt_br”: “Singapura”, “continent_id”: 2}," calcext:value-type="string">
            <text:p>{ <text:s text:c="2"/>“ranking”: 4, <text:s/>“city”: “Singapore”, “country”: “Singapore”, “arrivals_mm”: “19760,8”, “growth_perc_year”: 6.5, “rank_movement_2018_2019”: 1, “city_pt_br”: “Cingapura”, “country_pt_br”: “Singapura”, “continent_id”: 2}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  <table:table-cell office:value-type="float" office:value="19559.9" calcext:value-type="float">
            <text:p>19,559.90</text:p>
          </table:table-cell>
          <table:table-cell office:value-type="string" calcext:value-type="string">
            <text:p>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6] &amp; &quot;,  “city”: “&quot;&amp; [.B6] &amp;&quot;”, “country”: “&quot;&amp; [.C6] &amp;&quot;”, “arrivals_mm”: “&quot;&amp; [.D6] &amp;&quot;”, “growth_perc_year”: &quot;&amp; [.E6] &amp;&quot;, “rank_movement_2018_2019”: &quot;&amp; [.F6] &amp;&quot;, “city_pt_br”: “&quot;&amp; [.G6] &amp;&quot;”, “country_pt_br”: “&quot;&amp; [.H6] &amp;&quot;”, “continent_id”: &quot;&amp; [.I6] &amp;&quot;}&quot; &amp; IF([.A6]=MAX([.$A$2:.$A$1048576]);&quot;&quot;;&quot;,&quot;)" office:value-type="string" office:string-value="{   “ranking”: 5,  “city”: “London”, “country”: “United Kingdom”, “arrivals_mm”: “19559,9”, “growth_perc_year”: 1.7, “rank_movement_2018_2019”: 2, “city_pt_br”: “Londres”, “country_pt_br”: “Reino Unido”, “continent_id”: 1}," calcext:value-type="string">
            <text:p>{ <text:s text:c="2"/>“ranking”: 5, <text:s/>“city”: “London”, “country”: “United Kingdom”, “arrivals_mm”: “19559,9”, “growth_perc_year”: 1.7, “rank_movement_2018_2019”: 2, “city_pt_br”: “Londres”, “country_pt_br”: “Reino Unido”, “continent_id”: 1}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float" office:value="19087.9" calcext:value-type="float">
            <text:p>19,087.90</text:p>
          </table:table-cell>
          <table:table-cell office:value-type="string" calcext:value-type="string">
            <text:p>8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ç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7] &amp; &quot;,  “city”: “&quot;&amp; [.B7] &amp;&quot;”, “country”: “&quot;&amp; [.C7] &amp;&quot;”, “arrivals_mm”: “&quot;&amp; [.D7] &amp;&quot;”, “growth_perc_year”: &quot;&amp; [.E7] &amp;&quot;, “rank_movement_2018_2019”: &quot;&amp; [.F7] &amp;&quot;, “city_pt_br”: “&quot;&amp; [.G7] &amp;&quot;”, “country_pt_br”: “&quot;&amp; [.H7] &amp;&quot;”, “continent_id”: &quot;&amp; [.I7] &amp;&quot;}&quot; &amp; IF([.A7]=MAX([.$A$2:.$A$1048576]);&quot;&quot;;&quot;,&quot;)" office:value-type="string" office:string-value="{   “ranking”: 6,  “city”: “Paris”, “country”: “France”, “arrivals_mm”: “19087,9”, “growth_perc_year”: 8.7, “rank_movement_2018_2019”: 0, “city_pt_br”: “Paris”, “country_pt_br”: “França”, “continent_id”: 1}," calcext:value-type="string">
            <text:p>{ <text:s text:c="2"/>“ranking”: 6, <text:s/>“city”: “Paris”, “country”: “France”, “arrivals_mm”: “19087,9”, “growth_perc_year”: 8.7, “rank_movement_2018_2019”: 0, “city_pt_br”: “Paris”, “country_pt_br”: “França”, “continent_id”: 1}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United Arab Emirates</text:p>
          </table:table-cell>
          <table:table-cell office:value-type="float" office:value="16328.3" calcext:value-type="float">
            <text:p>16,328.30</text:p>
          </table:table-cell>
          <table:table-cell office:value-type="string" calcext:value-type="string">
            <text:p>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Emirados Árabes Unidos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8] &amp; &quot;,  “city”: “&quot;&amp; [.B8] &amp;&quot;”, “country”: “&quot;&amp; [.C8] &amp;&quot;”, “arrivals_mm”: “&quot;&amp; [.D8] &amp;&quot;”, “growth_perc_year”: &quot;&amp; [.E8] &amp;&quot;, “rank_movement_2018_2019”: &quot;&amp; [.F8] &amp;&quot;, “city_pt_br”: “&quot;&amp; [.G8] &amp;&quot;”, “country_pt_br”: “&quot;&amp; [.H8] &amp;&quot;”, “continent_id”: &quot;&amp; [.I8] &amp;&quot;}&quot; &amp; IF([.A8]=MAX([.$A$2:.$A$1048576]);&quot;&quot;;&quot;,&quot;)" office:value-type="string" office:string-value="{   “ranking”: 7,  “city”: “Dubai”, “country”: “United Arab Emirates”, “arrivals_mm”: “16328,3”, “growth_perc_year”: 2.6, “rank_movement_2018_2019”: 0, “city_pt_br”: “Dubai”, “country_pt_br”: “Emirados Árabes Unidos”, “continent_id”: 2}," calcext:value-type="string">
            <text:p>{ <text:s text:c="2"/>“ranking”: 7, <text:s/>“city”: “Dubai”, “country”: “United Arab Emirates”, “arrivals_mm”: “16328,3”, “growth_perc_year”: 2.6, “rank_movement_2018_2019”: 0, “city_pt_br”: “Dubai”, “country_pt_br”: “Emirados Árabes Unidos”, “continent_id”: 2}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ndia</text:p>
          </table:table-cell>
          <table:table-cell office:value-type="float" office:value="15196.5" calcext:value-type="float">
            <text:p>15,196.50</text:p>
          </table:table-cell>
          <table:table-cell office:value-type="string" calcext:value-type="string">
            <text:p>2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Índ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9] &amp; &quot;,  “city”: “&quot;&amp; [.B9] &amp;&quot;”, “country”: “&quot;&amp; [.C9] &amp;&quot;”, “arrivals_mm”: “&quot;&amp; [.D9] &amp;&quot;”, “growth_perc_year”: &quot;&amp; [.E9] &amp;&quot;, “rank_movement_2018_2019”: &quot;&amp; [.F9] &amp;&quot;, “city_pt_br”: “&quot;&amp; [.G9] &amp;&quot;”, “country_pt_br”: “&quot;&amp; [.H9] &amp;&quot;”, “continent_id”: &quot;&amp; [.I9] &amp;&quot;}&quot; &amp; IF([.A9]=MAX([.$A$2:.$A$1048576]);&quot;&quot;;&quot;,&quot;)" office:value-type="string" office:string-value="{   “ranking”: 8,  “city”: “Delhi”, “country”: “India”, “arrivals_mm”: “15196,5”, “growth_perc_year”: 20.2, “rank_movement_2018_2019”: 3, “city_pt_br”: “Deli”, “country_pt_br”: “Índia”, “continent_id”: 2}," calcext:value-type="string">
            <text:p>{ <text:s text:c="2"/>“ranking”: 8, <text:s/>“city”: “Delhi”, “country”: “India”, “arrivals_mm”: “15196,5”, “growth_perc_year”: 20.2, “rank_movement_2018_2019”: 3, “city_pt_br”: “Deli”, “country_pt_br”: “Índia”, “continent_id”: 2}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key</text:p>
          </table:table-cell>
          <table:table-cell office:value-type="float" office:value="14715.9" calcext:value-type="float">
            <text:p>14,715.90</text:p>
          </table:table-cell>
          <table:table-cell office:value-type="string" calcext:value-type="string">
            <text:p>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qui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10] &amp; &quot;,  “city”: “&quot;&amp; [.B10] &amp;&quot;”, “country”: “&quot;&amp; [.C10] &amp;&quot;”, “arrivals_mm”: “&quot;&amp; [.D10] &amp;&quot;”, “growth_perc_year”: &quot;&amp; [.E10] &amp;&quot;, “rank_movement_2018_2019”: &quot;&amp; [.F10] &amp;&quot;, “city_pt_br”: “&quot;&amp; [.G10] &amp;&quot;”, “country_pt_br”: “&quot;&amp; [.H10] &amp;&quot;”, “continent_id”: &quot;&amp; [.I10] &amp;&quot;}&quot; &amp; IF([.A10]=MAX([.$A$2:.$A$1048576]);&quot;&quot;;&quot;,&quot;)" office:value-type="string" office:string-value="{   “ranking”: 9,  “city”: “Istanbul”, “country”: “Turkey”, “arrivals_mm”: “14715,9”, “growth_perc_year”: 9.6, “rank_movement_2018_2019”: 1, “city_pt_br”: “Istanbul”, “country_pt_br”: “Turquia”, “continent_id”: 1}," calcext:value-type="string">
            <text:p>{ <text:s text:c="2"/>“ranking”: 9, <text:s/>“city”: “Istanbul”, “country”: “Turkey”, “arrivals_mm”: “14715,9”, “growth_perc_year”: 9.6, “rank_movement_2018_2019”: 1, “city_pt_br”: “Istanbul”, “country_pt_br”: “Turquia”, “continent_id”: 1}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Malaysia</text:p>
          </table:table-cell>
          <table:table-cell office:value-type="float" office:value="14072.4" calcext:value-type="float">
            <text:p>14,072.40</text:p>
          </table:table-cell>
          <table:table-cell office:value-type="string" calcext:value-type="string">
            <text:p>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Malás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11] &amp; &quot;,  “city”: “&quot;&amp; [.B11] &amp;&quot;”, “country”: “&quot;&amp; [.C11] &amp;&quot;”, “arrivals_mm”: “&quot;&amp; [.D11] &amp;&quot;”, “growth_perc_year”: &quot;&amp; [.E11] &amp;&quot;, “rank_movement_2018_2019”: &quot;&amp; [.F11] &amp;&quot;, “city_pt_br”: “&quot;&amp; [.G11] &amp;&quot;”, “country_pt_br”: “&quot;&amp; [.H11] &amp;&quot;”, “continent_id”: &quot;&amp; [.I11] &amp;&quot;}&quot; &amp; IF([.A11]=MAX([.$A$2:.$A$1048576]);&quot;&quot;;&quot;,&quot;)" office:value-type="string" office:string-value="{   “ranking”: 10,  “city”: “Kuala Lumpur”, “country”: “Malaysia”, “arrivals_mm”: “14072,4”, “growth_perc_year”: 4.8, “rank_movement_2018_2019”: 1, “city_pt_br”: “Kuala Lumpur”, “country_pt_br”: “Malásia”, “continent_id”: 2}," calcext:value-type="string">
            <text:p>{ <text:s text:c="2"/>“ranking”: 10, <text:s/>“city”: “Kuala Lumpur”, “country”: “Malaysia”, “arrivals_mm”: “14072,4”, “growth_perc_year”: 4.8, “rank_movement_2018_2019”: 1, “city_pt_br”: “Kuala Lumpur”, “country_pt_br”: “Malásia”, “continent_id”: 2}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United States</text:p>
          </table:table-cell>
          <table:table-cell office:value-type="float" office:value="14010" calcext:value-type="float">
            <text:p>14,010.00</text:p>
          </table:table-cell>
          <table:table-cell office:value-type="string" calcext:value-type="string">
            <text:p>3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Estados Unidos</text:p>
          </table:table-cell>
          <table:table-cell office:value-type="float" office:value="3" calcext:value-type="float">
            <text:p>3</text:p>
          </table:table-cell>
          <table:table-cell table:formula="of:=&quot;{   “ranking”: &quot;&amp; [.A12] &amp; &quot;,  “city”: “&quot;&amp; [.B12] &amp;&quot;”, “country”: “&quot;&amp; [.C12] &amp;&quot;”, “arrivals_mm”: “&quot;&amp; [.D12] &amp;&quot;”, “growth_perc_year”: &quot;&amp; [.E12] &amp;&quot;, “rank_movement_2018_2019”: &quot;&amp; [.F12] &amp;&quot;, “city_pt_br”: “&quot;&amp; [.G12] &amp;&quot;”, “country_pt_br”: “&quot;&amp; [.H12] &amp;&quot;”, “continent_id”: &quot;&amp; [.I12] &amp;&quot;}&quot; &amp; IF([.A12]=MAX([.$A$2:.$A$1048576]);&quot;&quot;;&quot;,&quot;)" office:value-type="string" office:string-value="{   “ranking”: 11,  “city”: “New York City”, “country”: “United States”, “arrivals_mm”: “14010”, “growth_perc_year”: 3.0, “rank_movement_2018_2019”: 3, “city_pt_br”: “Nova Iorque”, “country_pt_br”: “Estados Unidos”, “continent_id”: 3}," calcext:value-type="string">
            <text:p>{ <text:s text:c="2"/>“ranking”: 11, <text:s/>“city”: “New York City”, “country”: “United States”, “arrivals_mm”: “14010”, “growth_perc_year”: 3.0, “rank_movement_2018_2019”: 3, “city_pt_br”: “Nova Iorque”, “country_pt_br”: “Estados Unidos”, “continent_id”: 3}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talya</text:p>
          </table:table-cell>
          <table:table-cell office:value-type="string" calcext:value-type="string">
            <text:p>Turkey</text:p>
          </table:table-cell>
          <table:table-cell office:value-type="float" office:value="13332.1" calcext:value-type="float">
            <text:p>13,332.10</text:p>
          </table:table-cell>
          <table:table-cell office:value-type="string" calcext:value-type="string">
            <text:p>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ália</text:p>
          </table:table-cell>
          <table:table-cell office:value-type="string" calcext:value-type="string">
            <text:p>Turqu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13] &amp; &quot;,  “city”: “&quot;&amp; [.B13] &amp;&quot;”, “country”: “&quot;&amp; [.C13] &amp;&quot;”, “arrivals_mm”: “&quot;&amp; [.D13] &amp;&quot;”, “growth_perc_year”: &quot;&amp; [.E13] &amp;&quot;, “rank_movement_2018_2019”: &quot;&amp; [.F13] &amp;&quot;, “city_pt_br”: “&quot;&amp; [.G13] &amp;&quot;”, “country_pt_br”: “&quot;&amp; [.H13] &amp;&quot;”, “continent_id”: &quot;&amp; [.I13] &amp;&quot;}&quot; &amp; IF([.A13]=MAX([.$A$2:.$A$1048576]);&quot;&quot;;&quot;,&quot;)" office:value-type="string" office:string-value="{   “ranking”: 12,  “city”: “Antalya”, “country”: “Turkey”, “arrivals_mm”: “13332,1”, “growth_perc_year”: 7.2, “rank_movement_2018_2019”: 0, “city_pt_br”: “Antália”, “country_pt_br”: “Turquia”, “continent_id”: 2}," calcext:value-type="string">
            <text:p>{ <text:s text:c="2"/>“ranking”: 12, <text:s/>“city”: “Antalya”, “country”: “Turkey”, “arrivals_mm”: “13332,1”, “growth_perc_year”: 7.2, “rank_movement_2018_2019”: 0, “city_pt_br”: “Antália”, “country_pt_br”: “Turquia”, “continent_id”: 2}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dia</text:p>
          </table:table-cell>
          <table:table-cell office:value-type="float" office:value="12442.4" calcext:value-type="float">
            <text:p>12,442.40</text:p>
          </table:table-cell>
          <table:table-cell office:value-type="string" calcext:value-type="string">
            <text:p>1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Índ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14] &amp; &quot;,  “city”: “&quot;&amp; [.B14] &amp;&quot;”, “country”: “&quot;&amp; [.C14] &amp;&quot;”, “arrivals_mm”: “&quot;&amp; [.D14] &amp;&quot;”, “growth_perc_year”: &quot;&amp; [.E14] &amp;&quot;, “rank_movement_2018_2019”: &quot;&amp; [.F14] &amp;&quot;, “city_pt_br”: “&quot;&amp; [.G14] &amp;&quot;”, “country_pt_br”: “&quot;&amp; [.H14] &amp;&quot;”, “continent_id”: &quot;&amp; [.I14] &amp;&quot;}&quot; &amp; IF([.A14]=MAX([.$A$2:.$A$1048576]);&quot;&quot;;&quot;,&quot;)" office:value-type="string" office:string-value="{   “ranking”: 13,  “city”: “Mumbai”, “country”: “India”, “arrivals_mm”: “12442,4”, “growth_perc_year”: 17.5, “rank_movement_2018_2019”: 1, “city_pt_br”: “Mumbai”, “country_pt_br”: “Índia”, “continent_id”: 2}," calcext:value-type="string">
            <text:p>{ <text:s text:c="2"/>“ranking”: 13, <text:s/>“city”: “Mumbai”, “country”: “India”, “arrivals_mm”: “12442,4”, “growth_perc_year”: 17.5, “rank_movement_2018_2019”: 1, “city_pt_br”: “Mumbai”, “country_pt_br”: “Índia”, “continent_id”: 2}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China</text:p>
          </table:table-cell>
          <table:table-cell office:value-type="float" office:value="12324.1" calcext:value-type="float">
            <text:p>12,324.10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15] &amp; &quot;,  “city”: “&quot;&amp; [.B15] &amp;&quot;”, “country”: “&quot;&amp; [.C15] &amp;&quot;”, “arrivals_mm”: “&quot;&amp; [.D15] &amp;&quot;”, “growth_perc_year”: &quot;&amp; [.E15] &amp;&quot;, “rank_movement_2018_2019”: &quot;&amp; [.F15] &amp;&quot;, “city_pt_br”: “&quot;&amp; [.G15] &amp;&quot;”, “country_pt_br”: “&quot;&amp; [.H15] &amp;&quot;”, “continent_id”: &quot;&amp; [.I15] &amp;&quot;}&quot; &amp; IF([.A15]=MAX([.$A$2:.$A$1048576]);&quot;&quot;;&quot;,&quot;)" office:value-type="string" office:string-value="{   “ranking”: 14,  “city”: “Shenzhen”, “country”: “China”, “arrivals_mm”: “12324,1”, “growth_perc_year”: 1.0, “rank_movement_2018_2019”: 1, “city_pt_br”: “Shenzhen”, “country_pt_br”: “China”, “continent_id”: 2}," calcext:value-type="string">
            <text:p>{ <text:s text:c="2"/>“ranking”: 14, <text:s/>“city”: “Shenzhen”, “country”: “China”, “arrivals_mm”: “12324,1”, “growth_perc_year”: 1.0, “rank_movement_2018_2019”: 1, “city_pt_br”: “Shenzhen”, “country_pt_br”: “China”, “continent_id”: 2}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huket</text:p>
          </table:table-cell>
          <table:table-cell office:value-type="string" calcext:value-type="string">
            <text:p>Thailand</text:p>
          </table:table-cell>
          <table:table-cell office:value-type="float" office:value="10965.2" calcext:value-type="float">
            <text:p>10,965.20</text:p>
          </table:table-cell>
          <table:table-cell office:value-type="string" calcext:value-type="string">
            <text:p>3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uket</text:p>
          </table:table-cell>
          <table:table-cell office:value-type="string" calcext:value-type="string">
            <text:p>Tailând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16] &amp; &quot;,  “city”: “&quot;&amp; [.B16] &amp;&quot;”, “country”: “&quot;&amp; [.C16] &amp;&quot;”, “arrivals_mm”: “&quot;&amp; [.D16] &amp;&quot;”, “growth_perc_year”: &quot;&amp; [.E16] &amp;&quot;, “rank_movement_2018_2019”: &quot;&amp; [.F16] &amp;&quot;, “city_pt_br”: “&quot;&amp; [.G16] &amp;&quot;”, “country_pt_br”: “&quot;&amp; [.H16] &amp;&quot;”, “continent_id”: &quot;&amp; [.I16] &amp;&quot;}&quot; &amp; IF([.A16]=MAX([.$A$2:.$A$1048576]);&quot;&quot;;&quot;,&quot;)" office:value-type="string" office:string-value="{   “ranking”: 15,  “city”: “Phuket”, “country”: “Thailand”, “arrivals_mm”: “10965,2”, “growth_perc_year”: 3.9, “rank_movement_2018_2019”: 0, “city_pt_br”: “Phuket”, “country_pt_br”: “Tailândia”, “continent_id”: 2}," calcext:value-type="string">
            <text:p>{ <text:s text:c="2"/>“ranking”: 15, <text:s/>“city”: “Phuket”, “country”: “Thailand”, “arrivals_mm”: “10965,2”, “growth_perc_year”: 3.9, “rank_movement_2018_2019”: 0, “city_pt_br”: “Phuket”, “country_pt_br”: “Tailândia”, “continent_id”: 2}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apan</text:p>
          </table:table-cell>
          <table:table-cell office:value-type="float" office:value="10443.1" calcext:value-type="float">
            <text:p>10,443.10</text:p>
          </table:table-cell>
          <table:table-cell office:value-type="string" calcext:value-type="string">
            <text:p>4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óquio</text:p>
          </table:table-cell>
          <table:table-cell office:value-type="string" calcext:value-type="string">
            <text:p>Japão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17] &amp; &quot;,  “city”: “&quot;&amp; [.B17] &amp;&quot;”, “country”: “&quot;&amp; [.C17] &amp;&quot;”, “arrivals_mm”: “&quot;&amp; [.D17] &amp;&quot;”, “growth_perc_year”: &quot;&amp; [.E17] &amp;&quot;, “rank_movement_2018_2019”: &quot;&amp; [.F17] &amp;&quot;, “city_pt_br”: “&quot;&amp; [.G17] &amp;&quot;”, “country_pt_br”: “&quot;&amp; [.H17] &amp;&quot;”, “continent_id”: &quot;&amp; [.I17] &amp;&quot;}&quot; &amp; IF([.A17]=MAX([.$A$2:.$A$1048576]);&quot;&quot;;&quot;,&quot;)" office:value-type="string" office:string-value="{   “ranking”: 16,  “city”: “Tokyo”, “country”: “Japan”, “arrivals_mm”: “10443,1”, “growth_perc_year”: 4.6, “rank_movement_2018_2019”: 1, “city_pt_br”: “Tóquio”, “country_pt_br”: “Japão”, “continent_id”: 2}," calcext:value-type="string">
            <text:p>{ <text:s text:c="2"/>“ranking”: 16, <text:s/>“city”: “Tokyo”, “country”: “Japan”, “arrivals_mm”: “10443,1”, “growth_perc_year”: 4.6, “rank_movement_2018_2019”: 1, “city_pt_br”: “Tóquio”, “country_pt_br”: “Japão”, “continent_id”: 2}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Italy</text:p>
          </table:table-cell>
          <table:table-cell office:value-type="float" office:value="10317" calcext:value-type="float">
            <text:p>10,317.00</text:p>
          </table:table-cell>
          <table:table-cell office:value-type="string" calcext:value-type="string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Itáli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18] &amp; &quot;,  “city”: “&quot;&amp; [.B18] &amp;&quot;”, “country”: “&quot;&amp; [.C18] &amp;&quot;”, “arrivals_mm”: “&quot;&amp; [.D18] &amp;&quot;”, “growth_perc_year”: &quot;&amp; [.E18] &amp;&quot;, “rank_movement_2018_2019”: &quot;&amp; [.F18] &amp;&quot;, “city_pt_br”: “&quot;&amp; [.G18] &amp;&quot;”, “country_pt_br”: “&quot;&amp; [.H18] &amp;&quot;”, “continent_id”: &quot;&amp; [.I18] &amp;&quot;}&quot; &amp; IF([.A18]=MAX([.$A$2:.$A$1048576]);&quot;&quot;;&quot;,&quot;)" office:value-type="string" office:string-value="{   “ranking”: 17,  “city”: “Rome”, “country”: “Italy”, “arrivals_mm”: “10317”, “growth_perc_year”: 2.5, “rank_movement_2018_2019”: 1, “city_pt_br”: “Roma”, “country_pt_br”: “Itália”, “continent_id”: 1}," calcext:value-type="string">
            <text:p>{ <text:s text:c="2"/>“ranking”: 17, <text:s/>“city”: “Rome”, “country”: “Italy”, “arrivals_mm”: “10317”, “growth_perc_year”: 2.5, “rank_movement_2018_2019”: 1, “city_pt_br”: “Roma”, “country_pt_br”: “Itália”, “continent_id”: 1}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India</text:p>
          </table:table-cell>
          <table:table-cell office:value-type="float" office:value="10127.4" calcext:value-type="float">
            <text:p>10,127.40</text:p>
          </table:table-cell>
          <table:table-cell office:value-type="string" calcext:value-type="string">
            <text:p>2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Índ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19] &amp; &quot;,  “city”: “&quot;&amp; [.B19] &amp;&quot;”, “country”: “&quot;&amp; [.C19] &amp;&quot;”, “arrivals_mm”: “&quot;&amp; [.D19] &amp;&quot;”, “growth_perc_year”: &quot;&amp; [.E19] &amp;&quot;, “rank_movement_2018_2019”: &quot;&amp; [.F19] &amp;&quot;, “city_pt_br”: “&quot;&amp; [.G19] &amp;&quot;”, “country_pt_br”: “&quot;&amp; [.H19] &amp;&quot;”, “continent_id”: &quot;&amp; [.I19] &amp;&quot;}&quot; &amp; IF([.A19]=MAX([.$A$2:.$A$1048576]);&quot;&quot;;&quot;,&quot;)" office:value-type="string" office:string-value="{   “ranking”: 18,  “city”: “Agra”, “country”: “India”, “arrivals_mm”: “10127,4”, “growth_perc_year”: 24.4, “rank_movement_2018_2019”: 8, “city_pt_br”: “Agra”, “country_pt_br”: “Índia”, “continent_id”: 2}," calcext:value-type="string">
            <text:p>{ <text:s text:c="2"/>“ranking”: 18, <text:s/>“city”: “Agra”, “country”: “India”, “arrivals_mm”: “10127,4”, “growth_perc_year”: 24.4, “rank_movement_2018_2019”: 8, “city_pt_br”: “Agra”, “country_pt_br”: “Índia”, “continent_id”: 2}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aiwan</text:p>
          </table:table-cell>
          <table:table-cell office:value-type="float" office:value="9981.7" calcext:value-type="float">
            <text:p>9,981.70</text:p>
          </table:table-cell>
          <table:table-cell office:value-type="string" calcext:value-type="string">
            <text:p>4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é</text:p>
          </table:table-cell>
          <table:table-cell office:value-type="string" calcext:value-type="string">
            <text:p>Taiwan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20] &amp; &quot;,  “city”: “&quot;&amp; [.B20] &amp;&quot;”, “country”: “&quot;&amp; [.C20] &amp;&quot;”, “arrivals_mm”: “&quot;&amp; [.D20] &amp;&quot;”, “growth_perc_year”: &quot;&amp; [.E20] &amp;&quot;, “rank_movement_2018_2019”: &quot;&amp; [.F20] &amp;&quot;, “city_pt_br”: “&quot;&amp; [.G20] &amp;&quot;”, “country_pt_br”: “&quot;&amp; [.H20] &amp;&quot;”, “continent_id”: &quot;&amp; [.I20] &amp;&quot;}&quot; &amp; IF([.A20]=MAX([.$A$2:.$A$1048576]);&quot;&quot;;&quot;,&quot;)" office:value-type="string" office:string-value="{   “ranking”: 19,  “city”: “Taipei”, “country”: “Taiwan”, “arrivals_mm”: “9981,7”, “growth_perc_year”: 4.0, “rank_movement_2018_2019”: 0, “city_pt_br”: “Taipé”, “country_pt_br”: “Taiwan”, “continent_id”: 2}," calcext:value-type="string">
            <text:p>{ <text:s text:c="2"/>“ranking”: 19, <text:s/>“city”: “Taipei”, “country”: “Taiwan”, “arrivals_mm”: “9981,7”, “growth_perc_year”: 4.0, “rank_movement_2018_2019”: 0, “city_pt_br”: “Taipé”, “country_pt_br”: “Taiwan”, “continent_id”: 2}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attaya</text:p>
          </table:table-cell>
          <table:table-cell office:value-type="string" calcext:value-type="string">
            <text:p>Thailand</text:p>
          </table:table-cell>
          <table:table-cell office:value-type="float" office:value="9951.9" calcext:value-type="float">
            <text:p>9,951.90</text:p>
          </table:table-cell>
          <table:table-cell office:value-type="string" calcext:value-type="string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taya</text:p>
          </table:table-cell>
          <table:table-cell office:value-type="string" calcext:value-type="string">
            <text:p>Tailând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21] &amp; &quot;,  “city”: “&quot;&amp; [.B21] &amp;&quot;”, “country”: “&quot;&amp; [.C21] &amp;&quot;”, “arrivals_mm”: “&quot;&amp; [.D21] &amp;&quot;”, “growth_perc_year”: &quot;&amp; [.E21] &amp;&quot;, “rank_movement_2018_2019”: &quot;&amp; [.F21] &amp;&quot;, “city_pt_br”: “&quot;&amp; [.G21] &amp;&quot;”, “country_pt_br”: “&quot;&amp; [.H21] &amp;&quot;”, “continent_id”: &quot;&amp; [.I21] &amp;&quot;}&quot; &amp; IF([.A21]=MAX([.$A$2:.$A$1048576]);&quot;&quot;;&quot;,&quot;)" office:value-type="string" office:string-value="{   “ranking”: 20,  “city”: “Pattaya”, “country”: “Thailand”, “arrivals_mm”: “9951,9”, “growth_perc_year”: 3.6, “rank_movement_2018_2019”: 2, “city_pt_br”: “Pattaya”, “country_pt_br”: “Tailândia”, “continent_id”: 2}," calcext:value-type="string">
            <text:p>{ <text:s text:c="2"/>“ranking”: 20, <text:s/>“city”: “Pattaya”, “country”: “Thailand”, “arrivals_mm”: “9951,9”, “growth_perc_year”: 3.6, “rank_movement_2018_2019”: 2, “city_pt_br”: “Pattaya”, “country_pt_br”: “Tailândia”, “continent_id”: 2}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ecca</text:p>
          </table:table-cell>
          <table:table-cell office:value-type="string" calcext:value-type="string">
            <text:p>Saudi Arabia</text:p>
          </table:table-cell>
          <table:table-cell office:value-type="float" office:value="9833" calcext:value-type="float">
            <text:p>9,833.00</text:p>
          </table:table-cell>
          <table:table-cell office:value-type="string" calcext:value-type="string">
            <text:p>2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Arábia Saudit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22] &amp; &quot;,  “city”: “&quot;&amp; [.B22] &amp;&quot;”, “country”: “&quot;&amp; [.C22] &amp;&quot;”, “arrivals_mm”: “&quot;&amp; [.D22] &amp;&quot;”, “growth_perc_year”: &quot;&amp; [.E22] &amp;&quot;, “rank_movement_2018_2019”: &quot;&amp; [.F22] &amp;&quot;, “city_pt_br”: “&quot;&amp; [.G22] &amp;&quot;”, “country_pt_br”: “&quot;&amp; [.H22] &amp;&quot;”, “continent_id”: &quot;&amp; [.I22] &amp;&quot;}&quot; &amp; IF([.A22]=MAX([.$A$2:.$A$1048576]);&quot;&quot;;&quot;,&quot;)" office:value-type="string" office:string-value="{   “ranking”: 21,  “city”: “Mecca”, “country”: “Saudi Arabia”, “arrivals_mm”: “9833”, “growth_perc_year”: 2.8, “rank_movement_2018_2019”: 1, “city_pt_br”: “Meca”, “country_pt_br”: “Arábia Saudita”, “continent_id”: 2}," calcext:value-type="string">
            <text:p>{ <text:s text:c="2"/>“ranking”: 21, <text:s/>“city”: “Mecca”, “country”: “Saudi Arabia”, “arrivals_mm”: “9833”, “growth_perc_year”: 2.8, “rank_movement_2018_2019”: 1, “city_pt_br”: “Meca”, “country_pt_br”: “Arábia Saudita”, “continent_id”: 2}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ech Republic</text:p>
          </table:table-cell>
          <table:table-cell office:value-type="float" office:value="9150.9" calcext:value-type="float">
            <text:p>9,150.90</text:p>
          </table:table-cell>
          <table:table-cell office:value-type="string" calcext:value-type="string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República Chec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23] &amp; &quot;,  “city”: “&quot;&amp; [.B23] &amp;&quot;”, “country”: “&quot;&amp; [.C23] &amp;&quot;”, “arrivals_mm”: “&quot;&amp; [.D23] &amp;&quot;”, “growth_perc_year”: &quot;&amp; [.E23] &amp;&quot;, “rank_movement_2018_2019”: &quot;&amp; [.F23] &amp;&quot;, “city_pt_br”: “&quot;&amp; [.G23] &amp;&quot;”, “country_pt_br”: “&quot;&amp; [.H23] &amp;&quot;”, “continent_id”: &quot;&amp; [.I23] &amp;&quot;}&quot; &amp; IF([.A23]=MAX([.$A$2:.$A$1048576]);&quot;&quot;;&quot;,&quot;)" office:value-type="string" office:string-value="{   “ranking”: 22,  “city”: “Prague”, “country”: “Czech Republic”, “arrivals_mm”: “9150,9”, “growth_perc_year”: 2.3, “rank_movement_2018_2019”: 0, “city_pt_br”: “Praga”, “country_pt_br”: “República Checa”, “continent_id”: 1}," calcext:value-type="string">
            <text:p>{ <text:s text:c="2"/>“ranking”: 22, <text:s/>“city”: “Prague”, “country”: “Czech Republic”, “arrivals_mm”: “9150,9”, “growth_perc_year”: 2.3, “rank_movement_2018_2019”: 0, “city_pt_br”: “Praga”, “country_pt_br”: “República Checa”, “continent_id”: 1}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South Korea</text:p>
          </table:table-cell>
          <table:table-cell office:value-type="float" office:value="9105.9" calcext:value-type="float">
            <text:p>9,105.90</text:p>
          </table:table-cell>
          <table:table-cell office:value-type="string" calcext:value-type="string">
            <text:p>8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Coreia do Sul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24] &amp; &quot;,  “city”: “&quot;&amp; [.B24] &amp;&quot;”, “country”: “&quot;&amp; [.C24] &amp;&quot;”, “arrivals_mm”: “&quot;&amp; [.D24] &amp;&quot;”, “growth_perc_year”: &quot;&amp; [.E24] &amp;&quot;, “rank_movement_2018_2019”: &quot;&amp; [.F24] &amp;&quot;, “city_pt_br”: “&quot;&amp; [.G24] &amp;&quot;”, “country_pt_br”: “&quot;&amp; [.H24] &amp;&quot;”, “continent_id”: &quot;&amp; [.I24] &amp;&quot;}&quot; &amp; IF([.A24]=MAX([.$A$2:.$A$1048576]);&quot;&quot;;&quot;,&quot;)" office:value-type="string" office:string-value="{   “ranking”: 23,  “city”: “Seoul”, “country”: “South Korea”, “arrivals_mm”: “9105,9”, “growth_perc_year”: 8.0, “rank_movement_2018_2019”: 1, “city_pt_br”: “Seul”, “country_pt_br”: “Coreia do Sul”, “continent_id”: 2}," calcext:value-type="string">
            <text:p>{ <text:s text:c="2"/>“ranking”: 23, <text:s/>“city”: “Seoul”, “country”: “South Korea”, “arrivals_mm”: “9105,9”, “growth_perc_year”: 8.0, “rank_movement_2018_2019”: 1, “city_pt_br”: “Seul”, “country_pt_br”: “Coreia do Sul”, “continent_id”: 2}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China</text:p>
          </table:table-cell>
          <table:table-cell office:value-type="float" office:value="9006.3" calcext:value-type="float">
            <text:p>9,006.30</text:p>
          </table:table-cell>
          <table:table-cell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25] &amp; &quot;,  “city”: “&quot;&amp; [.B25] &amp;&quot;”, “country”: “&quot;&amp; [.C25] &amp;&quot;”, “arrivals_mm”: “&quot;&amp; [.D25] &amp;&quot;”, “growth_perc_year”: &quot;&amp; [.E25] &amp;&quot;, “rank_movement_2018_2019”: &quot;&amp; [.F25] &amp;&quot;, “city_pt_br”: “&quot;&amp; [.G25] &amp;&quot;”, “country_pt_br”: “&quot;&amp; [.H25] &amp;&quot;”, “continent_id”: &quot;&amp; [.I25] &amp;&quot;}&quot; &amp; IF([.A25]=MAX([.$A$2:.$A$1048576]);&quot;&quot;;&quot;,&quot;)" office:value-type="string" office:string-value="{   “ranking”: 24,  “city”: “Guangzhou”, “country”: “China”, “arrivals_mm”: “9006,3”, “growth_perc_year”: 0.0, “rank_movement_2018_2019”: 3, “city_pt_br”: “Guangzhou”, “country_pt_br”: “China”, “continent_id”: 2}," calcext:value-type="string">
            <text:p>{ <text:s text:c="2"/>“ranking”: 24, <text:s/>“city”: “Guangzhou”, “country”: “China”, “arrivals_mm”: “9006,3”, “growth_perc_year”: 0.0, “rank_movement_2018_2019”: 3, “city_pt_br”: “Guangzhou”, “country_pt_br”: “China”, “continent_id”: 2}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Japan</text:p>
          </table:table-cell>
          <table:table-cell office:value-type="float" office:value="8998.9" calcext:value-type="float">
            <text:p>8,998.90</text:p>
          </table:table-cell>
          <table:table-cell office:value-type="string" calcext:value-type="string">
            <text:p>1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Japão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26] &amp; &quot;,  “city”: “&quot;&amp; [.B26] &amp;&quot;”, “country”: “&quot;&amp; [.C26] &amp;&quot;”, “arrivals_mm”: “&quot;&amp; [.D26] &amp;&quot;”, “growth_perc_year”: &quot;&amp; [.E26] &amp;&quot;, “rank_movement_2018_2019”: &quot;&amp; [.F26] &amp;&quot;, “city_pt_br”: “&quot;&amp; [.G26] &amp;&quot;”, “country_pt_br”: “&quot;&amp; [.H26] &amp;&quot;”, “continent_id”: &quot;&amp; [.I26] &amp;&quot;}&quot; &amp; IF([.A26]=MAX([.$A$2:.$A$1048576]);&quot;&quot;;&quot;,&quot;)" office:value-type="string" office:string-value="{   “ranking”: 25,  “city”: “Osaka”, “country”: “Japan”, “arrivals_mm”: “8998,9”, “growth_perc_year”: 14.5, “rank_movement_2018_2019”: 3, “city_pt_br”: “Osaka”, “country_pt_br”: “Japão”, “continent_id”: 2}," calcext:value-type="string">
            <text:p>{ <text:s text:c="2"/>“ranking”: 25, <text:s/>“city”: “Osaka”, “country”: “Japan”, “arrivals_mm”: “8998,9”, “growth_perc_year”: 14.5, “rank_movement_2018_2019”: 3, “city_pt_br”: “Osaka”, “country_pt_br”: “Japão”, “continent_id”: 2}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etherlands</text:p>
          </table:table-cell>
          <table:table-cell office:value-type="float" office:value="8835.4" calcext:value-type="float">
            <text:p>8,835.40</text:p>
          </table:table-cell>
          <table:table-cell office:value-type="string" calcext:value-type="string">
            <text:p>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Países Baixos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27] &amp; &quot;,  “city”: “&quot;&amp; [.B27] &amp;&quot;”, “country”: “&quot;&amp; [.C27] &amp;&quot;”, “arrivals_mm”: “&quot;&amp; [.D27] &amp;&quot;”, “growth_perc_year”: &quot;&amp; [.E27] &amp;&quot;, “rank_movement_2018_2019”: &quot;&amp; [.F27] &amp;&quot;, “city_pt_br”: “&quot;&amp; [.G27] &amp;&quot;”, “country_pt_br”: “&quot;&amp; [.H27] &amp;&quot;”, “continent_id”: &quot;&amp; [.I27] &amp;&quot;}&quot; &amp; IF([.A27]=MAX([.$A$2:.$A$1048576]);&quot;&quot;;&quot;,&quot;)" office:value-type="string" office:string-value="{   “ranking”: 26,  “city”: “Amsterdam”, “country”: “Netherlands”, “arrivals_mm”: “8835,4”, “growth_perc_year”: 5.8, “rank_movement_2018_2019”: 1, “city_pt_br”: “Amsterdam”, “country_pt_br”: “Países Baixos”, “continent_id”: 1}," calcext:value-type="string">
            <text:p>{ <text:s text:c="2"/>“ranking”: 26, <text:s/>“city”: “Amsterdam”, “country”: “Netherlands”, “arrivals_mm”: “8835,4”, “growth_perc_year”: 5.8, “rank_movement_2018_2019”: 1, “city_pt_br”: “Amsterdam”, “country_pt_br”: “Países Baixos”, “continent_id”: 1}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Saudi Arabia</text:p>
          </table:table-cell>
          <table:table-cell office:value-type="float" office:value="8820.7" calcext:value-type="float">
            <text:p>8,820.70</text:p>
          </table:table-cell>
          <table:table-cell office:value-type="string" calcext:value-type="string">
            <text:p>3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Arábia Saudit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28] &amp; &quot;,  “city”: “&quot;&amp; [.B28] &amp;&quot;”, “country”: “&quot;&amp; [.C28] &amp;&quot;”, “arrivals_mm”: “&quot;&amp; [.D28] &amp;&quot;”, “growth_perc_year”: &quot;&amp; [.E28] &amp;&quot;, “rank_movement_2018_2019”: &quot;&amp; [.F28] &amp;&quot;, “city_pt_br”: “&quot;&amp; [.G28] &amp;&quot;”, “country_pt_br”: “&quot;&amp; [.H28] &amp;&quot;”, “continent_id”: &quot;&amp; [.I28] &amp;&quot;}&quot; &amp; IF([.A28]=MAX([.$A$2:.$A$1048576]);&quot;&quot;;&quot;,&quot;)" office:value-type="string" office:string-value="{   “ranking”: 27,  “city”: “Medina”, “country”: “Saudi Arabia”, “arrivals_mm”: “8820,7”, “growth_perc_year”: 3.2, “rank_movement_2018_2019”: 4, “city_pt_br”: “Medina”, “country_pt_br”: “Arábia Saudita”, “continent_id”: 2}," calcext:value-type="string">
            <text:p>{ <text:s text:c="2"/>“ranking”: 27, <text:s/>“city”: “Medina”, “country”: “Saudi Arabia”, “arrivals_mm”: “8820,7”, “growth_perc_year”: 3.2, “rank_movement_2018_2019”: 4, “city_pt_br”: “Medina”, “country_pt_br”: “Arábia Saudita”, “continent_id”: 2}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enpasar</text:p>
          </table:table-cell>
          <table:table-cell office:value-type="string" calcext:value-type="string">
            <text:p>Indonesia</text:p>
          </table:table-cell>
          <table:table-cell office:value-type="float" office:value="8582.8" calcext:value-type="float">
            <text:p>8,582.80</text:p>
          </table:table-cell>
          <table:table-cell office:value-type="string" calcext:value-type="string">
            <text:p>19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pasar</text:p>
          </table:table-cell>
          <table:table-cell office:value-type="string" calcext:value-type="string">
            <text:p>Indonés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29] &amp; &quot;,  “city”: “&quot;&amp; [.B29] &amp;&quot;”, “country”: “&quot;&amp; [.C29] &amp;&quot;”, “arrivals_mm”: “&quot;&amp; [.D29] &amp;&quot;”, “growth_perc_year”: &quot;&amp; [.E29] &amp;&quot;, “rank_movement_2018_2019”: &quot;&amp; [.F29] &amp;&quot;, “city_pt_br”: “&quot;&amp; [.G29] &amp;&quot;”, “country_pt_br”: “&quot;&amp; [.H29] &amp;&quot;”, “continent_id”: &quot;&amp; [.I29] &amp;&quot;}&quot; &amp; IF([.A29]=MAX([.$A$2:.$A$1048576]);&quot;&quot;;&quot;,&quot;)" office:value-type="string" office:string-value="{   “ranking”: 28,  “city”: “Denpasar”, “country”: “Indonesia”, “arrivals_mm”: “8582,8”, “growth_perc_year”: 19.4, “rank_movement_2018_2019”: 4, “city_pt_br”: “Denpasar”, “country_pt_br”: “Indonésia”, “continent_id”: 2}," calcext:value-type="string">
            <text:p>{ <text:s text:c="2"/>“ranking”: 28, <text:s/>“city”: “Denpasar”, “country”: “Indonesia”, “arrivals_mm”: “8582,8”, “growth_perc_year”: 19.4, “rank_movement_2018_2019”: 4, “city_pt_br”: “Denpasar”, “country_pt_br”: “Indonésia”, “continent_id”: 2}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nited States</text:p>
          </table:table-cell>
          <table:table-cell office:value-type="float" office:value="8336.8" calcext:value-type="float">
            <text:p>8,336.80</text:p>
          </table:table-cell>
          <table:table-cell office:value-type="string" calcext:value-type="string">
            <text:p>2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Estados Unidos</text:p>
          </table:table-cell>
          <table:table-cell office:value-type="float" office:value="3" calcext:value-type="float">
            <text:p>3</text:p>
          </table:table-cell>
          <table:table-cell table:formula="of:=&quot;{   “ranking”: &quot;&amp; [.A30] &amp; &quot;,  “city”: “&quot;&amp; [.B30] &amp;&quot;”, “country”: “&quot;&amp; [.C30] &amp;&quot;”, “arrivals_mm”: “&quot;&amp; [.D30] &amp;&quot;”, “growth_perc_year”: &quot;&amp; [.E30] &amp;&quot;, “rank_movement_2018_2019”: &quot;&amp; [.F30] &amp;&quot;, “city_pt_br”: “&quot;&amp; [.G30] &amp;&quot;”, “country_pt_br”: “&quot;&amp; [.H30] &amp;&quot;”, “continent_id”: &quot;&amp; [.I30] &amp;&quot;}&quot; &amp; IF([.A30]=MAX([.$A$2:.$A$1048576]);&quot;&quot;;&quot;,&quot;)" office:value-type="string" office:string-value="{   “ranking”: 29,  “city”: “Miami”, “country”: “United States”, “arrivals_mm”: “8336,8”, “growth_perc_year”: 2.7, “rank_movement_2018_2019”: 2, “city_pt_br”: “Miami”, “country_pt_br”: “Estados Unidos”, “continent_id”: 3}," calcext:value-type="string">
            <text:p>{ <text:s text:c="2"/>“ranking”: 29, <text:s/>“city”: “Miami”, “country”: “United States”, “arrivals_mm”: “8336,8”, “growth_perc_year”: 2.7, “rank_movement_2018_2019”: 2, “city_pt_br”: “Miami”, “country_pt_br”: “Estados Unidos”, “continent_id”: 3}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Ho Chi Minh City</text:p>
          </table:table-cell>
          <table:table-cell office:value-type="string" calcext:value-type="string">
            <text:p>Vietnam</text:p>
          </table:table-cell>
          <table:table-cell office:value-type="float" office:value="8208" calcext:value-type="float">
            <text:p>8,208.00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dade de Ho Chi Minh</text:p>
          </table:table-cell>
          <table:table-cell office:value-type="string" calcext:value-type="string">
            <text:p>Vietnã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31] &amp; &quot;,  “city”: “&quot;&amp; [.B31] &amp;&quot;”, “country”: “&quot;&amp; [.C31] &amp;&quot;”, “arrivals_mm”: “&quot;&amp; [.D31] &amp;&quot;”, “growth_perc_year”: &quot;&amp; [.E31] &amp;&quot;, “rank_movement_2018_2019”: &quot;&amp; [.F31] &amp;&quot;, “city_pt_br”: “&quot;&amp; [.G31] &amp;&quot;”, “country_pt_br”: “&quot;&amp; [.H31] &amp;&quot;”, “continent_id”: &quot;&amp; [.I31] &amp;&quot;}&quot; &amp; IF([.A31]=MAX([.$A$2:.$A$1048576]);&quot;&quot;;&quot;,&quot;)" office:value-type="string" office:string-value="{   “ranking”: 30,  “city”: “Ho Chi Minh City”, “country”: “Vietnam”, “arrivals_mm”: “8208”, “growth_perc_year”: 14.0, “rank_movement_2018_2019”: 1, “city_pt_br”: “Cidade de Ho Chi Minh”, “country_pt_br”: “Vietnã”, “continent_id”: 2}," calcext:value-type="string">
            <text:p>{ <text:s text:c="2"/>“ranking”: 30, <text:s/>“city”: “Ho Chi Minh City”, “country”: “Vietnam”, “arrivals_mm”: “8208”, “growth_perc_year”: 14.0, “rank_movement_2018_2019”: 1, “city_pt_br”: “Cidade de Ho Chi Minh”, “country_pt_br”: “Vietnã”, “continent_id”: 2}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India</text:p>
          </table:table-cell>
          <table:table-cell office:value-type="float" office:value="7930.1" calcext:value-type="float">
            <text:p>7,930.10</text:p>
          </table:table-cell>
          <table:table-cell office:value-type="string" calcext:value-type="string">
            <text:p>23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Índ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32] &amp; &quot;,  “city”: “&quot;&amp; [.B32] &amp;&quot;”, “country”: “&quot;&amp; [.C32] &amp;&quot;”, “arrivals_mm”: “&quot;&amp; [.D32] &amp;&quot;”, “growth_perc_year”: &quot;&amp; [.E32] &amp;&quot;, “rank_movement_2018_2019”: &quot;&amp; [.F32] &amp;&quot;, “city_pt_br”: “&quot;&amp; [.G32] &amp;&quot;”, “country_pt_br”: “&quot;&amp; [.H32] &amp;&quot;”, “continent_id”: &quot;&amp; [.I32] &amp;&quot;}&quot; &amp; IF([.A32]=MAX([.$A$2:.$A$1048576]);&quot;&quot;;&quot;,&quot;)" office:value-type="string" office:string-value="{   “ranking”: 31,  “city”: “Chennai”, “country”: “India”, “arrivals_mm”: “7930,1”, “growth_perc_year”: 23.5, “rank_movement_2018_2019”: 5, “city_pt_br”: “Chennai”, “country_pt_br”: “Índia”, “continent_id”: 2}," calcext:value-type="string">
            <text:p>{ <text:s text:c="2"/>“ranking”: 31, <text:s/>“city”: “Chennai”, “country”: “India”, “arrivals_mm”: “7930,1”, “growth_perc_year”: 23.5, “rank_movement_2018_2019”: 5, “city_pt_br”: “Chennai”, “country_pt_br”: “Índia”, “continent_id”: 2}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</text:p>
          </table:table-cell>
          <table:table-cell office:value-type="float" office:value="7745.5" calcext:value-type="float">
            <text:p>7,745.50</text:p>
          </table:table-cell>
          <table:table-cell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angai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33] &amp; &quot;,  “city”: “&quot;&amp; [.B33] &amp;&quot;”, “country”: “&quot;&amp; [.C33] &amp;&quot;”, “arrivals_mm”: “&quot;&amp; [.D33] &amp;&quot;”, “growth_perc_year”: &quot;&amp; [.E33] &amp;&quot;, “rank_movement_2018_2019”: &quot;&amp; [.F33] &amp;&quot;, “city_pt_br”: “&quot;&amp; [.G33] &amp;&quot;”, “country_pt_br”: “&quot;&amp; [.H33] &amp;&quot;”, “continent_id”: &quot;&amp; [.I33] &amp;&quot;}&quot; &amp; IF([.A33]=MAX([.$A$2:.$A$1048576]);&quot;&quot;;&quot;,&quot;)" office:value-type="string" office:string-value="{   “ranking”: 32,  “city”: “Shanghai”, “country”: “China”, “arrivals_mm”: “7745,5”, “growth_perc_year”: 3.5, “rank_movement_2018_2019”: 2, “city_pt_br”: “Xangai”, “country_pt_br”: “China”, “continent_id”: 2}," calcext:value-type="string">
            <text:p>{ <text:s text:c="2"/>“ranking”: 32, <text:s/>“city”: “Shanghai”, “country”: “China”, “arrivals_mm”: “7745,5”, “growth_perc_year”: 3.5, “rank_movement_2018_2019”: 2, “city_pt_br”: “Xangai”, “country_pt_br”: “China”, “continent_id”: 2}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nited States</text:p>
          </table:table-cell>
          <table:table-cell office:value-type="float" office:value="7725.9" calcext:value-type="float">
            <text:p>7,725.90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Estados Unidos</text:p>
          </table:table-cell>
          <table:table-cell office:value-type="float" office:value="3" calcext:value-type="float">
            <text:p>3</text:p>
          </table:table-cell>
          <table:table-cell table:formula="of:=&quot;{   “ranking”: &quot;&amp; [.A34] &amp; &quot;,  “city”: “&quot;&amp; [.B34] &amp;&quot;”, “country”: “&quot;&amp; [.C34] &amp;&quot;”, “arrivals_mm”: “&quot;&amp; [.D34] &amp;&quot;”, “growth_perc_year”: &quot;&amp; [.E34] &amp;&quot;, “rank_movement_2018_2019”: &quot;&amp; [.F34] &amp;&quot;, “city_pt_br”: “&quot;&amp; [.G34] &amp;&quot;”, “country_pt_br”: “&quot;&amp; [.H34] &amp;&quot;”, “continent_id”: &quot;&amp; [.I34] &amp;&quot;}&quot; &amp; IF([.A34]=MAX([.$A$2:.$A$1048576]);&quot;&quot;;&quot;,&quot;)" office:value-type="string" office:string-value="{   “ranking”: 33,  “city”: “Los Angeles”, “country”: “United States”, “arrivals_mm”: “7725,9”, “growth_perc_year”: 3.0, “rank_movement_2018_2019”: 4, “city_pt_br”: “Los Angeles”, “country_pt_br”: “Estados Unidos”, “continent_id”: 3}," calcext:value-type="string">
            <text:p>{ <text:s text:c="2"/>“ranking”: 33, <text:s/>“city”: “Los Angeles”, “country”: “United States”, “arrivals_mm”: “7725,9”, “growth_perc_year”: 3.0, “rank_movement_2018_2019”: 4, “city_pt_br”: “Los Angeles”, “country_pt_br”: “Estados Unidos”, “continent_id”: 3}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India</text:p>
          </table:table-cell>
          <table:table-cell office:value-type="float" office:value="7562.9" calcext:value-type="float">
            <text:p>7,562.90</text:p>
          </table:table-cell>
          <table:table-cell office:value-type="string" calcext:value-type="string">
            <text:p>1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Índ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35] &amp; &quot;,  “city”: “&quot;&amp; [.B35] &amp;&quot;”, “country”: “&quot;&amp; [.C35] &amp;&quot;”, “arrivals_mm”: “&quot;&amp; [.D35] &amp;&quot;”, “growth_perc_year”: &quot;&amp; [.E35] &amp;&quot;, “rank_movement_2018_2019”: &quot;&amp; [.F35] &amp;&quot;, “city_pt_br”: “&quot;&amp; [.G35] &amp;&quot;”, “country_pt_br”: “&quot;&amp; [.H35] &amp;&quot;”, “continent_id”: &quot;&amp; [.I35] &amp;&quot;}&quot; &amp; IF([.A35]=MAX([.$A$2:.$A$1048576]);&quot;&quot;;&quot;,&quot;)" office:value-type="string" office:string-value="{   “ranking”: 34,  “city”: “Jaipur”, “country”: “India”, “arrivals_mm”: “7562,9”, “growth_perc_year”: 18.5, “rank_movement_2018_2019”: 5, “city_pt_br”: “Jaipur”, “country_pt_br”: “Índia”, “continent_id”: 2}," calcext:value-type="string">
            <text:p>{ <text:s text:c="2"/>“ranking”: 34, <text:s/>“city”: “Jaipur”, “country”: “India”, “arrivals_mm”: “7562,9”, “growth_perc_year”: 18.5, “rank_movement_2018_2019”: 5, “city_pt_br”: “Jaipur”, “country_pt_br”: “Índia”, “continent_id”: 2}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Johor Bahru</text:p>
          </table:table-cell>
          <table:table-cell office:value-type="string" calcext:value-type="string">
            <text:p>Malaysia</text:p>
          </table:table-cell>
          <table:table-cell office:value-type="float" office:value="7227.4" calcext:value-type="float">
            <text:p>7,227.40</text:p>
          </table:table-cell>
          <table:table-cell office:value-type="string" calcext:value-type="string">
            <text:p>13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or Bahru</text:p>
          </table:table-cell>
          <table:table-cell office:value-type="string" calcext:value-type="string">
            <text:p>Malás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36] &amp; &quot;,  “city”: “&quot;&amp; [.B36] &amp;&quot;”, “country”: “&quot;&amp; [.C36] &amp;&quot;”, “arrivals_mm”: “&quot;&amp; [.D36] &amp;&quot;”, “growth_perc_year”: &quot;&amp; [.E36] &amp;&quot;, “rank_movement_2018_2019”: &quot;&amp; [.F36] &amp;&quot;, “city_pt_br”: “&quot;&amp; [.G36] &amp;&quot;”, “country_pt_br”: “&quot;&amp; [.H36] &amp;&quot;”, “continent_id”: &quot;&amp; [.I36] &amp;&quot;}&quot; &amp; IF([.A36]=MAX([.$A$2:.$A$1048576]);&quot;&quot;;&quot;,&quot;)" office:value-type="string" office:string-value="{   “ranking”: 35,  “city”: “Johor Bahru”, “country”: “Malaysia”, “arrivals_mm”: “7227,4”, “growth_perc_year”: 13.0, “rank_movement_2018_2019”: 3, “city_pt_br”: “Johor Bahru”, “country_pt_br”: “Malásia”, “continent_id”: 2}," calcext:value-type="string">
            <text:p>{ <text:s text:c="2"/>“ranking”: 35, <text:s/>“city”: “Johor Bahru”, “country”: “Malaysia”, “arrivals_mm”: “7227,4”, “growth_perc_year”: 13.0, “rank_movement_2018_2019”: 3, “city_pt_br”: “Johor Bahru”, “country_pt_br”: “Malásia”, “continent_id”: 2}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Spain</text:p>
          </table:table-cell>
          <table:table-cell office:value-type="float" office:value="7016.6" calcext:value-type="float">
            <text:p>7,016.60</text:p>
          </table:table-cell>
          <table:table-cell office:value-type="string" calcext:value-type="string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nh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37] &amp; &quot;,  “city”: “&quot;&amp; [.B37] &amp;&quot;”, “country”: “&quot;&amp; [.C37] &amp;&quot;”, “arrivals_mm”: “&quot;&amp; [.D37] &amp;&quot;”, “growth_perc_year”: &quot;&amp; [.E37] &amp;&quot;, “rank_movement_2018_2019”: &quot;&amp; [.F37] &amp;&quot;, “city_pt_br”: “&quot;&amp; [.G37] &amp;&quot;”, “country_pt_br”: “&quot;&amp; [.H37] &amp;&quot;”, “continent_id”: &quot;&amp; [.I37] &amp;&quot;}&quot; &amp; IF([.A37]=MAX([.$A$2:.$A$1048576]);&quot;&quot;;&quot;,&quot;)" office:value-type="string" office:string-value="{   “ranking”: 36,  “city”: “Barcelona”, “country”: “Spain”, “arrivals_mm”: “7016,6”, “growth_perc_year”: 4.5, “rank_movement_2018_2019”: 3, “city_pt_br”: “Barcelona”, “country_pt_br”: “Espanha”, “continent_id”: 2}," calcext:value-type="string">
            <text:p>{ <text:s text:c="2"/>“ranking”: 36, <text:s/>“city”: “Barcelona”, “country”: “Spain”, “arrivals_mm”: “7016,6”, “growth_perc_year”: 4.5, “rank_movement_2018_2019”: 3, “city_pt_br”: “Barcelona”, “country_pt_br”: “Espanha”, “continent_id”: 2}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Egypt</text:p>
          </table:table-cell>
          <table:table-cell office:value-type="float" office:value="6808.3" calcext:value-type="float">
            <text:p>6,808.30</text:p>
          </table:table-cell>
          <table:table-cell office:value-type="string" calcext:value-type="string">
            <text:p>18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Egito</text:p>
          </table:table-cell>
          <table:table-cell office:value-type="float" office:value="5" calcext:value-type="float">
            <text:p>5</text:p>
          </table:table-cell>
          <table:table-cell table:formula="of:=&quot;{   “ranking”: &quot;&amp; [.A38] &amp; &quot;,  “city”: “&quot;&amp; [.B38] &amp;&quot;”, “country”: “&quot;&amp; [.C38] &amp;&quot;”, “arrivals_mm”: “&quot;&amp; [.D38] &amp;&quot;”, “growth_perc_year”: &quot;&amp; [.E38] &amp;&quot;, “rank_movement_2018_2019”: &quot;&amp; [.F38] &amp;&quot;, “city_pt_br”: “&quot;&amp; [.G38] &amp;&quot;”, “country_pt_br”: “&quot;&amp; [.H38] &amp;&quot;”, “continent_id”: &quot;&amp; [.I38] &amp;&quot;}&quot; &amp; IF([.A38]=MAX([.$A$2:.$A$1048576]);&quot;&quot;;&quot;,&quot;)" office:value-type="string" office:string-value="{   “ranking”: 37,  “city”: “Cairo”, “country”: “Egypt”, “arrivals_mm”: “6808,3”, “growth_perc_year”: 18.3, “rank_movement_2018_2019”: 5, “city_pt_br”: “Cairo”, “country_pt_br”: “Egito”, “continent_id”: 5}," calcext:value-type="string">
            <text:p>{ <text:s text:c="2"/>“ranking”: 37, <text:s/>“city”: “Cairo”, “country”: “Egypt”, “arrivals_mm”: “6808,3”, “growth_perc_year”: 18.3, “rank_movement_2018_2019”: 5, “city_pt_br”: “Cairo”, “country_pt_br”: “Egito”, “continent_id”: 5}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United States</text:p>
          </table:table-cell>
          <table:table-cell office:value-type="float" office:value="6639.3" calcext:value-type="float">
            <text:p>6,639.30</text:p>
          </table:table-cell>
          <table:table-cell office:value-type="string" calcext:value-type="string">
            <text:p>0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Estados Unidos</text:p>
          </table:table-cell>
          <table:table-cell office:value-type="float" office:value="3" calcext:value-type="float">
            <text:p>3</text:p>
          </table:table-cell>
          <table:table-cell table:formula="of:=&quot;{   “ranking”: &quot;&amp; [.A39] &amp; &quot;,  “city”: “&quot;&amp; [.B39] &amp;&quot;”, “country”: “&quot;&amp; [.C39] &amp;&quot;”, “arrivals_mm”: “&quot;&amp; [.D39] &amp;&quot;”, “growth_perc_year”: &quot;&amp; [.E39] &amp;&quot;, “rank_movement_2018_2019”: &quot;&amp; [.F39] &amp;&quot;, “city_pt_br”: “&quot;&amp; [.G39] &amp;&quot;”, “country_pt_br”: “&quot;&amp; [.H39] &amp;&quot;”, “continent_id”: &quot;&amp; [.I39] &amp;&quot;}&quot; &amp; IF([.A39]=MAX([.$A$2:.$A$1048576]);&quot;&quot;;&quot;,&quot;)" office:value-type="string" office:string-value="{   “ranking”: 38,  “city”: “Las Vegas”, “country”: “United States”, “arrivals_mm”: “6639,3”, “growth_perc_year”: 0.7, “rank_movement_2018_2019”: 4, “city_pt_br”: “Las Vegas”, “country_pt_br”: “Estados Unidos”, “continent_id”: 3}," calcext:value-type="string">
            <text:p>{ <text:s text:c="2"/>“ranking”: 38, <text:s/>“city”: “Las Vegas”, “country”: “United States”, “arrivals_mm”: “6639,3”, “growth_perc_year”: 0.7, “rank_movement_2018_2019”: 4, “city_pt_br”: “Las Vegas”, “country_pt_br”: “Estados Unidos”, “continent_id”: 3},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Austria</text:p>
          </table:table-cell>
          <table:table-cell office:value-type="float" office:value="6634.7" calcext:value-type="float">
            <text:p>6,634.70</text:p>
          </table:table-cell>
          <table:table-cell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ena</text:p>
          </table:table-cell>
          <table:table-cell office:value-type="string" calcext:value-type="string">
            <text:p>Áustr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40] &amp; &quot;,  “city”: “&quot;&amp; [.B40] &amp;&quot;”, “country”: “&quot;&amp; [.C40] &amp;&quot;”, “arrivals_mm”: “&quot;&amp; [.D40] &amp;&quot;”, “growth_perc_year”: &quot;&amp; [.E40] &amp;&quot;, “rank_movement_2018_2019”: &quot;&amp; [.F40] &amp;&quot;, “city_pt_br”: “&quot;&amp; [.G40] &amp;&quot;”, “country_pt_br”: “&quot;&amp; [.H40] &amp;&quot;”, “continent_id”: &quot;&amp; [.I40] &amp;&quot;}&quot; &amp; IF([.A40]=MAX([.$A$2:.$A$1048576]);&quot;&quot;;&quot;,&quot;)" office:value-type="string" office:string-value="{   “ranking”: 39,  “city”: “Vienna”, “country”: “Austria”, “arrivals_mm”: “6634,7”, “growth_perc_year”: 3.5, “rank_movement_2018_2019”: 2, “city_pt_br”: “Viena”, “country_pt_br”: “Áustria”, “continent_id”: 2}," calcext:value-type="string">
            <text:p>{ <text:s text:c="2"/>“ranking”: 39, <text:s/>“city”: “Vienna”, “country”: “Austria”, “arrivals_mm”: “6634,7”, “growth_perc_year”: 3.5, “rank_movement_2018_2019”: 2, “city_pt_br”: “Viena”, “country_pt_br”: “Áustria”, “continent_id”: 2}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taly</text:p>
          </table:table-cell>
          <table:table-cell office:value-type="float" office:value="6604.4" calcext:value-type="float">
            <text:p>6,604.40</text:p>
          </table:table-cell>
          <table:table-cell office:value-type="string" calcext:value-type="string">
            <text:p>1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ão</text:p>
          </table:table-cell>
          <table:table-cell office:value-type="string" calcext:value-type="string">
            <text:p>Itáli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41] &amp; &quot;,  “city”: “&quot;&amp; [.B41] &amp;&quot;”, “country”: “&quot;&amp; [.C41] &amp;&quot;”, “arrivals_mm”: “&quot;&amp; [.D41] &amp;&quot;”, “growth_perc_year”: &quot;&amp; [.E41] &amp;&quot;, “rank_movement_2018_2019”: &quot;&amp; [.F41] &amp;&quot;, “city_pt_br”: “&quot;&amp; [.G41] &amp;&quot;”, “country_pt_br”: “&quot;&amp; [.H41] &amp;&quot;”, “continent_id”: &quot;&amp; [.I41] &amp;&quot;}&quot; &amp; IF([.A41]=MAX([.$A$2:.$A$1048576]);&quot;&quot;;&quot;,&quot;)" office:value-type="string" office:string-value="{   “ranking”: 40,  “city”: “Milan”, “country”: “Italy”, “arrivals_mm”: “6604,4”, “growth_perc_year”: 1.9, “rank_movement_2018_2019”: 5, “city_pt_br”: “Milão”, “country_pt_br”: “Itália”, “continent_id”: 1}," calcext:value-type="string">
            <text:p>{ <text:s text:c="2"/>“ranking”: 40, <text:s/>“city”: “Milan”, “country”: “Italy”, “arrivals_mm”: “6604,4”, “growth_perc_year”: 1.9, “rank_movement_2018_2019”: 5, “city_pt_br”: “Milão”, “country_pt_br”: “Itália”, “continent_id”: 1}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reece</text:p>
          </table:table-cell>
          <table:table-cell office:value-type="float" office:value="6301.3" calcext:value-type="float">
            <text:p>6,301.30</text:p>
          </table:table-cell>
          <table:table-cell office:value-type="string" calcext:value-type="string">
            <text:p>1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enas</text:p>
          </table:table-cell>
          <table:table-cell office:value-type="string" calcext:value-type="string">
            <text:p>Gréc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42] &amp; &quot;,  “city”: “&quot;&amp; [.B42] &amp;&quot;”, “country”: “&quot;&amp; [.C42] &amp;&quot;”, “arrivals_mm”: “&quot;&amp; [.D42] &amp;&quot;”, “growth_perc_year”: &quot;&amp; [.E42] &amp;&quot;, “rank_movement_2018_2019”: &quot;&amp; [.F42] &amp;&quot;, “city_pt_br”: “&quot;&amp; [.G42] &amp;&quot;”, “country_pt_br”: “&quot;&amp; [.H42] &amp;&quot;”, “continent_id”: &quot;&amp; [.I42] &amp;&quot;}&quot; &amp; IF([.A42]=MAX([.$A$2:.$A$1048576]);&quot;&quot;;&quot;,&quot;)" office:value-type="string" office:string-value="{   “ranking”: 41,  “city”: “Athens”, “country”: “Greece”, “arrivals_mm”: “6301,3”, “growth_perc_year”: 10.0, “rank_movement_2018_2019”: 2, “city_pt_br”: “Atenas”, “country_pt_br”: “Grécia”, “continent_id”: 2}," calcext:value-type="string">
            <text:p>{ <text:s text:c="2"/>“ranking”: 41, <text:s/>“city”: “Athens”, “country”: “Greece”, “arrivals_mm”: “6301,3”, “growth_perc_year”: 10.0, “rank_movement_2018_2019”: 2, “city_pt_br”: “Atenas”, “country_pt_br”: “Grécia”, “continent_id”: 2}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Ha Long</text:p>
          </table:table-cell>
          <table:table-cell office:value-type="string" calcext:value-type="string">
            <text:p>Vietnam</text:p>
          </table:table-cell>
          <table:table-cell office:value-type="float" office:value="6247.9" calcext:value-type="float">
            <text:p>6,247.90</text:p>
          </table:table-cell>
          <table:table-cell office:value-type="string" calcext:value-type="string">
            <text:p>18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 Long</text:p>
          </table:table-cell>
          <table:table-cell office:value-type="string" calcext:value-type="string">
            <text:p>Vietnã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43] &amp; &quot;,  “city”: “&quot;&amp; [.B43] &amp;&quot;”, “country”: “&quot;&amp; [.C43] &amp;&quot;”, “arrivals_mm”: “&quot;&amp; [.D43] &amp;&quot;”, “growth_perc_year”: &quot;&amp; [.E43] &amp;&quot;, “rank_movement_2018_2019”: &quot;&amp; [.F43] &amp;&quot;, “city_pt_br”: “&quot;&amp; [.G43] &amp;&quot;”, “country_pt_br”: “&quot;&amp; [.H43] &amp;&quot;”, “continent_id”: &quot;&amp; [.I43] &amp;&quot;}&quot; &amp; IF([.A43]=MAX([.$A$2:.$A$1048576]);&quot;&quot;;&quot;,&quot;)" office:value-type="string" office:string-value="{   “ranking”: 42,  “city”: “Ha Long”, “country”: “Vietnam”, “arrivals_mm”: “6247,9”, “growth_perc_year”: 18.0, “rank_movement_2018_2019”: 6, “city_pt_br”: “Ha Long”, “country_pt_br”: “Vietnã”, “continent_id”: 2}," calcext:value-type="string">
            <text:p>{ <text:s text:c="2"/>“ranking”: 42, <text:s/>“city”: “Ha Long”, “country”: “Vietnam”, “arrivals_mm”: “6247,9”, “growth_perc_year”: 18.0, “rank_movement_2018_2019”: 6, “city_pt_br”: “Ha Long”, “country_pt_br”: “Vietnã”, “continent_id”: 2}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ermany</text:p>
          </table:table-cell>
          <table:table-cell office:value-type="float" office:value="6195.8" calcext:value-type="float">
            <text:p>6,195.80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lim</text:p>
          </table:table-cell>
          <table:table-cell office:value-type="string" calcext:value-type="string">
            <text:p>Alemanh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44] &amp; &quot;,  “city”: “&quot;&amp; [.B44] &amp;&quot;”, “country”: “&quot;&amp; [.C44] &amp;&quot;”, “arrivals_mm”: “&quot;&amp; [.D44] &amp;&quot;”, “growth_perc_year”: &quot;&amp; [.E44] &amp;&quot;, “rank_movement_2018_2019”: &quot;&amp; [.F44] &amp;&quot;, “city_pt_br”: “&quot;&amp; [.G44] &amp;&quot;”, “country_pt_br”: “&quot;&amp; [.H44] &amp;&quot;”, “continent_id”: &quot;&amp; [.I44] &amp;&quot;}&quot; &amp; IF([.A44]=MAX([.$A$2:.$A$1048576]);&quot;&quot;;&quot;,&quot;)" office:value-type="string" office:string-value="{   “ranking”: 43,  “city”: “Berlin”, “country”: “Germany”, “arrivals_mm”: “6195,8”, “growth_perc_year”: 4.0, “rank_movement_2018_2019”: 2, “city_pt_br”: “Berlim”, “country_pt_br”: “Alemanha”, “continent_id”: 1}," calcext:value-type="string">
            <text:p>{ <text:s text:c="2"/>“ranking”: 43, <text:s/>“city”: “Berlin”, “country”: “Germany”, “arrivals_mm”: “6195,8”, “growth_perc_year”: 4.0, “rank_movement_2018_2019”: 2, “city_pt_br”: “Berlim”, “country_pt_br”: “Alemanha”, “continent_id”: 1}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ancun</text:p>
          </table:table-cell>
          <table:table-cell office:value-type="string" calcext:value-type="string">
            <text:p>Mexico</text:p>
          </table:table-cell>
          <table:table-cell office:value-type="float" office:value="6150" calcext:value-type="float">
            <text:p>6,150.00</text:p>
          </table:table-cell>
          <table:table-cell office:value-type="string" calcext:value-type="string">
            <text:p>1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cún</text:p>
          </table:table-cell>
          <table:table-cell office:value-type="string" calcext:value-type="string">
            <text:p>México</text:p>
          </table:table-cell>
          <table:table-cell office:value-type="float" office:value="3" calcext:value-type="float">
            <text:p>3</text:p>
          </table:table-cell>
          <table:table-cell table:formula="of:=&quot;{   “ranking”: &quot;&amp; [.A45] &amp; &quot;,  “city”: “&quot;&amp; [.B45] &amp;&quot;”, “country”: “&quot;&amp; [.C45] &amp;&quot;”, “arrivals_mm”: “&quot;&amp; [.D45] &amp;&quot;”, “growth_perc_year”: &quot;&amp; [.E45] &amp;&quot;, “rank_movement_2018_2019”: &quot;&amp; [.F45] &amp;&quot;, “city_pt_br”: “&quot;&amp; [.G45] &amp;&quot;”, “country_pt_br”: “&quot;&amp; [.H45] &amp;&quot;”, “continent_id”: &quot;&amp; [.I45] &amp;&quot;}&quot; &amp; IF([.A45]=MAX([.$A$2:.$A$1048576]);&quot;&quot;;&quot;,&quot;)" office:value-type="string" office:string-value="{   “ranking”: 44,  “city”: “Cancun”, “country”: “Mexico”, “arrivals_mm”: “6150”, “growth_perc_year”: 1.8, “rank_movement_2018_2019”: 4, “city_pt_br”: “Cancún”, “country_pt_br”: “México”, “continent_id”: 3}," calcext:value-type="string">
            <text:p>{ <text:s text:c="2"/>“ranking”: 44, <text:s/>“city”: “Cancun”, “country”: “Mexico”, “arrivals_mm”: “6150”, “growth_perc_year”: 1.8, “rank_movement_2018_2019”: 4, “city_pt_br”: “Cancún”, “country_pt_br”: “México”, “continent_id”: 3}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Russia</text:p>
          </table:table-cell>
          <table:table-cell office:value-type="float" office:value="5969" calcext:value-type="float">
            <text:p>5,969.00</text:p>
          </table:table-cell>
          <table:table-cell office:value-type="string" calcext:value-type="string">
            <text:p>8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Rúss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46] &amp; &quot;,  “city”: “&quot;&amp; [.B46] &amp;&quot;”, “country”: “&quot;&amp; [.C46] &amp;&quot;”, “arrivals_mm”: “&quot;&amp; [.D46] &amp;&quot;”, “growth_perc_year”: &quot;&amp; [.E46] &amp;&quot;, “rank_movement_2018_2019”: &quot;&amp; [.F46] &amp;&quot;, “city_pt_br”: “&quot;&amp; [.G46] &amp;&quot;”, “country_pt_br”: “&quot;&amp; [.H46] &amp;&quot;”, “continent_id”: &quot;&amp; [.I46] &amp;&quot;}&quot; &amp; IF([.A46]=MAX([.$A$2:.$A$1048576]);&quot;&quot;;&quot;,&quot;)" office:value-type="string" office:string-value="{   “ranking”: 45,  “city”: “Moscow”, “country”: “Russia”, “arrivals_mm”: “5969”, “growth_perc_year”: 8.3, “rank_movement_2018_2019”: 0, “city_pt_br”: “Moscou”, “country_pt_br”: “Rússia”, “continent_id”: 2}," calcext:value-type="string">
            <text:p>{ <text:s text:c="2"/>“ranking”: 45, <text:s/>“city”: “Moscow”, “country”: “Russia”, “arrivals_mm”: “5969”, “growth_perc_year”: 8.3, “rank_movement_2018_2019”: 0, “city_pt_br”: “Moscou”, “country_pt_br”: “Rússia”, “continent_id”: 2}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United States</text:p>
          </table:table-cell>
          <table:table-cell office:value-type="float" office:value="5725.7" calcext:value-type="float">
            <text:p>5,725.70</text:p>
          </table:table-cell>
          <table:table-cell office:value-type="string" calcext:value-type="string">
            <text:p>3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Estados Unidos</text:p>
          </table:table-cell>
          <table:table-cell office:value-type="float" office:value="3" calcext:value-type="float">
            <text:p>3</text:p>
          </table:table-cell>
          <table:table-cell table:formula="of:=&quot;{   “ranking”: &quot;&amp; [.A47] &amp; &quot;,  “city”: “&quot;&amp; [.B47] &amp;&quot;”, “country”: “&quot;&amp; [.C47] &amp;&quot;”, “arrivals_mm”: “&quot;&amp; [.D47] &amp;&quot;”, “growth_perc_year”: &quot;&amp; [.E47] &amp;&quot;, “rank_movement_2018_2019”: &quot;&amp; [.F47] &amp;&quot;, “city_pt_br”: “&quot;&amp; [.G47] &amp;&quot;”, “country_pt_br”: “&quot;&amp; [.H47] &amp;&quot;”, “continent_id”: &quot;&amp; [.I47] &amp;&quot;}&quot; &amp; IF([.A47]=MAX([.$A$2:.$A$1048576]);&quot;&quot;;&quot;,&quot;)" office:value-type="string" office:string-value="{   “ranking”: 46,  “city”: “Orlando”, “country”: “United States”, “arrivals_mm”: “5725,7”, “growth_perc_year”: 3.1, “rank_movement_2018_2019”: 2, “city_pt_br”: “Orlando”, “country_pt_br”: “Estados Unidos”, “continent_id”: 3}," calcext:value-type="string">
            <text:p>{ <text:s text:c="2"/>“ranking”: 46, <text:s/>“city”: “Orlando”, “country”: “United States”, “arrivals_mm”: “5725,7”, “growth_perc_year”: 3.1, “rank_movement_2018_2019”: 2, “city_pt_br”: “Orlando”, “country_pt_br”: “Estados Unidos”, “continent_id”: 3}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float" office:value="5597.8" calcext:value-type="float">
            <text:p>5,597.80</text:p>
          </table:table-cell>
          <table:table-cell office:value-type="string" calcext:value-type="string">
            <text:p>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nh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48] &amp; &quot;,  “city”: “&quot;&amp; [.B48] &amp;&quot;”, “country”: “&quot;&amp; [.C48] &amp;&quot;”, “arrivals_mm”: “&quot;&amp; [.D48] &amp;&quot;”, “growth_perc_year”: &quot;&amp; [.E48] &amp;&quot;, “rank_movement_2018_2019”: &quot;&amp; [.F48] &amp;&quot;, “city_pt_br”: “&quot;&amp; [.G48] &amp;&quot;”, “country_pt_br”: “&quot;&amp; [.H48] &amp;&quot;”, “continent_id”: &quot;&amp; [.I48] &amp;&quot;}&quot; &amp; IF([.A48]=MAX([.$A$2:.$A$1048576]);&quot;&quot;;&quot;,&quot;)" office:value-type="string" office:string-value="{   “ranking”: 47,  “city”: “Madrid”, “country”: “Spain”, “arrivals_mm”: “5597,8”, “growth_perc_year”: 2.9, “rank_movement_2018_2019”: 0, “city_pt_br”: “Madrid”, “country_pt_br”: “Espanha”, “continent_id”: 2}," calcext:value-type="string">
            <text:p>{ <text:s text:c="2"/>“ranking”: 47, <text:s/>“city”: “Madrid”, “country”: “Spain”, “arrivals_mm”: “5597,8”, “growth_perc_year”: 2.9, “rank_movement_2018_2019”: 0, “city_pt_br”: “Madrid”, “country_pt_br”: “Espanha”, “continent_id”: 2}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Italy</text:p>
          </table:table-cell>
          <table:table-cell office:value-type="float" office:value="5590.5" calcext:value-type="float">
            <text:p>5,590.50</text:p>
          </table:table-cell>
          <table:table-cell office:value-type="string" calcext:value-type="string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eza</text:p>
          </table:table-cell>
          <table:table-cell office:value-type="string" calcext:value-type="string">
            <text:p>Itáli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49] &amp; &quot;,  “city”: “&quot;&amp; [.B49] &amp;&quot;”, “country”: “&quot;&amp; [.C49] &amp;&quot;”, “arrivals_mm”: “&quot;&amp; [.D49] &amp;&quot;”, “growth_perc_year”: &quot;&amp; [.E49] &amp;&quot;, “rank_movement_2018_2019”: &quot;&amp; [.F49] &amp;&quot;, “city_pt_br”: “&quot;&amp; [.G49] &amp;&quot;”, “country_pt_br”: “&quot;&amp; [.H49] &amp;&quot;”, “continent_id”: &quot;&amp; [.I49] &amp;&quot;}&quot; &amp; IF([.A49]=MAX([.$A$2:.$A$1048576]);&quot;&quot;;&quot;,&quot;)" office:value-type="string" office:string-value="{   “ranking”: 48,  “city”: “Venice”, “country”: “Italy”, “arrivals_mm”: “5590,5”, “growth_perc_year”: 1.6, “rank_movement_2018_2019”: 2, “city_pt_br”: “Veneza”, “country_pt_br”: “Itália”, “continent_id”: 1}," calcext:value-type="string">
            <text:p>{ <text:s text:c="2"/>“ranking”: 48, <text:s/>“city”: “Venice”, “country”: “Italy”, “arrivals_mm”: “5590,5”, “growth_perc_year”: 1.6, “rank_movement_2018_2019”: 2, “city_pt_br”: “Veneza”, “country_pt_br”: “Itália”, “continent_id”: 1}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office:value-type="float" office:value="5462.1" calcext:value-type="float">
            <text:p>5,462.10</text:p>
          </table:table-cell>
          <table:table-cell office:value-type="string" calcext:value-type="string">
            <text:p>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50] &amp; &quot;,  “city”: “&quot;&amp; [.B50] &amp;&quot;”, “country”: “&quot;&amp; [.C50] &amp;&quot;”, “arrivals_mm”: “&quot;&amp; [.D50] &amp;&quot;”, “growth_perc_year”: &quot;&amp; [.E50] &amp;&quot;, “rank_movement_2018_2019”: &quot;&amp; [.F50] &amp;&quot;, “city_pt_br”: “&quot;&amp; [.G50] &amp;&quot;”, “country_pt_br”: “&quot;&amp; [.H50] &amp;&quot;”, “continent_id”: &quot;&amp; [.I50] &amp;&quot;}&quot; &amp; IF([.A50]=MAX([.$A$2:.$A$1048576]);&quot;&quot;;&quot;,&quot;)" office:value-type="string" office:string-value="{   “ranking”: 49,  “city”: “Dublin”, “country”: “Ireland”, “arrivals_mm”: “5462,1”, “growth_perc_year”: 4.8, “rank_movement_2018_2019”: 1, “city_pt_br”: “Dublin”, “country_pt_br”: “Irlanda”, “continent_id”: 1}," calcext:value-type="string">
            <text:p>{ <text:s text:c="2"/>“ranking”: 49, <text:s/>“city”: “Dublin”, “country”: “Ireland”, “arrivals_mm”: “5462,1”, “growth_perc_year”: 4.8, “rank_movement_2018_2019”: 1, “city_pt_br”: “Dublin”, “country_pt_br”: “Irlanda”, “continent_id”: 1}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Saudi Arabia</text:p>
          </table:table-cell>
          <table:table-cell office:value-type="float" office:value="5451.9" calcext:value-type="float">
            <text:p>5,451.90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Arábia Saudit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51] &amp; &quot;,  “city”: “&quot;&amp; [.B51] &amp;&quot;”, “country”: “&quot;&amp; [.C51] &amp;&quot;”, “arrivals_mm”: “&quot;&amp; [.D51] &amp;&quot;”, “growth_perc_year”: &quot;&amp; [.E51] &amp;&quot;, “rank_movement_2018_2019”: &quot;&amp; [.F51] &amp;&quot;, “city_pt_br”: “&quot;&amp; [.G51] &amp;&quot;”, “country_pt_br”: “&quot;&amp; [.H51] &amp;&quot;”, “continent_id”: &quot;&amp; [.I51] &amp;&quot;}&quot; &amp; IF([.A51]=MAX([.$A$2:.$A$1048576]);&quot;&quot;;&quot;,&quot;)" office:value-type="string" office:string-value="{   “ranking”: 50,  “city”: “Riyadh”, “country”: “Saudi Arabia”, “arrivals_mm”: “5451,9”, “growth_perc_year”: 3.5, “rank_movement_2018_2019”: 1, “city_pt_br”: “Riade”, “country_pt_br”: “Arábia Saudita”, “continent_id”: 2}," calcext:value-type="string">
            <text:p>{ <text:s text:c="2"/>“ranking”: 50, <text:s/>“city”: “Riyadh”, “country”: “Saudi Arabia”, “arrivals_mm”: “5451,9”, “growth_perc_year”: 3.5, “rank_movement_2018_2019”: 1, “city_pt_br”: “Riade”, “country_pt_br”: “Arábia Saudita”, “continent_id”: 2}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Ha Noi</text:p>
          </table:table-cell>
          <table:table-cell office:value-type="string" calcext:value-type="string">
            <text:p>Vietnam</text:p>
          </table:table-cell>
          <table:table-cell office:value-type="float" office:value="5132.3" calcext:value-type="float">
            <text:p>5,132.30</text:p>
          </table:table-cell>
          <table:table-cell office:value-type="string" calcext:value-type="string">
            <text:p>9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 Noi</text:p>
          </table:table-cell>
          <table:table-cell office:value-type="string" calcext:value-type="string">
            <text:p>Vietnã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52] &amp; &quot;,  “city”: “&quot;&amp; [.B52] &amp;&quot;”, “country”: “&quot;&amp; [.C52] &amp;&quot;”, “arrivals_mm”: “&quot;&amp; [.D52] &amp;&quot;”, “growth_perc_year”: &quot;&amp; [.E52] &amp;&quot;, “rank_movement_2018_2019”: &quot;&amp; [.F52] &amp;&quot;, “city_pt_br”: “&quot;&amp; [.G52] &amp;&quot;”, “country_pt_br”: “&quot;&amp; [.H52] &amp;&quot;”, “continent_id”: &quot;&amp; [.I52] &amp;&quot;}&quot; &amp; IF([.A52]=MAX([.$A$2:.$A$1048576]);&quot;&quot;;&quot;,&quot;)" office:value-type="string" office:string-value="{   “ranking”: 51,  “city”: “Ha Noi”, “country”: “Vietnam”, “arrivals_mm”: “5132,3”, “growth_perc_year”: 9.5, “rank_movement_2018_2019”: 1, “city_pt_br”: “Ha Noi”, “country_pt_br”: “Vietnã”, “continent_id”: 2}," calcext:value-type="string">
            <text:p>{ <text:s text:c="2"/>“ranking”: 51, <text:s/>“city”: “Ha Noi”, “country”: “Vietnam”, “arrivals_mm”: “5132,3”, “growth_perc_year”: 9.5, “rank_movement_2018_2019”: 1, “city_pt_br”: “Ha Noi”, “country_pt_br”: “Vietnã”, “continent_id”: 2}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Italy</text:p>
          </table:table-cell>
          <table:table-cell office:value-type="float" office:value="5125.7" calcext:value-type="float">
            <text:p>5,125.70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nça</text:p>
          </table:table-cell>
          <table:table-cell office:value-type="string" calcext:value-type="string">
            <text:p>Itáli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53] &amp; &quot;,  “city”: “&quot;&amp; [.B53] &amp;&quot;”, “country”: “&quot;&amp; [.C53] &amp;&quot;”, “arrivals_mm”: “&quot;&amp; [.D53] &amp;&quot;”, “growth_perc_year”: &quot;&amp; [.E53] &amp;&quot;, “rank_movement_2018_2019”: &quot;&amp; [.F53] &amp;&quot;, “city_pt_br”: “&quot;&amp; [.G53] &amp;&quot;”, “country_pt_br”: “&quot;&amp; [.H53] &amp;&quot;”, “continent_id”: &quot;&amp; [.I53] &amp;&quot;}&quot; &amp; IF([.A53]=MAX([.$A$2:.$A$1048576]);&quot;&quot;;&quot;,&quot;)" office:value-type="string" office:string-value="{   “ranking”: 52,  “city”: “Florence”, “country”: “Italy”, “arrivals_mm”: “5125,7”, “growth_perc_year”: 1.3, “rank_movement_2018_2019”: 1, “city_pt_br”: “Florença”, “country_pt_br”: “Itália”, “continent_id”: 1}," calcext:value-type="string">
            <text:p>{ <text:s text:c="2"/>“ranking”: 52, <text:s/>“city”: “Florence”, “country”: “Italy”, “arrivals_mm”: “5125,7”, “growth_perc_year”: 1.3, “rank_movement_2018_2019”: 1, “city_pt_br”: “Florença”, “country_pt_br”: “Itália”, “continent_id”: 1}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  <table:table-cell office:value-type="float" office:value="4735.8" calcext:value-type="float">
            <text:p>4,735.80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á</text:p>
          </table:table-cell>
          <table:table-cell office:value-type="float" office:value="3" calcext:value-type="float">
            <text:p>3</text:p>
          </table:table-cell>
          <table:table-cell table:formula="of:=&quot;{   “ranking”: &quot;&amp; [.A54] &amp; &quot;,  “city”: “&quot;&amp; [.B54] &amp;&quot;”, “country”: “&quot;&amp; [.C54] &amp;&quot;”, “arrivals_mm”: “&quot;&amp; [.D54] &amp;&quot;”, “growth_perc_year”: &quot;&amp; [.E54] &amp;&quot;, “rank_movement_2018_2019”: &quot;&amp; [.F54] &amp;&quot;, “city_pt_br”: “&quot;&amp; [.G54] &amp;&quot;”, “country_pt_br”: “&quot;&amp; [.H54] &amp;&quot;”, “continent_id”: &quot;&amp; [.I54] &amp;&quot;}&quot; &amp; IF([.A54]=MAX([.$A$2:.$A$1048576]);&quot;&quot;;&quot;,&quot;)" office:value-type="string" office:string-value="{   “ranking”: 53,  “city”: “Toronto”, “country”: “Canada”, “arrivals_mm”: “4735,8”, “growth_perc_year”: 5.0, “rank_movement_2018_2019”: 0, “city_pt_br”: “Toronto”, “country_pt_br”: “Canadá”, “continent_id”: 3}," calcext:value-type="string">
            <text:p>{ <text:s text:c="2"/>“ranking”: 53, <text:s/>“city”: “Toronto”, “country”: “Canada”, “arrivals_mm”: “4735,8”, “growth_perc_year”: 5.0, “rank_movement_2018_2019”: 0, “city_pt_br”: “Toronto”, “country_pt_br”: “Canadá”, “continent_id”: 3}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ndonesia</text:p>
          </table:table-cell>
          <table:table-cell office:value-type="float" office:value="4703" calcext:value-type="float">
            <text:p>4,703.00</text:p>
          </table:table-cell>
          <table:table-cell office:value-type="string" calcext:value-type="string">
            <text:p>16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carta</text:p>
          </table:table-cell>
          <table:table-cell office:value-type="string" calcext:value-type="string">
            <text:p>Indonés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55] &amp; &quot;,  “city”: “&quot;&amp; [.B55] &amp;&quot;”, “country”: “&quot;&amp; [.C55] &amp;&quot;”, “arrivals_mm”: “&quot;&amp; [.D55] &amp;&quot;”, “growth_perc_year”: &quot;&amp; [.E55] &amp;&quot;, “rank_movement_2018_2019”: &quot;&amp; [.F55] &amp;&quot;, “city_pt_br”: “&quot;&amp; [.G55] &amp;&quot;”, “country_pt_br”: “&quot;&amp; [.H55] &amp;&quot;”, “continent_id”: &quot;&amp; [.I55] &amp;&quot;}&quot; &amp; IF([.A55]=MAX([.$A$2:.$A$1048576]);&quot;&quot;;&quot;,&quot;)" office:value-type="string" office:string-value="{   “ranking”: 54,  “city”: “Jakarta”, “country”: “Indonesia”, “arrivals_mm”: “4703”, “growth_perc_year”: 16.6, “rank_movement_2018_2019”: 3, “city_pt_br”: “Jacarta”, “country_pt_br”: “Indonésia”, “continent_id”: 2}," calcext:value-type="string">
            <text:p>{ <text:s text:c="2"/>“ranking”: 54, <text:s/>“city”: “Jakarta”, “country”: “Indonesia”, “arrivals_mm”: “4703”, “growth_perc_year”: 16.6, “rank_movement_2018_2019”: 3, “city_pt_br”: “Jacarta”, “country_pt_br”: “Indonésia”, “continent_id”: 2}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Israel</text:p>
          </table:table-cell>
          <table:table-cell office:value-type="float" office:value="4467.2" calcext:value-type="float">
            <text:p>4,467.20</text:p>
          </table:table-cell>
          <table:table-cell office:value-type="string" calcext:value-type="string">
            <text:p>13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rusalém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56] &amp; &quot;,  “city”: “&quot;&amp; [.B56] &amp;&quot;”, “country”: “&quot;&amp; [.C56] &amp;&quot;”, “arrivals_mm”: “&quot;&amp; [.D56] &amp;&quot;”, “growth_perc_year”: &quot;&amp; [.E56] &amp;&quot;, “rank_movement_2018_2019”: &quot;&amp; [.F56] &amp;&quot;, “city_pt_br”: “&quot;&amp; [.G56] &amp;&quot;”, “country_pt_br”: “&quot;&amp; [.H56] &amp;&quot;”, “continent_id”: &quot;&amp; [.I56] &amp;&quot;}&quot; &amp; IF([.A56]=MAX([.$A$2:.$A$1048576]);&quot;&quot;;&quot;,&quot;)" office:value-type="string" office:string-value="{   “ranking”: 55,  “city”: “Jerusalem”, “country”: “Israel”, “arrivals_mm”: “4467,2”, “growth_perc_year”: 13.7, “rank_movement_2018_2019”: 6, “city_pt_br”: “Jerusalém”, “country_pt_br”: “Israel”, “continent_id”: 2}," calcext:value-type="string">
            <text:p>{ <text:s text:c="2"/>“ranking”: 55, <text:s/>“city”: “Jerusalem”, “country”: “Israel”, “arrivals_mm”: “4467,2”, “growth_perc_year”: 13.7, “rank_movement_2018_2019”: 6, “city_pt_br”: “Jerusalém”, “country_pt_br”: “Israel”, “continent_id”: 2}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Russia</text:p>
          </table:table-cell>
          <table:table-cell office:value-type="float" office:value="4457.2" calcext:value-type="float">
            <text:p>4,457.20</text:p>
          </table:table-cell>
          <table:table-cell office:value-type="string" calcext:value-type="string">
            <text:p>1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ão Petersburgo</text:p>
          </table:table-cell>
          <table:table-cell office:value-type="string" calcext:value-type="string">
            <text:p>Rúss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57] &amp; &quot;,  “city”: “&quot;&amp; [.B57] &amp;&quot;”, “country”: “&quot;&amp; [.C57] &amp;&quot;”, “arrivals_mm”: “&quot;&amp; [.D57] &amp;&quot;”, “growth_perc_year”: &quot;&amp; [.E57] &amp;&quot;, “rank_movement_2018_2019”: &quot;&amp; [.F57] &amp;&quot;, “city_pt_br”: “&quot;&amp; [.G57] &amp;&quot;”, “country_pt_br”: “&quot;&amp; [.H57] &amp;&quot;”, “continent_id”: &quot;&amp; [.I57] &amp;&quot;}&quot; &amp; IF([.A57]=MAX([.$A$2:.$A$1048576]);&quot;&quot;;&quot;,&quot;)" office:value-type="string" office:string-value="{   “ranking”: 56,  “city”: “St. Petersburg”, “country”: “Russia”, “arrivals_mm”: “4457,2”, “growth_perc_year”: 11.5, “rank_movement_2018_2019”: 3, “city_pt_br”: “São Petersburgo”, “country_pt_br”: “Rússia”, “continent_id”: 2}," calcext:value-type="string">
            <text:p>{ <text:s text:c="2"/>“ranking”: 56, <text:s/>“city”: “St. Petersburg”, “country”: “Russia”, “arrivals_mm”: “4457,2”, “growth_perc_year”: 11.5, “rank_movement_2018_2019”: 3, “city_pt_br”: “São Petersburgo”, “country_pt_br”: “Rússia”, “continent_id”: 2}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alia</text:p>
          </table:table-cell>
          <table:table-cell office:value-type="float" office:value="4442.5" calcext:value-type="float">
            <text:p>4,442.50</text:p>
          </table:table-cell>
          <table:table-cell office:value-type="string" calcext:value-type="string">
            <text:p>8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ália</text:p>
          </table:table-cell>
          <table:table-cell office:value-type="float" office:value="6" calcext:value-type="float">
            <text:p>6</text:p>
          </table:table-cell>
          <table:table-cell table:formula="of:=&quot;{   “ranking”: &quot;&amp; [.A58] &amp; &quot;,  “city”: “&quot;&amp; [.B58] &amp;&quot;”, “country”: “&quot;&amp; [.C58] &amp;&quot;”, “arrivals_mm”: “&quot;&amp; [.D58] &amp;&quot;”, “growth_perc_year”: &quot;&amp; [.E58] &amp;&quot;, “rank_movement_2018_2019”: &quot;&amp; [.F58] &amp;&quot;, “city_pt_br”: “&quot;&amp; [.G58] &amp;&quot;”, “country_pt_br”: “&quot;&amp; [.H58] &amp;&quot;”, “continent_id”: &quot;&amp; [.I58] &amp;&quot;}&quot; &amp; IF([.A58]=MAX([.$A$2:.$A$1048576]);&quot;&quot;;&quot;,&quot;)" office:value-type="string" office:string-value="{   “ranking”: 57,  “city”: “Sydney”, “country”: “Australia”, “arrivals_mm”: “4442,5”, “growth_perc_year”: 8.6, “rank_movement_2018_2019”: 2, “city_pt_br”: “Sydney”, “country_pt_br”: “Austrália”, “continent_id”: 6}," calcext:value-type="string">
            <text:p>{ <text:s text:c="2"/>“ranking”: 57, <text:s/>“city”: “Sydney”, “country”: “Australia”, “arrivals_mm”: “4442,5”, “growth_perc_year”: 8.6, “rank_movement_2018_2019”: 2, “city_pt_br”: “Sydney”, “country_pt_br”: “Austrália”, “continent_id”: 6}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Belgium</text:p>
          </table:table-cell>
          <table:table-cell office:value-type="float" office:value="4276" calcext:value-type="float">
            <text:p>4,276.00</text:p>
          </table:table-cell>
          <table:table-cell office:value-type="string" calcext:value-type="string">
            <text:p>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Bélgic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59] &amp; &quot;,  “city”: “&quot;&amp; [.B59] &amp;&quot;”, “country”: “&quot;&amp; [.C59] &amp;&quot;”, “arrivals_mm”: “&quot;&amp; [.D59] &amp;&quot;”, “growth_perc_year”: &quot;&amp; [.E59] &amp;&quot;, “rank_movement_2018_2019”: &quot;&amp; [.F59] &amp;&quot;, “city_pt_br”: “&quot;&amp; [.G59] &amp;&quot;”, “country_pt_br”: “&quot;&amp; [.H59] &amp;&quot;”, “continent_id”: &quot;&amp; [.I59] &amp;&quot;}&quot; &amp; IF([.A59]=MAX([.$A$2:.$A$1048576]);&quot;&quot;;&quot;,&quot;)" office:value-type="string" office:string-value="{   “ranking”: 58,  “city”: “Brussels”, “country”: “Belgium”, “arrivals_mm”: “4276”, “growth_perc_year”: 8.5, “rank_movement_2018_2019”: 2, “city_pt_br”: “Bruxelas”, “country_pt_br”: “Bélgica”, “continent_id”: 1}," calcext:value-type="string">
            <text:p>{ <text:s text:c="2"/>“ranking”: 58, <text:s/>“city”: “Brussels”, “country”: “Belgium”, “arrivals_mm”: “4276”, “growth_perc_year”: 8.5, “rank_movement_2018_2019”: 2, “city_pt_br”: “Bruxelas”, “country_pt_br”: “Bélgica”, “continent_id”: 1}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South Africa</text:p>
          </table:table-cell>
          <table:table-cell office:value-type="float" office:value="4211" calcext:value-type="float">
            <text:p>4,211.00</text:p>
          </table:table-cell>
          <table:table-cell office:value-type="string" calcext:value-type="string">
            <text:p>2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África do Sul</text:p>
          </table:table-cell>
          <table:table-cell office:value-type="float" office:value="5" calcext:value-type="float">
            <text:p>5</text:p>
          </table:table-cell>
          <table:table-cell table:formula="of:=&quot;{   “ranking”: &quot;&amp; [.A60] &amp; &quot;,  “city”: “&quot;&amp; [.B60] &amp;&quot;”, “country”: “&quot;&amp; [.C60] &amp;&quot;”, “arrivals_mm”: “&quot;&amp; [.D60] &amp;&quot;”, “growth_perc_year”: &quot;&amp; [.E60] &amp;&quot;, “rank_movement_2018_2019”: &quot;&amp; [.F60] &amp;&quot;, “city_pt_br”: “&quot;&amp; [.G60] &amp;&quot;”, “country_pt_br”: “&quot;&amp; [.H60] &amp;&quot;”, “continent_id”: &quot;&amp; [.I60] &amp;&quot;}&quot; &amp; IF([.A60]=MAX([.$A$2:.$A$1048576]);&quot;&quot;;&quot;,&quot;)" office:value-type="string" office:string-value="{   “ranking”: 59,  “city”: “Johannesburg”, “country”: “South Africa”, “arrivals_mm”: “4211”, “growth_perc_year”: 2.2, “rank_movement_2018_2019”: 5, “city_pt_br”: “Joanesburgo”, “country_pt_br”: “África do Sul”, “continent_id”: 5}," calcext:value-type="string">
            <text:p>{ <text:s text:c="2"/>“ranking”: 59, <text:s/>“city”: “Johannesburg”, “country”: “South Africa”, “arrivals_mm”: “4211”, “growth_perc_year”: 2.2, “rank_movement_2018_2019”: 5, “city_pt_br”: “Joanesburgo”, “country_pt_br”: “África do Sul”, “continent_id”: 5}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Germany</text:p>
          </table:table-cell>
          <table:table-cell office:value-type="float" office:value="4205.5" calcext:value-type="float">
            <text:p>4,205.50</text:p>
          </table:table-cell>
          <table:table-cell office:value-type="string" calcext:value-type="string">
            <text:p>3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nique</text:p>
          </table:table-cell>
          <table:table-cell office:value-type="string" calcext:value-type="string">
            <text:p>Alemanh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61] &amp; &quot;,  “city”: “&quot;&amp; [.B61] &amp;&quot;”, “country”: “&quot;&amp; [.C61] &amp;&quot;”, “arrivals_mm”: “&quot;&amp; [.D61] &amp;&quot;”, “growth_perc_year”: &quot;&amp; [.E61] &amp;&quot;, “rank_movement_2018_2019”: &quot;&amp; [.F61] &amp;&quot;, “city_pt_br”: “&quot;&amp; [.G61] &amp;&quot;”, “country_pt_br”: “&quot;&amp; [.H61] &amp;&quot;”, “continent_id”: &quot;&amp; [.I61] &amp;&quot;}&quot; &amp; IF([.A61]=MAX([.$A$2:.$A$1048576]);&quot;&quot;;&quot;,&quot;)" office:value-type="string" office:string-value="{   “ranking”: 60,  “city”: “Munich”, “country”: “Germany”, “arrivals_mm”: “4205,5”, “growth_perc_year”: 3.4, “rank_movement_2018_2019”: 4, “city_pt_br”: “Munique”, “country_pt_br”: “Alemanha”, “continent_id”: 1}," calcext:value-type="string">
            <text:p>{ <text:s text:c="2"/>“ranking”: 60, <text:s/>“city”: “Munich”, “country”: “Germany”, “arrivals_mm”: “4205,5”, “growth_perc_year”: 3.4, “rank_movement_2018_2019”: 4, “city_pt_br”: “Munique”, “country_pt_br”: “Alemanha”, “continent_id”: 1},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China</text:p>
          </table:table-cell>
          <table:table-cell office:value-type="float" office:value="4070.4" calcext:value-type="float">
            <text:p>4,070.40</text:p>
          </table:table-cell>
          <table:table-cell office:value-type="string" calcext:value-type="string">
            <text:p>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quim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62] &amp; &quot;,  “city”: “&quot;&amp; [.B62] &amp;&quot;”, “country”: “&quot;&amp; [.C62] &amp;&quot;”, “arrivals_mm”: “&quot;&amp; [.D62] &amp;&quot;”, “growth_perc_year”: &quot;&amp; [.E62] &amp;&quot;, “rank_movement_2018_2019”: &quot;&amp; [.F62] &amp;&quot;, “city_pt_br”: “&quot;&amp; [.G62] &amp;&quot;”, “country_pt_br”: “&quot;&amp; [.H62] &amp;&quot;”, “continent_id”: &quot;&amp; [.I62] &amp;&quot;}&quot; &amp; IF([.A62]=MAX([.$A$2:.$A$1048576]);&quot;&quot;;&quot;,&quot;)" office:value-type="string" office:string-value="{   “ranking”: 61,  “city”: “Beijing”, “country”: “China”, “arrivals_mm”: “4070,4”, “growth_perc_year”: 1.7, “rank_movement_2018_2019”: 3, “city_pt_br”: “Pequim”, “country_pt_br”: “China”, “continent_id”: 2}," calcext:value-type="string">
            <text:p>{ <text:s text:c="2"/>“ranking”: 61, <text:s/>“city”: “Beijing”, “country”: “China”, “arrivals_mm”: “4070,4”, “growth_perc_year”: 1.7, “rank_movement_2018_2019”: 3, “city_pt_br”: “Pequim”, “country_pt_br”: “China”, “continent_id”: 2}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ungary</text:p>
          </table:table-cell>
          <table:table-cell office:value-type="float" office:value="4025.4" calcext:value-type="float">
            <text:p>4,025.40</text:p>
          </table:table-cell>
          <table:table-cell office:value-type="string" calcext:value-type="string">
            <text:p>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e</text:p>
          </table:table-cell>
          <table:table-cell office:value-type="string" calcext:value-type="string">
            <text:p>Hungri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63] &amp; &quot;,  “city”: “&quot;&amp; [.B63] &amp;&quot;”, “country”: “&quot;&amp; [.C63] &amp;&quot;”, “arrivals_mm”: “&quot;&amp; [.D63] &amp;&quot;”, “growth_perc_year”: &quot;&amp; [.E63] &amp;&quot;, “rank_movement_2018_2019”: &quot;&amp; [.F63] &amp;&quot;, “city_pt_br”: “&quot;&amp; [.G63] &amp;&quot;”, “country_pt_br”: “&quot;&amp; [.H63] &amp;&quot;”, “continent_id”: &quot;&amp; [.I63] &amp;&quot;}&quot; &amp; IF([.A63]=MAX([.$A$2:.$A$1048576]);&quot;&quot;;&quot;,&quot;)" office:value-type="string" office:string-value="{   “ranking”: 62,  “city”: “Budapest”, “country”: “Hungary”, “arrivals_mm”: “4025,4”, “growth_perc_year”: 5.3, “rank_movement_2018_2019”: 0, “city_pt_br”: “Budapeste”, “country_pt_br”: “Hungria”, “continent_id”: 1}," calcext:value-type="string">
            <text:p>{ <text:s text:c="2"/>“ranking”: 62, <text:s/>“city”: “Budapest”, “country”: “Hungary”, “arrivals_mm”: “4025,4”, “growth_perc_year”: 5.3, “rank_movement_2018_2019”: 0, “city_pt_br”: “Budapeste”, “country_pt_br”: “Hungria”, “continent_id”: 1},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Hurgada</text:p>
          </table:table-cell>
          <table:table-cell office:value-type="string" calcext:value-type="string">
            <text:p>Egypt</text:p>
          </table:table-cell>
          <table:table-cell office:value-type="float" office:value="3866.1" calcext:value-type="float">
            <text:p>3,866.10</text:p>
          </table:table-cell>
          <table:table-cell office:value-type="string" calcext:value-type="string">
            <text:p>41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urgada</text:p>
          </table:table-cell>
          <table:table-cell office:value-type="string" calcext:value-type="string">
            <text:p>Egito</text:p>
          </table:table-cell>
          <table:table-cell office:value-type="float" office:value="5" calcext:value-type="float">
            <text:p>5</text:p>
          </table:table-cell>
          <table:table-cell table:formula="of:=&quot;{   “ranking”: &quot;&amp; [.A64] &amp; &quot;,  “city”: “&quot;&amp; [.B64] &amp;&quot;”, “country”: “&quot;&amp; [.C64] &amp;&quot;”, “arrivals_mm”: “&quot;&amp; [.D64] &amp;&quot;”, “growth_perc_year”: &quot;&amp; [.E64] &amp;&quot;, “rank_movement_2018_2019”: &quot;&amp; [.F64] &amp;&quot;, “city_pt_br”: “&quot;&amp; [.G64] &amp;&quot;”, “country_pt_br”: “&quot;&amp; [.H64] &amp;&quot;”, “continent_id”: &quot;&amp; [.I64] &amp;&quot;}&quot; &amp; IF([.A64]=MAX([.$A$2:.$A$1048576]);&quot;&quot;;&quot;,&quot;)" office:value-type="string" office:string-value="{   “ranking”: 63,  “city”: “Hurgada”, “country”: “Egypt”, “arrivals_mm”: “3866,1”, “growth_perc_year”: 41.3, “rank_movement_2018_2019”: 19, “city_pt_br”: “Hurgada”, “country_pt_br”: “Egito”, “continent_id”: 5}," calcext:value-type="string">
            <text:p>{ <text:s text:c="2"/>“ranking”: 63, <text:s/>“city”: “Hurgada”, “country”: “Egypt”, “arrivals_mm”: “3866,1”, “growth_perc_year”: 41.3, “rank_movement_2018_2019”: 19, “city_pt_br”: “Hurgada”, “country_pt_br”: “Egito”, “continent_id”: 5},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enang Island</text:p>
          </table:table-cell>
          <table:table-cell office:value-type="string" calcext:value-type="string">
            <text:p>Malaysia</text:p>
          </table:table-cell>
          <table:table-cell office:value-type="float" office:value="3705.2" calcext:value-type="float">
            <text:p>3,705.20</text:p>
          </table:table-cell>
          <table:table-cell office:value-type="string" calcext:value-type="string">
            <text:p>7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ha de Penang</text:p>
          </table:table-cell>
          <table:table-cell office:value-type="string" calcext:value-type="string">
            <text:p>Malás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65] &amp; &quot;,  “city”: “&quot;&amp; [.B65] &amp;&quot;”, “country”: “&quot;&amp; [.C65] &amp;&quot;”, “arrivals_mm”: “&quot;&amp; [.D65] &amp;&quot;”, “growth_perc_year”: &quot;&amp; [.E65] &amp;&quot;, “rank_movement_2018_2019”: &quot;&amp; [.F65] &amp;&quot;, “city_pt_br”: “&quot;&amp; [.G65] &amp;&quot;”, “country_pt_br”: “&quot;&amp; [.H65] &amp;&quot;”, “continent_id”: &quot;&amp; [.I65] &amp;&quot;}&quot; &amp; IF([.A65]=MAX([.$A$2:.$A$1048576]);&quot;&quot;;&quot;,&quot;)" office:value-type="string" office:string-value="{   “ranking”: 64,  “city”: “Penang Island”, “country”: “Malaysia”, “arrivals_mm”: “3705,2”, “growth_perc_year”: 7.8, “rank_movement_2018_2019”: 1, “city_pt_br”: “Ilha de Penang”, “country_pt_br”: “Malásia”, “continent_id”: 2}," calcext:value-type="string">
            <text:p>{ <text:s text:c="2"/>“ranking”: 64, <text:s/>“city”: “Penang Island”, “country”: “Malaysia”, “arrivals_mm”: “3705,2”, “growth_perc_year”: 7.8, “rank_movement_2018_2019”: 1, “city_pt_br”: “Ilha de Penang”, “country_pt_br”: “Malásia”, “continent_id”: 2},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Portugal</text:p>
          </table:table-cell>
          <table:table-cell office:value-type="float" office:value="3639.9" calcext:value-type="float">
            <text:p>3,639.90</text:p>
          </table:table-cell>
          <table:table-cell office:value-type="string" calcext:value-type="string">
            <text:p>2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66] &amp; &quot;,  “city”: “&quot;&amp; [.B66] &amp;&quot;”, “country”: “&quot;&amp; [.C66] &amp;&quot;”, “arrivals_mm”: “&quot;&amp; [.D66] &amp;&quot;”, “growth_perc_year”: &quot;&amp; [.E66] &amp;&quot;, “rank_movement_2018_2019”: &quot;&amp; [.F66] &amp;&quot;, “city_pt_br”: “&quot;&amp; [.G66] &amp;&quot;”, “country_pt_br”: “&quot;&amp; [.H66] &amp;&quot;”, “continent_id”: &quot;&amp; [.I66] &amp;&quot;}&quot; &amp; IF([.A66]=MAX([.$A$2:.$A$1048576]);&quot;&quot;;&quot;,&quot;)" office:value-type="string" office:string-value="{   “ranking”: 65,  “city”: “Lisbon”, “country”: “Portugal”, “arrivals_mm”: “3639,9”, “growth_perc_year”: 2.8, “rank_movement_2018_2019”: 2, “city_pt_br”: “Lisboa”, “country_pt_br”: “Portugal”, “continent_id”: 1}," calcext:value-type="string">
            <text:p>{ <text:s text:c="2"/>“ranking”: 65, <text:s/>“city”: “Lisbon”, “country”: “Portugal”, “arrivals_mm”: “3639,9”, “growth_perc_year”: 2.8, “rank_movement_2018_2019”: 2, “city_pt_br”: “Lisboa”, “country_pt_br”: “Portugal”, “continent_id”: 1},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ammam</text:p>
          </table:table-cell>
          <table:table-cell office:value-type="string" calcext:value-type="string">
            <text:p>Saudi Arabia</text:p>
          </table:table-cell>
          <table:table-cell office:value-type="float" office:value="3588.5" calcext:value-type="float">
            <text:p>3,588.50</text:p>
          </table:table-cell>
          <table:table-cell office:value-type="string" calcext:value-type="string">
            <text:p>2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mam</text:p>
          </table:table-cell>
          <table:table-cell office:value-type="string" calcext:value-type="string">
            <text:p>Arábia Saudit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67] &amp; &quot;,  “city”: “&quot;&amp; [.B67] &amp;&quot;”, “country”: “&quot;&amp; [.C67] &amp;&quot;”, “arrivals_mm”: “&quot;&amp; [.D67] &amp;&quot;”, “growth_perc_year”: &quot;&amp; [.E67] &amp;&quot;, “rank_movement_2018_2019”: &quot;&amp; [.F67] &amp;&quot;, “city_pt_br”: “&quot;&amp; [.G67] &amp;&quot;”, “country_pt_br”: “&quot;&amp; [.H67] &amp;&quot;”, “continent_id”: &quot;&amp; [.I67] &amp;&quot;}&quot; &amp; IF([.A67]=MAX([.$A$2:.$A$1048576]);&quot;&quot;;&quot;,&quot;)" office:value-type="string" office:string-value="{   “ranking”: 66,  “city”: “Dammam”, “country”: “Saudi Arabia”, “arrivals_mm”: “3588,5”, “growth_perc_year”: 2.6, “rank_movement_2018_2019”: 2, “city_pt_br”: “Dammam”, “country_pt_br”: “Arábia Saudita”, “continent_id”: 2}," calcext:value-type="string">
            <text:p>{ <text:s text:c="2"/>“ranking”: 66, <text:s/>“city”: “Dammam”, “country”: “Saudi Arabia”, “arrivals_mm”: “3588,5”, “growth_perc_year”: 2.6, “rank_movement_2018_2019”: 2, “city_pt_br”: “Dammam”, “country_pt_br”: “Arábia Saudita”, “continent_id”: 2},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Philippines</text:p>
          </table:table-cell>
          <table:table-cell office:value-type="float" office:value="3539.6" calcext:value-type="float">
            <text:p>3,539.60</text:p>
          </table:table-cell>
          <table:table-cell office:value-type="string" calcext:value-type="string">
            <text:p>26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Filipinas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68] &amp; &quot;,  “city”: “&quot;&amp; [.B68] &amp;&quot;”, “country”: “&quot;&amp; [.C68] &amp;&quot;”, “arrivals_mm”: “&quot;&amp; [.D68] &amp;&quot;”, “growth_perc_year”: &quot;&amp; [.E68] &amp;&quot;, “rank_movement_2018_2019”: &quot;&amp; [.F68] &amp;&quot;, “city_pt_br”: “&quot;&amp; [.G68] &amp;&quot;”, “country_pt_br”: “&quot;&amp; [.H68] &amp;&quot;”, “continent_id”: &quot;&amp; [.I68] &amp;&quot;}&quot; &amp; IF([.A68]=MAX([.$A$2:.$A$1048576]);&quot;&quot;;&quot;,&quot;)" office:value-type="string" office:string-value="{   “ranking”: 67,  “city”: “Cebu”, “country”: “Philippines”, “arrivals_mm”: “3539,6”, “growth_perc_year”: 26.2, “rank_movement_2018_2019”: 10, “city_pt_br”: “Cebu”, “country_pt_br”: “Filipinas”, “continent_id”: 2}," calcext:value-type="string">
            <text:p>{ <text:s text:c="2"/>“ranking”: 67, <text:s/>“city”: “Cebu”, “country”: “Philippines”, “arrivals_mm”: “3539,6”, “growth_perc_year”: 26.2, “rank_movement_2018_2019”: 10, “city_pt_br”: “Cebu”, “country_pt_br”: “Filipinas”, “continent_id”: 2},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  <table:table-cell office:value-type="float" office:value="3398.4" calcext:value-type="float">
            <text:p>3,398.40</text:p>
          </table:table-cell>
          <table:table-cell office:value-type="string" calcext:value-type="string">
            <text:p>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á</text:p>
          </table:table-cell>
          <table:table-cell office:value-type="float" office:value="3" calcext:value-type="float">
            <text:p>3</text:p>
          </table:table-cell>
          <table:table-cell table:formula="of:=&quot;{   “ranking”: &quot;&amp; [.A69] &amp; &quot;,  “city”: “&quot;&amp; [.B69] &amp;&quot;”, “country”: “&quot;&amp; [.C69] &amp;&quot;”, “arrivals_mm”: “&quot;&amp; [.D69] &amp;&quot;”, “growth_perc_year”: &quot;&amp; [.E69] &amp;&quot;, “rank_movement_2018_2019”: &quot;&amp; [.F69] &amp;&quot;, “city_pt_br”: “&quot;&amp; [.G69] &amp;&quot;”, “country_pt_br”: “&quot;&amp; [.H69] &amp;&quot;”, “continent_id”: &quot;&amp; [.I69] &amp;&quot;}&quot; &amp; IF([.A69]=MAX([.$A$2:.$A$1048576]);&quot;&quot;;&quot;,&quot;)" office:value-type="string" office:string-value="{   “ranking”: 68,  “city”: “Vancouver”, “country”: “Canada”, “arrivals_mm”: “3398,4”, “growth_perc_year”: 5.8, “rank_movement_2018_2019”: 1, “city_pt_br”: “Vancouver”, “country_pt_br”: “Canadá”, “continent_id”: 3}," calcext:value-type="string">
            <text:p>{ <text:s text:c="2"/>“ranking”: 68, <text:s/>“city”: “Vancouver”, “country”: “Canada”, “arrivals_mm”: “3398,4”, “growth_perc_year”: 5.8, “rank_movement_2018_2019”: 1, “city_pt_br”: “Vancouver”, “country_pt_br”: “Canadá”, “continent_id”: 3},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Kyoto</text:p>
          </table:table-cell>
          <table:table-cell office:value-type="string" calcext:value-type="string">
            <text:p>Japan</text:p>
          </table:table-cell>
          <table:table-cell office:value-type="float" office:value="3339.2" calcext:value-type="float">
            <text:p>3,339.20</text:p>
          </table:table-cell>
          <table:table-cell office:value-type="string" calcext:value-type="string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oto</text:p>
          </table:table-cell>
          <table:table-cell office:value-type="string" calcext:value-type="string">
            <text:p>Japão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70] &amp; &quot;,  “city”: “&quot;&amp; [.B70] &amp;&quot;”, “country”: “&quot;&amp; [.C70] &amp;&quot;”, “arrivals_mm”: “&quot;&amp; [.D70] &amp;&quot;”, “growth_perc_year”: &quot;&amp; [.E70] &amp;&quot;, “rank_movement_2018_2019”: &quot;&amp; [.F70] &amp;&quot;, “city_pt_br”: “&quot;&amp; [.G70] &amp;&quot;”, “country_pt_br”: “&quot;&amp; [.H70] &amp;&quot;”, “continent_id”: &quot;&amp; [.I70] &amp;&quot;}&quot; &amp; IF([.A70]=MAX([.$A$2:.$A$1048576]);&quot;&quot;;&quot;,&quot;)" office:value-type="string" office:string-value="{   “ranking”: 69,  “city”: “Kyoto”, “country”: “Japan”, “arrivals_mm”: “3339,2”, “growth_perc_year”: 1.4, “rank_movement_2018_2019”: 2, “city_pt_br”: “Quioto”, “country_pt_br”: “Japão”, “continent_id”: 2}," calcext:value-type="string">
            <text:p>{ <text:s text:c="2"/>“ranking”: 69, <text:s/>“city”: “Kyoto”, “country”: “Japan”, “arrivals_mm”: “3339,2”, “growth_perc_year”: 1.4, “rank_movement_2018_2019”: 2, “city_pt_br”: “Quioto”, “country_pt_br”: “Japão”, “continent_id”: 2},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Zhuhai</text:p>
          </table:table-cell>
          <table:table-cell office:value-type="string" calcext:value-type="string">
            <text:p>China</text:p>
          </table:table-cell>
          <table:table-cell office:value-type="float" office:value="3324.9" calcext:value-type="float">
            <text:p>3,324.90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uhai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71] &amp; &quot;,  “city”: “&quot;&amp; [.B71] &amp;&quot;”, “country”: “&quot;&amp; [.C71] &amp;&quot;”, “arrivals_mm”: “&quot;&amp; [.D71] &amp;&quot;”, “growth_perc_year”: &quot;&amp; [.E71] &amp;&quot;, “rank_movement_2018_2019”: &quot;&amp; [.F71] &amp;&quot;, “city_pt_br”: “&quot;&amp; [.G71] &amp;&quot;”, “country_pt_br”: “&quot;&amp; [.H71] &amp;&quot;”, “continent_id”: &quot;&amp; [.I71] &amp;&quot;}&quot; &amp; IF([.A71]=MAX([.$A$2:.$A$1048576]);&quot;&quot;;&quot;,&quot;)" office:value-type="string" office:string-value="{   “ranking”: 70,  “city”: “Zhuhai”, “country”: “China”, “arrivals_mm”: “3324,9”, “growth_perc_year”: 2.0, “rank_movement_2018_2019”: 2, “city_pt_br”: “Zhuhai”, “country_pt_br”: “China”, “continent_id”: 2}," calcext:value-type="string">
            <text:p>{ <text:s text:c="2"/>“ranking”: 70, <text:s/>“city”: “Zhuhai”, “country”: “China”, “arrivals_mm”: “3324,9”, “growth_perc_year”: 2.0, “rank_movement_2018_2019”: 2, “city_pt_br”: “Zhuhai”, “country_pt_br”: “China”, “continent_id”: 2},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alia</text:p>
          </table:table-cell>
          <table:table-cell office:value-type="float" office:value="3300" calcext:value-type="float">
            <text:p>3,300.00</text:p>
          </table:table-cell>
          <table:table-cell office:value-type="string" calcext:value-type="string">
            <text:p>1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ália</text:p>
          </table:table-cell>
          <table:table-cell office:value-type="float" office:value="6" calcext:value-type="float">
            <text:p>6</text:p>
          </table:table-cell>
          <table:table-cell table:formula="of:=&quot;{   “ranking”: &quot;&amp; [.A72] &amp; &quot;,  “city”: “&quot;&amp; [.B72] &amp;&quot;”, “country”: “&quot;&amp; [.C72] &amp;&quot;”, “arrivals_mm”: “&quot;&amp; [.D72] &amp;&quot;”, “growth_perc_year”: &quot;&amp; [.E72] &amp;&quot;, “rank_movement_2018_2019”: &quot;&amp; [.F72] &amp;&quot;, “city_pt_br”: “&quot;&amp; [.G72] &amp;&quot;”, “country_pt_br”: “&quot;&amp; [.H72] &amp;&quot;”, “continent_id”: &quot;&amp; [.I72] &amp;&quot;}&quot; &amp; IF([.A72]=MAX([.$A$2:.$A$1048576]);&quot;&quot;;&quot;,&quot;)" office:value-type="string" office:string-value="{   “ranking”: 71,  “city”: “Melbourne”, “country”: “Australia”, “arrivals_mm”: “3300”, “growth_perc_year”: 14.2, “rank_movement_2018_2019”: 2, “city_pt_br”: “Melbourne”, “country_pt_br”: “Austrália”, “continent_id”: 6}," calcext:value-type="string">
            <text:p>{ <text:s text:c="2"/>“ranking”: 71, <text:s/>“city”: “Melbourne”, “country”: “Australia”, “arrivals_mm”: “3300”, “growth_perc_year”: 14.2, “rank_movement_2018_2019”: 2, “city_pt_br”: “Melbourne”, “country_pt_br”: “Austrália”, “continent_id”: 6},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hiang Mai</text:p>
          </table:table-cell>
          <table:table-cell office:value-type="string" calcext:value-type="string">
            <text:p>Thailand</text:p>
          </table:table-cell>
          <table:table-cell office:value-type="float" office:value="3257.5" calcext:value-type="float">
            <text:p>3,257.50</text:p>
          </table:table-cell>
          <table:table-cell office:value-type="string" calcext:value-type="string">
            <text:p>1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ang Mai</text:p>
          </table:table-cell>
          <table:table-cell office:value-type="string" calcext:value-type="string">
            <text:p>Tailând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73] &amp; &quot;,  “city”: “&quot;&amp; [.B73] &amp;&quot;”, “country”: “&quot;&amp; [.C73] &amp;&quot;”, “arrivals_mm”: “&quot;&amp; [.D73] &amp;&quot;”, “growth_perc_year”: &quot;&amp; [.E73] &amp;&quot;, “rank_movement_2018_2019”: &quot;&amp; [.F73] &amp;&quot;, “city_pt_br”: “&quot;&amp; [.G73] &amp;&quot;”, “country_pt_br”: “&quot;&amp; [.H73] &amp;&quot;”, “continent_id”: &quot;&amp; [.I73] &amp;&quot;}&quot; &amp; IF([.A73]=MAX([.$A$2:.$A$1048576]);&quot;&quot;;&quot;,&quot;)" office:value-type="string" office:string-value="{   “ranking”: 72,  “city”: “Chiang Mai”, “country”: “Thailand”, “arrivals_mm”: “3257,5”, “growth_perc_year”: 1.9, “rank_movement_2018_2019”: 2, “city_pt_br”: “Chiang Mai”, “country_pt_br”: “Tailândia”, “continent_id”: 2}," calcext:value-type="string">
            <text:p>{ <text:s text:c="2"/>“ranking”: 72, <text:s/>“city”: “Chiang Mai”, “country”: “Thailand”, “arrivals_mm”: “3257,5”, “growth_perc_year”: 1.9, “rank_movement_2018_2019”: 2, “city_pt_br”: “Chiang Mai”, “country_pt_br”: “Tailândia”, “continent_id”: 2},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Denmark</text:p>
          </table:table-cell>
          <table:table-cell office:value-type="float" office:value="3185.6" calcext:value-type="float">
            <text:p>3,185.60</text:p>
          </table:table-cell>
          <table:table-cell office:value-type="string" calcext:value-type="string">
            <text:p>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nhague</text:p>
          </table:table-cell>
          <table:table-cell office:value-type="string" calcext:value-type="string">
            <text:p>Dinamarc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74] &amp; &quot;,  “city”: “&quot;&amp; [.B74] &amp;&quot;”, “country”: “&quot;&amp; [.C74] &amp;&quot;”, “arrivals_mm”: “&quot;&amp; [.D74] &amp;&quot;”, “growth_perc_year”: &quot;&amp; [.E74] &amp;&quot;, “rank_movement_2018_2019”: &quot;&amp; [.F74] &amp;&quot;, “city_pt_br”: “&quot;&amp; [.G74] &amp;&quot;”, “country_pt_br”: “&quot;&amp; [.H74] &amp;&quot;”, “continent_id”: &quot;&amp; [.I74] &amp;&quot;}&quot; &amp; IF([.A74]=MAX([.$A$2:.$A$1048576]);&quot;&quot;;&quot;,&quot;)" office:value-type="string" office:string-value="{   “ranking”: 73,  “city”: “Copenhagen”, “country”: “Denmark”, “arrivals_mm”: “3185,6”, “growth_perc_year”: 3.8, “rank_movement_2018_2019”: 2, “city_pt_br”: “Copenhague”, “country_pt_br”: “Dinamarca”, “continent_id”: 1}," calcext:value-type="string">
            <text:p>{ <text:s text:c="2"/>“ranking”: 73, <text:s/>“city”: “Copenhagen”, “country”: “Denmark”, “arrivals_mm”: “3185,6”, “growth_perc_year”: 3.8, “rank_movement_2018_2019”: 2, “city_pt_br”: “Copenhague”, “country_pt_br”: “Dinamarca”, “continent_id”: 1},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Kolkatta</text:p>
          </table:table-cell>
          <table:table-cell office:value-type="string" calcext:value-type="string">
            <text:p>India</text:p>
          </table:table-cell>
          <table:table-cell office:value-type="float" office:value="3131.2" calcext:value-type="float">
            <text:p>3,131.20</text:p>
          </table:table-cell>
          <table:table-cell office:value-type="string" calcext:value-type="string">
            <text:p>1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lkatta</text:p>
          </table:table-cell>
          <table:table-cell office:value-type="string" calcext:value-type="string">
            <text:p>Índ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75] &amp; &quot;,  “city”: “&quot;&amp; [.B75] &amp;&quot;”, “country”: “&quot;&amp; [.C75] &amp;&quot;”, “arrivals_mm”: “&quot;&amp; [.D75] &amp;&quot;”, “growth_perc_year”: &quot;&amp; [.E75] &amp;&quot;, “rank_movement_2018_2019”: &quot;&amp; [.F75] &amp;&quot;, “city_pt_br”: “&quot;&amp; [.G75] &amp;&quot;”, “country_pt_br”: “&quot;&amp; [.H75] &amp;&quot;”, “continent_id”: &quot;&amp; [.I75] &amp;&quot;}&quot; &amp; IF([.A75]=MAX([.$A$2:.$A$1048576]);&quot;&quot;;&quot;,&quot;)" office:value-type="string" office:string-value="{   “ranking”: 74,  “city”: “Kolkatta”, “country”: “India”, “arrivals_mm”: “3131,2”, “growth_perc_year”: 10.8, “rank_movement_2018_2019”: 2, “city_pt_br”: “Kolkatta”, “country_pt_br”: “Índia”, “continent_id”: 2}," calcext:value-type="string">
            <text:p>{ <text:s text:c="2"/>“ranking”: 74, <text:s/>“city”: “Kolkatta”, “country”: “India”, “arrivals_mm”: “3131,2”, “growth_perc_year”: 10.8, “rank_movement_2018_2019”: 2, “city_pt_br”: “Kolkatta”, “country_pt_br”: “Índia”, “continent_id”: 2},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Heraklion</text:p>
          </table:table-cell>
          <table:table-cell office:value-type="string" calcext:value-type="string">
            <text:p>Greece</text:p>
          </table:table-cell>
          <table:table-cell office:value-type="float" office:value="3034.6" calcext:value-type="float">
            <text:p>3,034.60</text:p>
          </table:table-cell>
          <table:table-cell office:value-type="string" calcext:value-type="string">
            <text:p>-1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raklion</text:p>
          </table:table-cell>
          <table:table-cell office:value-type="string" calcext:value-type="string">
            <text:p>Gréc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76] &amp; &quot;,  “city”: “&quot;&amp; [.B76] &amp;&quot;”, “country”: “&quot;&amp; [.C76] &amp;&quot;”, “arrivals_mm”: “&quot;&amp; [.D76] &amp;&quot;”, “growth_perc_year”: &quot;&amp; [.E76] &amp;&quot;, “rank_movement_2018_2019”: &quot;&amp; [.F76] &amp;&quot;, “city_pt_br”: “&quot;&amp; [.G76] &amp;&quot;”, “country_pt_br”: “&quot;&amp; [.H76] &amp;&quot;”, “continent_id”: &quot;&amp; [.I76] &amp;&quot;}&quot; &amp; IF([.A76]=MAX([.$A$2:.$A$1048576]);&quot;&quot;;&quot;,&quot;)" office:value-type="string" office:string-value="{   “ranking”: 75,  “city”: “Heraklion”, “country”: “Greece”, “arrivals_mm”: “3034,6”, “growth_perc_year”: -10.0, “rank_movement_2018_2019”: 10, “city_pt_br”: “Heraklion”, “country_pt_br”: “Grécia”, “continent_id”: 2}," calcext:value-type="string">
            <text:p>{ <text:s text:c="2"/>“ranking”: 75, <text:s/>“city”: “Heraklion”, “country”: “Greece”, “arrivals_mm”: “3034,6”, “growth_perc_year”: -10.0, “rank_movement_2018_2019”: 10, “city_pt_br”: “Heraklion”, “country_pt_br”: “Grécia”, “continent_id”: 2},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Marrakech</text:p>
          </table:table-cell>
          <table:table-cell office:value-type="string" calcext:value-type="string">
            <text:p>Morocco</text:p>
          </table:table-cell>
          <table:table-cell office:value-type="float" office:value="3023.4" calcext:value-type="float">
            <text:p>3,023.40</text:p>
          </table:table-cell>
          <table:table-cell office:value-type="string" calcext:value-type="string">
            <text:p>6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rakech</text:p>
          </table:table-cell>
          <table:table-cell office:value-type="string" calcext:value-type="string">
            <text:p>Marrocos</text:p>
          </table:table-cell>
          <table:table-cell office:value-type="float" office:value="5" calcext:value-type="float">
            <text:p>5</text:p>
          </table:table-cell>
          <table:table-cell table:formula="of:=&quot;{   “ranking”: &quot;&amp; [.A77] &amp; &quot;,  “city”: “&quot;&amp; [.B77] &amp;&quot;”, “country”: “&quot;&amp; [.C77] &amp;&quot;”, “arrivals_mm”: “&quot;&amp; [.D77] &amp;&quot;”, “growth_perc_year”: &quot;&amp; [.E77] &amp;&quot;, “rank_movement_2018_2019”: &quot;&amp; [.F77] &amp;&quot;, “city_pt_br”: “&quot;&amp; [.G77] &amp;&quot;”, “country_pt_br”: “&quot;&amp; [.H77] &amp;&quot;”, “continent_id”: &quot;&amp; [.I77] &amp;&quot;}&quot; &amp; IF([.A77]=MAX([.$A$2:.$A$1048576]);&quot;&quot;;&quot;,&quot;)" office:value-type="string" office:string-value="{   “ranking”: 76,  “city”: “Marrakech”, “country”: “Morocco”, “arrivals_mm”: “3023,4”, “growth_perc_year”: 6.5, “rank_movement_2018_2019”: 2, “city_pt_br”: “Marrakech”, “country_pt_br”: “Marrocos”, “continent_id”: 5}," calcext:value-type="string">
            <text:p>{ <text:s text:c="2"/>“ranking”: 76, <text:s/>“city”: “Marrakech”, “country”: “Morocco”, “arrivals_mm”: “3023,4”, “growth_perc_year”: 6.5, “rank_movement_2018_2019”: 2, “city_pt_br”: “Marrakech”, “country_pt_br”: “Marrocos”, “continent_id”: 5},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United States</text:p>
          </table:table-cell>
          <table:table-cell office:value-type="float" office:value="2987.5" calcext:value-type="float">
            <text:p>2,987.50</text:p>
          </table:table-cell>
          <table:table-cell office:value-type="string" calcext:value-type="string">
            <text:p>3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Estados Unidos</text:p>
          </table:table-cell>
          <table:table-cell office:value-type="float" office:value="3" calcext:value-type="float">
            <text:p>3</text:p>
          </table:table-cell>
          <table:table-cell table:formula="of:=&quot;{   “ranking”: &quot;&amp; [.A78] &amp; &quot;,  “city”: “&quot;&amp; [.B78] &amp;&quot;”, “country”: “&quot;&amp; [.C78] &amp;&quot;”, “arrivals_mm”: “&quot;&amp; [.D78] &amp;&quot;”, “growth_perc_year”: &quot;&amp; [.E78] &amp;&quot;, “rank_movement_2018_2019”: &quot;&amp; [.F78] &amp;&quot;, “city_pt_br”: “&quot;&amp; [.G78] &amp;&quot;”, “country_pt_br”: “&quot;&amp; [.H78] &amp;&quot;”, “continent_id”: &quot;&amp; [.I78] &amp;&quot;}&quot; &amp; IF([.A78]=MAX([.$A$2:.$A$1048576]);&quot;&quot;;&quot;,&quot;)" office:value-type="string" office:string-value="{   “ranking”: 77,  “city”: “San Francisco”, “country”: “United States”, “arrivals_mm”: “2987,5”, “growth_perc_year”: 3.0, “rank_movement_2018_2019”: 6, “city_pt_br”: “São Francisco”, “country_pt_br”: “Estados Unidos”, “continent_id”: 3}," calcext:value-type="string">
            <text:p>{ <text:s text:c="2"/>“ranking”: 77, <text:s/>“city”: “San Francisco”, “country”: “United States”, “arrivals_mm”: “2987,5”, “growth_perc_year”: 3.0, “rank_movement_2018_2019”: 6, “city_pt_br”: “São Francisco”, “country_pt_br”: “Estados Unidos”, “continent_id”: 3},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Guilin</text:p>
          </table:table-cell>
          <table:table-cell office:value-type="string" calcext:value-type="string">
            <text:p>China</text:p>
          </table:table-cell>
          <table:table-cell office:value-type="float" office:value="2980.5" calcext:value-type="float">
            <text:p>2,980.50</text:p>
          </table:table-cell>
          <table:table-cell office:value-type="string" calcext:value-type="string">
            <text:p>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in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79] &amp; &quot;,  “city”: “&quot;&amp; [.B79] &amp;&quot;”, “country”: “&quot;&amp; [.C79] &amp;&quot;”, “arrivals_mm”: “&quot;&amp; [.D79] &amp;&quot;”, “growth_perc_year”: &quot;&amp; [.E79] &amp;&quot;, “rank_movement_2018_2019”: &quot;&amp; [.F79] &amp;&quot;, “city_pt_br”: “&quot;&amp; [.G79] &amp;&quot;”, “country_pt_br”: “&quot;&amp; [.H79] &amp;&quot;”, “continent_id”: &quot;&amp; [.I79] &amp;&quot;}&quot; &amp; IF([.A79]=MAX([.$A$2:.$A$1048576]);&quot;&quot;;&quot;,&quot;)" office:value-type="string" office:string-value="{   “ranking”: 78,  “city”: “Guilin”, “country”: “China”, “arrivals_mm”: “2980,5”, “growth_perc_year”: 8.5, “rank_movement_2018_2019”: 1, “city_pt_br”: “Guilin”, “country_pt_br”: “China”, “continent_id”: 2}," calcext:value-type="string">
            <text:p>{ <text:s text:c="2"/>“ranking”: 78, <text:s/>“city”: “Guilin”, “country”: “China”, “arrivals_mm”: “2980,5”, “growth_perc_year”: 8.5, “rank_movement_2018_2019”: 1, “city_pt_br”: “Guilin”, “country_pt_br”: “China”, “continent_id”: 2},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Tel Aviv</text:p>
          </table:table-cell>
          <table:table-cell office:value-type="string" calcext:value-type="string">
            <text:p>Israel</text:p>
          </table:table-cell>
          <table:table-cell office:value-type="float" office:value="2978.1" calcext:value-type="float">
            <text:p>2,978.10</text:p>
          </table:table-cell>
          <table:table-cell office:value-type="string" calcext:value-type="string">
            <text:p>7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Aviv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80] &amp; &quot;,  “city”: “&quot;&amp; [.B80] &amp;&quot;”, “country”: “&quot;&amp; [.C80] &amp;&quot;”, “arrivals_mm”: “&quot;&amp; [.D80] &amp;&quot;”, “growth_perc_year”: &quot;&amp; [.E80] &amp;&quot;, “rank_movement_2018_2019”: &quot;&amp; [.F80] &amp;&quot;, “city_pt_br”: “&quot;&amp; [.G80] &amp;&quot;”, “country_pt_br”: “&quot;&amp; [.H80] &amp;&quot;”, “continent_id”: &quot;&amp; [.I80] &amp;&quot;}&quot; &amp; IF([.A80]=MAX([.$A$2:.$A$1048576]);&quot;&quot;;&quot;,&quot;)" office:value-type="string" office:string-value="{   “ranking”: 79,  “city”: “Tel Aviv”, “country”: “Israel”, “arrivals_mm”: “2978,1”, “growth_perc_year”: 7.2, “rank_movement_2018_2019”: 1, “city_pt_br”: “Tel Aviv”, “country_pt_br”: “Israel”, “continent_id”: 2}," calcext:value-type="string">
            <text:p>{ <text:s text:c="2"/>“ranking”: 79, <text:s/>“city”: “Tel Aviv”, “country”: “Israel”, “arrivals_mm”: “2978,1”, “growth_perc_year”: 7.2, “rank_movement_2018_2019”: 1, “city_pt_br”: “Tel Aviv”, “country_pt_br”: “Israel”, “continent_id”: 2},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New Zealand</text:p>
          </table:table-cell>
          <table:table-cell office:value-type="float" office:value="2926.2" calcext:value-type="float">
            <text:p>2,926.20</text:p>
          </table:table-cell>
          <table:table-cell office:value-type="string" calcext:value-type="string">
            <text:p>4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Nova Zelândia</text:p>
          </table:table-cell>
          <table:table-cell office:value-type="float" office:value="6" calcext:value-type="float">
            <text:p>6</text:p>
          </table:table-cell>
          <table:table-cell table:formula="of:=&quot;{   “ranking”: &quot;&amp; [.A81] &amp; &quot;,  “city”: “&quot;&amp; [.B81] &amp;&quot;”, “country”: “&quot;&amp; [.C81] &amp;&quot;”, “arrivals_mm”: “&quot;&amp; [.D81] &amp;&quot;”, “growth_perc_year”: &quot;&amp; [.E81] &amp;&quot;, “rank_movement_2018_2019”: &quot;&amp; [.F81] &amp;&quot;, “city_pt_br”: “&quot;&amp; [.G81] &amp;&quot;”, “country_pt_br”: “&quot;&amp; [.H81] &amp;&quot;”, “continent_id”: &quot;&amp; [.I81] &amp;&quot;}&quot; &amp; IF([.A81]=MAX([.$A$2:.$A$1048576]);&quot;&quot;;&quot;,&quot;)" office:value-type="string" office:string-value="{   “ranking”: 80,  “city”: “Auckland”, “country”: “New Zealand”, “arrivals_mm”: “2926,2”, “growth_perc_year”: 4.5, “rank_movement_2018_2019”: 3, “city_pt_br”: “Auckland”, “country_pt_br”: “Nova Zelândia”, “continent_id”: 6}," calcext:value-type="string">
            <text:p>{ <text:s text:c="2"/>“ranking”: 80, <text:s/>“city”: “Auckland”, “country”: “New Zealand”, “arrivals_mm”: “2926,2”, “growth_perc_year”: 4.5, “rank_movement_2018_2019”: 3, “city_pt_br”: “Auckland”, “country_pt_br”: “Nova Zelândia”, “continent_id”: 6},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Mugla</text:p>
          </table:table-cell>
          <table:table-cell office:value-type="string" calcext:value-type="string">
            <text:p>Turkey</text:p>
          </table:table-cell>
          <table:table-cell office:value-type="float" office:value="2920.8" calcext:value-type="float">
            <text:p>2,920.80</text:p>
          </table:table-cell>
          <table:table-cell office:value-type="string" calcext:value-type="string">
            <text:p>7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gla</text:p>
          </table:table-cell>
          <table:table-cell office:value-type="string" calcext:value-type="string">
            <text:p>Peru</text:p>
          </table:table-cell>
          <table:table-cell office:value-type="float" office:value="4" calcext:value-type="float">
            <text:p>4</text:p>
          </table:table-cell>
          <table:table-cell table:formula="of:=&quot;{   “ranking”: &quot;&amp; [.A82] &amp; &quot;,  “city”: “&quot;&amp; [.B82] &amp;&quot;”, “country”: “&quot;&amp; [.C82] &amp;&quot;”, “arrivals_mm”: “&quot;&amp; [.D82] &amp;&quot;”, “growth_perc_year”: &quot;&amp; [.E82] &amp;&quot;, “rank_movement_2018_2019”: &quot;&amp; [.F82] &amp;&quot;, “city_pt_br”: “&quot;&amp; [.G82] &amp;&quot;”, “country_pt_br”: “&quot;&amp; [.H82] &amp;&quot;”, “continent_id”: &quot;&amp; [.I82] &amp;&quot;}&quot; &amp; IF([.A82]=MAX([.$A$2:.$A$1048576]);&quot;&quot;;&quot;,&quot;)" office:value-type="string" office:string-value="{   “ranking”: 81,  “city”: “Mugla”, “country”: “Turkey”, “arrivals_mm”: “2920,8”, “growth_perc_year”: 7.2, “rank_movement_2018_2019”: 2, “city_pt_br”: “Mugla”, “country_pt_br”: “Peru”, “continent_id”: 4}," calcext:value-type="string">
            <text:p>{ <text:s text:c="2"/>“ranking”: 81, <text:s/>“city”: “Mugla”, “country”: “Turkey”, “arrivals_mm”: “2920,8”, “growth_perc_year”: 7.2, “rank_movement_2018_2019”: 2, “city_pt_br”: “Mugla”, “country_pt_br”: “Peru”, “continent_id”: 4},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Poland</text:p>
          </table:table-cell>
          <table:table-cell office:value-type="float" office:value="2910" calcext:value-type="float">
            <text:p>2,910.00</text:p>
          </table:table-cell>
          <table:table-cell office:value-type="string" calcext:value-type="string">
            <text:p>2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cóvia</text:p>
          </table:table-cell>
          <table:table-cell office:value-type="string" calcext:value-type="string">
            <text:p>Polôni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83] &amp; &quot;,  “city”: “&quot;&amp; [.B83] &amp;&quot;”, “country”: “&quot;&amp; [.C83] &amp;&quot;”, “arrivals_mm”: “&quot;&amp; [.D83] &amp;&quot;”, “growth_perc_year”: &quot;&amp; [.E83] &amp;&quot;, “rank_movement_2018_2019”: &quot;&amp; [.F83] &amp;&quot;, “city_pt_br”: “&quot;&amp; [.G83] &amp;&quot;”, “country_pt_br”: “&quot;&amp; [.H83] &amp;&quot;”, “continent_id”: &quot;&amp; [.I83] &amp;&quot;}&quot; &amp; IF([.A83]=MAX([.$A$2:.$A$1048576]);&quot;&quot;;&quot;,&quot;)" office:value-type="string" office:string-value="{   “ranking”: 82,  “city”: “Krakow”, “country”: “Poland”, “arrivals_mm”: “2910”, “growth_perc_year”: 2.1, “rank_movement_2018_2019”: 9, “city_pt_br”: “Cracóvia”, “country_pt_br”: “Polônia”, “continent_id”: 1}," calcext:value-type="string">
            <text:p>{ <text:s text:c="2"/>“ranking”: 82, <text:s/>“city”: “Krakow”, “country”: “Poland”, “arrivals_mm”: “2910”, “growth_perc_year”: 2.1, “rank_movement_2018_2019”: 9, “city_pt_br”: “Cracóvia”, “country_pt_br”: “Polônia”, “continent_id”: 1},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Da Nang</text:p>
          </table:table-cell>
          <table:table-cell office:value-type="string" calcext:value-type="string">
            <text:p>Vietnam</text:p>
          </table:table-cell>
          <table:table-cell office:value-type="float" office:value="2880.8" calcext:value-type="float">
            <text:p>2,880.80</text:p>
          </table:table-cell>
          <table:table-cell office:value-type="string" calcext:value-type="string">
            <text:p>1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 Nang</text:p>
          </table:table-cell>
          <table:table-cell office:value-type="string" calcext:value-type="string">
            <text:p>Vietnã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84] &amp; &quot;,  “city”: “&quot;&amp; [.B84] &amp;&quot;”, “country”: “&quot;&amp; [.C84] &amp;&quot;”, “arrivals_mm”: “&quot;&amp; [.D84] &amp;&quot;”, “growth_perc_year”: &quot;&amp; [.E84] &amp;&quot;, “rank_movement_2018_2019”: &quot;&amp; [.F84] &amp;&quot;, “city_pt_br”: “&quot;&amp; [.G84] &amp;&quot;”, “country_pt_br”: “&quot;&amp; [.H84] &amp;&quot;”, “continent_id”: &quot;&amp; [.I84] &amp;&quot;}&quot; &amp; IF([.A84]=MAX([.$A$2:.$A$1048576]);&quot;&quot;;&quot;,&quot;)" office:value-type="string" office:string-value="{   “ranking”: 83,  “city”: “Da Nang”, “country”: “Vietnam”, “arrivals_mm”: “2880,8”, “growth_perc_year”: 15.0, “rank_movement_2018_2019”: 6, “city_pt_br”: “Da Nang”, “country_pt_br”: “Vietnã”, “continent_id”: 2}," calcext:value-type="string">
            <text:p>{ <text:s text:c="2"/>“ranking”: 83, <text:s/>“city”: “Da Nang”, “country”: “Vietnam”, “arrivals_mm”: “2880,8”, “growth_perc_year”: 15.0, “rank_movement_2018_2019”: 6, “city_pt_br”: “Da Nang”, “country_pt_br”: “Vietnã”, “continent_id”: 2},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United States</text:p>
          </table:table-cell>
          <table:table-cell office:value-type="float" office:value="2853.1" calcext:value-type="float">
            <text:p>2,853.10</text:p>
          </table:table-cell>
          <table:table-cell office:value-type="string" calcext:value-type="string">
            <text:p>4.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Estados Unidos</text:p>
          </table:table-cell>
          <table:table-cell office:value-type="float" office:value="3" calcext:value-type="float">
            <text:p>3</text:p>
          </table:table-cell>
          <table:table-cell table:formula="of:=&quot;{   “ranking”: &quot;&amp; [.A85] &amp; &quot;,  “city”: “&quot;&amp; [.B85] &amp;&quot;”, “country”: “&quot;&amp; [.C85] &amp;&quot;”, “arrivals_mm”: “&quot;&amp; [.D85] &amp;&quot;”, “growth_perc_year”: &quot;&amp; [.E85] &amp;&quot;, “rank_movement_2018_2019”: &quot;&amp; [.F85] &amp;&quot;, “city_pt_br”: “&quot;&amp; [.G85] &amp;&quot;”, “country_pt_br”: “&quot;&amp; [.H85] &amp;&quot;”, “continent_id”: &quot;&amp; [.I85] &amp;&quot;}&quot; &amp; IF([.A85]=MAX([.$A$2:.$A$1048576]);&quot;&quot;;&quot;,&quot;)" office:value-type="string" office:string-value="{   “ranking”: 84,  “city”: “Honolulu”, “country”: “United States”, “arrivals_mm”: “2853,1”, “growth_perc_year”: 4.2, “rank_movement_2018_2019”: -4, “city_pt_br”: “Honolulu”, “country_pt_br”: “Estados Unidos”, “continent_id”: 3}," calcext:value-type="string">
            <text:p>{ <text:s text:c="2"/>“ranking”: 84, <text:s/>“city”: “Honolulu”, “country”: “United States”, “arrivals_mm”: “2853,1”, “growth_perc_year”: 4.2, “rank_movement_2018_2019”: -4, “city_pt_br”: “Honolulu”, “country_pt_br”: “Estados Unidos”, “continent_id”: 3},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Batam</text:p>
          </table:table-cell>
          <table:table-cell office:value-type="string" calcext:value-type="string">
            <text:p>Indonesia</text:p>
          </table:table-cell>
          <table:table-cell office:value-type="float" office:value="2850.8" calcext:value-type="float">
            <text:p>2,850.80</text:p>
          </table:table-cell>
          <table:table-cell office:value-type="string" calcext:value-type="string">
            <text:p>1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am</text:p>
          </table:table-cell>
          <table:table-cell office:value-type="string" calcext:value-type="string">
            <text:p>Indonés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86] &amp; &quot;,  “city”: “&quot;&amp; [.B86] &amp;&quot;”, “country”: “&quot;&amp; [.C86] &amp;&quot;”, “arrivals_mm”: “&quot;&amp; [.D86] &amp;&quot;”, “growth_perc_year”: &quot;&amp; [.E86] &amp;&quot;, “rank_movement_2018_2019”: &quot;&amp; [.F86] &amp;&quot;, “city_pt_br”: “&quot;&amp; [.G86] &amp;&quot;”, “country_pt_br”: “&quot;&amp; [.H86] &amp;&quot;”, “continent_id”: &quot;&amp; [.I86] &amp;&quot;}&quot; &amp; IF([.A86]=MAX([.$A$2:.$A$1048576]);&quot;&quot;;&quot;,&quot;)" office:value-type="string" office:string-value="{   “ranking”: 85,  “city”: “Batam”, “country”: “Indonesia”, “arrivals_mm”: “2850,8”, “growth_perc_year”: 14.4, “rank_movement_2018_2019”: 5, “city_pt_br”: “Batam”, “country_pt_br”: “Indonésia”, “continent_id”: 2}," calcext:value-type="string">
            <text:p>{ <text:s text:c="2"/>“ranking”: 85, <text:s/>“city”: “Batam”, “country”: “Indonesia”, “arrivals_mm”: “2850,8”, “growth_perc_year”: 14.4, “rank_movement_2018_2019”: 5, “city_pt_br”: “Batam”, “country_pt_br”: “Indonésia”, “continent_id”: 2},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oland</text:p>
          </table:table-cell>
          <table:table-cell office:value-type="float" office:value="2827" calcext:value-type="float">
            <text:p>2,827.00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sóvia</text:p>
          </table:table-cell>
          <table:table-cell office:value-type="string" calcext:value-type="string">
            <text:p>Polôni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87] &amp; &quot;,  “city”: “&quot;&amp; [.B87] &amp;&quot;”, “country”: “&quot;&amp; [.C87] &amp;&quot;”, “arrivals_mm”: “&quot;&amp; [.D87] &amp;&quot;”, “growth_perc_year”: &quot;&amp; [.E87] &amp;&quot;, “rank_movement_2018_2019”: &quot;&amp; [.F87] &amp;&quot;, “city_pt_br”: “&quot;&amp; [.G87] &amp;&quot;”, “country_pt_br”: “&quot;&amp; [.H87] &amp;&quot;”, “continent_id”: &quot;&amp; [.I87] &amp;&quot;}&quot; &amp; IF([.A87]=MAX([.$A$2:.$A$1048576]);&quot;&quot;;&quot;,&quot;)" office:value-type="string" office:string-value="{   “ranking”: 86,  “city”: “Warsaw”, “country”: “Poland”, “arrivals_mm”: “2827”, “growth_perc_year”: 3.5, “rank_movement_2018_2019”: 4, “city_pt_br”: “Varsóvia”, “country_pt_br”: “Polônia”, “continent_id”: 1}," calcext:value-type="string">
            <text:p>{ <text:s text:c="2"/>“ranking”: 86, <text:s/>“city”: “Warsaw”, “country”: “Poland”, “arrivals_mm”: “2827”, “growth_perc_year”: 3.5, “rank_movement_2018_2019”: 4, “city_pt_br”: “Varsóvia”, “country_pt_br”: “Polônia”, “continent_id”: 1},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Japan</text:p>
          </table:table-cell>
          <table:table-cell office:value-type="float" office:value="2777.5" calcext:value-type="float">
            <text:p>2,777.50</text:p>
          </table:table-cell>
          <table:table-cell office:value-type="string" calcext:value-type="string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Japão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88] &amp; &quot;,  “city”: “&quot;&amp; [.B88] &amp;&quot;”, “country”: “&quot;&amp; [.C88] &amp;&quot;”, “arrivals_mm”: “&quot;&amp; [.D88] &amp;&quot;”, “growth_perc_year”: &quot;&amp; [.E88] &amp;&quot;, “rank_movement_2018_2019”: &quot;&amp; [.F88] &amp;&quot;, “city_pt_br”: “&quot;&amp; [.G88] &amp;&quot;”, “country_pt_br”: “&quot;&amp; [.H88] &amp;&quot;”, “continent_id”: &quot;&amp; [.I88] &amp;&quot;}&quot; &amp; IF([.A88]=MAX([.$A$2:.$A$1048576]);&quot;&quot;;&quot;,&quot;)" office:value-type="string" office:string-value="{   “ranking”: 87,  “city”: “Chiba”, “country”: “Japan”, “arrivals_mm”: “2777,5”, “growth_perc_year”: 3.5, “rank_movement_2018_2019”: 2, “city_pt_br”: “Chiba”, “country_pt_br”: “Japão”, “continent_id”: 2}," calcext:value-type="string">
            <text:p>{ <text:s text:c="2"/>“ranking”: 87, <text:s/>“city”: “Chiba”, “country”: “Japan”, “arrivals_mm”: “2777,5”, “growth_perc_year”: 3.5, “rank_movement_2018_2019”: 2, “city_pt_br”: “Chiba”, “country_pt_br”: “Japão”, “continent_id”: 2},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Buenos Aires City</text:p>
          </table:table-cell>
          <table:table-cell office:value-type="string" calcext:value-type="string">
            <text:p>Argentina</text:p>
          </table:table-cell>
          <table:table-cell office:value-type="float" office:value="2767.4" calcext:value-type="float">
            <text:p>2,767.40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office:value-type="float" office:value="4" calcext:value-type="float">
            <text:p>4</text:p>
          </table:table-cell>
          <table:table-cell table:formula="of:=&quot;{   “ranking”: &quot;&amp; [.A89] &amp; &quot;,  “city”: “&quot;&amp; [.B89] &amp;&quot;”, “country”: “&quot;&amp; [.C89] &amp;&quot;”, “arrivals_mm”: “&quot;&amp; [.D89] &amp;&quot;”, “growth_perc_year”: &quot;&amp; [.E89] &amp;&quot;, “rank_movement_2018_2019”: &quot;&amp; [.F89] &amp;&quot;, “city_pt_br”: “&quot;&amp; [.G89] &amp;&quot;”, “country_pt_br”: “&quot;&amp; [.H89] &amp;&quot;”, “continent_id”: &quot;&amp; [.I89] &amp;&quot;}&quot; &amp; IF([.A89]=MAX([.$A$2:.$A$1048576]);&quot;&quot;;&quot;,&quot;)" office:value-type="string" office:string-value="{   “ranking”: 88,  “city”: “Buenos Aires City”, “country”: “Argentina”, “arrivals_mm”: “2767,4”, “growth_perc_year”: 3.0, “rank_movement_2018_2019”: 4, “city_pt_br”: “Buenos aires”, “country_pt_br”: “Argentina”, “continent_id”: 4}," calcext:value-type="string">
            <text:p>{ <text:s text:c="2"/>“ranking”: 88, <text:s/>“city”: “Buenos Aires City”, “country”: “Argentina”, “arrivals_mm”: “2767,4”, “growth_perc_year”: 3.0, “rank_movement_2018_2019”: 4, “city_pt_br”: “Buenos aires”, “country_pt_br”: “Argentina”, “continent_id”: 4},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ru</text:p>
          </table:table-cell>
          <table:table-cell office:value-type="float" office:value="2764" calcext:value-type="float">
            <text:p>2,764.00</text:p>
          </table:table-cell>
          <table:table-cell office:value-type="string" calcext:value-type="string">
            <text:p>9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ru</text:p>
          </table:table-cell>
          <table:table-cell office:value-type="float" office:value="4" calcext:value-type="float">
            <text:p>4</text:p>
          </table:table-cell>
          <table:table-cell table:formula="of:=&quot;{   “ranking”: &quot;&amp; [.A90] &amp; &quot;,  “city”: “&quot;&amp; [.B90] &amp;&quot;”, “country”: “&quot;&amp; [.C90] &amp;&quot;”, “arrivals_mm”: “&quot;&amp; [.D90] &amp;&quot;”, “growth_perc_year”: &quot;&amp; [.E90] &amp;&quot;, “rank_movement_2018_2019”: &quot;&amp; [.F90] &amp;&quot;, “city_pt_br”: “&quot;&amp; [.G90] &amp;&quot;”, “country_pt_br”: “&quot;&amp; [.H90] &amp;&quot;”, “continent_id”: &quot;&amp; [.I90] &amp;&quot;}&quot; &amp; IF([.A90]=MAX([.$A$2:.$A$1048576]);&quot;&quot;;&quot;,&quot;)" office:value-type="string" office:string-value="{   “ranking”: 89,  “city”: “Lima”, “country”: “Peru”, “arrivals_mm”: “2764”, “growth_perc_year”: 9.0, “rank_movement_2018_2019”: 1, “city_pt_br”: “Lima”, “country_pt_br”: “Peru”, “continent_id”: 4}," calcext:value-type="string">
            <text:p>{ <text:s text:c="2"/>“ranking”: 89, <text:s/>“city”: “Lima”, “country”: “Peru”, “arrivals_mm”: “2764”, “growth_perc_year”: 9.0, “rank_movement_2018_2019”: 1, “city_pt_br”: “Lima”, “country_pt_br”: “Peru”, “continent_id”: 4},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Germany</text:p>
          </table:table-cell>
          <table:table-cell office:value-type="float" office:value="2728.1" calcext:value-type="float">
            <text:p>2,728.10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Alemanh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91] &amp; &quot;,  “city”: “&quot;&amp; [.B91] &amp;&quot;”, “country”: “&quot;&amp; [.C91] &amp;&quot;”, “arrivals_mm”: “&quot;&amp; [.D91] &amp;&quot;”, “growth_perc_year”: &quot;&amp; [.E91] &amp;&quot;, “rank_movement_2018_2019”: &quot;&amp; [.F91] &amp;&quot;, “city_pt_br”: “&quot;&amp; [.G91] &amp;&quot;”, “country_pt_br”: “&quot;&amp; [.H91] &amp;&quot;”, “continent_id”: &quot;&amp; [.I91] &amp;&quot;}&quot; &amp; IF([.A91]=MAX([.$A$2:.$A$1048576]);&quot;&quot;;&quot;,&quot;)" office:value-type="string" office:string-value="{   “ranking”: 90,  “city”: “Frankfurt”, “country”: “Germany”, “arrivals_mm”: “2728,1”, “growth_perc_year”: 3.5, “rank_movement_2018_2019”: 4, “city_pt_br”: “Frankfurt”, “country_pt_br”: “Alemanha”, “continent_id”: 1}," calcext:value-type="string">
            <text:p>{ <text:s text:c="2"/>“ranking”: 90, <text:s/>“city”: “Frankfurt”, “country”: “Germany”, “arrivals_mm”: “2728,1”, “growth_perc_year”: 3.5, “rank_movement_2018_2019”: 4, “city_pt_br”: “Frankfurt”, “country_pt_br”: “Alemanha”, “continent_id”: 1},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office:value-type="float" office:value="2721.9" calcext:value-type="float">
            <text:p>2,721.90</text:p>
          </table:table-cell>
          <table:table-cell office:value-type="string" calcext:value-type="string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ocolmo</text:p>
          </table:table-cell>
          <table:table-cell office:value-type="string" calcext:value-type="string">
            <text:p>Suéci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92] &amp; &quot;,  “city”: “&quot;&amp; [.B92] &amp;&quot;”, “country”: “&quot;&amp; [.C92] &amp;&quot;”, “arrivals_mm”: “&quot;&amp; [.D92] &amp;&quot;”, “growth_perc_year”: &quot;&amp; [.E92] &amp;&quot;, “rank_movement_2018_2019”: &quot;&amp; [.F92] &amp;&quot;, “city_pt_br”: “&quot;&amp; [.G92] &amp;&quot;”, “country_pt_br”: “&quot;&amp; [.H92] &amp;&quot;”, “continent_id”: &quot;&amp; [.I92] &amp;&quot;}&quot; &amp; IF([.A92]=MAX([.$A$2:.$A$1048576]);&quot;&quot;;&quot;,&quot;)" office:value-type="string" office:string-value="{   “ranking”: 91,  “city”: “Stockholm”, “country”: “Sweden”, “arrivals_mm”: “2721,9”, “growth_perc_year”: 4.5, “rank_movement_2018_2019”: 4, “city_pt_br”: “Estocolmo”, “country_pt_br”: “Suécia”, “continent_id”: 1}," calcext:value-type="string">
            <text:p>{ <text:s text:c="2"/>“ranking”: 91, <text:s/>“city”: “Stockholm”, “country”: “Sweden”, “arrivals_mm”: “2721,9”, “growth_perc_year”: 4.5, “rank_movement_2018_2019”: 4, “city_pt_br”: “Estocolmo”, “country_pt_br”: “Suécia”, “continent_id”: 1},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</text:p>
          </table:table-cell>
          <table:table-cell office:value-type="float" office:value="2676.1" calcext:value-type="float">
            <text:p>2,676.10</text:p>
          </table:table-cell>
          <table:table-cell office:value-type="string" calcext:value-type="string">
            <text:p>19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Índ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93] &amp; &quot;,  “city”: “&quot;&amp; [.B93] &amp;&quot;”, “country”: “&quot;&amp; [.C93] &amp;&quot;”, “arrivals_mm”: “&quot;&amp; [.D93] &amp;&quot;”, “growth_perc_year”: &quot;&amp; [.E93] &amp;&quot;, “rank_movement_2018_2019”: &quot;&amp; [.F93] &amp;&quot;, “city_pt_br”: “&quot;&amp; [.G93] &amp;&quot;”, “country_pt_br”: “&quot;&amp; [.H93] &amp;&quot;”, “continent_id”: &quot;&amp; [.I93] &amp;&quot;}&quot; &amp; IF([.A93]=MAX([.$A$2:.$A$1048576]);&quot;&quot;;&quot;,&quot;)" office:value-type="string" office:string-value="{   “ranking”: 92,  “city”: “Bangalore”, “country”: “India”, “arrivals_mm”: “2676,1”, “growth_perc_year”: 19.5, “rank_movement_2018_2019”: 7, “city_pt_br”: “Bangalore”, “country_pt_br”: “Índia”, “continent_id”: 2}," calcext:value-type="string">
            <text:p>{ <text:s text:c="2"/>“ranking”: 92, <text:s/>“city”: “Bangalore”, “country”: “India”, “arrivals_mm”: “2676,1”, “growth_perc_year”: 19.5, “rank_movement_2018_2019”: 7, “city_pt_br”: “Bangalore”, “country_pt_br”: “Índia”, “continent_id”: 2},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France</text:p>
          </table:table-cell>
          <table:table-cell office:value-type="float" office:value="2582.7" calcext:value-type="float">
            <text:p>2,582.70</text:p>
          </table:table-cell>
          <table:table-cell office:value-type="string" calcext:value-type="string">
            <text:p>4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França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94] &amp; &quot;,  “city”: “&quot;&amp; [.B94] &amp;&quot;”, “country”: “&quot;&amp; [.C94] &amp;&quot;”, “arrivals_mm”: “&quot;&amp; [.D94] &amp;&quot;”, “growth_perc_year”: &quot;&amp; [.E94] &amp;&quot;, “rank_movement_2018_2019”: &quot;&amp; [.F94] &amp;&quot;, “city_pt_br”: “&quot;&amp; [.G94] &amp;&quot;”, “country_pt_br”: “&quot;&amp; [.H94] &amp;&quot;”, “continent_id”: &quot;&amp; [.I94] &amp;&quot;}&quot; &amp; IF([.A94]=MAX([.$A$2:.$A$1048576]);&quot;&quot;;&quot;,&quot;)" office:value-type="string" office:string-value="{   “ranking”: 93,  “city”: “Nice”, “country”: “France”, “arrivals_mm”: “2582,7”, “growth_perc_year”: 4.7, “rank_movement_2018_2019”: 2, “city_pt_br”: “Legal”, “country_pt_br”: “França”, “continent_id”: 1}," calcext:value-type="string">
            <text:p>{ <text:s text:c="2"/>“ranking”: 93, <text:s/>“city”: “Nice”, “country”: “France”, “arrivals_mm”: “2582,7”, “growth_perc_year”: 4.7, “rank_movement_2018_2019”: 2, “city_pt_br”: “Legal”, “country_pt_br”: “França”, “continent_id”: 1},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United Arab Emirates</text:p>
          </table:table-cell>
          <table:table-cell office:value-type="float" office:value="2565.2" calcext:value-type="float">
            <text:p>2,565.20</text:p>
          </table:table-cell>
          <table:table-cell office:value-type="string" calcext:value-type="string">
            <text:p>6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Emirados Árabes Unidos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95] &amp; &quot;,  “city”: “&quot;&amp; [.B95] &amp;&quot;”, “country”: “&quot;&amp; [.C95] &amp;&quot;”, “arrivals_mm”: “&quot;&amp; [.D95] &amp;&quot;”, “growth_perc_year”: &quot;&amp; [.E95] &amp;&quot;, “rank_movement_2018_2019”: &quot;&amp; [.F95] &amp;&quot;, “city_pt_br”: “&quot;&amp; [.G95] &amp;&quot;”, “country_pt_br”: “&quot;&amp; [.H95] &amp;&quot;”, “continent_id”: &quot;&amp; [.I95] &amp;&quot;}&quot; &amp; IF([.A95]=MAX([.$A$2:.$A$1048576]);&quot;&quot;;&quot;,&quot;)" office:value-type="string" office:string-value="{   “ranking”: 94,  “city”: “Abu Dhabi”, “country”: “United Arab Emirates”, “arrivals_mm”: “2565,2”, “growth_perc_year”: 6.8, “rank_movement_2018_2019”: 1, “city_pt_br”: “Abu Dhabi”, “country_pt_br”: “Emirados Árabes Unidos”, “continent_id”: 2}," calcext:value-type="string">
            <text:p>{ <text:s text:c="2"/>“ranking”: 94, <text:s/>“city”: “Abu Dhabi”, “country”: “United Arab Emirates”, “arrivals_mm”: “2565,2”, “growth_perc_year”: 6.8, “rank_movement_2018_2019”: 1, “city_pt_br”: “Abu Dhabi”, “country_pt_br”: “Emirados Árabes Unidos”, “continent_id”: 2},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apan</text:p>
          </table:table-cell>
          <table:table-cell office:value-type="float" office:value="2525.7" calcext:value-type="float">
            <text:p>2,525.70</text:p>
          </table:table-cell>
          <table:table-cell office:value-type="string" calcext:value-type="string">
            <text:p>3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apão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96] &amp; &quot;,  “city”: “&quot;&amp; [.B96] &amp;&quot;”, “country”: “&quot;&amp; [.C96] &amp;&quot;”, “arrivals_mm”: “&quot;&amp; [.D96] &amp;&quot;”, “growth_perc_year”: &quot;&amp; [.E96] &amp;&quot;, “rank_movement_2018_2019”: &quot;&amp; [.F96] &amp;&quot;, “city_pt_br”: “&quot;&amp; [.G96] &amp;&quot;”, “country_pt_br”: “&quot;&amp; [.H96] &amp;&quot;”, “continent_id”: &quot;&amp; [.I96] &amp;&quot;}&quot; &amp; IF([.A96]=MAX([.$A$2:.$A$1048576]);&quot;&quot;;&quot;,&quot;)" office:value-type="string" office:string-value="{   “ranking”: 95,  “city”: “Fukuoka”, “country”: “Japan”, “arrivals_mm”: “2525,7”, “growth_perc_year”: 3.6, “rank_movement_2018_2019”: 3, “city_pt_br”: “Fukuoka”, “country_pt_br”: “Japão”, “continent_id”: 2}," calcext:value-type="string">
            <text:p>{ <text:s text:c="2"/>“ranking”: 95, <text:s/>“city”: “Fukuoka”, “country”: “Japan”, “arrivals_mm”: “2525,7”, “growth_perc_year”: 3.6, “rank_movement_2018_2019”: 3, “city_pt_br”: “Fukuoka”, “country_pt_br”: “Japão”, “continent_id”: 2},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ortugal</text:p>
          </table:table-cell>
          <table:table-cell office:value-type="float" office:value="2491.7" calcext:value-type="float">
            <text:p>2,491.70</text:p>
          </table:table-cell>
          <table:table-cell office:value-type="string" calcext:value-type="string">
            <text:p>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table:formula="of:=&quot;{   “ranking”: &quot;&amp; [.A97] &amp; &quot;,  “city”: “&quot;&amp; [.B97] &amp;&quot;”, “country”: “&quot;&amp; [.C97] &amp;&quot;”, “arrivals_mm”: “&quot;&amp; [.D97] &amp;&quot;”, “growth_perc_year”: &quot;&amp; [.E97] &amp;&quot;, “rank_movement_2018_2019”: &quot;&amp; [.F97] &amp;&quot;, “city_pt_br”: “&quot;&amp; [.G97] &amp;&quot;”, “country_pt_br”: “&quot;&amp; [.H97] &amp;&quot;”, “continent_id”: &quot;&amp; [.I97] &amp;&quot;}&quot; &amp; IF([.A97]=MAX([.$A$2:.$A$1048576]);&quot;&quot;;&quot;,&quot;)" office:value-type="string" office:string-value="{   “ranking”: 96,  “city”: “Porto”, “country”: “Portugal”, “arrivals_mm”: “2491,7”, “growth_perc_year”: 6.4, “rank_movement_2018_2019”: 1, “city_pt_br”: “Porto”, “country_pt_br”: “Portugal”, “continent_id”: 1}," calcext:value-type="string">
            <text:p>{ <text:s text:c="2"/>“ranking”: 96, <text:s/>“city”: “Porto”, “country”: “Portugal”, “arrivals_mm”: “2491,7”, “growth_perc_year”: 6.4, “rank_movement_2018_2019”: 1, “city_pt_br”: “Porto”, “country_pt_br”: “Portugal”, “continent_id”: 1},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Greece</text:p>
          </table:table-cell>
          <table:table-cell office:value-type="float" office:value="2414.8" calcext:value-type="float">
            <text:p>2,414.80</text:p>
          </table:table-cell>
          <table:table-cell office:value-type="string" calcext:value-type="string">
            <text:p>3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es</text:p>
          </table:table-cell>
          <table:table-cell office:value-type="string" calcext:value-type="string">
            <text:p>Gréc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98] &amp; &quot;,  “city”: “&quot;&amp; [.B98] &amp;&quot;”, “country”: “&quot;&amp; [.C98] &amp;&quot;”, “arrivals_mm”: “&quot;&amp; [.D98] &amp;&quot;”, “growth_perc_year”: &quot;&amp; [.E98] &amp;&quot;, “rank_movement_2018_2019”: &quot;&amp; [.F98] &amp;&quot;, “city_pt_br”: “&quot;&amp; [.G98] &amp;&quot;”, “country_pt_br”: “&quot;&amp; [.H98] &amp;&quot;”, “continent_id”: &quot;&amp; [.I98] &amp;&quot;}&quot; &amp; IF([.A98]=MAX([.$A$2:.$A$1048576]);&quot;&quot;;&quot;,&quot;)" office:value-type="string" office:string-value="{   “ranking”: 97,  “city”: “Rhodes”, “country”: “Greece”, “arrivals_mm”: “2414,8”, “growth_perc_year”: 3.3, “rank_movement_2018_2019”: 2, “city_pt_br”: “Rodes”, “country_pt_br”: “Grécia”, “continent_id”: 2}," calcext:value-type="string">
            <text:p>{ <text:s text:c="2"/>“ranking”: 97, <text:s/>“city”: “Rhodes”, “country”: “Greece”, “arrivals_mm”: “2414,8”, “growth_perc_year”: 3.3, “rank_movement_2018_2019”: 2, “city_pt_br”: “Rodes”, “country_pt_br”: “Grécia”, “continent_id”: 2},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Krabi</text:p>
          </table:table-cell>
          <table:table-cell office:value-type="string" calcext:value-type="string">
            <text:p>Thailand</text:p>
          </table:table-cell>
          <table:table-cell office:value-type="float" office:value="2386.2" calcext:value-type="float">
            <text:p>2,386.20</text:p>
          </table:table-cell>
          <table:table-cell office:value-type="string" calcext:value-type="string">
            <text:p>5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bi</text:p>
          </table:table-cell>
          <table:table-cell office:value-type="string" calcext:value-type="string">
            <text:p>Tailândia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99] &amp; &quot;,  “city”: “&quot;&amp; [.B99] &amp;&quot;”, “country”: “&quot;&amp; [.C99] &amp;&quot;”, “arrivals_mm”: “&quot;&amp; [.D99] &amp;&quot;”, “growth_perc_year”: &quot;&amp; [.E99] &amp;&quot;, “rank_movement_2018_2019”: &quot;&amp; [.F99] &amp;&quot;, “city_pt_br”: “&quot;&amp; [.G99] &amp;&quot;”, “country_pt_br”: “&quot;&amp; [.H99] &amp;&quot;”, “continent_id”: &quot;&amp; [.I99] &amp;&quot;}&quot; &amp; IF([.A99]=MAX([.$A$2:.$A$1048576]);&quot;&quot;;&quot;,&quot;)" office:value-type="string" office:string-value="{   “ranking”: 98,  “city”: “Krabi”, “country”: “Thailand”, “arrivals_mm”: “2386,2”, “growth_perc_year”: 5.8, “rank_movement_2018_2019”: 1, “city_pt_br”: “Krabi”, “country_pt_br”: “Tailândia”, “continent_id”: 2}," calcext:value-type="string">
            <text:p>{ <text:s text:c="2"/>“ranking”: 98, <text:s/>“city”: “Krabi”, “country”: “Thailand”, “arrivals_mm”: “2386,2”, “growth_perc_year”: 5.8, “rank_movement_2018_2019”: 1, “city_pt_br”: “Krabi”, “country_pt_br”: “Tailândia”, “continent_id”: 2},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azil</text:p>
          </table:table-cell>
          <table:table-cell office:value-type="float" office:value="2330.7" calcext:value-type="float">
            <text:p>2,330.70</text:p>
          </table:table-cell>
          <table:table-cell office:value-type="string" calcext:value-type="string">
            <text:p>2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asil</text:p>
          </table:table-cell>
          <table:table-cell office:value-type="float" office:value="4" calcext:value-type="float">
            <text:p>4</text:p>
          </table:table-cell>
          <table:table-cell table:formula="of:=&quot;{   “ranking”: &quot;&amp; [.A100] &amp; &quot;,  “city”: “&quot;&amp; [.B100] &amp;&quot;”, “country”: “&quot;&amp; [.C100] &amp;&quot;”, “arrivals_mm”: “&quot;&amp; [.D100] &amp;&quot;”, “growth_perc_year”: &quot;&amp; [.E100] &amp;&quot;, “rank_movement_2018_2019”: &quot;&amp; [.F100] &amp;&quot;, “city_pt_br”: “&quot;&amp; [.G100] &amp;&quot;”, “country_pt_br”: “&quot;&amp; [.H100] &amp;&quot;”, “continent_id”: &quot;&amp; [.I100] &amp;&quot;}&quot; &amp; IF([.A100]=MAX([.$A$2:.$A$1048576]);&quot;&quot;;&quot;,&quot;)" office:value-type="string" office:string-value="{   “ranking”: 99,  “city”: “Rio de Janeiro”, “country”: “Brazil”, “arrivals_mm”: “2330,7”, “growth_perc_year”: 2.3, “rank_movement_2018_2019”: 6, “city_pt_br”: “Rio de Janeiro”, “country_pt_br”: “Brasil”, “continent_id”: 4}," calcext:value-type="string">
            <text:p>{ <text:s text:c="2"/>“ranking”: 99, <text:s/>“city”: “Rio de Janeiro”, “country”: “Brazil”, “arrivals_mm”: “2330,7”, “growth_perc_year”: 2.3, “rank_movement_2018_2019”: 6, “city_pt_br”: “Rio de Janeiro”, “country_pt_br”: “Brasil”, “continent_id”: 4},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Jeju</text:p>
          </table:table-cell>
          <table:table-cell office:value-type="string" calcext:value-type="string">
            <text:p>South Korea</text:p>
          </table:table-cell>
          <table:table-cell office:value-type="float" office:value="2278.8" calcext:value-type="float">
            <text:p>2,278.80</text:p>
          </table:table-cell>
          <table:table-cell office:value-type="string" calcext:value-type="string">
            <text:p>-3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ju</text:p>
          </table:table-cell>
          <table:table-cell office:value-type="string" calcext:value-type="string">
            <text:p>Coreia do Sul</text:p>
          </table:table-cell>
          <table:table-cell office:value-type="float" office:value="2" calcext:value-type="float">
            <text:p>2</text:p>
          </table:table-cell>
          <table:table-cell table:formula="of:=&quot;{   “ranking”: &quot;&amp; [.A101] &amp; &quot;,  “city”: “&quot;&amp; [.B101] &amp;&quot;”, “country”: “&quot;&amp; [.C101] &amp;&quot;”, “arrivals_mm”: “&quot;&amp; [.D101] &amp;&quot;”, “growth_perc_year”: &quot;&amp; [.E101] &amp;&quot;, “rank_movement_2018_2019”: &quot;&amp; [.F101] &amp;&quot;, “city_pt_br”: “&quot;&amp; [.G101] &amp;&quot;”, “country_pt_br”: “&quot;&amp; [.H101] &amp;&quot;”, “continent_id”: &quot;&amp; [.I101] &amp;&quot;}&quot; &amp; IF([.A101]=MAX([.$A$2:.$A$1048576]);&quot;&quot;;&quot;,&quot;)" office:value-type="string" office:string-value="{   “ranking”: 100,  “city”: “Jeju”, “country”: “South Korea”, “arrivals_mm”: “2278,8”, “growth_perc_year”: -3.0, “rank_movement_2018_2019”: 12, “city_pt_br”: “Jeju”, “country_pt_br”: “Coreia do Sul”, “continent_id”: 2}" calcext:value-type="string">
            <text:p>{ <text:s text:c="2"/>“ranking”: 100, <text:s/>“city”: “Jeju”, “country”: “South Korea”, “arrivals_mm”: “2278,8”, “growth_perc_year”: -3.0, “rank_movement_2018_2019”: 12, “city_pt_br”: “Jeju”, “country_pt_br”: “Coreia do Sul”, “continent_id”: 2}</text:p>
          </table:table-cell>
        </table:table-row>
        <table:table-row table:style-name="ro1" table:number-rows-repeated="10484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18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ce2"/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arrivals_MM</text:p>
          </table:table-cell>
          <table:table-cell office:value-type="string" calcext:value-type="string">
            <text:p>growth_perc_year</text:p>
          </table:table-cell>
          <table:table-cell office:value-type="string" calcext:value-type="string">
            <text:p>rank_movement_2013_2018</text:p>
          </table:table-cell>
          <table:table-cell office:value-type="string" calcext:value-type="string">
            <text:p>city_pt_br</text:p>
          </table:table-cell>
          <table:table-cell office:value-type="string" calcext:value-type="string">
            <text:p>country_pt_br</text:p>
          </table:table-cell>
          <table:table-cell office:value-type="string" calcext:value-type="string">
            <text:p>continent_id</text:p>
          </table:table-cell>
          <table:table-cell office:value-type="string" calcext:value-type="string">
            <text:p>json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office:value-type="float" office:value="29262.7" calcext:value-type="float">
            <text:p>29.262,70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table:formula="of:=VLOOKUP([.B2];['2019 - Forecast'.$B$1:.$I$1048576];8;0)" office:value-type="float" office:value="2" calcext:value-type="float">
            <text:p>2</text:p>
          </table:table-cell>
          <table:table-cell table:formula="of:=&quot;{   “ranking”: &quot;&amp; [.A2] &amp; &quot;,  “city”: “&quot;&amp; [.B2] &amp;&quot;”, “country”: “&quot;&amp; [.C2] &amp;&quot;”, “arrivals_mm”: “&quot;&amp; [.D2] &amp;&quot;”, “growth_perc_year”: &quot;&amp; [.E2] &amp;&quot;, “rank_movement_2013_2018”: &quot;&amp; [.F2] &amp;&quot;, “city_pt_br”: “&quot;&amp; [.G2] &amp;&quot;”, “country_pt_br”: “&quot;&amp; [.H2] &amp;&quot;”, “continent_id”: &quot;&amp; [.I2] &amp;&quot;}&quot; &amp; IF([.A2]=MAX([.$A$2:.$A$1048576]);&quot;&quot;;&quot;,&quot;)" office:value-type="string" office:string-value="{   “ranking”: 1,  “city”: “Hong Kong”, “country”: “China”, “arrivals_mm”: “29262,7”, “growth_perc_year”: 5.0, “rank_movement_2013_2018”: 0, “city_pt_br”: “Hong Kong”, “country_pt_br”: “China”, “continent_id”: 2}," calcext:value-type="string">
            <text:p>{ <text:s text:c="2"/>“ranking”: 1, <text:s/>“city”: “Hong Kong”, “country”: “China”, “arrivals_mm”: “29262,7”, “growth_perc_year”: 5.0, “rank_movement_2013_2018”: 0, “city_pt_br”: “Hong Kong”, “country_pt_br”: “China”, “continent_id”: 2},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hailand</text:p>
          </table:table-cell>
          <table:table-cell office:value-type="float" office:value="24177.5" calcext:value-type="float">
            <text:p>24.177,50</text:p>
          </table:table-cell>
          <table:table-cell office:value-type="string" calcext:value-type="string">
            <text:p>7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ailândia</text:p>
          </table:table-cell>
          <table:table-cell table:formula="of:=VLOOKUP([.B3];['2019 - Forecast'.$B$1:.$I$1048576];8;0)" office:value-type="float" office:value="2" calcext:value-type="float">
            <text:p>2</text:p>
          </table:table-cell>
          <table:table-cell table:formula="of:=&quot;{   “ranking”: &quot;&amp; [.A3] &amp; &quot;,  “city”: “&quot;&amp; [.B3] &amp;&quot;”, “country”: “&quot;&amp; [.C3] &amp;&quot;”, “arrivals_mm”: “&quot;&amp; [.D3] &amp;&quot;”, “growth_perc_year”: &quot;&amp; [.E3] &amp;&quot;, “rank_movement_2013_2018”: &quot;&amp; [.F3] &amp;&quot;, “city_pt_br”: “&quot;&amp; [.G3] &amp;&quot;”, “country_pt_br”: “&quot;&amp; [.H3] &amp;&quot;”, “continent_id”: &quot;&amp; [.I3] &amp;&quot;}&quot; &amp; IF([.A3]=MAX([.$A$2:.$A$1048576]);&quot;&quot;;&quot;,&quot;)" office:value-type="string" office:string-value="{   “ranking”: 2,  “city”: “Bangkok”, “country”: “Thailand”, “arrivals_mm”: “24177,5”, “growth_perc_year”: 7.7, “rank_movement_2013_2018”: 0, “city_pt_br”: “Bangkok”, “country_pt_br”: “Tailândia”, “continent_id”: 2}," calcext:value-type="string">
            <text:p>{ <text:s text:c="2"/>“ranking”: 2, <text:s/>“city”: “Bangkok”, “country”: “Thailand”, “arrivals_mm”: “24177,5”, “growth_perc_year”: 7.7, “rank_movement_2013_2018”: 0, “city_pt_br”: “Bangkok”, “country_pt_br”: “Tailândia”, “continent_id”: 2},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  <table:table-cell office:value-type="float" office:value="19233" calcext:value-type="float">
            <text:p>19.233,00</text:p>
          </table:table-cell>
          <table:table-cell office:value-type="string" calcext:value-type="string">
            <text:p>-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  <table:table-cell table:formula="of:=VLOOKUP([.B4];['2019 - Forecast'.$B$1:.$I$1048576];8;0)" office:value-type="float" office:value="1" calcext:value-type="float">
            <text:p>1</text:p>
          </table:table-cell>
          <table:table-cell table:formula="of:=&quot;{   “ranking”: &quot;&amp; [.A4] &amp; &quot;,  “city”: “&quot;&amp; [.B4] &amp;&quot;”, “country”: “&quot;&amp; [.C4] &amp;&quot;”, “arrivals_mm”: “&quot;&amp; [.D4] &amp;&quot;”, “growth_perc_year”: &quot;&amp; [.E4] &amp;&quot;, “rank_movement_2013_2018”: &quot;&amp; [.F4] &amp;&quot;, “city_pt_br”: “&quot;&amp; [.G4] &amp;&quot;”, “country_pt_br”: “&quot;&amp; [.H4] &amp;&quot;”, “continent_id”: &quot;&amp; [.I4] &amp;&quot;}&quot; &amp; IF([.A4]=MAX([.$A$2:.$A$1048576]);&quot;&quot;;&quot;,&quot;)" office:value-type="string" office:string-value="{   “ranking”: 3,  “city”: “London”, “country”: “United Kingdom”, “arrivals_mm”: “19233”, “growth_perc_year”: -3.0, “rank_movement_2013_2018”: 0, “city_pt_br”: “Londres”, “country_pt_br”: “Reino Unido”, “continent_id”: 1}," calcext:value-type="string">
            <text:p>{ <text:s text:c="2"/>“ranking”: 3, <text:s/>“city”: “London”, “country”: “United Kingdom”, “arrivals_mm”: “19233”, “growth_perc_year”: -3.0, “rank_movement_2013_2018”: 0, “city_pt_br”: “Londres”, “country_pt_br”: “Reino Unido”, “continent_id”: 1},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China</text:p>
          </table:table-cell>
          <table:table-cell office:value-type="float" office:value="18931.4" calcext:value-type="float">
            <text:p>18.931,40</text:p>
          </table:table-cell>
          <table:table-cell office:value-type="string" calcext:value-type="string">
            <text:p>9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China</text:p>
          </table:table-cell>
          <table:table-cell table:formula="of:=VLOOKUP([.B5];['2019 - Forecast'.$B$1:.$I$1048576];8;0)" office:value-type="float" office:value="2" calcext:value-type="float">
            <text:p>2</text:p>
          </table:table-cell>
          <table:table-cell table:formula="of:=&quot;{   “ranking”: &quot;&amp; [.A5] &amp; &quot;,  “city”: “&quot;&amp; [.B5] &amp;&quot;”, “country”: “&quot;&amp; [.C5] &amp;&quot;”, “arrivals_mm”: “&quot;&amp; [.D5] &amp;&quot;”, “growth_perc_year”: &quot;&amp; [.E5] &amp;&quot;, “rank_movement_2013_2018”: &quot;&amp; [.F5] &amp;&quot;, “city_pt_br”: “&quot;&amp; [.G5] &amp;&quot;”, “country_pt_br”: “&quot;&amp; [.H5] &amp;&quot;”, “continent_id”: &quot;&amp; [.I5] &amp;&quot;}&quot; &amp; IF([.A5]=MAX([.$A$2:.$A$1048576]);&quot;&quot;;&quot;,&quot;)" office:value-type="string" office:string-value="{   “ranking”: 4,  “city”: “Macau”, “country”: “China”, “arrivals_mm”: “18931,4”, “growth_perc_year”: 9.2, “rank_movement_2013_2018”: 2, “city_pt_br”: “Macau”, “country_pt_br”: “China”, “continent_id”: 2}," calcext:value-type="string">
            <text:p>{ <text:s text:c="2"/>“ranking”: 4, <text:s/>“city”: “Macau”, “country”: “China”, “arrivals_mm”: “18931,4”, “growth_perc_year”: 9.2, “rank_movement_2013_2018”: 2, “city_pt_br”: “Macau”, “country_pt_br”: “China”, “continent_id”: 2},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ingapore</text:p>
          </table:table-cell>
          <table:table-cell office:value-type="float" office:value="18551.2" calcext:value-type="float">
            <text:p>18.551,20</text:p>
          </table:table-cell>
          <table:table-cell office:value-type="string" calcext:value-type="string">
            <text:p>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gapura</text:p>
          </table:table-cell>
          <table:table-cell office:value-type="string" calcext:value-type="string">
            <text:p>Singapura</text:p>
          </table:table-cell>
          <table:table-cell table:formula="of:=VLOOKUP([.B6];['2019 - Forecast'.$B$1:.$I$1048576];8;0)" office:value-type="float" office:value="2" calcext:value-type="float">
            <text:p>2</text:p>
          </table:table-cell>
          <table:table-cell table:formula="of:=&quot;{   “ranking”: &quot;&amp; [.A6] &amp; &quot;,  “city”: “&quot;&amp; [.B6] &amp;&quot;”, “country”: “&quot;&amp; [.C6] &amp;&quot;”, “arrivals_mm”: “&quot;&amp; [.D6] &amp;&quot;”, “growth_perc_year”: &quot;&amp; [.E6] &amp;&quot;, “rank_movement_2013_2018”: &quot;&amp; [.F6] &amp;&quot;, “city_pt_br”: “&quot;&amp; [.G6] &amp;&quot;”, “country_pt_br”: “&quot;&amp; [.H6] &amp;&quot;”, “continent_id”: &quot;&amp; [.I6] &amp;&quot;}&quot; &amp; IF([.A6]=MAX([.$A$2:.$A$1048576]);&quot;&quot;;&quot;,&quot;)" office:value-type="string" office:string-value="{   “ranking”: 5,  “city”: “Singapore”, “country”: “Singapore”, “arrivals_mm”: “18551,2”, “growth_perc_year”: 5.3, “rank_movement_2013_2018”: 1, “city_pt_br”: “Cingapura”, “country_pt_br”: “Singapura”, “continent_id”: 2}," calcext:value-type="string">
            <text:p>{ <text:s text:c="2"/>“ranking”: 5, <text:s/>“city”: “Singapore”, “country”: “Singapore”, “arrivals_mm”: “18551,2”, “growth_perc_year”: 5.3, “rank_movement_2013_2018”: 1, “city_pt_br”: “Cingapura”, “country_pt_br”: “Singapura”, “continent_id”: 2},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float" office:value="17560.2" calcext:value-type="float">
            <text:p>17.560,20</text:p>
          </table:table-cell>
          <table:table-cell office:value-type="string" calcext:value-type="string">
            <text:p>1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ça</text:p>
          </table:table-cell>
          <table:table-cell table:formula="of:=VLOOKUP([.B7];['2019 - Forecast'.$B$1:.$I$1048576];8;0)" office:value-type="float" office:value="1" calcext:value-type="float">
            <text:p>1</text:p>
          </table:table-cell>
          <table:table-cell table:formula="of:=&quot;{   “ranking”: &quot;&amp; [.A7] &amp; &quot;,  “city”: “&quot;&amp; [.B7] &amp;&quot;”, “country”: “&quot;&amp; [.C7] &amp;&quot;”, “arrivals_mm”: “&quot;&amp; [.D7] &amp;&quot;”, “growth_perc_year”: &quot;&amp; [.E7] &amp;&quot;, “rank_movement_2013_2018”: &quot;&amp; [.F7] &amp;&quot;, “city_pt_br”: “&quot;&amp; [.G7] &amp;&quot;”, “country_pt_br”: “&quot;&amp; [.H7] &amp;&quot;”, “continent_id”: &quot;&amp; [.I7] &amp;&quot;}&quot; &amp; IF([.A7]=MAX([.$A$2:.$A$1048576]);&quot;&quot;;&quot;,&quot;)" office:value-type="string" office:string-value="{   “ranking”: 6,  “city”: “Paris”, “country”: “France”, “arrivals_mm”: “17560,2”, “growth_perc_year”: 10.9, “rank_movement_2013_2018”: 1, “city_pt_br”: “Paris”, “country_pt_br”: “França”, “continent_id”: 1}," calcext:value-type="string">
            <text:p>{ <text:s text:c="2"/>“ranking”: 6, <text:s/>“city”: “Paris”, “country”: “France”, “arrivals_mm”: “17560,2”, “growth_perc_year”: 10.9, “rank_movement_2013_2018”: 1, “city_pt_br”: “Paris”, “country_pt_br”: “França”, “continent_id”: 1},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United Arab Emirates</text:p>
          </table:table-cell>
          <table:table-cell office:value-type="float" office:value="15920.7" calcext:value-type="float">
            <text:p>15.920,70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Emirados Árabes Unidos</text:p>
          </table:table-cell>
          <table:table-cell table:formula="of:=VLOOKUP([.B8];['2019 - Forecast'.$B$1:.$I$1048576];8;0)" office:value-type="float" office:value="2" calcext:value-type="float">
            <text:p>2</text:p>
          </table:table-cell>
          <table:table-cell table:formula="of:=&quot;{   “ranking”: &quot;&amp; [.A8] &amp; &quot;,  “city”: “&quot;&amp; [.B8] &amp;&quot;”, “country”: “&quot;&amp; [.C8] &amp;&quot;”, “arrivals_mm”: “&quot;&amp; [.D8] &amp;&quot;”, “growth_perc_year”: &quot;&amp; [.E8] &amp;&quot;, “rank_movement_2013_2018”: &quot;&amp; [.F8] &amp;&quot;, “city_pt_br”: “&quot;&amp; [.G8] &amp;&quot;”, “country_pt_br”: “&quot;&amp; [.H8] &amp;&quot;”, “continent_id”: &quot;&amp; [.I8] &amp;&quot;}&quot; &amp; IF([.A8]=MAX([.$A$2:.$A$1048576]);&quot;&quot;;&quot;,&quot;)" office:value-type="string" office:string-value="{   “ranking”: 7,  “city”: “Dubai”, “country”: “United Arab Emirates”, “arrivals_mm”: “15920,7”, “growth_perc_year”: 0.8, “rank_movement_2013_2018”: 0, “city_pt_br”: “Dubai”, “country_pt_br”: “Emirados Árabes Unidos”, “continent_id”: 2}," calcext:value-type="string">
            <text:p>{ <text:s text:c="2"/>“ranking”: 7, <text:s/>“city”: “Dubai”, “country”: “United Arab Emirates”, “arrivals_mm”: “15920,7”, “growth_perc_year”: 0.8, “rank_movement_2013_2018”: 0, “city_pt_br”: “Dubai”, “country_pt_br”: “Emirados Árabes Unidos”, “continent_id”: 2},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United States</text:p>
          </table:table-cell>
          <table:table-cell office:value-type="float" office:value="13600" calcext:value-type="float">
            <text:p>13.600,00</text:p>
          </table:table-cell>
          <table:table-cell office:value-type="string" calcext:value-type="string">
            <text:p>3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Estados Unidos</text:p>
          </table:table-cell>
          <table:table-cell table:formula="of:=VLOOKUP([.B9];['2019 - Forecast'.$B$1:.$I$1048576];8;0)" office:value-type="float" office:value="3" calcext:value-type="float">
            <text:p>3</text:p>
          </table:table-cell>
          <table:table-cell table:formula="of:=&quot;{   “ranking”: &quot;&amp; [.A9] &amp; &quot;,  “city”: “&quot;&amp; [.B9] &amp;&quot;”, “country”: “&quot;&amp; [.C9] &amp;&quot;”, “arrivals_mm”: “&quot;&amp; [.D9] &amp;&quot;”, “growth_perc_year”: &quot;&amp; [.E9] &amp;&quot;, “rank_movement_2013_2018”: &quot;&amp; [.F9] &amp;&quot;, “city_pt_br”: “&quot;&amp; [.G9] &amp;&quot;”, “country_pt_br”: “&quot;&amp; [.H9] &amp;&quot;”, “continent_id”: &quot;&amp; [.I9] &amp;&quot;}&quot; &amp; IF([.A9]=MAX([.$A$2:.$A$1048576]);&quot;&quot;;&quot;,&quot;)" office:value-type="string" office:string-value="{   “ranking”: 8,  “city”: “New York City”, “country”: “United States”, “arrivals_mm”: “13600”, “growth_perc_year”: 3.8, “rank_movement_2013_2018”: 1, “city_pt_br”: “Nova Iorque”, “country_pt_br”: “Estados Unidos”, “continent_id”: 3}," calcext:value-type="string">
            <text:p>{ <text:s text:c="2"/>“ranking”: 8, <text:s/>“city”: “New York City”, “country”: “United States”, “arrivals_mm”: “13600”, “growth_perc_year”: 3.8, “rank_movement_2013_2018”: 1, “city_pt_br”: “Nova Iorque”, “country_pt_br”: “Estados Unidos”, “continent_id”: 3},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Malaysia</text:p>
          </table:table-cell>
          <table:table-cell office:value-type="float" office:value="13434.3" calcext:value-type="float">
            <text:p>13.434,30</text:p>
          </table:table-cell>
          <table:table-cell office:value-type="string" calcext:value-type="string">
            <text:p>4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Malásia</text:p>
          </table:table-cell>
          <table:table-cell table:formula="of:=VLOOKUP([.B10];['2019 - Forecast'.$B$1:.$I$1048576];8;0)" office:value-type="float" office:value="2" calcext:value-type="float">
            <text:p>2</text:p>
          </table:table-cell>
          <table:table-cell table:formula="of:=&quot;{   “ranking”: &quot;&amp; [.A10] &amp; &quot;,  “city”: “&quot;&amp; [.B10] &amp;&quot;”, “country”: “&quot;&amp; [.C10] &amp;&quot;”, “arrivals_mm”: “&quot;&amp; [.D10] &amp;&quot;”, “growth_perc_year”: &quot;&amp; [.E10] &amp;&quot;, “rank_movement_2013_2018”: &quot;&amp; [.F10] &amp;&quot;, “city_pt_br”: “&quot;&amp; [.G10] &amp;&quot;”, “country_pt_br”: “&quot;&amp; [.H10] &amp;&quot;”, “continent_id”: &quot;&amp; [.I10] &amp;&quot;}&quot; &amp; IF([.A10]=MAX([.$A$2:.$A$1048576]);&quot;&quot;;&quot;,&quot;)" office:value-type="string" office:string-value="{   “ranking”: 9,  “city”: “Kuala Lumpur”, “country”: “Malaysia”, “arrivals_mm”: “13434,3”, “growth_perc_year”: 4.6, “rank_movement_2013_2018”: 1, “city_pt_br”: “Kuala Lumpur”, “country_pt_br”: “Malásia”, “continent_id”: 2}," calcext:value-type="string">
            <text:p>{ <text:s text:c="2"/>“ranking”: 9, <text:s/>“city”: “Kuala Lumpur”, “country”: “Malaysia”, “arrivals_mm”: “13434,3”, “growth_perc_year”: 4.6, “rank_movement_2013_2018”: 1, “city_pt_br”: “Kuala Lumpur”, “country_pt_br”: “Malásia”, “continent_id”: 2},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key</text:p>
          </table:table-cell>
          <table:table-cell office:value-type="float" office:value="13433" calcext:value-type="float">
            <text:p>13.433,00</text:p>
          </table:table-cell>
          <table:table-cell office:value-type="string" calcext:value-type="string">
            <text:p>25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quia</text:p>
          </table:table-cell>
          <table:table-cell table:formula="of:=VLOOKUP([.B11];['2019 - Forecast'.$B$1:.$I$1048576];8;0)" office:value-type="float" office:value="1" calcext:value-type="float">
            <text:p>1</text:p>
          </table:table-cell>
          <table:table-cell table:formula="of:=&quot;{   “ranking”: &quot;&amp; [.A11] &amp; &quot;,  “city”: “&quot;&amp; [.B11] &amp;&quot;”, “country”: “&quot;&amp; [.C11] &amp;&quot;”, “arrivals_mm”: “&quot;&amp; [.D11] &amp;&quot;”, “growth_perc_year”: &quot;&amp; [.E11] &amp;&quot;, “rank_movement_2013_2018”: &quot;&amp; [.F11] &amp;&quot;, “city_pt_br”: “&quot;&amp; [.G11] &amp;&quot;”, “country_pt_br”: “&quot;&amp; [.H11] &amp;&quot;”, “continent_id”: &quot;&amp; [.I11] &amp;&quot;}&quot; &amp; IF([.A11]=MAX([.$A$2:.$A$1048576]);&quot;&quot;;&quot;,&quot;)" office:value-type="string" office:string-value="{   “ranking”: 10,  “city”: “Istanbul”, “country”: “Turkey”, “arrivals_mm”: “13433”, “growth_perc_year”: 25.2, “rank_movement_2013_2018”: 2, “city_pt_br”: “Istanbul”, “country_pt_br”: “Turquia”, “continent_id”: 1}," calcext:value-type="string">
            <text:p>{ <text:s text:c="2"/>“ranking”: 10, <text:s/>“city”: “Istanbul”, “country”: “Turkey”, “arrivals_mm”: “13433”, “growth_perc_year”: 25.2, “rank_movement_2013_2018”: 2, “city_pt_br”: “Istanbul”, “country_pt_br”: “Turquia”, “continent_id”: 1},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ndia</text:p>
          </table:table-cell>
          <table:table-cell office:value-type="float" office:value="12645.3" calcext:value-type="float">
            <text:p>12.645,30</text:p>
          </table:table-cell>
          <table:table-cell office:value-type="string" calcext:value-type="string">
            <text:p>24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Índia</text:p>
          </table:table-cell>
          <table:table-cell table:formula="of:=VLOOKUP([.B12];['2019 - Forecast'.$B$1:.$I$1048576];8;0)" office:value-type="float" office:value="2" calcext:value-type="float">
            <text:p>2</text:p>
          </table:table-cell>
          <table:table-cell table:formula="of:=&quot;{   “ranking”: &quot;&amp; [.A12] &amp; &quot;,  “city”: “&quot;&amp; [.B12] &amp;&quot;”, “country”: “&quot;&amp; [.C12] &amp;&quot;”, “arrivals_mm”: “&quot;&amp; [.D12] &amp;&quot;”, “growth_perc_year”: &quot;&amp; [.E12] &amp;&quot;, “rank_movement_2013_2018”: &quot;&amp; [.F12] &amp;&quot;, “city_pt_br”: “&quot;&amp; [.G12] &amp;&quot;”, “country_pt_br”: “&quot;&amp; [.H12] &amp;&quot;”, “continent_id”: &quot;&amp; [.I12] &amp;&quot;}&quot; &amp; IF([.A12]=MAX([.$A$2:.$A$1048576]);&quot;&quot;;&quot;,&quot;)" office:value-type="string" office:string-value="{   “ranking”: 11,  “city”: “Delhi”, “country”: “India”, “arrivals_mm”: “12645,3”, “growth_perc_year”: 24.5, “rank_movement_2013_2018”: 30, “city_pt_br”: “Deli”, “country_pt_br”: “Índia”, “continent_id”: 2}," calcext:value-type="string">
            <text:p>{ <text:s text:c="2"/>“ranking”: 11, <text:s/>“city”: “Delhi”, “country”: “India”, “arrivals_mm”: “12645,3”, “growth_perc_year”: 24.5, “rank_movement_2013_2018”: 30, “city_pt_br”: “Deli”, “country_pt_br”: “Índia”, “continent_id”: 2},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Antalya</text:p>
          </table:table-cell>
          <table:table-cell office:value-type="string" calcext:value-type="string">
            <text:p>Turkey</text:p>
          </table:table-cell>
          <table:table-cell office:value-type="float" office:value="12438.8" calcext:value-type="float">
            <text:p>12.438,80</text:p>
          </table:table-cell>
          <table:table-cell office:value-type="string" calcext:value-type="string">
            <text:p>3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ália</text:p>
          </table:table-cell>
          <table:table-cell office:value-type="string" calcext:value-type="string">
            <text:p>Turquia</text:p>
          </table:table-cell>
          <table:table-cell table:formula="of:=VLOOKUP([.B13];['2019 - Forecast'.$B$1:.$I$1048576];8;0)" office:value-type="float" office:value="2" calcext:value-type="float">
            <text:p>2</text:p>
          </table:table-cell>
          <table:table-cell table:formula="of:=&quot;{   “ranking”: &quot;&amp; [.A13] &amp; &quot;,  “city”: “&quot;&amp; [.B13] &amp;&quot;”, “country”: “&quot;&amp; [.C13] &amp;&quot;”, “arrivals_mm”: “&quot;&amp; [.D13] &amp;&quot;”, “growth_perc_year”: &quot;&amp; [.E13] &amp;&quot;, “rank_movement_2013_2018”: &quot;&amp; [.F13] &amp;&quot;, “city_pt_br”: “&quot;&amp; [.G13] &amp;&quot;”, “country_pt_br”: “&quot;&amp; [.H13] &amp;&quot;”, “continent_id”: &quot;&amp; [.I13] &amp;&quot;}&quot; &amp; IF([.A13]=MAX([.$A$2:.$A$1048576]);&quot;&quot;;&quot;,&quot;)" office:value-type="string" office:string-value="{   “ranking”: 12,  “city”: “Antalya”, “country”: “Turkey”, “arrivals_mm”: “12438,8”, “growth_perc_year”: 31.2, “rank_movement_2013_2018”: 1, “city_pt_br”: “Antália”, “country_pt_br”: “Turquia”, “continent_id”: 2}," calcext:value-type="string">
            <text:p>{ <text:s text:c="2"/>“ranking”: 12, <text:s/>“city”: “Antalya”, “country”: “Turkey”, “arrivals_mm”: “12438,8”, “growth_perc_year”: 31.2, “rank_movement_2013_2018”: 1, “city_pt_br”: “Antália”, “country_pt_br”: “Turquia”, “continent_id”: 2},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China</text:p>
          </table:table-cell>
          <table:table-cell office:value-type="float" office:value="12202.1" calcext:value-type="float">
            <text:p>12.202,10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China</text:p>
          </table:table-cell>
          <table:table-cell table:formula="of:=VLOOKUP([.B14];['2019 - Forecast'.$B$1:.$I$1048576];8;0)" office:value-type="float" office:value="2" calcext:value-type="float">
            <text:p>2</text:p>
          </table:table-cell>
          <table:table-cell table:formula="of:=&quot;{   “ranking”: &quot;&amp; [.A14] &amp; &quot;,  “city”: “&quot;&amp; [.B14] &amp;&quot;”, “country”: “&quot;&amp; [.C14] &amp;&quot;”, “arrivals_mm”: “&quot;&amp; [.D14] &amp;&quot;”, “growth_perc_year”: &quot;&amp; [.E14] &amp;&quot;, “rank_movement_2013_2018”: &quot;&amp; [.F14] &amp;&quot;, “city_pt_br”: “&quot;&amp; [.G14] &amp;&quot;”, “country_pt_br”: “&quot;&amp; [.H14] &amp;&quot;”, “continent_id”: &quot;&amp; [.I14] &amp;&quot;}&quot; &amp; IF([.A14]=MAX([.$A$2:.$A$1048576]);&quot;&quot;;&quot;,&quot;)" office:value-type="string" office:string-value="{   “ranking”: 13,  “city”: “Shenzhen”, “country”: “China”, “arrivals_mm”: “12202,1”, “growth_perc_year”: 1.1, “rank_movement_2013_2018”: 5, “city_pt_br”: “Shenzhen”, “country_pt_br”: “China”, “continent_id”: 2}," calcext:value-type="string">
            <text:p>{ <text:s text:c="2"/>“ranking”: 13, <text:s/>“city”: “Shenzhen”, “country”: “China”, “arrivals_mm”: “12202,1”, “growth_perc_year”: 1.1, “rank_movement_2013_2018”: 5, “city_pt_br”: “Shenzhen”, “country_pt_br”: “China”, “continent_id”: 2},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dia</text:p>
          </table:table-cell>
          <table:table-cell office:value-type="float" office:value="10590.1" calcext:value-type="float">
            <text:p>10.590,10</text:p>
          </table:table-cell>
          <table:table-cell office:value-type="string" calcext:value-type="string">
            <text:p>17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Índia</text:p>
          </table:table-cell>
          <table:table-cell table:formula="of:=VLOOKUP([.B15];['2019 - Forecast'.$B$1:.$I$1048576];8;0)" office:value-type="float" office:value="2" calcext:value-type="float">
            <text:p>2</text:p>
          </table:table-cell>
          <table:table-cell table:formula="of:=&quot;{   “ranking”: &quot;&amp; [.A15] &amp; &quot;,  “city”: “&quot;&amp; [.B15] &amp;&quot;”, “country”: “&quot;&amp; [.C15] &amp;&quot;”, “arrivals_mm”: “&quot;&amp; [.D15] &amp;&quot;”, “growth_perc_year”: &quot;&amp; [.E15] &amp;&quot;, “rank_movement_2013_2018”: &quot;&amp; [.F15] &amp;&quot;, “city_pt_br”: “&quot;&amp; [.G15] &amp;&quot;”, “country_pt_br”: “&quot;&amp; [.H15] &amp;&quot;”, “continent_id”: &quot;&amp; [.I15] &amp;&quot;}&quot; &amp; IF([.A15]=MAX([.$A$2:.$A$1048576]);&quot;&quot;;&quot;,&quot;)" office:value-type="string" office:string-value="{   “ranking”: 14,  “city”: “Mumbai”, “country”: “India”, “arrivals_mm”: “10590,1”, “growth_perc_year”: 17.9, “rank_movement_2013_2018”: 28, “city_pt_br”: “Mumbai”, “country_pt_br”: “Índia”, “continent_id”: 2}," calcext:value-type="string">
            <text:p>{ <text:s text:c="2"/>“ranking”: 14, <text:s/>“city”: “Mumbai”, “country”: “India”, “arrivals_mm”: “10590,1”, “growth_perc_year”: 17.9, “rank_movement_2013_2018”: 28, “city_pt_br”: “Mumbai”, “country_pt_br”: “Índia”, “continent_id”: 2},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Phuket</text:p>
          </table:table-cell>
          <table:table-cell office:value-type="string" calcext:value-type="string">
            <text:p>Thailand</text:p>
          </table:table-cell>
          <table:table-cell office:value-type="float" office:value="10550.7" calcext:value-type="float">
            <text:p>10.550,70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uket</text:p>
          </table:table-cell>
          <table:table-cell office:value-type="string" calcext:value-type="string">
            <text:p>Tailândia</text:p>
          </table:table-cell>
          <table:table-cell table:formula="of:=VLOOKUP([.B16];['2019 - Forecast'.$B$1:.$I$1048576];8;0)" office:value-type="float" office:value="2" calcext:value-type="float">
            <text:p>2</text:p>
          </table:table-cell>
          <table:table-cell table:formula="of:=&quot;{   “ranking”: &quot;&amp; [.A16] &amp; &quot;,  “city”: “&quot;&amp; [.B16] &amp;&quot;”, “country”: “&quot;&amp; [.C16] &amp;&quot;”, “arrivals_mm”: “&quot;&amp; [.D16] &amp;&quot;”, “growth_perc_year”: &quot;&amp; [.E16] &amp;&quot;, “rank_movement_2013_2018”: &quot;&amp; [.F16] &amp;&quot;, “city_pt_br”: “&quot;&amp; [.G16] &amp;&quot;”, “country_pt_br”: “&quot;&amp; [.H16] &amp;&quot;”, “continent_id”: &quot;&amp; [.I16] &amp;&quot;}&quot; &amp; IF([.A16]=MAX([.$A$2:.$A$1048576]);&quot;&quot;;&quot;,&quot;)" office:value-type="string" office:string-value="{   “ranking”: 15,  “city”: “Phuket”, “country”: “Thailand”, “arrivals_mm”: “10550,7”, “growth_perc_year”: 4.4, “rank_movement_2013_2018”: 0, “city_pt_br”: “Phuket”, “country_pt_br”: “Tailândia”, “continent_id”: 2}," calcext:value-type="string">
            <text:p>{ <text:s text:c="2"/>“ranking”: 15, <text:s/>“city”: “Phuket”, “country”: “Thailand”, “arrivals_mm”: “10550,7”, “growth_perc_year”: 4.4, “rank_movement_2013_2018”: 0, “city_pt_br”: “Phuket”, “country_pt_br”: “Tailândia”, “continent_id”: 2},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Italy</text:p>
          </table:table-cell>
          <table:table-cell office:value-type="float" office:value="10065.4" calcext:value-type="float">
            <text:p>10.065,40</text:p>
          </table:table-cell>
          <table:table-cell office:value-type="string" calcext:value-type="string">
            <text:p>5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Itália</text:p>
          </table:table-cell>
          <table:table-cell table:formula="of:=VLOOKUP([.B17];['2019 - Forecast'.$B$1:.$I$1048576];8;0)" office:value-type="float" office:value="1" calcext:value-type="float">
            <text:p>1</text:p>
          </table:table-cell>
          <table:table-cell table:formula="of:=&quot;{   “ranking”: &quot;&amp; [.A17] &amp; &quot;,  “city”: “&quot;&amp; [.B17] &amp;&quot;”, “country”: “&quot;&amp; [.C17] &amp;&quot;”, “arrivals_mm”: “&quot;&amp; [.D17] &amp;&quot;”, “growth_perc_year”: &quot;&amp; [.E17] &amp;&quot;, “rank_movement_2013_2018”: &quot;&amp; [.F17] &amp;&quot;, “city_pt_br”: “&quot;&amp; [.G17] &amp;&quot;”, “country_pt_br”: “&quot;&amp; [.H17] &amp;&quot;”, “continent_id”: &quot;&amp; [.I17] &amp;&quot;}&quot; &amp; IF([.A17]=MAX([.$A$2:.$A$1048576]);&quot;&quot;;&quot;,&quot;)" office:value-type="string" office:string-value="{   “ranking”: 16,  “city”: “Rome”, “country”: “Italy”, “arrivals_mm”: “10065,4”, “growth_perc_year”: 5.6, “rank_movement_2013_2018”: 3, “city_pt_br”: “Roma”, “country_pt_br”: “Itália”, “continent_id”: 1}," calcext:value-type="string">
            <text:p>{ <text:s text:c="2"/>“ranking”: 16, <text:s/>“city”: “Rome”, “country”: “Italy”, “arrivals_mm”: “10065,4”, “growth_perc_year”: 5.6, “rank_movement_2013_2018”: 3, “city_pt_br”: “Roma”, “country_pt_br”: “Itália”, “continent_id”: 1},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apan</text:p>
          </table:table-cell>
          <table:table-cell office:value-type="float" office:value="9985.1" calcext:value-type="float">
            <text:p>9.985,10</text:p>
          </table:table-cell>
          <table:table-cell office:value-type="string" calcext:value-type="string">
            <text:p>4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óquio</text:p>
          </table:table-cell>
          <table:table-cell office:value-type="string" calcext:value-type="string">
            <text:p>Japão</text:p>
          </table:table-cell>
          <table:table-cell table:formula="of:=VLOOKUP([.B18];['2019 - Forecast'.$B$1:.$I$1048576];8;0)" office:value-type="float" office:value="2" calcext:value-type="float">
            <text:p>2</text:p>
          </table:table-cell>
          <table:table-cell table:formula="of:=&quot;{   “ranking”: &quot;&amp; [.A18] &amp; &quot;,  “city”: “&quot;&amp; [.B18] &amp;&quot;”, “country”: “&quot;&amp; [.C18] &amp;&quot;”, “arrivals_mm”: “&quot;&amp; [.D18] &amp;&quot;”, “growth_perc_year”: &quot;&amp; [.E18] &amp;&quot;, “rank_movement_2013_2018”: &quot;&amp; [.F18] &amp;&quot;, “city_pt_br”: “&quot;&amp; [.G18] &amp;&quot;”, “country_pt_br”: “&quot;&amp; [.H18] &amp;&quot;”, “continent_id”: &quot;&amp; [.I18] &amp;&quot;}&quot; &amp; IF([.A18]=MAX([.$A$2:.$A$1048576]);&quot;&quot;;&quot;,&quot;)" office:value-type="string" office:string-value="{   “ranking”: 17,  “city”: “Tokyo”, “country”: “Japan”, “arrivals_mm”: “9985,1”, “growth_perc_year”: 4.6, “rank_movement_2013_2018”: 15, “city_pt_br”: “Tóquio”, “country_pt_br”: “Japão”, “continent_id”: 2}," calcext:value-type="string">
            <text:p>{ <text:s text:c="2"/>“ranking”: 17, <text:s/>“city”: “Tokyo”, “country”: “Japan”, “arrivals_mm”: “9985,1”, “growth_perc_year”: 4.6, “rank_movement_2013_2018”: 15, “city_pt_br”: “Tóquio”, “country_pt_br”: “Japão”, “continent_id”: 2},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Pattaya</text:p>
          </table:table-cell>
          <table:table-cell office:value-type="string" calcext:value-type="string">
            <text:p>Thailand</text:p>
          </table:table-cell>
          <table:table-cell office:value-type="float" office:value="9606.4" calcext:value-type="float">
            <text:p>9.606,40</text:p>
          </table:table-cell>
          <table:table-cell office:value-type="string" calcext:value-type="string">
            <text:p>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taya</text:p>
          </table:table-cell>
          <table:table-cell office:value-type="string" calcext:value-type="string">
            <text:p>Tailândia</text:p>
          </table:table-cell>
          <table:table-cell table:formula="of:=VLOOKUP([.B19];['2019 - Forecast'.$B$1:.$I$1048576];8;0)" office:value-type="float" office:value="2" calcext:value-type="float">
            <text:p>2</text:p>
          </table:table-cell>
          <table:table-cell table:formula="of:=&quot;{   “ranking”: &quot;&amp; [.A19] &amp; &quot;,  “city”: “&quot;&amp; [.B19] &amp;&quot;”, “country”: “&quot;&amp; [.C19] &amp;&quot;”, “arrivals_mm”: “&quot;&amp; [.D19] &amp;&quot;”, “growth_perc_year”: &quot;&amp; [.E19] &amp;&quot;, “rank_movement_2013_2018”: &quot;&amp; [.F19] &amp;&quot;, “city_pt_br”: “&quot;&amp; [.G19] &amp;&quot;”, “country_pt_br”: “&quot;&amp; [.H19] &amp;&quot;”, “continent_id”: &quot;&amp; [.I19] &amp;&quot;}&quot; &amp; IF([.A19]=MAX([.$A$2:.$A$1048576]);&quot;&quot;;&quot;,&quot;)" office:value-type="string" office:string-value="{   “ranking”: 18,  “city”: “Pattaya”, “country”: “Thailand”, “arrivals_mm”: “9606,4”, “growth_perc_year”: 5.1, “rank_movement_2013_2018”: 1, “city_pt_br”: “Pattaya”, “country_pt_br”: “Tailândia”, “continent_id”: 2}," calcext:value-type="string">
            <text:p>{ <text:s text:c="2"/>“ranking”: 18, <text:s/>“city”: “Pattaya”, “country”: “Thailand”, “arrivals_mm”: “9606,4”, “growth_perc_year”: 5.1, “rank_movement_2013_2018”: 1, “city_pt_br”: “Pattaya”, “country_pt_br”: “Tailândia”, “continent_id”: 2},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aiwan, China</text:p>
          </table:table-cell>
          <table:table-cell office:value-type="float" office:value="9597.8" calcext:value-type="float">
            <text:p>9.597,80</text:p>
          </table:table-cell>
          <table:table-cell office:value-type="string" calcext:value-type="string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aiwan, China</text:p>
          </table:table-cell>
          <table:table-cell table:formula="of:=VLOOKUP([.B20];['2019 - Forecast'.$B$1:.$I$1048576];8;0)" office:value-type="float" office:value="2" calcext:value-type="float">
            <text:p>2</text:p>
          </table:table-cell>
          <table:table-cell table:formula="of:=&quot;{   “ranking”: &quot;&amp; [.A20] &amp; &quot;,  “city”: “&quot;&amp; [.B20] &amp;&quot;”, “country”: “&quot;&amp; [.C20] &amp;&quot;”, “arrivals_mm”: “&quot;&amp; [.D20] &amp;&quot;”, “growth_perc_year”: &quot;&amp; [.E20] &amp;&quot;, “rank_movement_2013_2018”: &quot;&amp; [.F20] &amp;&quot;, “city_pt_br”: “&quot;&amp; [.G20] &amp;&quot;”, “country_pt_br”: “&quot;&amp; [.H20] &amp;&quot;”, “continent_id”: &quot;&amp; [.I20] &amp;&quot;}&quot; &amp; IF([.A20]=MAX([.$A$2:.$A$1048576]);&quot;&quot;;&quot;,&quot;)" office:value-type="string" office:string-value="{   “ranking”: 19,  “city”: “Taipei”, “country”: “Taiwan, China”, “arrivals_mm”: “9597,8”, “growth_perc_year”: 3.5, “rank_movement_2013_2018”: 1, “city_pt_br”: “Taipei”, “country_pt_br”: “Taiwan, China”, “continent_id”: 2}," calcext:value-type="string">
            <text:p>{ <text:s text:c="2"/>“ranking”: 19, <text:s/>“city”: “Taipei”, “country”: “Taiwan, China”, “arrivals_mm”: “9597,8”, “growth_perc_year”: 3.5, “rank_movement_2013_2018”: 1, “city_pt_br”: “Taipei”, “country_pt_br”: “Taiwan, China”, “continent_id”: 2},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ecca</text:p>
          </table:table-cell>
          <table:table-cell office:value-type="string" calcext:value-type="string">
            <text:p>Saudi Arabia</text:p>
          </table:table-cell>
          <table:table-cell office:value-type="float" office:value="9565.2" calcext:value-type="float">
            <text:p>9.565,20</text:p>
          </table:table-cell>
          <table:table-cell office:value-type="string" calcext:value-type="string">
            <text:p>-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Arábia Saudita</text:p>
          </table:table-cell>
          <table:table-cell table:formula="of:=VLOOKUP([.B21];['2019 - Forecast'.$B$1:.$I$1048576];8;0)" office:value-type="float" office:value="2" calcext:value-type="float">
            <text:p>2</text:p>
          </table:table-cell>
          <table:table-cell table:formula="of:=&quot;{   “ranking”: &quot;&amp; [.A21] &amp; &quot;,  “city”: “&quot;&amp; [.B21] &amp;&quot;”, “country”: “&quot;&amp; [.C21] &amp;&quot;”, “arrivals_mm”: “&quot;&amp; [.D21] &amp;&quot;”, “growth_perc_year”: &quot;&amp; [.E21] &amp;&quot;, “rank_movement_2013_2018”: &quot;&amp; [.F21] &amp;&quot;, “city_pt_br”: “&quot;&amp; [.G21] &amp;&quot;”, “country_pt_br”: “&quot;&amp; [.H21] &amp;&quot;”, “continent_id”: &quot;&amp; [.I21] &amp;&quot;}&quot; &amp; IF([.A21]=MAX([.$A$2:.$A$1048576]);&quot;&quot;;&quot;,&quot;)" office:value-type="string" office:string-value="{   “ranking”: 20,  “city”: “Mecca”, “country”: “Saudi Arabia”, “arrivals_mm”: “9565,2”, “growth_perc_year”: -2.4, “rank_movement_2013_2018”: 1, “city_pt_br”: “Meca”, “country_pt_br”: “Arábia Saudita”, “continent_id”: 2}," calcext:value-type="string">
            <text:p>{ <text:s text:c="2"/>“ranking”: 20, <text:s/>“city”: “Mecca”, “country”: “Saudi Arabia”, “arrivals_mm”: “9565,2”, “growth_perc_year”: -2.4, “rank_movement_2013_2018”: 1, “city_pt_br”: “Meca”, “country_pt_br”: “Arábia Saudita”, “continent_id”: 2},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China</text:p>
          </table:table-cell>
          <table:table-cell office:value-type="float" office:value="9004.8" calcext:value-type="float">
            <text:p>9.004,80</text:p>
          </table:table-cell>
          <table:table-cell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China</text:p>
          </table:table-cell>
          <table:table-cell table:formula="of:=VLOOKUP([.B22];['2019 - Forecast'.$B$1:.$I$1048576];8;0)" office:value-type="float" office:value="2" calcext:value-type="float">
            <text:p>2</text:p>
          </table:table-cell>
          <table:table-cell table:formula="of:=&quot;{   “ranking”: &quot;&amp; [.A22] &amp; &quot;,  “city”: “&quot;&amp; [.B22] &amp;&quot;”, “country”: “&quot;&amp; [.C22] &amp;&quot;”, “arrivals_mm”: “&quot;&amp; [.D22] &amp;&quot;”, “growth_perc_year”: &quot;&amp; [.E22] &amp;&quot;, “rank_movement_2013_2018”: &quot;&amp; [.F22] &amp;&quot;, “city_pt_br”: “&quot;&amp; [.G22] &amp;&quot;”, “country_pt_br”: “&quot;&amp; [.H22] &amp;&quot;”, “continent_id”: &quot;&amp; [.I22] &amp;&quot;}&quot; &amp; IF([.A22]=MAX([.$A$2:.$A$1048576]);&quot;&quot;;&quot;,&quot;)" office:value-type="string" office:string-value="{   “ranking”: 21,  “city”: “Guangzhou”, “country”: “China”, “arrivals_mm”: “9004,8”, “growth_perc_year”: 0.0, “rank_movement_2013_2018”: 5, “city_pt_br”: “Guangzhou”, “country_pt_br”: “China”, “continent_id”: 2}," calcext:value-type="string">
            <text:p>{ <text:s text:c="2"/>“ranking”: 21, <text:s/>“city”: “Guangzhou”, “country”: “China”, “arrivals_mm”: “9004,8”, “growth_perc_year”: 0.0, “rank_movement_2013_2018”: 5, “city_pt_br”: “Guangzhou”, “country_pt_br”: “China”, “continent_id”: 2},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ech Republic</text:p>
          </table:table-cell>
          <table:table-cell office:value-type="float" office:value="8948.6" calcext:value-type="float">
            <text:p>8.948,60</text:p>
          </table:table-cell>
          <table:table-cell office:value-type="string" calcext:value-type="string">
            <text:p>1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República Checa</text:p>
          </table:table-cell>
          <table:table-cell table:formula="of:=VLOOKUP([.B23];['2019 - Forecast'.$B$1:.$I$1048576];8;0)" office:value-type="float" office:value="1" calcext:value-type="float">
            <text:p>1</text:p>
          </table:table-cell>
          <table:table-cell table:formula="of:=&quot;{   “ranking”: &quot;&amp; [.A23] &amp; &quot;,  “city”: “&quot;&amp; [.B23] &amp;&quot;”, “country”: “&quot;&amp; [.C23] &amp;&quot;”, “arrivals_mm”: “&quot;&amp; [.D23] &amp;&quot;”, “growth_perc_year”: &quot;&amp; [.E23] &amp;&quot;, “rank_movement_2013_2018”: &quot;&amp; [.F23] &amp;&quot;, “city_pt_br”: “&quot;&amp; [.G23] &amp;&quot;”, “country_pt_br”: “&quot;&amp; [.H23] &amp;&quot;”, “continent_id”: &quot;&amp; [.I23] &amp;&quot;}&quot; &amp; IF([.A23]=MAX([.$A$2:.$A$1048576]);&quot;&quot;;&quot;,&quot;)" office:value-type="string" office:string-value="{   “ranking”: 22,  “city”: “Prague”, “country”: “Czech Republic”, “arrivals_mm”: “8948,6”, “growth_perc_year”: 1.6, “rank_movement_2013_2018”: 3, “city_pt_br”: “Praga”, “country_pt_br”: “República Checa”, “continent_id”: 1}," calcext:value-type="string">
            <text:p>{ <text:s text:c="2"/>“ranking”: 22, <text:s/>“city”: “Prague”, “country”: “Czech Republic”, “arrivals_mm”: “8948,6”, “growth_perc_year”: 1.6, “rank_movement_2013_2018”: 3, “city_pt_br”: “Praga”, “country_pt_br”: “República Checa”, “continent_id”: 1},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Saudi Arabia</text:p>
          </table:table-cell>
          <table:table-cell office:value-type="float" office:value="8547.2" calcext:value-type="float">
            <text:p>8.547,20</text:p>
          </table:table-cell>
          <table:table-cell office:value-type="string" calcext:value-type="string">
            <text:p>-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Arábia Saudita</text:p>
          </table:table-cell>
          <table:table-cell table:formula="of:=VLOOKUP([.B24];['2019 - Forecast'.$B$1:.$I$1048576];8;0)" office:value-type="float" office:value="2" calcext:value-type="float">
            <text:p>2</text:p>
          </table:table-cell>
          <table:table-cell table:formula="of:=&quot;{   “ranking”: &quot;&amp; [.A24] &amp; &quot;,  “city”: “&quot;&amp; [.B24] &amp;&quot;”, “country”: “&quot;&amp; [.C24] &amp;&quot;”, “arrivals_mm”: “&quot;&amp; [.D24] &amp;&quot;”, “growth_perc_year”: &quot;&amp; [.E24] &amp;&quot;, “rank_movement_2013_2018”: &quot;&amp; [.F24] &amp;&quot;, “city_pt_br”: “&quot;&amp; [.G24] &amp;&quot;”, “country_pt_br”: “&quot;&amp; [.H24] &amp;&quot;”, “continent_id”: &quot;&amp; [.I24] &amp;&quot;}&quot; &amp; IF([.A24]=MAX([.$A$2:.$A$1048576]);&quot;&quot;;&quot;,&quot;)" office:value-type="string" office:string-value="{   “ranking”: 23,  “city”: “Medina”, “country”: “Saudi Arabia”, “arrivals_mm”: “8547,2”, “growth_perc_year”: -2.4, “rank_movement_2013_2018”: 1, “city_pt_br”: “Medina”, “country_pt_br”: “Arábia Saudita”, “continent_id”: 2}," calcext:value-type="string">
            <text:p>{ <text:s text:c="2"/>“ranking”: 23, <text:s/>“city”: “Medina”, “country”: “Saudi Arabia”, “arrivals_mm”: “8547,2”, “growth_perc_year”: -2.4, “rank_movement_2013_2018”: 1, “city_pt_br”: “Medina”, “country_pt_br”: “Arábia Saudita”, “continent_id”: 2},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South Korea</text:p>
          </table:table-cell>
          <table:table-cell office:value-type="float" office:value="8431.4" calcext:value-type="float">
            <text:p>8.431,40</text:p>
          </table:table-cell>
          <table:table-cell office:value-type="string" calcext:value-type="string">
            <text:p>1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Coreia do Sul</text:p>
          </table:table-cell>
          <table:table-cell table:formula="of:=VLOOKUP([.B25];['2019 - Forecast'.$B$1:.$I$1048576];8;0)" office:value-type="float" office:value="2" calcext:value-type="float">
            <text:p>2</text:p>
          </table:table-cell>
          <table:table-cell table:formula="of:=&quot;{   “ranking”: &quot;&amp; [.A25] &amp; &quot;,  “city”: “&quot;&amp; [.B25] &amp;&quot;”, “country”: “&quot;&amp; [.C25] &amp;&quot;”, “arrivals_mm”: “&quot;&amp; [.D25] &amp;&quot;”, “growth_perc_year”: &quot;&amp; [.E25] &amp;&quot;, “rank_movement_2013_2018”: &quot;&amp; [.F25] &amp;&quot;, “city_pt_br”: “&quot;&amp; [.G25] &amp;&quot;”, “country_pt_br”: “&quot;&amp; [.H25] &amp;&quot;”, “continent_id”: &quot;&amp; [.I25] &amp;&quot;}&quot; &amp; IF([.A25]=MAX([.$A$2:.$A$1048576]);&quot;&quot;;&quot;,&quot;)" office:value-type="string" office:string-value="{   “ranking”: 24,  “city”: “Seoul”, “country”: “South Korea”, “arrivals_mm”: “8431,4”, “growth_perc_year”: 10.1, “rank_movement_2013_2018”: 10, “city_pt_br”: “Seul”, “country_pt_br”: “Coreia do Sul”, “continent_id”: 2}," calcext:value-type="string">
            <text:p>{ <text:s text:c="2"/>“ranking”: 24, <text:s/>“city”: “Seoul”, “country”: “South Korea”, “arrivals_mm”: “8431,4”, “growth_perc_year”: 10.1, “rank_movement_2013_2018”: 10, “city_pt_br”: “Seul”, “country_pt_br”: “Coreia do Sul”, “continent_id”: 2},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etherlands</text:p>
          </table:table-cell>
          <table:table-cell office:value-type="float" office:value="8354.2" calcext:value-type="float">
            <text:p>8.354,20</text:p>
          </table:table-cell>
          <table:table-cell office:value-type="string" calcext:value-type="string">
            <text:p>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Países Baixos</text:p>
          </table:table-cell>
          <table:table-cell table:formula="of:=VLOOKUP([.B26];['2019 - Forecast'.$B$1:.$I$1048576];8;0)" office:value-type="float" office:value="1" calcext:value-type="float">
            <text:p>1</text:p>
          </table:table-cell>
          <table:table-cell table:formula="of:=&quot;{   “ranking”: &quot;&amp; [.A26] &amp; &quot;,  “city”: “&quot;&amp; [.B26] &amp;&quot;”, “country”: “&quot;&amp; [.C26] &amp;&quot;”, “arrivals_mm”: “&quot;&amp; [.D26] &amp;&quot;”, “growth_perc_year”: &quot;&amp; [.E26] &amp;&quot;, “rank_movement_2013_2018”: &quot;&amp; [.F26] &amp;&quot;, “city_pt_br”: “&quot;&amp; [.G26] &amp;&quot;”, “country_pt_br”: “&quot;&amp; [.H26] &amp;&quot;”, “continent_id”: &quot;&amp; [.I26] &amp;&quot;}&quot; &amp; IF([.A26]=MAX([.$A$2:.$A$1048576]);&quot;&quot;;&quot;,&quot;)" office:value-type="string" office:string-value="{   “ranking”: 25,  “city”: “Amsterdam”, “country”: “Netherlands”, “arrivals_mm”: “8354,2”, “growth_perc_year”: 6.5, “rank_movement_2013_2018”: 3, “city_pt_br”: “Amsterdam”, “country_pt_br”: “Países Baixos”, “continent_id”: 1}," calcext:value-type="string">
            <text:p>{ <text:s text:c="2"/>“ranking”: 25, <text:s/>“city”: “Amsterdam”, “country”: “Netherlands”, “arrivals_mm”: “8354,2”, “growth_perc_year”: 6.5, “rank_movement_2013_2018”: 3, “city_pt_br”: “Amsterdam”, “country_pt_br”: “Países Baixos”, “continent_id”: 1},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India</text:p>
          </table:table-cell>
          <table:table-cell office:value-type="float" office:value="8138.2" calcext:value-type="float">
            <text:p>8.138,20</text:p>
          </table:table-cell>
          <table:table-cell office:value-type="string" calcext:value-type="string">
            <text:p>22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Índia</text:p>
          </table:table-cell>
          <table:table-cell table:formula="of:=VLOOKUP([.B27];['2019 - Forecast'.$B$1:.$I$1048576];8;0)" office:value-type="float" office:value="2" calcext:value-type="float">
            <text:p>2</text:p>
          </table:table-cell>
          <table:table-cell table:formula="of:=&quot;{   “ranking”: &quot;&amp; [.A27] &amp; &quot;,  “city”: “&quot;&amp; [.B27] &amp;&quot;”, “country”: “&quot;&amp; [.C27] &amp;&quot;”, “arrivals_mm”: “&quot;&amp; [.D27] &amp;&quot;”, “growth_perc_year”: &quot;&amp; [.E27] &amp;&quot;, “rank_movement_2013_2018”: &quot;&amp; [.F27] &amp;&quot;, “city_pt_br”: “&quot;&amp; [.G27] &amp;&quot;”, “country_pt_br”: “&quot;&amp; [.H27] &amp;&quot;”, “continent_id”: &quot;&amp; [.I27] &amp;&quot;}&quot; &amp; IF([.A27]=MAX([.$A$2:.$A$1048576]);&quot;&quot;;&quot;,&quot;)" office:value-type="string" office:string-value="{   “ranking”: 26,  “city”: “Agra”, “country”: “India”, “arrivals_mm”: “8138,2”, “growth_perc_year”: 22.5, “rank_movement_2013_2018”: 38, “city_pt_br”: “Agra”, “country_pt_br”: “Índia”, “continent_id”: 2}," calcext:value-type="string">
            <text:p>{ <text:s text:c="2"/>“ranking”: 26, <text:s/>“city”: “Agra”, “country”: “India”, “arrivals_mm”: “8138,2”, “growth_perc_year”: 22.5, “rank_movement_2013_2018”: 38, “city_pt_br”: “Agra”, “country_pt_br”: “Índia”, “continent_id”: 2},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nited States</text:p>
          </table:table-cell>
          <table:table-cell office:value-type="float" office:value="8121.3" calcext:value-type="float">
            <text:p>8.121,30</text:p>
          </table:table-cell>
          <table:table-cell office:value-type="string" calcext:value-type="string">
            <text:p>4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Estados Unidos</text:p>
          </table:table-cell>
          <table:table-cell table:formula="of:=VLOOKUP([.B28];['2019 - Forecast'.$B$1:.$I$1048576];8;0)" office:value-type="float" office:value="3" calcext:value-type="float">
            <text:p>3</text:p>
          </table:table-cell>
          <table:table-cell table:formula="of:=&quot;{   “ranking”: &quot;&amp; [.A28] &amp; &quot;,  “city”: “&quot;&amp; [.B28] &amp;&quot;”, “country”: “&quot;&amp; [.C28] &amp;&quot;”, “arrivals_mm”: “&quot;&amp; [.D28] &amp;&quot;”, “growth_perc_year”: &quot;&amp; [.E28] &amp;&quot;, “rank_movement_2013_2018”: &quot;&amp; [.F28] &amp;&quot;, “city_pt_br”: “&quot;&amp; [.G28] &amp;&quot;”, “country_pt_br”: “&quot;&amp; [.H28] &amp;&quot;”, “continent_id”: &quot;&amp; [.I28] &amp;&quot;}&quot; &amp; IF([.A28]=MAX([.$A$2:.$A$1048576]);&quot;&quot;;&quot;,&quot;)" office:value-type="string" office:string-value="{   “ranking”: 27,  “city”: “Miami”, “country”: “United States”, “arrivals_mm”: “8121,3”, “growth_perc_year”: 4.1, “rank_movement_2013_2018”: 7, “city_pt_br”: “Miami”, “country_pt_br”: “Estados Unidos”, “continent_id”: 3}," calcext:value-type="string">
            <text:p>{ <text:s text:c="2"/>“ranking”: 27, <text:s/>“city”: “Miami”, “country”: “United States”, “arrivals_mm”: “8121,3”, “growth_perc_year”: 4.1, “rank_movement_2013_2018”: 7, “city_pt_br”: “Miami”, “country_pt_br”: “Estados Unidos”, “continent_id”: 3},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Japan</text:p>
          </table:table-cell>
          <table:table-cell office:value-type="float" office:value="7861.5" calcext:value-type="float">
            <text:p>7.861,50</text:p>
          </table:table-cell>
          <table:table-cell office:value-type="string" calcext:value-type="string">
            <text:p>19.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Japão</text:p>
          </table:table-cell>
          <table:table-cell table:formula="of:=VLOOKUP([.B29];['2019 - Forecast'.$B$1:.$I$1048576];8;0)" office:value-type="float" office:value="2" calcext:value-type="float">
            <text:p>2</text:p>
          </table:table-cell>
          <table:table-cell table:formula="of:=&quot;{   “ranking”: &quot;&amp; [.A29] &amp; &quot;,  “city”: “&quot;&amp; [.B29] &amp;&quot;”, “country”: “&quot;&amp; [.C29] &amp;&quot;”, “arrivals_mm”: “&quot;&amp; [.D29] &amp;&quot;”, “growth_perc_year”: &quot;&amp; [.E29] &amp;&quot;, “rank_movement_2013_2018”: &quot;&amp; [.F29] &amp;&quot;, “city_pt_br”: “&quot;&amp; [.G29] &amp;&quot;”, “country_pt_br”: “&quot;&amp; [.H29] &amp;&quot;”, “continent_id”: &quot;&amp; [.I29] &amp;&quot;}&quot; &amp; IF([.A29]=MAX([.$A$2:.$A$1048576]);&quot;&quot;;&quot;,&quot;)" office:value-type="string" office:string-value="{   “ranking”: 28,  “city”: “Osaka”, “country”: “Japan”, “arrivals_mm”: “7861,5”, “growth_perc_year”: 19.0, “rank_movement_2013_2018”: 69, “city_pt_br”: “Osaka”, “country_pt_br”: “Japão”, “continent_id”: 2}," calcext:value-type="string">
            <text:p>{ <text:s text:c="2"/>“ranking”: 28, <text:s/>“city”: “Osaka”, “country”: “Japan”, “arrivals_mm”: “7861,5”, “growth_perc_year”: 19.0, “rank_movement_2013_2018”: 69, “city_pt_br”: “Osaka”, “country_pt_br”: “Japão”, “continent_id”: 2},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nited States</text:p>
          </table:table-cell>
          <table:table-cell office:value-type="float" office:value="7500" calcext:value-type="float">
            <text:p>7.500,00</text:p>
          </table:table-cell>
          <table:table-cell office:value-type="string" calcext:value-type="string">
            <text:p>4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Estados Unidos</text:p>
          </table:table-cell>
          <table:table-cell table:formula="of:=VLOOKUP([.B30];['2019 - Forecast'.$B$1:.$I$1048576];8;0)" office:value-type="float" office:value="3" calcext:value-type="float">
            <text:p>3</text:p>
          </table:table-cell>
          <table:table-cell table:formula="of:=&quot;{   “ranking”: &quot;&amp; [.A30] &amp; &quot;,  “city”: “&quot;&amp; [.B30] &amp;&quot;”, “country”: “&quot;&amp; [.C30] &amp;&quot;”, “arrivals_mm”: “&quot;&amp; [.D30] &amp;&quot;”, “growth_perc_year”: &quot;&amp; [.E30] &amp;&quot;, “rank_movement_2013_2018”: &quot;&amp; [.F30] &amp;&quot;, “city_pt_br”: “&quot;&amp; [.G30] &amp;&quot;”, “country_pt_br”: “&quot;&amp; [.H30] &amp;&quot;”, “continent_id”: &quot;&amp; [.I30] &amp;&quot;}&quot; &amp; IF([.A30]=MAX([.$A$2:.$A$1048576]);&quot;&quot;;&quot;,&quot;)" office:value-type="string" office:string-value="{   “ranking”: 29,  “city”: “Los Angeles”, “country”: “United States”, “arrivals_mm”: “7500”, “growth_perc_year”: 4.7, “rank_movement_2013_2018”: 7, “city_pt_br”: “Los Angeles”, “country_pt_br”: “Estados Unidos”, “continent_id”: 3}," calcext:value-type="string">
            <text:p>{ <text:s text:c="2"/>“ranking”: 29, <text:s/>“city”: “Los Angeles”, “country”: “United States”, “arrivals_mm”: “7500”, “growth_perc_year”: 4.7, “rank_movement_2013_2018”: 7, “city_pt_br”: “Los Angeles”, “country_pt_br”: “Estados Unidos”, “continent_id”: 3},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</text:p>
          </table:table-cell>
          <table:table-cell office:value-type="float" office:value="7483.5" calcext:value-type="float">
            <text:p>7.483,50</text:p>
          </table:table-cell>
          <table:table-cell office:value-type="string" calcext:value-type="string">
            <text:p>4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angai</text:p>
          </table:table-cell>
          <table:table-cell office:value-type="string" calcext:value-type="string">
            <text:p>China</text:p>
          </table:table-cell>
          <table:table-cell table:formula="of:=VLOOKUP([.B31];['2019 - Forecast'.$B$1:.$I$1048576];8;0)" office:value-type="float" office:value="2" calcext:value-type="float">
            <text:p>2</text:p>
          </table:table-cell>
          <table:table-cell table:formula="of:=&quot;{   “ranking”: &quot;&amp; [.A31] &amp; &quot;,  “city”: “&quot;&amp; [.B31] &amp;&quot;”, “country”: “&quot;&amp; [.C31] &amp;&quot;”, “arrivals_mm”: “&quot;&amp; [.D31] &amp;&quot;”, “growth_perc_year”: &quot;&amp; [.E31] &amp;&quot;, “rank_movement_2013_2018”: &quot;&amp; [.F31] &amp;&quot;, “city_pt_br”: “&quot;&amp; [.G31] &amp;&quot;”, “country_pt_br”: “&quot;&amp; [.H31] &amp;&quot;”, “continent_id”: &quot;&amp; [.I31] &amp;&quot;}&quot; &amp; IF([.A31]=MAX([.$A$2:.$A$1048576]);&quot;&quot;;&quot;,&quot;)" office:value-type="string" office:string-value="{   “ranking”: 30,  “city”: “Shanghai”, “country”: “China”, “arrivals_mm”: “7483,5”, “growth_perc_year”: 4.0, “rank_movement_2013_2018”: 7, “city_pt_br”: “Xangai”, “country_pt_br”: “China”, “continent_id”: 2}," calcext:value-type="string">
            <text:p>{ <text:s text:c="2"/>“ranking”: 30, <text:s/>“city”: “Shanghai”, “country”: “China”, “arrivals_mm”: “7483,5”, “growth_perc_year”: 4.0, “rank_movement_2013_2018”: 7, “city_pt_br”: “Xangai”, “country_pt_br”: “China”, “continent_id”: 2},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Ho Chi Minh City</text:p>
          </table:table-cell>
          <table:table-cell office:value-type="string" calcext:value-type="string">
            <text:p>Vietnam</text:p>
          </table:table-cell>
          <table:table-cell office:value-type="float" office:value="7200" calcext:value-type="float">
            <text:p>7.200,00</text:p>
          </table:table-cell>
          <table:table-cell office:value-type="string" calcext:value-type="string">
            <text:p>15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dade de Ho Chi Minh</text:p>
          </table:table-cell>
          <table:table-cell office:value-type="string" calcext:value-type="string">
            <text:p>Vietnã</text:p>
          </table:table-cell>
          <table:table-cell table:formula="of:=VLOOKUP([.B32];['2019 - Forecast'.$B$1:.$I$1048576];8;0)" office:value-type="float" office:value="2" calcext:value-type="float">
            <text:p>2</text:p>
          </table:table-cell>
          <table:table-cell table:formula="of:=&quot;{   “ranking”: &quot;&amp; [.A32] &amp; &quot;,  “city”: “&quot;&amp; [.B32] &amp;&quot;”, “country”: “&quot;&amp; [.C32] &amp;&quot;”, “arrivals_mm”: “&quot;&amp; [.D32] &amp;&quot;”, “growth_perc_year”: &quot;&amp; [.E32] &amp;&quot;, “rank_movement_2013_2018”: &quot;&amp; [.F32] &amp;&quot;, “city_pt_br”: “&quot;&amp; [.G32] &amp;&quot;”, “country_pt_br”: “&quot;&amp; [.H32] &amp;&quot;”, “continent_id”: &quot;&amp; [.I32] &amp;&quot;}&quot; &amp; IF([.A32]=MAX([.$A$2:.$A$1048576]);&quot;&quot;;&quot;,&quot;)" office:value-type="string" office:string-value="{   “ranking”: 31,  “city”: “Ho Chi Minh City”, “country”: “Vietnam”, “arrivals_mm”: “7200”, “growth_perc_year”: 15.4, “rank_movement_2013_2018”: 6, “city_pt_br”: “Cidade de Ho Chi Minh”, “country_pt_br”: “Vietnã”, “continent_id”: 2}," calcext:value-type="string">
            <text:p>{ <text:s text:c="2"/>“ranking”: 31, <text:s/>“city”: “Ho Chi Minh City”, “country”: “Vietnam”, “arrivals_mm”: “7200”, “growth_perc_year”: 15.4, “rank_movement_2013_2018”: 6, “city_pt_br”: “Cidade de Ho Chi Minh”, “country_pt_br”: “Vietnã”, “continent_id”: 2},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Denpasar</text:p>
          </table:table-cell>
          <table:table-cell office:value-type="string" calcext:value-type="string">
            <text:p>Indonesia</text:p>
          </table:table-cell>
          <table:table-cell office:value-type="float" office:value="7185.6" calcext:value-type="float">
            <text:p>7.185,60</text:p>
          </table:table-cell>
          <table:table-cell office:value-type="string" calcext:value-type="string">
            <text:p>15.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npasar</text:p>
          </table:table-cell>
          <table:table-cell office:value-type="string" calcext:value-type="string">
            <text:p>Indonésia</text:p>
          </table:table-cell>
          <table:table-cell table:formula="of:=VLOOKUP([.B33];['2019 - Forecast'.$B$1:.$I$1048576];8;0)" office:value-type="float" office:value="2" calcext:value-type="float">
            <text:p>2</text:p>
          </table:table-cell>
          <table:table-cell table:formula="of:=&quot;{   “ranking”: &quot;&amp; [.A33] &amp; &quot;,  “city”: “&quot;&amp; [.B33] &amp;&quot;”, “country”: “&quot;&amp; [.C33] &amp;&quot;”, “arrivals_mm”: “&quot;&amp; [.D33] &amp;&quot;”, “growth_perc_year”: &quot;&amp; [.E33] &amp;&quot;, “rank_movement_2013_2018”: &quot;&amp; [.F33] &amp;&quot;, “city_pt_br”: “&quot;&amp; [.G33] &amp;&quot;”, “country_pt_br”: “&quot;&amp; [.H33] &amp;&quot;”, “continent_id”: &quot;&amp; [.I33] &amp;&quot;}&quot; &amp; IF([.A33]=MAX([.$A$2:.$A$1048576]);&quot;&quot;;&quot;,&quot;)" office:value-type="string" office:string-value="{   “ranking”: 32,  “city”: “Denpasar”, “country”: “Indonesia”, “arrivals_mm”: “7185,6”, “growth_perc_year”: 15.2, “rank_movement_2013_2018”: 13, “city_pt_br”: “Denpasar”, “country_pt_br”: “Indonésia”, “continent_id”: 2}," calcext:value-type="string">
            <text:p>{ <text:s text:c="2"/>“ranking”: 32, <text:s/>“city”: “Denpasar”, “country”: “Indonesia”, “arrivals_mm”: “7185,6”, “growth_perc_year”: 15.2, “rank_movement_2013_2018”: 13, “city_pt_br”: “Denpasar”, “country_pt_br”: “Indonésia”, “continent_id”: 2},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Spain</text:p>
          </table:table-cell>
          <table:table-cell office:value-type="float" office:value="6714.5" calcext:value-type="float">
            <text:p>6.714,50</text:p>
          </table:table-cell>
          <table:table-cell office:value-type="string" calcext:value-type="string">
            <text:p>6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nha</text:p>
          </table:table-cell>
          <table:table-cell table:formula="of:=VLOOKUP([.B34];['2019 - Forecast'.$B$1:.$I$1048576];8;0)" office:value-type="float" office:value="2" calcext:value-type="float">
            <text:p>2</text:p>
          </table:table-cell>
          <table:table-cell table:formula="of:=&quot;{   “ranking”: &quot;&amp; [.A34] &amp; &quot;,  “city”: “&quot;&amp; [.B34] &amp;&quot;”, “country”: “&quot;&amp; [.C34] &amp;&quot;”, “arrivals_mm”: “&quot;&amp; [.D34] &amp;&quot;”, “growth_perc_year”: &quot;&amp; [.E34] &amp;&quot;, “rank_movement_2013_2018”: &quot;&amp; [.F34] &amp;&quot;, “city_pt_br”: “&quot;&amp; [.G34] &amp;&quot;”, “country_pt_br”: “&quot;&amp; [.H34] &amp;&quot;”, “continent_id”: &quot;&amp; [.I34] &amp;&quot;}&quot; &amp; IF([.A34]=MAX([.$A$2:.$A$1048576]);&quot;&quot;;&quot;,&quot;)" office:value-type="string" office:string-value="{   “ranking”: 33,  “city”: “Barcelona”, “country”: “Spain”, “arrivals_mm”: “6714,5”, “growth_perc_year”: 6.8, “rank_movement_2013_2018”: 6, “city_pt_br”: “Barcelona”, “country_pt_br”: “Espanha”, “continent_id”: 2}," calcext:value-type="string">
            <text:p>{ <text:s text:c="2"/>“ranking”: 33, <text:s/>“city”: “Barcelona”, “country”: “Spain”, “arrivals_mm”: “6714,5”, “growth_perc_year”: 6.8, “rank_movement_2013_2018”: 6, “city_pt_br”: “Barcelona”, “country_pt_br”: “Espanha”, “continent_id”: 2},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United States</text:p>
          </table:table-cell>
          <table:table-cell office:value-type="float" office:value="6591.3" calcext:value-type="float">
            <text:p>6.591,30</text:p>
          </table:table-cell>
          <table:table-cell office:value-type="string" calcext:value-type="string">
            <text:p>-1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Estados Unidos</text:p>
          </table:table-cell>
          <table:table-cell table:formula="of:=VLOOKUP([.B35];['2019 - Forecast'.$B$1:.$I$1048576];8;0)" office:value-type="float" office:value="3" calcext:value-type="float">
            <text:p>3</text:p>
          </table:table-cell>
          <table:table-cell table:formula="of:=&quot;{   “ranking”: &quot;&amp; [.A35] &amp; &quot;,  “city”: “&quot;&amp; [.B35] &amp;&quot;”, “country”: “&quot;&amp; [.C35] &amp;&quot;”, “arrivals_mm”: “&quot;&amp; [.D35] &amp;&quot;”, “growth_perc_year”: &quot;&amp; [.E35] &amp;&quot;, “rank_movement_2013_2018”: &quot;&amp; [.F35] &amp;&quot;, “city_pt_br”: “&quot;&amp; [.G35] &amp;&quot;”, “country_pt_br”: “&quot;&amp; [.H35] &amp;&quot;”, “continent_id”: &quot;&amp; [.I35] &amp;&quot;}&quot; &amp; IF([.A35]=MAX([.$A$2:.$A$1048576]);&quot;&quot;;&quot;,&quot;)" office:value-type="string" office:string-value="{   “ranking”: 34,  “city”: “Las Vegas”, “country”: “United States”, “arrivals_mm”: “6591,3”, “growth_perc_year”: -1.4, “rank_movement_2013_2018”: 9, “city_pt_br”: “Las Vegas”, “country_pt_br”: “Estados Unidos”, “continent_id”: 3}," calcext:value-type="string">
            <text:p>{ <text:s text:c="2"/>“ranking”: 34, <text:s/>“city”: “Las Vegas”, “country”: “United States”, “arrivals_mm”: “6591,3”, “growth_perc_year”: -1.4, “rank_movement_2013_2018”: 9, “city_pt_br”: “Las Vegas”, “country_pt_br”: “Estados Unidos”, “continent_id”: 3},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taly</text:p>
          </table:table-cell>
          <table:table-cell office:value-type="float" office:value="6481.3" calcext:value-type="float">
            <text:p>6.481,30</text:p>
          </table:table-cell>
          <table:table-cell office:value-type="string" calcext:value-type="string">
            <text:p>2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lão</text:p>
          </table:table-cell>
          <table:table-cell office:value-type="string" calcext:value-type="string">
            <text:p>Itália</text:p>
          </table:table-cell>
          <table:table-cell table:formula="of:=VLOOKUP([.B36];['2019 - Forecast'.$B$1:.$I$1048576];8;0)" office:value-type="float" office:value="1" calcext:value-type="float">
            <text:p>1</text:p>
          </table:table-cell>
          <table:table-cell table:formula="of:=&quot;{   “ranking”: &quot;&amp; [.A36] &amp; &quot;,  “city”: “&quot;&amp; [.B36] &amp;&quot;”, “country”: “&quot;&amp; [.C36] &amp;&quot;”, “arrivals_mm”: “&quot;&amp; [.D36] &amp;&quot;”, “growth_perc_year”: &quot;&amp; [.E36] &amp;&quot;, “rank_movement_2013_2018”: &quot;&amp; [.F36] &amp;&quot;, “city_pt_br”: “&quot;&amp; [.G36] &amp;&quot;”, “country_pt_br”: “&quot;&amp; [.H36] &amp;&quot;”, “continent_id”: &quot;&amp; [.I36] &amp;&quot;}&quot; &amp; IF([.A36]=MAX([.$A$2:.$A$1048576]);&quot;&quot;;&quot;,&quot;)" office:value-type="string" office:string-value="{   “ranking”: 35,  “city”: “Milan”, “country”: “Italy”, “arrivals_mm”: “6481,3”, “growth_perc_year”: 2.1, “rank_movement_2013_2018”: 9, “city_pt_br”: “Milão”, “country_pt_br”: “Itália”, “continent_id”: 1}," calcext:value-type="string">
            <text:p>{ <text:s text:c="2"/>“ranking”: 35, <text:s/>“city”: “Milan”, “country”: “Italy”, “arrivals_mm”: “6481,3”, “growth_perc_year”: 2.1, “rank_movement_2013_2018”: 9, “city_pt_br”: “Milão”, “country_pt_br”: “Itália”, “continent_id”: 1},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India</text:p>
          </table:table-cell>
          <table:table-cell office:value-type="float" office:value="6422.8" calcext:value-type="float">
            <text:p>6.422,80</text:p>
          </table:table-cell>
          <table:table-cell office:value-type="string" calcext:value-type="string">
            <text:p>26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Índia</text:p>
          </table:table-cell>
          <table:table-cell table:formula="of:=VLOOKUP([.B37];['2019 - Forecast'.$B$1:.$I$1048576];8;0)" office:value-type="float" office:value="2" calcext:value-type="float">
            <text:p>2</text:p>
          </table:table-cell>
          <table:table-cell table:formula="of:=&quot;{   “ranking”: &quot;&amp; [.A37] &amp; &quot;,  “city”: “&quot;&amp; [.B37] &amp;&quot;”, “country”: “&quot;&amp; [.C37] &amp;&quot;”, “arrivals_mm”: “&quot;&amp; [.D37] &amp;&quot;”, “growth_perc_year”: &quot;&amp; [.E37] &amp;&quot;, “rank_movement_2013_2018”: &quot;&amp; [.F37] &amp;&quot;, “city_pt_br”: “&quot;&amp; [.G37] &amp;&quot;”, “country_pt_br”: “&quot;&amp; [.H37] &amp;&quot;”, “continent_id”: &quot;&amp; [.I37] &amp;&quot;}&quot; &amp; IF([.A37]=MAX([.$A$2:.$A$1048576]);&quot;&quot;;&quot;,&quot;)" office:value-type="string" office:string-value="{   “ranking”: 36,  “city”: “Chennai”, “country”: “India”, “arrivals_mm”: “6422,8”, “growth_perc_year”: 26.3, “rank_movement_2013_2018”: 7, “city_pt_br”: “Chennai”, “country_pt_br”: “Índia”, “continent_id”: 2}," calcext:value-type="string">
            <text:p>{ <text:s text:c="2"/>“ranking”: 36, <text:s/>“city”: “Chennai”, “country”: “India”, “arrivals_mm”: “6422,8”, “growth_perc_year”: 26.3, “rank_movement_2013_2018”: 7, “city_pt_br”: “Chennai”, “country_pt_br”: “Índia”, “continent_id”: 2},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Austria</text:p>
          </table:table-cell>
          <table:table-cell office:value-type="float" office:value="6410.3" calcext:value-type="float">
            <text:p>6.410,30</text:p>
          </table:table-cell>
          <table:table-cell office:value-type="string" calcext:value-type="string">
            <text:p>3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ena</text:p>
          </table:table-cell>
          <table:table-cell office:value-type="string" calcext:value-type="string">
            <text:p>Áustria</text:p>
          </table:table-cell>
          <table:table-cell table:formula="of:=VLOOKUP([.B38];['2019 - Forecast'.$B$1:.$I$1048576];8;0)" office:value-type="float" office:value="2" calcext:value-type="float">
            <text:p>2</text:p>
          </table:table-cell>
          <table:table-cell table:formula="of:=&quot;{   “ranking”: &quot;&amp; [.A38] &amp; &quot;,  “city”: “&quot;&amp; [.B38] &amp;&quot;”, “country”: “&quot;&amp; [.C38] &amp;&quot;”, “arrivals_mm”: “&quot;&amp; [.D38] &amp;&quot;”, “growth_perc_year”: &quot;&amp; [.E38] &amp;&quot;, “rank_movement_2013_2018”: &quot;&amp; [.F38] &amp;&quot;, “city_pt_br”: “&quot;&amp; [.G38] &amp;&quot;”, “country_pt_br”: “&quot;&amp; [.H38] &amp;&quot;”, “continent_id”: &quot;&amp; [.I38] &amp;&quot;}&quot; &amp; IF([.A38]=MAX([.$A$2:.$A$1048576]);&quot;&quot;;&quot;,&quot;)" office:value-type="string" office:string-value="{   “ranking”: 37,  “city”: “Vienna”, “country”: “Austria”, “arrivals_mm”: “6410,3”, “growth_perc_year”: 3.6, “rank_movement_2013_2018”: 8, “city_pt_br”: “Viena”, “country_pt_br”: “Áustria”, “continent_id”: 2}," calcext:value-type="string">
            <text:p>{ <text:s text:c="2"/>“ranking”: 37, <text:s/>“city”: “Vienna”, “country”: “Austria”, “arrivals_mm”: “6410,3”, “growth_perc_year”: 3.6, “rank_movement_2013_2018”: 8, “city_pt_br”: “Viena”, “country_pt_br”: “Áustria”, “continent_id”: 2},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Johor Bahru</text:p>
          </table:table-cell>
          <table:table-cell office:value-type="string" calcext:value-type="string">
            <text:p>Malaysia</text:p>
          </table:table-cell>
          <table:table-cell office:value-type="float" office:value="6396" calcext:value-type="float">
            <text:p>6.396,00</text:p>
          </table:table-cell>
          <table:table-cell office:value-type="string" calcext:value-type="string">
            <text:p>14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hor Bahru</text:p>
          </table:table-cell>
          <table:table-cell office:value-type="string" calcext:value-type="string">
            <text:p>Malásia</text:p>
          </table:table-cell>
          <table:table-cell table:formula="of:=VLOOKUP([.B39];['2019 - Forecast'.$B$1:.$I$1048576];8;0)" office:value-type="float" office:value="2" calcext:value-type="float">
            <text:p>2</text:p>
          </table:table-cell>
          <table:table-cell table:formula="of:=&quot;{   “ranking”: &quot;&amp; [.A39] &amp; &quot;,  “city”: “&quot;&amp; [.B39] &amp;&quot;”, “country”: “&quot;&amp; [.C39] &amp;&quot;”, “arrivals_mm”: “&quot;&amp; [.D39] &amp;&quot;”, “growth_perc_year”: &quot;&amp; [.E39] &amp;&quot;, “rank_movement_2013_2018”: &quot;&amp; [.F39] &amp;&quot;, “city_pt_br”: “&quot;&amp; [.G39] &amp;&quot;”, “country_pt_br”: “&quot;&amp; [.H39] &amp;&quot;”, “continent_id”: &quot;&amp; [.I39] &amp;&quot;}&quot; &amp; IF([.A39]=MAX([.$A$2:.$A$1048576]);&quot;&quot;;&quot;,&quot;)" office:value-type="string" office:string-value="{   “ranking”: 38,  “city”: “Johor Bahru”, “country”: “Malaysia”, “arrivals_mm”: “6396”, “growth_perc_year”: 14.8, “rank_movement_2013_2018”: 8, “city_pt_br”: “Johor Bahru”, “country_pt_br”: “Malásia”, “continent_id”: 2}," calcext:value-type="string">
            <text:p>{ <text:s text:c="2"/>“ranking”: 38, <text:s/>“city”: “Johor Bahru”, “country”: “Malaysia”, “arrivals_mm”: “6396”, “growth_perc_year”: 14.8, “rank_movement_2013_2018”: 8, “city_pt_br”: “Johor Bahru”, “country_pt_br”: “Malásia”, “continent_id”: 2},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India</text:p>
          </table:table-cell>
          <table:table-cell office:value-type="float" office:value="6383.4" calcext:value-type="float">
            <text:p>6.383,40</text:p>
          </table:table-cell>
          <table:table-cell office:value-type="string" calcext:value-type="string">
            <text:p>20.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Índia</text:p>
          </table:table-cell>
          <table:table-cell table:formula="of:=VLOOKUP([.B40];['2019 - Forecast'.$B$1:.$I$1048576];8;0)" office:value-type="float" office:value="2" calcext:value-type="float">
            <text:p>2</text:p>
          </table:table-cell>
          <table:table-cell table:formula="of:=&quot;{   “ranking”: &quot;&amp; [.A40] &amp; &quot;,  “city”: “&quot;&amp; [.B40] &amp;&quot;”, “country”: “&quot;&amp; [.C40] &amp;&quot;”, “arrivals_mm”: “&quot;&amp; [.D40] &amp;&quot;”, “growth_perc_year”: &quot;&amp; [.E40] &amp;&quot;, “rank_movement_2013_2018”: &quot;&amp; [.F40] &amp;&quot;, “city_pt_br”: “&quot;&amp; [.G40] &amp;&quot;”, “country_pt_br”: “&quot;&amp; [.H40] &amp;&quot;”, “continent_id”: &quot;&amp; [.I40] &amp;&quot;}&quot; &amp; IF([.A40]=MAX([.$A$2:.$A$1048576]);&quot;&quot;;&quot;,&quot;)" office:value-type="string" office:string-value="{   “ranking”: 39,  “city”: “Jaipur”, “country”: “India”, “arrivals_mm”: “6383,4”, “growth_perc_year”: 20.7, “rank_movement_2013_2018”: 29, “city_pt_br”: “Jaipur”, “country_pt_br”: “Índia”, “continent_id”: 2}," calcext:value-type="string">
            <text:p>{ <text:s text:c="2"/>“ranking”: 39, <text:s/>“city”: “Jaipur”, “country”: “India”, “arrivals_mm”: “6383,4”, “growth_perc_year”: 20.7, “rank_movement_2013_2018”: 29, “city_pt_br”: “Jaipur”, “country_pt_br”: “Índia”, “continent_id”: 2},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Cancun</text:p>
          </table:table-cell>
          <table:table-cell office:value-type="string" calcext:value-type="string">
            <text:p>Mexico</text:p>
          </table:table-cell>
          <table:table-cell office:value-type="float" office:value="6041" calcext:value-type="float">
            <text:p>6.041,00</text:p>
          </table:table-cell>
          <table:table-cell office:value-type="string" calcext:value-type="string">
            <text:p>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ncún</text:p>
          </table:table-cell>
          <table:table-cell office:value-type="string" calcext:value-type="string">
            <text:p>México</text:p>
          </table:table-cell>
          <table:table-cell table:formula="of:=VLOOKUP([.B41];['2019 - Forecast'.$B$1:.$I$1048576];8;0)" office:value-type="float" office:value="3" calcext:value-type="float">
            <text:p>3</text:p>
          </table:table-cell>
          <table:table-cell table:formula="of:=&quot;{   “ranking”: &quot;&amp; [.A41] &amp; &quot;,  “city”: “&quot;&amp; [.B41] &amp;&quot;”, “country”: “&quot;&amp; [.C41] &amp;&quot;”, “arrivals_mm”: “&quot;&amp; [.D41] &amp;&quot;”, “growth_perc_year”: &quot;&amp; [.E41] &amp;&quot;, “rank_movement_2013_2018”: &quot;&amp; [.F41] &amp;&quot;, “city_pt_br”: “&quot;&amp; [.G41] &amp;&quot;”, “country_pt_br”: “&quot;&amp; [.H41] &amp;&quot;”, “continent_id”: &quot;&amp; [.I41] &amp;&quot;}&quot; &amp; IF([.A41]=MAX([.$A$2:.$A$1048576]);&quot;&quot;;&quot;,&quot;)" office:value-type="string" office:string-value="{   “ranking”: 40,  “city”: “Cancun”, “country”: “Mexico”, “arrivals_mm”: “6041”, “growth_perc_year”: 0.0, “rank_movement_2013_2018”: 17, “city_pt_br”: “Cancún”, “country_pt_br”: “México”, “continent_id”: 3}," calcext:value-type="string">
            <text:p>{ <text:s text:c="2"/>“ranking”: 40, <text:s/>“city”: “Cancun”, “country”: “Mexico”, “arrivals_mm”: “6041”, “growth_perc_year”: 0.0, “rank_movement_2013_2018”: 17, “city_pt_br”: “Cancún”, “country_pt_br”: “México”, “continent_id”: 3},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ermany</text:p>
          </table:table-cell>
          <table:table-cell office:value-type="float" office:value="5959.4" calcext:value-type="float">
            <text:p>5.959,40</text:p>
          </table:table-cell>
          <table:table-cell office:value-type="string" calcext:value-type="string">
            <text:p>5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rlim</text:p>
          </table:table-cell>
          <table:table-cell office:value-type="string" calcext:value-type="string">
            <text:p>Alemanha</text:p>
          </table:table-cell>
          <table:table-cell table:formula="of:=VLOOKUP([.B42];['2019 - Forecast'.$B$1:.$I$1048576];8;0)" office:value-type="float" office:value="1" calcext:value-type="float">
            <text:p>1</text:p>
          </table:table-cell>
          <table:table-cell table:formula="of:=&quot;{   “ranking”: &quot;&amp; [.A42] &amp; &quot;,  “city”: “&quot;&amp; [.B42] &amp;&quot;”, “country”: “&quot;&amp; [.C42] &amp;&quot;”, “arrivals_mm”: “&quot;&amp; [.D42] &amp;&quot;”, “growth_perc_year”: &quot;&amp; [.E42] &amp;&quot;, “rank_movement_2013_2018”: &quot;&amp; [.F42] &amp;&quot;, “city_pt_br”: “&quot;&amp; [.G42] &amp;&quot;”, “country_pt_br”: “&quot;&amp; [.H42] &amp;&quot;”, “continent_id”: &quot;&amp; [.I42] &amp;&quot;}&quot; &amp; IF([.A42]=MAX([.$A$2:.$A$1048576]);&quot;&quot;;&quot;,&quot;)" office:value-type="string" office:string-value="{   “ranking”: 41,  “city”: “Berlin”, “country”: “Germany”, “arrivals_mm”: “5959,4”, “growth_perc_year”: 5.9, “rank_movement_2013_2018”: 10, “city_pt_br”: “Berlim”, “country_pt_br”: “Alemanha”, “continent_id”: 1}," calcext:value-type="string">
            <text:p>{ <text:s text:c="2"/>“ranking”: 41, <text:s/>“city”: “Berlin”, “country”: “Germany”, “arrivals_mm”: “5959,4”, “growth_perc_year”: 5.9, “rank_movement_2013_2018”: 10, “city_pt_br”: “Berlim”, “country_pt_br”: “Alemanha”, “continent_id”: 1},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Egypt</text:p>
          </table:table-cell>
          <table:table-cell office:value-type="float" office:value="5754.5" calcext:value-type="float">
            <text:p>5.754,50</text:p>
          </table:table-cell>
          <table:table-cell office:value-type="string" calcext:value-type="string">
            <text:p>31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Egito</text:p>
          </table:table-cell>
          <table:table-cell table:formula="of:=VLOOKUP([.B43];['2019 - Forecast'.$B$1:.$I$1048576];8;0)" office:value-type="float" office:value="5" calcext:value-type="float">
            <text:p>5</text:p>
          </table:table-cell>
          <table:table-cell table:formula="of:=&quot;{   “ranking”: &quot;&amp; [.A43] &amp; &quot;,  “city”: “&quot;&amp; [.B43] &amp;&quot;”, “country”: “&quot;&amp; [.C43] &amp;&quot;”, “arrivals_mm”: “&quot;&amp; [.D43] &amp;&quot;”, “growth_perc_year”: &quot;&amp; [.E43] &amp;&quot;, “rank_movement_2013_2018”: &quot;&amp; [.F43] &amp;&quot;, “city_pt_br”: “&quot;&amp; [.G43] &amp;&quot;”, “country_pt_br”: “&quot;&amp; [.H43] &amp;&quot;”, “continent_id”: &quot;&amp; [.I43] &amp;&quot;}&quot; &amp; IF([.A43]=MAX([.$A$2:.$A$1048576]);&quot;&quot;;&quot;,&quot;)" office:value-type="string" office:string-value="{   “ranking”: 42,  “city”: “Cairo”, “country”: “Egypt”, “arrivals_mm”: “5754,5”, “growth_perc_year”: 31.1, “rank_movement_2013_2018”: 18, “city_pt_br”: “Cairo”, “country_pt_br”: “Egito”, “continent_id”: 5}," calcext:value-type="string">
            <text:p>{ <text:s text:c="2"/>“ranking”: 42, <text:s/>“city”: “Cairo”, “country”: “Egypt”, “arrivals_mm”: “5754,5”, “growth_perc_year”: 31.1, “rank_movement_2013_2018”: 18, “city_pt_br”: “Cairo”, “country_pt_br”: “Egito”, “continent_id”: 5},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reece</text:p>
          </table:table-cell>
          <table:table-cell office:value-type="float" office:value="5728.4" calcext:value-type="float">
            <text:p>5.728,40</text:p>
          </table:table-cell>
          <table:table-cell office:value-type="string" calcext:value-type="string">
            <text:p>19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enas</text:p>
          </table:table-cell>
          <table:table-cell office:value-type="string" calcext:value-type="string">
            <text:p>Grécia</text:p>
          </table:table-cell>
          <table:table-cell table:formula="of:=VLOOKUP([.B44];['2019 - Forecast'.$B$1:.$I$1048576];8;0)" office:value-type="float" office:value="2" calcext:value-type="float">
            <text:p>2</text:p>
          </table:table-cell>
          <table:table-cell table:formula="of:=&quot;{   “ranking”: &quot;&amp; [.A44] &amp; &quot;,  “city”: “&quot;&amp; [.B44] &amp;&quot;”, “country”: “&quot;&amp; [.C44] &amp;&quot;”, “arrivals_mm”: “&quot;&amp; [.D44] &amp;&quot;”, “growth_perc_year”: &quot;&amp; [.E44] &amp;&quot;, “rank_movement_2013_2018”: &quot;&amp; [.F44] &amp;&quot;, “city_pt_br”: “&quot;&amp; [.G44] &amp;&quot;”, “country_pt_br”: “&quot;&amp; [.H44] &amp;&quot;”, “continent_id”: &quot;&amp; [.I44] &amp;&quot;}&quot; &amp; IF([.A44]=MAX([.$A$2:.$A$1048576]);&quot;&quot;;&quot;,&quot;)" office:value-type="string" office:string-value="{   “ranking”: 43,  “city”: “Athens”, “country”: “Greece”, “arrivals_mm”: “5728,4”, “growth_perc_year”: 19.4, “rank_movement_2013_2018”: 18, “city_pt_br”: “Atenas”, “country_pt_br”: “Grécia”, “continent_id”: 2}," calcext:value-type="string">
            <text:p>{ <text:s text:c="2"/>“ranking”: 43, <text:s/>“city”: “Athens”, “country”: “Greece”, “arrivals_mm”: “5728,4”, “growth_perc_year”: 19.4, “rank_movement_2013_2018”: 18, “city_pt_br”: “Atenas”, “country_pt_br”: “Grécia”, “continent_id”: 2},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United States</text:p>
          </table:table-cell>
          <table:table-cell office:value-type="float" office:value="5553.6" calcext:value-type="float">
            <text:p>5.553,60</text:p>
          </table:table-cell>
          <table:table-cell office:value-type="string" calcext:value-type="string">
            <text:p>5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Estados Unidos</text:p>
          </table:table-cell>
          <table:table-cell table:formula="of:=VLOOKUP([.B45];['2019 - Forecast'.$B$1:.$I$1048576];8;0)" office:value-type="float" office:value="3" calcext:value-type="float">
            <text:p>3</text:p>
          </table:table-cell>
          <table:table-cell table:formula="of:=&quot;{   “ranking”: &quot;&amp; [.A45] &amp; &quot;,  “city”: “&quot;&amp; [.B45] &amp;&quot;”, “country”: “&quot;&amp; [.C45] &amp;&quot;”, “arrivals_mm”: “&quot;&amp; [.D45] &amp;&quot;”, “growth_perc_year”: &quot;&amp; [.E45] &amp;&quot;, “rank_movement_2013_2018”: &quot;&amp; [.F45] &amp;&quot;, “city_pt_br”: “&quot;&amp; [.G45] &amp;&quot;”, “country_pt_br”: “&quot;&amp; [.H45] &amp;&quot;”, “continent_id”: &quot;&amp; [.I45] &amp;&quot;}&quot; &amp; IF([.A45]=MAX([.$A$2:.$A$1048576]);&quot;&quot;;&quot;,&quot;)" office:value-type="string" office:string-value="{   “ranking”: 44,  “city”: “Orlando”, “country”: “United States”, “arrivals_mm”: “5553,6”, “growth_perc_year”: 5.4, “rank_movement_2013_2018”: 10, “city_pt_br”: “Orlando”, “country_pt_br”: “Estados Unidos”, “continent_id”: 3}," calcext:value-type="string">
            <text:p>{ <text:s text:c="2"/>“ranking”: 44, <text:s/>“city”: “Orlando”, “country”: “United States”, “arrivals_mm”: “5553,6”, “growth_perc_year”: 5.4, “rank_movement_2013_2018”: 10, “city_pt_br”: “Orlando”, “country_pt_br”: “Estados Unidos”, “continent_id”: 3},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Russia</text:p>
          </table:table-cell>
          <table:table-cell office:value-type="float" office:value="5510" calcext:value-type="float">
            <text:p>5.510,00</text:p>
          </table:table-cell>
          <table:table-cell office:value-type="string" calcext:value-type="string">
            <text:p>14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Rússia</text:p>
          </table:table-cell>
          <table:table-cell table:formula="of:=VLOOKUP([.B46];['2019 - Forecast'.$B$1:.$I$1048576];8;0)" office:value-type="float" office:value="2" calcext:value-type="float">
            <text:p>2</text:p>
          </table:table-cell>
          <table:table-cell table:formula="of:=&quot;{   “ranking”: &quot;&amp; [.A46] &amp; &quot;,  “city”: “&quot;&amp; [.B46] &amp;&quot;”, “country”: “&quot;&amp; [.C46] &amp;&quot;”, “arrivals_mm”: “&quot;&amp; [.D46] &amp;&quot;”, “growth_perc_year”: &quot;&amp; [.E46] &amp;&quot;, “rank_movement_2013_2018”: &quot;&amp; [.F46] &amp;&quot;, “city_pt_br”: “&quot;&amp; [.G46] &amp;&quot;”, “country_pt_br”: “&quot;&amp; [.H46] &amp;&quot;”, “continent_id”: &quot;&amp; [.I46] &amp;&quot;}&quot; &amp; IF([.A46]=MAX([.$A$2:.$A$1048576]);&quot;&quot;;&quot;,&quot;)" office:value-type="string" office:string-value="{   “ranking”: 45,  “city”: “Moscow”, “country”: “Russia”, “arrivals_mm”: “5510”, “growth_perc_year”: 14.8, “rank_movement_2013_2018”: 10, “city_pt_br”: “Moscou”, “country_pt_br”: “Rússia”, “continent_id”: 2}," calcext:value-type="string">
            <text:p>{ <text:s text:c="2"/>“ranking”: 45, <text:s/>“city”: “Moscow”, “country”: “Russia”, “arrivals_mm”: “5510”, “growth_perc_year”: 14.8, “rank_movement_2013_2018”: 10, “city_pt_br”: “Moscou”, “country_pt_br”: “Rússia”, “continent_id”: 2},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Italy</text:p>
          </table:table-cell>
          <table:table-cell office:value-type="float" office:value="5502.5" calcext:value-type="float">
            <text:p>5.502,50</text:p>
          </table:table-cell>
          <table:table-cell office:value-type="string" calcext:value-type="string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neza</text:p>
          </table:table-cell>
          <table:table-cell office:value-type="string" calcext:value-type="string">
            <text:p>Itália</text:p>
          </table:table-cell>
          <table:table-cell table:formula="of:=VLOOKUP([.B47];['2019 - Forecast'.$B$1:.$I$1048576];8;0)" office:value-type="float" office:value="1" calcext:value-type="float">
            <text:p>1</text:p>
          </table:table-cell>
          <table:table-cell table:formula="of:=&quot;{   “ranking”: &quot;&amp; [.A47] &amp; &quot;,  “city”: “&quot;&amp; [.B47] &amp;&quot;”, “country”: “&quot;&amp; [.C47] &amp;&quot;”, “arrivals_mm”: “&quot;&amp; [.D47] &amp;&quot;”, “growth_perc_year”: &quot;&amp; [.E47] &amp;&quot;, “rank_movement_2013_2018”: &quot;&amp; [.F47] &amp;&quot;, “city_pt_br”: “&quot;&amp; [.G47] &amp;&quot;”, “country_pt_br”: “&quot;&amp; [.H47] &amp;&quot;”, “continent_id”: &quot;&amp; [.I47] &amp;&quot;}&quot; &amp; IF([.A47]=MAX([.$A$2:.$A$1048576]);&quot;&quot;;&quot;,&quot;)" office:value-type="string" office:string-value="{   “ranking”: 46,  “city”: “Venice”, “country”: “Italy”, “arrivals_mm”: “5502,5”, “growth_perc_year”: 3.5, “rank_movement_2013_2018”: 16, “city_pt_br”: “Veneza”, “country_pt_br”: “Itália”, “continent_id”: 1}," calcext:value-type="string">
            <text:p>{ <text:s text:c="2"/>“ranking”: 46, <text:s/>“city”: “Venice”, “country”: “Italy”, “arrivals_mm”: “5502,5”, “growth_perc_year”: 3.5, “rank_movement_2013_2018”: 16, “city_pt_br”: “Veneza”, “country_pt_br”: “Itália”, “continent_id”: 1},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float" office:value="5440.1" calcext:value-type="float">
            <text:p>5.440,10</text:p>
          </table:table-cell>
          <table:table-cell office:value-type="string" calcext:value-type="string">
            <text:p>3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nha</text:p>
          </table:table-cell>
          <table:table-cell table:formula="of:=VLOOKUP([.B48];['2019 - Forecast'.$B$1:.$I$1048576];8;0)" office:value-type="float" office:value="2" calcext:value-type="float">
            <text:p>2</text:p>
          </table:table-cell>
          <table:table-cell table:formula="of:=&quot;{   “ranking”: &quot;&amp; [.A48] &amp; &quot;,  “city”: “&quot;&amp; [.B48] &amp;&quot;”, “country”: “&quot;&amp; [.C48] &amp;&quot;”, “arrivals_mm”: “&quot;&amp; [.D48] &amp;&quot;”, “growth_perc_year”: &quot;&amp; [.E48] &amp;&quot;, “rank_movement_2013_2018”: &quot;&amp; [.F48] &amp;&quot;, “city_pt_br”: “&quot;&amp; [.G48] &amp;&quot;”, “country_pt_br”: “&quot;&amp; [.H48] &amp;&quot;”, “continent_id”: &quot;&amp; [.I48] &amp;&quot;}&quot; &amp; IF([.A48]=MAX([.$A$2:.$A$1048576]);&quot;&quot;;&quot;,&quot;)" office:value-type="string" office:string-value="{   “ranking”: 47,  “city”: “Madrid”, “country”: “Spain”, “arrivals_mm”: “5440,1”, “growth_perc_year”: 3.2, “rank_movement_2013_2018”: 8, “city_pt_br”: “Madrid”, “country_pt_br”: “Espanha”, “continent_id”: 2}," calcext:value-type="string">
            <text:p>{ <text:s text:c="2"/>“ranking”: 47, <text:s/>“city”: “Madrid”, “country”: “Spain”, “arrivals_mm”: “5440,1”, “growth_perc_year”: 3.2, “rank_movement_2013_2018”: 8, “city_pt_br”: “Madrid”, “country_pt_br”: “Espanha”, “continent_id”: 2},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Ha Long</text:p>
          </table:table-cell>
          <table:table-cell office:value-type="string" calcext:value-type="string">
            <text:p>Vietnam</text:p>
          </table:table-cell>
          <table:table-cell office:value-type="float" office:value="5294.8" calcext:value-type="float">
            <text:p>5.294,80</text:p>
          </table:table-cell>
          <table:table-cell office:value-type="string" calcext:value-type="string">
            <text:p>2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a Long</text:p>
          </table:table-cell>
          <table:table-cell office:value-type="string" calcext:value-type="string">
            <text:p>Vietnã</text:p>
          </table:table-cell>
          <table:table-cell table:formula="of:=VLOOKUP([.B49];['2019 - Forecast'.$B$1:.$I$1048576];8;0)" office:value-type="float" office:value="2" calcext:value-type="float">
            <text:p>2</text:p>
          </table:table-cell>
          <table:table-cell table:formula="of:=&quot;{   “ranking”: &quot;&amp; [.A49] &amp; &quot;,  “city”: “&quot;&amp; [.B49] &amp;&quot;”, “country”: “&quot;&amp; [.C49] &amp;&quot;”, “arrivals_mm”: “&quot;&amp; [.D49] &amp;&quot;”, “growth_perc_year”: &quot;&amp; [.E49] &amp;&quot;, “rank_movement_2013_2018”: &quot;&amp; [.F49] &amp;&quot;, “city_pt_br”: “&quot;&amp; [.G49] &amp;&quot;”, “country_pt_br”: “&quot;&amp; [.H49] &amp;&quot;”, “continent_id”: &quot;&amp; [.I49] &amp;&quot;}&quot; &amp; IF([.A49]=MAX([.$A$2:.$A$1048576]);&quot;&quot;;&quot;,&quot;)" office:value-type="string" office:string-value="{   “ranking”: 48,  “city”: “Ha Long”, “country”: “Vietnam”, “arrivals_mm”: “5294,8”, “growth_perc_year”: 22.0, “rank_movement_2013_2018”: 14, “city_pt_br”: “Ha Long”, “country_pt_br”: “Vietnã”, “continent_id”: 2}," calcext:value-type="string">
            <text:p>{ <text:s text:c="2"/>“ranking”: 48, <text:s/>“city”: “Ha Long”, “country”: “Vietnam”, “arrivals_mm”: “5294,8”, “growth_perc_year”: 22.0, “rank_movement_2013_2018”: 14, “city_pt_br”: “Ha Long”, “country_pt_br”: “Vietnã”, “continent_id”: 2},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Saudi Arabia</text:p>
          </table:table-cell>
          <table:table-cell office:value-type="float" office:value="5267.5" calcext:value-type="float">
            <text:p>5.267,50</text:p>
          </table:table-cell>
          <table:table-cell office:value-type="string" calcext:value-type="string">
            <text:p>-2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Arábia Saudita</text:p>
          </table:table-cell>
          <table:table-cell table:formula="of:=VLOOKUP([.B50];['2019 - Forecast'.$B$1:.$I$1048576];8;0)" office:value-type="float" office:value="2" calcext:value-type="float">
            <text:p>2</text:p>
          </table:table-cell>
          <table:table-cell table:formula="of:=&quot;{   “ranking”: &quot;&amp; [.A50] &amp; &quot;,  “city”: “&quot;&amp; [.B50] &amp;&quot;”, “country”: “&quot;&amp; [.C50] &amp;&quot;”, “arrivals_mm”: “&quot;&amp; [.D50] &amp;&quot;”, “growth_perc_year”: &quot;&amp; [.E50] &amp;&quot;, “rank_movement_2013_2018”: &quot;&amp; [.F50] &amp;&quot;, “city_pt_br”: “&quot;&amp; [.G50] &amp;&quot;”, “country_pt_br”: “&quot;&amp; [.H50] &amp;&quot;”, “continent_id”: &quot;&amp; [.I50] &amp;&quot;}&quot; &amp; IF([.A50]=MAX([.$A$2:.$A$1048576]);&quot;&quot;;&quot;,&quot;)" office:value-type="string" office:string-value="{   “ranking”: 49,  “city”: “Riyadh”, “country”: “Saudi Arabia”, “arrivals_mm”: “5267,5”, “growth_perc_year”: -2.4, “rank_movement_2013_2018”: 9, “city_pt_br”: “Riade”, “country_pt_br”: “Arábia Saudita”, “continent_id”: 2}," calcext:value-type="string">
            <text:p>{ <text:s text:c="2"/>“ranking”: 49, <text:s/>“city”: “Riyadh”, “country”: “Saudi Arabia”, “arrivals_mm”: “5267,5”, “growth_perc_year”: -2.4, “rank_movement_2013_2018”: 9, “city_pt_br”: “Riade”, “country_pt_br”: “Arábia Saudita”, “continent_id”: 2},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office:value-type="float" office:value="5213.4" calcext:value-type="float">
            <text:p>5.213,40</text:p>
          </table:table-cell>
          <table:table-cell office:value-type="string" calcext:value-type="string">
            <text:p>4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formula="of:=VLOOKUP([.B51];['2019 - Forecast'.$B$1:.$I$1048576];8;0)" office:value-type="float" office:value="1" calcext:value-type="float">
            <text:p>1</text:p>
          </table:table-cell>
          <table:table-cell table:formula="of:=&quot;{   “ranking”: &quot;&amp; [.A51] &amp; &quot;,  “city”: “&quot;&amp; [.B51] &amp;&quot;”, “country”: “&quot;&amp; [.C51] &amp;&quot;”, “arrivals_mm”: “&quot;&amp; [.D51] &amp;&quot;”, “growth_perc_year”: &quot;&amp; [.E51] &amp;&quot;, “rank_movement_2013_2018”: &quot;&amp; [.F51] &amp;&quot;, “city_pt_br”: “&quot;&amp; [.G51] &amp;&quot;”, “country_pt_br”: “&quot;&amp; [.H51] &amp;&quot;”, “continent_id”: &quot;&amp; [.I51] &amp;&quot;}&quot; &amp; IF([.A51]=MAX([.$A$2:.$A$1048576]);&quot;&quot;;&quot;,&quot;)" office:value-type="string" office:string-value="{   “ranking”: 50,  “city”: “Dublin”, “country”: “Ireland”, “arrivals_mm”: “5213,4”, “growth_perc_year”: 4.6, “rank_movement_2013_2018”: 12, “city_pt_br”: “Dublin”, “country_pt_br”: “Irlanda”, “continent_id”: 1}," calcext:value-type="string">
            <text:p>{ <text:s text:c="2"/>“ranking”: 50, <text:s/>“city”: “Dublin”, “country”: “Ireland”, “arrivals_mm”: “5213,4”, “growth_perc_year”: 4.6, “rank_movement_2013_2018”: 12, “city_pt_br”: “Dublin”, “country_pt_br”: “Irlanda”, “continent_id”: 1},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Italy</text:p>
          </table:table-cell>
          <table:table-cell office:value-type="float" office:value="5059.9" calcext:value-type="float">
            <text:p>5.059,90</text:p>
          </table:table-cell>
          <table:table-cell office:value-type="string" calcext:value-type="string">
            <text:p>2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lorença</text:p>
          </table:table-cell>
          <table:table-cell office:value-type="string" calcext:value-type="string">
            <text:p>Itália</text:p>
          </table:table-cell>
          <table:table-cell table:formula="of:=VLOOKUP([.B52];['2019 - Forecast'.$B$1:.$I$1048576];8;0)" office:value-type="float" office:value="1" calcext:value-type="float">
            <text:p>1</text:p>
          </table:table-cell>
          <table:table-cell table:formula="of:=&quot;{   “ranking”: &quot;&amp; [.A52] &amp; &quot;,  “city”: “&quot;&amp; [.B52] &amp;&quot;”, “country”: “&quot;&amp; [.C52] &amp;&quot;”, “arrivals_mm”: “&quot;&amp; [.D52] &amp;&quot;”, “growth_perc_year”: &quot;&amp; [.E52] &amp;&quot;, “rank_movement_2013_2018”: &quot;&amp; [.F52] &amp;&quot;, “city_pt_br”: “&quot;&amp; [.G52] &amp;&quot;”, “country_pt_br”: “&quot;&amp; [.H52] &amp;&quot;”, “continent_id”: &quot;&amp; [.I52] &amp;&quot;}&quot; &amp; IF([.A52]=MAX([.$A$2:.$A$1048576]);&quot;&quot;;&quot;,&quot;)" office:value-type="string" office:string-value="{   “ranking”: 51,  “city”: “Florence”, “country”: “Italy”, “arrivals_mm”: “5059,9”, “growth_perc_year”: 2.4, “rank_movement_2013_2018”: 15, “city_pt_br”: “Florença”, “country_pt_br”: “Itália”, “continent_id”: 1}," calcext:value-type="string">
            <text:p>{ <text:s text:c="2"/>“ranking”: 51, <text:s/>“city”: “Florence”, “country”: “Italy”, “arrivals_mm”: “5059,9”, “growth_perc_year”: 2.4, “rank_movement_2013_2018”: 15, “city_pt_br”: “Florença”, “country_pt_br”: “Itália”, “continent_id”: 1},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Ha Noi</text:p>
          </table:table-cell>
          <table:table-cell office:value-type="string" calcext:value-type="string">
            <text:p>Vietnam</text:p>
          </table:table-cell>
          <table:table-cell office:value-type="float" office:value="4687" calcext:value-type="float">
            <text:p>4.687,00</text:p>
          </table:table-cell>
          <table:table-cell office:value-type="string" calcext:value-type="string">
            <text:p>9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 Noi</text:p>
          </table:table-cell>
          <table:table-cell office:value-type="string" calcext:value-type="string">
            <text:p>Vietnã</text:p>
          </table:table-cell>
          <table:table-cell table:formula="of:=VLOOKUP([.B53];['2019 - Forecast'.$B$1:.$I$1048576];8;0)" office:value-type="float" office:value="2" calcext:value-type="float">
            <text:p>2</text:p>
          </table:table-cell>
          <table:table-cell table:formula="of:=&quot;{   “ranking”: &quot;&amp; [.A53] &amp; &quot;,  “city”: “&quot;&amp; [.B53] &amp;&quot;”, “country”: “&quot;&amp; [.C53] &amp;&quot;”, “arrivals_mm”: “&quot;&amp; [.D53] &amp;&quot;”, “growth_perc_year”: &quot;&amp; [.E53] &amp;&quot;, “rank_movement_2013_2018”: &quot;&amp; [.F53] &amp;&quot;, “city_pt_br”: “&quot;&amp; [.G53] &amp;&quot;”, “country_pt_br”: “&quot;&amp; [.H53] &amp;&quot;”, “continent_id”: &quot;&amp; [.I53] &amp;&quot;}&quot; &amp; IF([.A53]=MAX([.$A$2:.$A$1048576]);&quot;&quot;;&quot;,&quot;)" office:value-type="string" office:string-value="{   “ranking”: 52,  “city”: “Ha Noi”, “country”: “Vietnam”, “arrivals_mm”: “4687”, “growth_perc_year”: 9.0, “rank_movement_2013_2018”: 21, “city_pt_br”: “Ha Noi”, “country_pt_br”: “Vietnã”, “continent_id”: 2}," calcext:value-type="string">
            <text:p>{ <text:s text:c="2"/>“ranking”: 52, <text:s/>“city”: “Ha Noi”, “country”: “Vietnam”, “arrivals_mm”: “4687”, “growth_perc_year”: 9.0, “rank_movement_2013_2018”: 21, “city_pt_br”: “Ha Noi”, “country_pt_br”: “Vietnã”, “continent_id”: 2},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  <table:table-cell office:value-type="float" office:value="4510.3" calcext:value-type="float">
            <text:p>4.510,30</text:p>
          </table:table-cell>
          <table:table-cell office:value-type="string" calcext:value-type="string">
            <text:p>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á</text:p>
          </table:table-cell>
          <table:table-cell table:formula="of:=VLOOKUP([.B54];['2019 - Forecast'.$B$1:.$I$1048576];8;0)" office:value-type="float" office:value="3" calcext:value-type="float">
            <text:p>3</text:p>
          </table:table-cell>
          <table:table-cell table:formula="of:=&quot;{   “ranking”: &quot;&amp; [.A54] &amp; &quot;,  “city”: “&quot;&amp; [.B54] &amp;&quot;”, “country”: “&quot;&amp; [.C54] &amp;&quot;”, “arrivals_mm”: “&quot;&amp; [.D54] &amp;&quot;”, “growth_perc_year”: &quot;&amp; [.E54] &amp;&quot;, “rank_movement_2013_2018”: &quot;&amp; [.F54] &amp;&quot;, “city_pt_br”: “&quot;&amp; [.G54] &amp;&quot;”, “country_pt_br”: “&quot;&amp; [.H54] &amp;&quot;”, “continent_id”: &quot;&amp; [.I54] &amp;&quot;}&quot; &amp; IF([.A54]=MAX([.$A$2:.$A$1048576]);&quot;&quot;;&quot;,&quot;)" office:value-type="string" office:string-value="{   “ranking”: 53,  “city”: “Toronto”, “country”: “Canada”, “arrivals_mm”: “4510,3”, “growth_perc_year”: 5.2, “rank_movement_2013_2018”: 0, “city_pt_br”: “Toronto”, “country_pt_br”: “Canadá”, “continent_id”: 3}," calcext:value-type="string">
            <text:p>{ <text:s text:c="2"/>“ranking”: 53, <text:s/>“city”: “Toronto”, “country”: “Canada”, “arrivals_mm”: “4510,3”, “growth_perc_year”: 5.2, “rank_movement_2013_2018”: 0, “city_pt_br”: “Toronto”, “country_pt_br”: “Canadá”, “continent_id”: 3},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South Africa</text:p>
          </table:table-cell>
          <table:table-cell office:value-type="float" office:value="4120.8" calcext:value-type="float">
            <text:p>4.120,80</text:p>
          </table:table-cell>
          <table:table-cell office:value-type="string" calcext:value-type="string">
            <text:p>1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África do Sul</text:p>
          </table:table-cell>
          <table:table-cell table:formula="of:=VLOOKUP([.B55];['2019 - Forecast'.$B$1:.$I$1048576];8;0)" office:value-type="float" office:value="5" calcext:value-type="float">
            <text:p>5</text:p>
          </table:table-cell>
          <table:table-cell table:formula="of:=&quot;{   “ranking”: &quot;&amp; [.A55] &amp; &quot;,  “city”: “&quot;&amp; [.B55] &amp;&quot;”, “country”: “&quot;&amp; [.C55] &amp;&quot;”, “arrivals_mm”: “&quot;&amp; [.D55] &amp;&quot;”, “growth_perc_year”: &quot;&amp; [.E55] &amp;&quot;, “rank_movement_2013_2018”: &quot;&amp; [.F55] &amp;&quot;, “city_pt_br”: “&quot;&amp; [.G55] &amp;&quot;”, “country_pt_br”: “&quot;&amp; [.H55] &amp;&quot;”, “continent_id”: &quot;&amp; [.I55] &amp;&quot;}&quot; &amp; IF([.A55]=MAX([.$A$2:.$A$1048576]);&quot;&quot;;&quot;,&quot;)" office:value-type="string" office:string-value="{   “ranking”: 54,  “city”: “Johannesburg”, “country”: “South Africa”, “arrivals_mm”: “4120,8”, “growth_perc_year”: 1.3, “rank_movement_2013_2018”: 10, “city_pt_br”: “Joanesburgo”, “country_pt_br”: “África do Sul”, “continent_id”: 5}," calcext:value-type="string">
            <text:p>{ <text:s text:c="2"/>“ranking”: 54, <text:s/>“city”: “Johannesburg”, “country”: “South Africa”, “arrivals_mm”: “4120,8”, “growth_perc_year”: 1.3, “rank_movement_2013_2018”: 10, “city_pt_br”: “Joanesburgo”, “country_pt_br”: “África do Sul”, “continent_id”: 5},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alia</text:p>
          </table:table-cell>
          <table:table-cell office:value-type="float" office:value="4090.6" calcext:value-type="float">
            <text:p>4.090,60</text:p>
          </table:table-cell>
          <table:table-cell office:value-type="string" calcext:value-type="string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ália</text:p>
          </table:table-cell>
          <table:table-cell table:formula="of:=VLOOKUP([.B56];['2019 - Forecast'.$B$1:.$I$1048576];8;0)" office:value-type="float" office:value="6" calcext:value-type="float">
            <text:p>6</text:p>
          </table:table-cell>
          <table:table-cell table:formula="of:=&quot;{   “ranking”: &quot;&amp; [.A56] &amp; &quot;,  “city”: “&quot;&amp; [.B56] &amp;&quot;”, “country”: “&quot;&amp; [.C56] &amp;&quot;”, “arrivals_mm”: “&quot;&amp; [.D56] &amp;&quot;”, “growth_perc_year”: &quot;&amp; [.E56] &amp;&quot;, “rank_movement_2013_2018”: &quot;&amp; [.F56] &amp;&quot;, “city_pt_br”: “&quot;&amp; [.G56] &amp;&quot;”, “country_pt_br”: “&quot;&amp; [.H56] &amp;&quot;”, “continent_id”: &quot;&amp; [.I56] &amp;&quot;}&quot; &amp; IF([.A56]=MAX([.$A$2:.$A$1048576]);&quot;&quot;;&quot;,&quot;)" office:value-type="string" office:string-value="{   “ranking”: 55,  “city”: “Sydney”, “country”: “Australia”, “arrivals_mm”: “4090,6”, “growth_perc_year”: 3.2, “rank_movement_2013_2018”: 1, “city_pt_br”: “Sydney”, “country_pt_br”: “Austrália”, “continent_id”: 6}," calcext:value-type="string">
            <text:p>{ <text:s text:c="2"/>“ranking”: 55, <text:s/>“city”: “Sydney”, “country”: “Australia”, “arrivals_mm”: “4090,6”, “growth_perc_year”: 3.2, “rank_movement_2013_2018”: 1, “city_pt_br”: “Sydney”, “country_pt_br”: “Austrália”, “continent_id”: 6},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Germany</text:p>
          </table:table-cell>
          <table:table-cell office:value-type="float" office:value="4066.6" calcext:value-type="float">
            <text:p>4.066,60</text:p>
          </table:table-cell>
          <table:table-cell office:value-type="string" calcext:value-type="string">
            <text:p>6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nique</text:p>
          </table:table-cell>
          <table:table-cell office:value-type="string" calcext:value-type="string">
            <text:p>Alemanha</text:p>
          </table:table-cell>
          <table:table-cell table:formula="of:=VLOOKUP([.B57];['2019 - Forecast'.$B$1:.$I$1048576];8;0)" office:value-type="float" office:value="1" calcext:value-type="float">
            <text:p>1</text:p>
          </table:table-cell>
          <table:table-cell table:formula="of:=&quot;{   “ranking”: &quot;&amp; [.A57] &amp; &quot;,  “city”: “&quot;&amp; [.B57] &amp;&quot;”, “country”: “&quot;&amp; [.C57] &amp;&quot;”, “arrivals_mm”: “&quot;&amp; [.D57] &amp;&quot;”, “growth_perc_year”: &quot;&amp; [.E57] &amp;&quot;, “rank_movement_2013_2018”: &quot;&amp; [.F57] &amp;&quot;, “city_pt_br”: “&quot;&amp; [.G57] &amp;&quot;”, “country_pt_br”: “&quot;&amp; [.H57] &amp;&quot;”, “continent_id”: &quot;&amp; [.I57] &amp;&quot;}&quot; &amp; IF([.A57]=MAX([.$A$2:.$A$1048576]);&quot;&quot;;&quot;,&quot;)" office:value-type="string" office:string-value="{   “ranking”: 56,  “city”: “Munich”, “country”: “Germany”, “arrivals_mm”: “4066,6”, “growth_perc_year”: 6.2, “rank_movement_2013_2018”: 7, “city_pt_br”: “Munique”, “country_pt_br”: “Alemanha”, “continent_id”: 1}," calcext:value-type="string">
            <text:p>{ <text:s text:c="2"/>“ranking”: 56, <text:s/>“city”: “Munich”, “country”: “Germany”, “arrivals_mm”: “4066,6”, “growth_perc_year”: 6.2, “rank_movement_2013_2018”: 7, “city_pt_br”: “Munique”, “country_pt_br”: “Alemanha”, “continent_id”: 1},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ndonesia</text:p>
          </table:table-cell>
          <table:table-cell office:value-type="float" office:value="4033" calcext:value-type="float">
            <text:p>4.033,00</text:p>
          </table:table-cell>
          <table:table-cell office:value-type="string" calcext:value-type="string">
            <text:p>12.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carta</text:p>
          </table:table-cell>
          <table:table-cell office:value-type="string" calcext:value-type="string">
            <text:p>Indonésia</text:p>
          </table:table-cell>
          <table:table-cell table:formula="of:=VLOOKUP([.B58];['2019 - Forecast'.$B$1:.$I$1048576];8;0)" office:value-type="float" office:value="2" calcext:value-type="float">
            <text:p>2</text:p>
          </table:table-cell>
          <table:table-cell table:formula="of:=&quot;{   “ranking”: &quot;&amp; [.A58] &amp; &quot;,  “city”: “&quot;&amp; [.B58] &amp;&quot;”, “country”: “&quot;&amp; [.C58] &amp;&quot;”, “arrivals_mm”: “&quot;&amp; [.D58] &amp;&quot;”, “growth_perc_year”: &quot;&amp; [.E58] &amp;&quot;, “rank_movement_2013_2018”: &quot;&amp; [.F58] &amp;&quot;, “city_pt_br”: “&quot;&amp; [.G58] &amp;&quot;”, “country_pt_br”: “&quot;&amp; [.H58] &amp;&quot;”, “continent_id”: &quot;&amp; [.I58] &amp;&quot;}&quot; &amp; IF([.A58]=MAX([.$A$2:.$A$1048576]);&quot;&quot;;&quot;,&quot;)" office:value-type="string" office:string-value="{   “ranking”: 57,  “city”: “Jakarta”, “country”: “Indonesia”, “arrivals_mm”: “4033”, “growth_perc_year”: 12.4, “rank_movement_2013_2018”: 17, “city_pt_br”: “Jacarta”, “country_pt_br”: “Indonésia”, “continent_id”: 2}," calcext:value-type="string">
            <text:p>{ <text:s text:c="2"/>“ranking”: 57, <text:s/>“city”: “Jakarta”, “country”: “Indonesia”, “arrivals_mm”: “4033”, “growth_perc_year”: 12.4, “rank_movement_2013_2018”: 17, “city_pt_br”: “Jacarta”, “country_pt_br”: “Indonésia”, “continent_id”: 2},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China</text:p>
          </table:table-cell>
          <table:table-cell office:value-type="float" office:value="4002.4" calcext:value-type="float">
            <text:p>4.002,40</text:p>
          </table:table-cell>
          <table:table-cell office:value-type="string" calcext:value-type="string">
            <text:p>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quim</text:p>
          </table:table-cell>
          <table:table-cell office:value-type="string" calcext:value-type="string">
            <text:p>China</text:p>
          </table:table-cell>
          <table:table-cell table:formula="of:=VLOOKUP([.B59];['2019 - Forecast'.$B$1:.$I$1048576];8;0)" office:value-type="float" office:value="2" calcext:value-type="float">
            <text:p>2</text:p>
          </table:table-cell>
          <table:table-cell table:formula="of:=&quot;{   “ranking”: &quot;&amp; [.A59] &amp; &quot;,  “city”: “&quot;&amp; [.B59] &amp;&quot;”, “country”: “&quot;&amp; [.C59] &amp;&quot;”, “arrivals_mm”: “&quot;&amp; [.D59] &amp;&quot;”, “growth_perc_year”: &quot;&amp; [.E59] &amp;&quot;, “rank_movement_2013_2018”: &quot;&amp; [.F59] &amp;&quot;, “city_pt_br”: “&quot;&amp; [.G59] &amp;&quot;”, “country_pt_br”: “&quot;&amp; [.H59] &amp;&quot;”, “continent_id”: &quot;&amp; [.I59] &amp;&quot;}&quot; &amp; IF([.A59]=MAX([.$A$2:.$A$1048576]);&quot;&quot;;&quot;,&quot;)" office:value-type="string" office:string-value="{   “ranking”: 58,  “city”: “Beijing”, “country”: “China”, “arrivals_mm”: “4002,4”, “growth_perc_year”: 2.0, “rank_movement_2013_2018”: 25, “city_pt_br”: “Pequim”, “country_pt_br”: “China”, “continent_id”: 2}," calcext:value-type="string">
            <text:p>{ <text:s text:c="2"/>“ranking”: 58, <text:s/>“city”: “Beijing”, “country”: “China”, “arrivals_mm”: “4002,4”, “growth_perc_year”: 2.0, “rank_movement_2013_2018”: 25, “city_pt_br”: “Pequim”, “country_pt_br”: “China”, “continent_id”: 2},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Russia</text:p>
          </table:table-cell>
          <table:table-cell office:value-type="float" office:value="3996" calcext:value-type="float">
            <text:p>3.996,00</text:p>
          </table:table-cell>
          <table:table-cell office:value-type="string" calcext:value-type="string">
            <text:p>11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ão Petersburgo</text:p>
          </table:table-cell>
          <table:table-cell office:value-type="string" calcext:value-type="string">
            <text:p>Rússia</text:p>
          </table:table-cell>
          <table:table-cell table:formula="of:=VLOOKUP([.B60];['2019 - Forecast'.$B$1:.$I$1048576];8;0)" office:value-type="float" office:value="2" calcext:value-type="float">
            <text:p>2</text:p>
          </table:table-cell>
          <table:table-cell table:formula="of:=&quot;{   “ranking”: &quot;&amp; [.A60] &amp; &quot;,  “city”: “&quot;&amp; [.B60] &amp;&quot;”, “country”: “&quot;&amp; [.C60] &amp;&quot;”, “arrivals_mm”: “&quot;&amp; [.D60] &amp;&quot;”, “growth_perc_year”: &quot;&amp; [.E60] &amp;&quot;, “rank_movement_2013_2018”: &quot;&amp; [.F60] &amp;&quot;, “city_pt_br”: “&quot;&amp; [.G60] &amp;&quot;”, “country_pt_br”: “&quot;&amp; [.H60] &amp;&quot;”, “continent_id”: &quot;&amp; [.I60] &amp;&quot;}&quot; &amp; IF([.A60]=MAX([.$A$2:.$A$1048576]);&quot;&quot;;&quot;,&quot;)" office:value-type="string" office:string-value="{   “ranking”: 59,  “city”: “St. Petersburg”, “country”: “Russia”, “arrivals_mm”: “3996”, “growth_perc_year”: 11.0, “rank_movement_2013_2018”: 11, “city_pt_br”: “São Petersburgo”, “country_pt_br”: “Rússia”, “continent_id”: 2}," calcext:value-type="string">
            <text:p>{ <text:s text:c="2"/>“ranking”: 59, <text:s/>“city”: “St. Petersburg”, “country”: “Russia”, “arrivals_mm”: “3996”, “growth_perc_year”: 11.0, “rank_movement_2013_2018”: 11, “city_pt_br”: “São Petersburgo”, “country_pt_br”: “Rússia”, “continent_id”: 2},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Belgium</text:p>
          </table:table-cell>
          <table:table-cell office:value-type="float" office:value="3942" calcext:value-type="float">
            <text:p>3.942,00</text:p>
          </table:table-cell>
          <table:table-cell office:value-type="string" calcext:value-type="string">
            <text:p>14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Bélgica</text:p>
          </table:table-cell>
          <table:table-cell table:formula="of:=VLOOKUP([.B61];['2019 - Forecast'.$B$1:.$I$1048576];8;0)" office:value-type="float" office:value="1" calcext:value-type="float">
            <text:p>1</text:p>
          </table:table-cell>
          <table:table-cell table:formula="of:=&quot;{   “ranking”: &quot;&amp; [.A61] &amp; &quot;,  “city”: “&quot;&amp; [.B61] &amp;&quot;”, “country”: “&quot;&amp; [.C61] &amp;&quot;”, “arrivals_mm”: “&quot;&amp; [.D61] &amp;&quot;”, “growth_perc_year”: &quot;&amp; [.E61] &amp;&quot;, “rank_movement_2013_2018”: &quot;&amp; [.F61] &amp;&quot;, “city_pt_br”: “&quot;&amp; [.G61] &amp;&quot;”, “country_pt_br”: “&quot;&amp; [.H61] &amp;&quot;”, “continent_id”: &quot;&amp; [.I61] &amp;&quot;}&quot; &amp; IF([.A61]=MAX([.$A$2:.$A$1048576]);&quot;&quot;;&quot;,&quot;)" office:value-type="string" office:string-value="{   “ranking”: 60,  “city”: “Brussels”, “country”: “Belgium”, “arrivals_mm”: “3942”, “growth_perc_year”: 14.9, “rank_movement_2013_2018”: 13, “city_pt_br”: “Bruxelas”, “country_pt_br”: “Bélgica”, “continent_id”: 1}," calcext:value-type="string">
            <text:p>{ <text:s text:c="2"/>“ranking”: 60, <text:s/>“city”: “Brussels”, “country”: “Belgium”, “arrivals_mm”: “3942”, “growth_perc_year”: 14.9, “rank_movement_2013_2018”: 13, “city_pt_br”: “Bruxelas”, “country_pt_br”: “Bélgica”, “continent_id”: 1},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Israel</text:p>
          </table:table-cell>
          <table:table-cell office:value-type="float" office:value="3930" calcext:value-type="float">
            <text:p>3.930,00</text:p>
          </table:table-cell>
          <table:table-cell office:value-type="string" calcext:value-type="string">
            <text:p>11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rusalém</text:p>
          </table:table-cell>
          <table:table-cell office:value-type="string" calcext:value-type="string">
            <text:p>Israel</text:p>
          </table:table-cell>
          <table:table-cell table:formula="of:=VLOOKUP([.B62];['2019 - Forecast'.$B$1:.$I$1048576];8;0)" office:value-type="float" office:value="2" calcext:value-type="float">
            <text:p>2</text:p>
          </table:table-cell>
          <table:table-cell table:formula="of:=&quot;{   “ranking”: &quot;&amp; [.A62] &amp; &quot;,  “city”: “&quot;&amp; [.B62] &amp;&quot;”, “country”: “&quot;&amp; [.C62] &amp;&quot;”, “arrivals_mm”: “&quot;&amp; [.D62] &amp;&quot;”, “growth_perc_year”: &quot;&amp; [.E62] &amp;&quot;, “rank_movement_2013_2018”: &quot;&amp; [.F62] &amp;&quot;, “city_pt_br”: “&quot;&amp; [.G62] &amp;&quot;”, “country_pt_br”: “&quot;&amp; [.H62] &amp;&quot;”, “continent_id”: &quot;&amp; [.I62] &amp;&quot;}&quot; &amp; IF([.A62]=MAX([.$A$2:.$A$1048576]);&quot;&quot;;&quot;,&quot;)" office:value-type="string" office:string-value="{   “ranking”: 61,  “city”: “Jerusalem”, “country”: “Israel”, “arrivals_mm”: “3930”, “growth_perc_year”: 11.6, “rank_movement_2013_2018”: 9, “city_pt_br”: “Jerusalém”, “country_pt_br”: “Israel”, “continent_id”: 2}," calcext:value-type="string">
            <text:p>{ <text:s text:c="2"/>“ranking”: 61, <text:s/>“city”: “Jerusalem”, “country”: “Israel”, “arrivals_mm”: “3930”, “growth_perc_year”: 11.6, “rank_movement_2013_2018”: 9, “city_pt_br”: “Jerusalém”, “country_pt_br”: “Israel”, “continent_id”: 2},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ungary</text:p>
          </table:table-cell>
          <table:table-cell office:value-type="float" office:value="3822.8" calcext:value-type="float">
            <text:p>3.822,80</text:p>
          </table:table-cell>
          <table:table-cell office:value-type="string" calcext:value-type="string">
            <text:p>4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dapeste</text:p>
          </table:table-cell>
          <table:table-cell office:value-type="string" calcext:value-type="string">
            <text:p>Hungria</text:p>
          </table:table-cell>
          <table:table-cell table:formula="of:=VLOOKUP([.B63];['2019 - Forecast'.$B$1:.$I$1048576];8;0)" office:value-type="float" office:value="1" calcext:value-type="float">
            <text:p>1</text:p>
          </table:table-cell>
          <table:table-cell table:formula="of:=&quot;{   “ranking”: &quot;&amp; [.A63] &amp; &quot;,  “city”: “&quot;&amp; [.B63] &amp;&quot;”, “country”: “&quot;&amp; [.C63] &amp;&quot;”, “arrivals_mm”: “&quot;&amp; [.D63] &amp;&quot;”, “growth_perc_year”: &quot;&amp; [.E63] &amp;&quot;, “rank_movement_2013_2018”: &quot;&amp; [.F63] &amp;&quot;, “city_pt_br”: “&quot;&amp; [.G63] &amp;&quot;”, “country_pt_br”: “&quot;&amp; [.H63] &amp;&quot;”, “continent_id”: &quot;&amp; [.I63] &amp;&quot;}&quot; &amp; IF([.A63]=MAX([.$A$2:.$A$1048576]);&quot;&quot;;&quot;,&quot;)" office:value-type="string" office:string-value="{   “ranking”: 62,  “city”: “Budapest”, “country”: “Hungary”, “arrivals_mm”: “3822,8”, “growth_perc_year”: 4.6, “rank_movement_2013_2018”: 7, “city_pt_br”: “Budapeste”, “country_pt_br”: “Hungria”, “continent_id”: 1}," calcext:value-type="string">
            <text:p>{ <text:s text:c="2"/>“ranking”: 62, <text:s/>“city”: “Budapest”, “country”: “Hungary”, “arrivals_mm”: “3822,8”, “growth_perc_year”: 4.6, “rank_movement_2013_2018”: 7, “city_pt_br”: “Budapeste”, “country_pt_br”: “Hungria”, “continent_id”: 1},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Portugal</text:p>
          </table:table-cell>
          <table:table-cell office:value-type="float" office:value="3539.4" calcext:value-type="float">
            <text:p>3.539,40</text:p>
          </table:table-cell>
          <table:table-cell office:value-type="string" calcext:value-type="string">
            <text:p>0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  <table:table-cell table:formula="of:=VLOOKUP([.B64];['2019 - Forecast'.$B$1:.$I$1048576];8;0)" office:value-type="float" office:value="1" calcext:value-type="float">
            <text:p>1</text:p>
          </table:table-cell>
          <table:table-cell table:formula="of:=&quot;{   “ranking”: &quot;&amp; [.A64] &amp; &quot;,  “city”: “&quot;&amp; [.B64] &amp;&quot;”, “country”: “&quot;&amp; [.C64] &amp;&quot;”, “arrivals_mm”: “&quot;&amp; [.D64] &amp;&quot;”, “growth_perc_year”: &quot;&amp; [.E64] &amp;&quot;, “rank_movement_2013_2018”: &quot;&amp; [.F64] &amp;&quot;, “city_pt_br”: “&quot;&amp; [.G64] &amp;&quot;”, “country_pt_br”: “&quot;&amp; [.H64] &amp;&quot;”, “continent_id”: &quot;&amp; [.I64] &amp;&quot;}&quot; &amp; IF([.A64]=MAX([.$A$2:.$A$1048576]);&quot;&quot;;&quot;,&quot;)" office:value-type="string" office:string-value="{   “ranking”: 63,  “city”: “Lisbon”, “country”: “Portugal”, “arrivals_mm”: “3539,4”, “growth_perc_year”: 0.5, “rank_movement_2013_2018”: 9, “city_pt_br”: “Lisboa”, “country_pt_br”: “Portugal”, “continent_id”: 1}," calcext:value-type="string">
            <text:p>{ <text:s text:c="2"/>“ranking”: 63, <text:s/>“city”: “Lisbon”, “country”: “Portugal”, “arrivals_mm”: “3539,4”, “growth_perc_year”: 0.5, “rank_movement_2013_2018”: 9, “city_pt_br”: “Lisboa”, “country_pt_br”: “Portugal”, “continent_id”: 1},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Dammam</text:p>
          </table:table-cell>
          <table:table-cell office:value-type="string" calcext:value-type="string">
            <text:p>Saudi Arabia</text:p>
          </table:table-cell>
          <table:table-cell office:value-type="float" office:value="3498.9" calcext:value-type="float">
            <text:p>3.498,90</text:p>
          </table:table-cell>
          <table:table-cell office:value-type="string" calcext:value-type="string">
            <text:p>-2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mmam</text:p>
          </table:table-cell>
          <table:table-cell office:value-type="string" calcext:value-type="string">
            <text:p>Arábia Saudita</text:p>
          </table:table-cell>
          <table:table-cell table:formula="of:=VLOOKUP([.B65];['2019 - Forecast'.$B$1:.$I$1048576];8;0)" office:value-type="float" office:value="2" calcext:value-type="float">
            <text:p>2</text:p>
          </table:table-cell>
          <table:table-cell table:formula="of:=&quot;{   “ranking”: &quot;&amp; [.A65] &amp; &quot;,  “city”: “&quot;&amp; [.B65] &amp;&quot;”, “country”: “&quot;&amp; [.C65] &amp;&quot;”, “arrivals_mm”: “&quot;&amp; [.D65] &amp;&quot;”, “growth_perc_year”: &quot;&amp; [.E65] &amp;&quot;, “rank_movement_2013_2018”: &quot;&amp; [.F65] &amp;&quot;, “city_pt_br”: “&quot;&amp; [.G65] &amp;&quot;”, “country_pt_br”: “&quot;&amp; [.H65] &amp;&quot;”, “continent_id”: &quot;&amp; [.I65] &amp;&quot;}&quot; &amp; IF([.A65]=MAX([.$A$2:.$A$1048576]);&quot;&quot;;&quot;,&quot;)" office:value-type="string" office:string-value="{   “ranking”: 64,  “city”: “Dammam”, “country”: “Saudi Arabia”, “arrivals_mm”: “3498,9”, “growth_perc_year”: -2.4, “rank_movement_2013_2018”: 14, “city_pt_br”: “Dammam”, “country_pt_br”: “Arábia Saudita”, “continent_id”: 2}," calcext:value-type="string">
            <text:p>{ <text:s text:c="2"/>“ranking”: 64, <text:s/>“city”: “Dammam”, “country”: “Saudi Arabia”, “arrivals_mm”: “3498,9”, “growth_perc_year”: -2.4, “rank_movement_2013_2018”: 14, “city_pt_br”: “Dammam”, “country_pt_br”: “Arábia Saudita”, “continent_id”: 2},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Penang Island</text:p>
          </table:table-cell>
          <table:table-cell office:value-type="string" calcext:value-type="string">
            <text:p>Malaysia</text:p>
          </table:table-cell>
          <table:table-cell office:value-type="float" office:value="3437.1" calcext:value-type="float">
            <text:p>3.437,10</text:p>
          </table:table-cell>
          <table:table-cell office:value-type="string" calcext:value-type="string">
            <text:p>7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ha de Penang</text:p>
          </table:table-cell>
          <table:table-cell office:value-type="string" calcext:value-type="string">
            <text:p>Malásia</text:p>
          </table:table-cell>
          <table:table-cell table:formula="of:=VLOOKUP([.B66];['2019 - Forecast'.$B$1:.$I$1048576];8;0)" office:value-type="float" office:value="2" calcext:value-type="float">
            <text:p>2</text:p>
          </table:table-cell>
          <table:table-cell table:formula="of:=&quot;{   “ranking”: &quot;&amp; [.A66] &amp; &quot;,  “city”: “&quot;&amp; [.B66] &amp;&quot;”, “country”: “&quot;&amp; [.C66] &amp;&quot;”, “arrivals_mm”: “&quot;&amp; [.D66] &amp;&quot;”, “growth_perc_year”: &quot;&amp; [.E66] &amp;&quot;, “rank_movement_2013_2018”: &quot;&amp; [.F66] &amp;&quot;, “city_pt_br”: “&quot;&amp; [.G66] &amp;&quot;”, “country_pt_br”: “&quot;&amp; [.H66] &amp;&quot;”, “continent_id”: &quot;&amp; [.I66] &amp;&quot;}&quot; &amp; IF([.A66]=MAX([.$A$2:.$A$1048576]);&quot;&quot;;&quot;,&quot;)" office:value-type="string" office:string-value="{   “ranking”: 65,  “city”: “Penang Island”, “country”: “Malaysia”, “arrivals_mm”: “3437,1”, “growth_perc_year”: 7.6, “rank_movement_2013_2018”: 2, “city_pt_br”: “Ilha de Penang”, “country_pt_br”: “Malásia”, “continent_id”: 2}," calcext:value-type="string">
            <text:p>{ <text:s text:c="2"/>“ranking”: 65, <text:s/>“city”: “Penang Island”, “country”: “Malaysia”, “arrivals_mm”: “3437,1”, “growth_perc_year”: 7.6, “rank_movement_2013_2018”: 2, “city_pt_br”: “Ilha de Penang”, “country_pt_br”: “Malásia”, “continent_id”: 2},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Heraklion</text:p>
          </table:table-cell>
          <table:table-cell office:value-type="string" calcext:value-type="string">
            <text:p>Greece</text:p>
          </table:table-cell>
          <table:table-cell office:value-type="float" office:value="3371.8" calcext:value-type="float">
            <text:p>3.371,80</text:p>
          </table:table-cell>
          <table:table-cell office:value-type="string" calcext:value-type="string">
            <text:p>7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aklion</text:p>
          </table:table-cell>
          <table:table-cell office:value-type="string" calcext:value-type="string">
            <text:p>Grécia</text:p>
          </table:table-cell>
          <table:table-cell table:formula="of:=VLOOKUP([.B67];['2019 - Forecast'.$B$1:.$I$1048576];8;0)" office:value-type="float" office:value="2" calcext:value-type="float">
            <text:p>2</text:p>
          </table:table-cell>
          <table:table-cell table:formula="of:=&quot;{   “ranking”: &quot;&amp; [.A67] &amp; &quot;,  “city”: “&quot;&amp; [.B67] &amp;&quot;”, “country”: “&quot;&amp; [.C67] &amp;&quot;”, “arrivals_mm”: “&quot;&amp; [.D67] &amp;&quot;”, “growth_perc_year”: &quot;&amp; [.E67] &amp;&quot;, “rank_movement_2013_2018”: &quot;&amp; [.F67] &amp;&quot;, “city_pt_br”: “&quot;&amp; [.G67] &amp;&quot;”, “country_pt_br”: “&quot;&amp; [.H67] &amp;&quot;”, “continent_id”: &quot;&amp; [.I67] &amp;&quot;}&quot; &amp; IF([.A67]=MAX([.$A$2:.$A$1048576]);&quot;&quot;;&quot;,&quot;)" office:value-type="string" office:string-value="{   “ranking”: 66,  “city”: “Heraklion”, “country”: “Greece”, “arrivals_mm”: “3371,8”, “growth_perc_year”: 7.1, “rank_movement_2013_2018”: 1, “city_pt_br”: “Heraklion”, “country_pt_br”: “Grécia”, “continent_id”: 2}," calcext:value-type="string">
            <text:p>{ <text:s text:c="2"/>“ranking”: 66, <text:s/>“city”: “Heraklion”, “country”: “Greece”, “arrivals_mm”: “3371,8”, “growth_perc_year”: 7.1, “rank_movement_2013_2018”: 1, “city_pt_br”: “Heraklion”, “country_pt_br”: “Grécia”, “continent_id”: 2},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Kyoto</text:p>
          </table:table-cell>
          <table:table-cell office:value-type="string" calcext:value-type="string">
            <text:p>Japan</text:p>
          </table:table-cell>
          <table:table-cell office:value-type="float" office:value="3294.2" calcext:value-type="float">
            <text:p>3.294,20</text:p>
          </table:table-cell>
          <table:table-cell office:value-type="string" calcext:value-type="string">
            <text:p>3.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Quioto</text:p>
          </table:table-cell>
          <table:table-cell office:value-type="string" calcext:value-type="string">
            <text:p>Japão</text:p>
          </table:table-cell>
          <table:table-cell table:formula="of:=VLOOKUP([.B68];['2019 - Forecast'.$B$1:.$I$1048576];8;0)" office:value-type="float" office:value="2" calcext:value-type="float">
            <text:p>2</text:p>
          </table:table-cell>
          <table:table-cell table:formula="of:=&quot;{   “ranking”: &quot;&amp; [.A68] &amp; &quot;,  “city”: “&quot;&amp; [.B68] &amp;&quot;”, “country”: “&quot;&amp; [.C68] &amp;&quot;”, “arrivals_mm”: “&quot;&amp; [.D68] &amp;&quot;”, “growth_perc_year”: &quot;&amp; [.E68] &amp;&quot;, “rank_movement_2013_2018”: &quot;&amp; [.F68] &amp;&quot;, “city_pt_br”: “&quot;&amp; [.G68] &amp;&quot;”, “country_pt_br”: “&quot;&amp; [.H68] &amp;&quot;”, “continent_id”: &quot;&amp; [.I68] &amp;&quot;}&quot; &amp; IF([.A68]=MAX([.$A$2:.$A$1048576]);&quot;&quot;;&quot;,&quot;)" office:value-type="string" office:string-value="{   “ranking”: 67,  “city”: “Kyoto”, “country”: “Japan”, “arrivals_mm”: “3294,2”, “growth_perc_year”: 3.0, “rank_movement_2013_2018”: 58, “city_pt_br”: “Quioto”, “country_pt_br”: “Japão”, “continent_id”: 2}," calcext:value-type="string">
            <text:p>{ <text:s text:c="2"/>“ranking”: 67, <text:s/>“city”: “Kyoto”, “country”: “Japan”, “arrivals_mm”: “3294,2”, “growth_perc_year”: 3.0, “rank_movement_2013_2018”: 58, “city_pt_br”: “Quioto”, “country_pt_br”: “Japão”, “continent_id”: 2},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Zhuhai</text:p>
          </table:table-cell>
          <table:table-cell office:value-type="string" calcext:value-type="string">
            <text:p>China</text:p>
          </table:table-cell>
          <table:table-cell office:value-type="float" office:value="3259.7" calcext:value-type="float">
            <text:p>3.259,70</text:p>
          </table:table-cell>
          <table:table-cell office:value-type="string" calcext:value-type="string">
            <text:p>2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huhai</text:p>
          </table:table-cell>
          <table:table-cell office:value-type="string" calcext:value-type="string">
            <text:p>China</text:p>
          </table:table-cell>
          <table:table-cell table:formula="of:=VLOOKUP([.B69];['2019 - Forecast'.$B$1:.$I$1048576];8;0)" office:value-type="float" office:value="2" calcext:value-type="float">
            <text:p>2</text:p>
          </table:table-cell>
          <table:table-cell table:formula="of:=&quot;{   “ranking”: &quot;&amp; [.A69] &amp; &quot;,  “city”: “&quot;&amp; [.B69] &amp;&quot;”, “country”: “&quot;&amp; [.C69] &amp;&quot;”, “arrivals_mm”: “&quot;&amp; [.D69] &amp;&quot;”, “growth_perc_year”: &quot;&amp; [.E69] &amp;&quot;, “rank_movement_2013_2018”: &quot;&amp; [.F69] &amp;&quot;, “city_pt_br”: “&quot;&amp; [.G69] &amp;&quot;”, “country_pt_br”: “&quot;&amp; [.H69] &amp;&quot;”, “continent_id”: &quot;&amp; [.I69] &amp;&quot;}&quot; &amp; IF([.A69]=MAX([.$A$2:.$A$1048576]);&quot;&quot;;&quot;,&quot;)" office:value-type="string" office:string-value="{   “ranking”: 68,  “city”: “Zhuhai”, “country”: “China”, “arrivals_mm”: “3259,7”, “growth_perc_year”: 2.4, “rank_movement_2013_2018”: 9, “city_pt_br”: “Zhuhai”, “country_pt_br”: “China”, “continent_id”: 2}," calcext:value-type="string">
            <text:p>{ <text:s text:c="2"/>“ranking”: 68, <text:s/>“city”: “Zhuhai”, “country”: “China”, “arrivals_mm”: “3259,7”, “growth_perc_year”: 2.4, “rank_movement_2013_2018”: 9, “city_pt_br”: “Zhuhai”, “country_pt_br”: “China”, “continent_id”: 2},</text:p>
          </table:table-cell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  <table:table-cell office:value-type="float" office:value="3212.1" calcext:value-type="float">
            <text:p>3.212,10</text:p>
          </table:table-cell>
          <table:table-cell office:value-type="string" calcext:value-type="string">
            <text:p>7.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á</text:p>
          </table:table-cell>
          <table:table-cell table:formula="of:=VLOOKUP([.B70];['2019 - Forecast'.$B$1:.$I$1048576];8;0)" office:value-type="float" office:value="3" calcext:value-type="float">
            <text:p>3</text:p>
          </table:table-cell>
          <table:table-cell table:formula="of:=&quot;{   “ranking”: &quot;&amp; [.A70] &amp; &quot;,  “city”: “&quot;&amp; [.B70] &amp;&quot;”, “country”: “&quot;&amp; [.C70] &amp;&quot;”, “arrivals_mm”: “&quot;&amp; [.D70] &amp;&quot;”, “growth_perc_year”: &quot;&amp; [.E70] &amp;&quot;, “rank_movement_2013_2018”: &quot;&amp; [.F70] &amp;&quot;, “city_pt_br”: “&quot;&amp; [.G70] &amp;&quot;”, “country_pt_br”: “&quot;&amp; [.H70] &amp;&quot;”, “continent_id”: &quot;&amp; [.I70] &amp;&quot;}&quot; &amp; IF([.A70]=MAX([.$A$2:.$A$1048576]);&quot;&quot;;&quot;,&quot;)" office:value-type="string" office:string-value="{   “ranking”: 69,  “city”: “Vancouver”, “country”: “Canada”, “arrivals_mm”: “3212,1”, “growth_perc_year”: 7.1, “rank_movement_2013_2018”: 13, “city_pt_br”: “Vancouver”, “country_pt_br”: “Canadá”, “continent_id”: 3}," calcext:value-type="string">
            <text:p>{ <text:s text:c="2"/>“ranking”: 69, <text:s/>“city”: “Vancouver”, “country”: “Canada”, “arrivals_mm”: “3212,1”, “growth_perc_year”: 7.1, “rank_movement_2013_2018”: 13, “city_pt_br”: “Vancouver”, “country_pt_br”: “Canadá”, “continent_id”: 3},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Chiang Mai</text:p>
          </table:table-cell>
          <table:table-cell office:value-type="string" calcext:value-type="string">
            <text:p>Thailand</text:p>
          </table:table-cell>
          <table:table-cell office:value-type="float" office:value="3196" calcext:value-type="float">
            <text:p>3.196,00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ang Mai</text:p>
          </table:table-cell>
          <table:table-cell office:value-type="string" calcext:value-type="string">
            <text:p>Tailândia</text:p>
          </table:table-cell>
          <table:table-cell table:formula="of:=VLOOKUP([.B71];['2019 - Forecast'.$B$1:.$I$1048576];8;0)" office:value-type="float" office:value="2" calcext:value-type="float">
            <text:p>2</text:p>
          </table:table-cell>
          <table:table-cell table:formula="of:=&quot;{   “ranking”: &quot;&amp; [.A71] &amp; &quot;,  “city”: “&quot;&amp; [.B71] &amp;&quot;”, “country”: “&quot;&amp; [.C71] &amp;&quot;”, “arrivals_mm”: “&quot;&amp; [.D71] &amp;&quot;”, “growth_perc_year”: &quot;&amp; [.E71] &amp;&quot;, “rank_movement_2013_2018”: &quot;&amp; [.F71] &amp;&quot;, “city_pt_br”: “&quot;&amp; [.G71] &amp;&quot;”, “country_pt_br”: “&quot;&amp; [.H71] &amp;&quot;”, “continent_id”: &quot;&amp; [.I71] &amp;&quot;}&quot; &amp; IF([.A71]=MAX([.$A$2:.$A$1048576]);&quot;&quot;;&quot;,&quot;)" office:value-type="string" office:string-value="{   “ranking”: 70,  “city”: “Chiang Mai”, “country”: “Thailand”, “arrivals_mm”: “3196”, “growth_perc_year”: 2.1, “rank_movement_2013_2018”: 6, “city_pt_br”: “Chiang Mai”, “country_pt_br”: “Tailândia”, “continent_id”: 2}," calcext:value-type="string">
            <text:p>{ <text:s text:c="2"/>“ranking”: 70, <text:s/>“city”: “Chiang Mai”, “country”: “Thailand”, “arrivals_mm”: “3196”, “growth_perc_year”: 2.1, “rank_movement_2013_2018”: 6, “city_pt_br”: “Chiang Mai”, “country_pt_br”: “Tailândia”, “continent_id”: 2},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Denmark</text:p>
          </table:table-cell>
          <table:table-cell office:value-type="float" office:value="3069.7" calcext:value-type="float">
            <text:p>3.069,70</text:p>
          </table:table-cell>
          <table:table-cell office:value-type="string" calcext:value-type="string">
            <text:p>3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penhague</text:p>
          </table:table-cell>
          <table:table-cell office:value-type="string" calcext:value-type="string">
            <text:p>Dinamarca</text:p>
          </table:table-cell>
          <table:table-cell table:formula="of:=VLOOKUP([.B72];['2019 - Forecast'.$B$1:.$I$1048576];8;0)" office:value-type="float" office:value="1" calcext:value-type="float">
            <text:p>1</text:p>
          </table:table-cell>
          <table:table-cell table:formula="of:=&quot;{   “ranking”: &quot;&amp; [.A72] &amp; &quot;,  “city”: “&quot;&amp; [.B72] &amp;&quot;”, “country”: “&quot;&amp; [.C72] &amp;&quot;”, “arrivals_mm”: “&quot;&amp; [.D72] &amp;&quot;”, “growth_perc_year”: &quot;&amp; [.E72] &amp;&quot;, “rank_movement_2013_2018”: &quot;&amp; [.F72] &amp;&quot;, “city_pt_br”: “&quot;&amp; [.G72] &amp;&quot;”, “country_pt_br”: “&quot;&amp; [.H72] &amp;&quot;”, “continent_id”: &quot;&amp; [.I72] &amp;&quot;}&quot; &amp; IF([.A72]=MAX([.$A$2:.$A$1048576]);&quot;&quot;;&quot;,&quot;)" office:value-type="string" office:string-value="{   “ranking”: 71,  “city”: “Copenhagen”, “country”: “Denmark”, “arrivals_mm”: “3069,7”, “growth_perc_year”: 3.6, “rank_movement_2013_2018”: 8, “city_pt_br”: “Copenhague”, “country_pt_br”: “Dinamarca”, “continent_id”: 1}," calcext:value-type="string">
            <text:p>{ <text:s text:c="2"/>“ranking”: 71, <text:s/>“city”: “Copenhagen”, “country”: “Denmark”, “arrivals_mm”: “3069,7”, “growth_perc_year”: 3.6, “rank_movement_2013_2018”: 8, “city_pt_br”: “Copenhague”, “country_pt_br”: “Dinamarca”, “continent_id”: 1},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United States</text:p>
          </table:table-cell>
          <table:table-cell office:value-type="float" office:value="2901" calcext:value-type="float">
            <text:p>2.901,00</text:p>
          </table:table-cell>
          <table:table-cell office:value-type="string" calcext:value-type="string">
            <text:p>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Estados Unidos</text:p>
          </table:table-cell>
          <table:table-cell table:formula="of:=VLOOKUP([.B73];['2019 - Forecast'.$B$1:.$I$1048576];8;0)" office:value-type="float" office:value="3" calcext:value-type="float">
            <text:p>3</text:p>
          </table:table-cell>
          <table:table-cell table:formula="of:=&quot;{   “ranking”: &quot;&amp; [.A73] &amp; &quot;,  “city”: “&quot;&amp; [.B73] &amp;&quot;”, “country”: “&quot;&amp; [.C73] &amp;&quot;”, “arrivals_mm”: “&quot;&amp; [.D73] &amp;&quot;”, “growth_perc_year”: &quot;&amp; [.E73] &amp;&quot;, “rank_movement_2013_2018”: &quot;&amp; [.F73] &amp;&quot;, “city_pt_br”: “&quot;&amp; [.G73] &amp;&quot;”, “country_pt_br”: “&quot;&amp; [.H73] &amp;&quot;”, “continent_id”: &quot;&amp; [.I73] &amp;&quot;}&quot; &amp; IF([.A73]=MAX([.$A$2:.$A$1048576]);&quot;&quot;;&quot;,&quot;)" office:value-type="string" office:string-value="{   “ranking”: 72,  “city”: “San Francisco”, “country”: “United States”, “arrivals_mm”: “2901”, “growth_perc_year”: 0.0, “rank_movement_2013_2018”: 14, “city_pt_br”: “São Francisco”, “country_pt_br”: “Estados Unidos”, “continent_id”: 3}," calcext:value-type="string">
            <text:p>{ <text:s text:c="2"/>“ranking”: 72, <text:s/>“city”: “San Francisco”, “country”: “United States”, “arrivals_mm”: “2901”, “growth_perc_year”: 0.0, “rank_movement_2013_2018”: 14, “city_pt_br”: “São Francisco”, “country_pt_br”: “Estados Unidos”, “continent_id”: 3},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alia</text:p>
          </table:table-cell>
          <table:table-cell office:value-type="float" office:value="2889" calcext:value-type="float">
            <text:p>2.889,00</text:p>
          </table:table-cell>
          <table:table-cell office:value-type="string" calcext:value-type="string">
            <text:p>5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ália</text:p>
          </table:table-cell>
          <table:table-cell table:formula="of:=VLOOKUP([.B74];['2019 - Forecast'.$B$1:.$I$1048576];8;0)" office:value-type="float" office:value="6" calcext:value-type="float">
            <text:p>6</text:p>
          </table:table-cell>
          <table:table-cell table:formula="of:=&quot;{   “ranking”: &quot;&amp; [.A74] &amp; &quot;,  “city”: “&quot;&amp; [.B74] &amp;&quot;”, “country”: “&quot;&amp; [.C74] &amp;&quot;”, “arrivals_mm”: “&quot;&amp; [.D74] &amp;&quot;”, “growth_perc_year”: &quot;&amp; [.E74] &amp;&quot;, “rank_movement_2013_2018”: &quot;&amp; [.F74] &amp;&quot;, “city_pt_br”: “&quot;&amp; [.G74] &amp;&quot;”, “country_pt_br”: “&quot;&amp; [.H74] &amp;&quot;”, “continent_id”: &quot;&amp; [.I74] &amp;&quot;}&quot; &amp; IF([.A74]=MAX([.$A$2:.$A$1048576]);&quot;&quot;;&quot;,&quot;)" office:value-type="string" office:string-value="{   “ranking”: 73,  “city”: “Melbourne”, “country”: “Australia”, “arrivals_mm”: “2889”, “growth_perc_year”: 5.8, “rank_movement_2013_2018”: 12, “city_pt_br”: “Melbourne”, “country_pt_br”: “Austrália”, “continent_id”: 6}," calcext:value-type="string">
            <text:p>{ <text:s text:c="2"/>“ranking”: 73, <text:s/>“city”: “Melbourne”, “country”: “Australia”, “arrivals_mm”: “2889”, “growth_perc_year”: 5.8, “rank_movement_2013_2018”: 12, “city_pt_br”: “Melbourne”, “country_pt_br”: “Austrália”, “continent_id”: 6},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Poland</text:p>
          </table:table-cell>
          <table:table-cell office:value-type="float" office:value="2850" calcext:value-type="float">
            <text:p>2.850,00</text:p>
          </table:table-cell>
          <table:table-cell office:value-type="string" calcext:value-type="string">
            <text:p>1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acóvia</text:p>
          </table:table-cell>
          <table:table-cell office:value-type="string" calcext:value-type="string">
            <text:p>Polônia</text:p>
          </table:table-cell>
          <table:table-cell table:formula="of:=VLOOKUP([.B75];['2019 - Forecast'.$B$1:.$I$1048576];8;0)" office:value-type="float" office:value="1" calcext:value-type="float">
            <text:p>1</text:p>
          </table:table-cell>
          <table:table-cell table:formula="of:=&quot;{   “ranking”: &quot;&amp; [.A75] &amp; &quot;,  “city”: “&quot;&amp; [.B75] &amp;&quot;”, “country”: “&quot;&amp; [.C75] &amp;&quot;”, “arrivals_mm”: “&quot;&amp; [.D75] &amp;&quot;”, “growth_perc_year”: &quot;&amp; [.E75] &amp;&quot;, “rank_movement_2013_2018”: &quot;&amp; [.F75] &amp;&quot;, “city_pt_br”: “&quot;&amp; [.G75] &amp;&quot;”, “country_pt_br”: “&quot;&amp; [.H75] &amp;&quot;”, “continent_id”: &quot;&amp; [.I75] &amp;&quot;}&quot; &amp; IF([.A75]=MAX([.$A$2:.$A$1048576]);&quot;&quot;;&quot;,&quot;)" office:value-type="string" office:string-value="{   “ranking”: 74,  “city”: “Krakow”, “country”: “Poland”, “arrivals_mm”: “2850”, “growth_perc_year”: 1.8, “rank_movement_2013_2018”: 8, “city_pt_br”: “Cracóvia”, “country_pt_br”: “Polônia”, “continent_id”: 1}," calcext:value-type="string">
            <text:p>{ <text:s text:c="2"/>“ranking”: 74, <text:s/>“city”: “Krakow”, “country”: “Poland”, “arrivals_mm”: “2850”, “growth_perc_year”: 1.8, “rank_movement_2013_2018”: 8, “city_pt_br”: “Cracóvia”, “country_pt_br”: “Polônia”, “continent_id”: 1},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Marrakech</text:p>
          </table:table-cell>
          <table:table-cell office:value-type="string" calcext:value-type="string">
            <text:p>Morocco</text:p>
          </table:table-cell>
          <table:table-cell office:value-type="float" office:value="2838.1" calcext:value-type="float">
            <text:p>2.838,10</text:p>
          </table:table-cell>
          <table:table-cell office:value-type="string" calcext:value-type="string">
            <text:p>6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rakech</text:p>
          </table:table-cell>
          <table:table-cell office:value-type="string" calcext:value-type="string">
            <text:p>Marrocos</text:p>
          </table:table-cell>
          <table:table-cell table:formula="of:=VLOOKUP([.B76];['2019 - Forecast'.$B$1:.$I$1048576];8;0)" office:value-type="float" office:value="5" calcext:value-type="float">
            <text:p>5</text:p>
          </table:table-cell>
          <table:table-cell table:formula="of:=&quot;{   “ranking”: &quot;&amp; [.A76] &amp; &quot;,  “city”: “&quot;&amp; [.B76] &amp;&quot;”, “country”: “&quot;&amp; [.C76] &amp;&quot;”, “arrivals_mm”: “&quot;&amp; [.D76] &amp;&quot;”, “growth_perc_year”: &quot;&amp; [.E76] &amp;&quot;, “rank_movement_2013_2018”: &quot;&amp; [.F76] &amp;&quot;, “city_pt_br”: “&quot;&amp; [.G76] &amp;&quot;”, “country_pt_br”: “&quot;&amp; [.H76] &amp;&quot;”, “continent_id”: &quot;&amp; [.I76] &amp;&quot;}&quot; &amp; IF([.A76]=MAX([.$A$2:.$A$1048576]);&quot;&quot;;&quot;,&quot;)" office:value-type="string" office:string-value="{   “ranking”: 75,  “city”: “Marrakech”, “country”: “Morocco”, “arrivals_mm”: “2838,1”, “growth_perc_year”: 6.3, “rank_movement_2013_2018”: 2, “city_pt_br”: “Marrakech”, “country_pt_br”: “Marrocos”, “continent_id”: 5}," calcext:value-type="string">
            <text:p>{ <text:s text:c="2"/>“ranking”: 75, <text:s/>“city”: “Marrakech”, “country”: “Morocco”, “arrivals_mm”: “2838,1”, “growth_perc_year”: 6.3, “rank_movement_2013_2018”: 2, “city_pt_br”: “Marrakech”, “country_pt_br”: “Marrocos”, “continent_id”: 5},</text:p>
          </table:table-cell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Kolkatta</text:p>
          </table:table-cell>
          <table:table-cell office:value-type="string" calcext:value-type="string">
            <text:p>India</text:p>
          </table:table-cell>
          <table:table-cell office:value-type="float" office:value="2826.5" calcext:value-type="float">
            <text:p>2.826,50</text:p>
          </table:table-cell>
          <table:table-cell office:value-type="string" calcext:value-type="string">
            <text:p>10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olkatta</text:p>
          </table:table-cell>
          <table:table-cell office:value-type="string" calcext:value-type="string">
            <text:p>Índia</text:p>
          </table:table-cell>
          <table:table-cell table:formula="of:=VLOOKUP([.B77];['2019 - Forecast'.$B$1:.$I$1048576];8;0)" office:value-type="float" office:value="2" calcext:value-type="float">
            <text:p>2</text:p>
          </table:table-cell>
          <table:table-cell table:formula="of:=&quot;{   “ranking”: &quot;&amp; [.A77] &amp; &quot;,  “city”: “&quot;&amp; [.B77] &amp;&quot;”, “country”: “&quot;&amp; [.C77] &amp;&quot;”, “arrivals_mm”: “&quot;&amp; [.D77] &amp;&quot;”, “growth_perc_year”: &quot;&amp; [.E77] &amp;&quot;, “rank_movement_2013_2018”: &quot;&amp; [.F77] &amp;&quot;, “city_pt_br”: “&quot;&amp; [.G77] &amp;&quot;”, “country_pt_br”: “&quot;&amp; [.H77] &amp;&quot;”, “continent_id”: &quot;&amp; [.I77] &amp;&quot;}&quot; &amp; IF([.A77]=MAX([.$A$2:.$A$1048576]);&quot;&quot;;&quot;,&quot;)" office:value-type="string" office:string-value="{   “ranking”: 76,  “city”: “Kolkatta”, “country”: “India”, “arrivals_mm”: “2826,5”, “growth_perc_year”: 10.4, “rank_movement_2013_2018”: 14, “city_pt_br”: “Kolkatta”, “country_pt_br”: “Índia”, “continent_id”: 2}," calcext:value-type="string">
            <text:p>{ <text:s text:c="2"/>“ranking”: 76, <text:s/>“city”: “Kolkatta”, “country”: “India”, “arrivals_mm”: “2826,5”, “growth_perc_year”: 10.4, “rank_movement_2013_2018”: 14, “city_pt_br”: “Kolkatta”, “country_pt_br”: “Índia”, “continent_id”: 2},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Philippines</text:p>
          </table:table-cell>
          <table:table-cell office:value-type="float" office:value="2805.1" calcext:value-type="float">
            <text:p>2.805,10</text:p>
          </table:table-cell>
          <table:table-cell office:value-type="string" calcext:value-type="string">
            <text:p>24.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Filipinas</text:p>
          </table:table-cell>
          <table:table-cell table:formula="of:=VLOOKUP([.B78];['2019 - Forecast'.$B$1:.$I$1048576];8;0)" office:value-type="float" office:value="2" calcext:value-type="float">
            <text:p>2</text:p>
          </table:table-cell>
          <table:table-cell table:formula="of:=&quot;{   “ranking”: &quot;&amp; [.A78] &amp; &quot;,  “city”: “&quot;&amp; [.B78] &amp;&quot;”, “country”: “&quot;&amp; [.C78] &amp;&quot;”, “arrivals_mm”: “&quot;&amp; [.D78] &amp;&quot;”, “growth_perc_year”: &quot;&amp; [.E78] &amp;&quot;, “rank_movement_2013_2018”: &quot;&amp; [.F78] &amp;&quot;, “city_pt_br”: “&quot;&amp; [.G78] &amp;&quot;”, “country_pt_br”: “&quot;&amp; [.H78] &amp;&quot;”, “continent_id”: &quot;&amp; [.I78] &amp;&quot;}&quot; &amp; IF([.A78]=MAX([.$A$2:.$A$1048576]);&quot;&quot;;&quot;,&quot;)" office:value-type="string" office:string-value="{   “ranking”: 77,  “city”: “Cebu”, “country”: “Philippines”, “arrivals_mm”: “2805,1”, “growth_perc_year”: 24.9, “rank_movement_2013_2018”: 51, “city_pt_br”: “Cebu”, “country_pt_br”: “Filipinas”, “continent_id”: 2}," calcext:value-type="string">
            <text:p>{ <text:s text:c="2"/>“ranking”: 77, <text:s/>“city”: “Cebu”, “country”: “Philippines”, “arrivals_mm”: “2805,1”, “growth_perc_year”: 24.9, “rank_movement_2013_2018”: 51, “city_pt_br”: “Cebu”, “country_pt_br”: “Filipinas”, “continent_id”: 2},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New Zealand</text:p>
          </table:table-cell>
          <table:table-cell office:value-type="float" office:value="2798.9" calcext:value-type="float">
            <text:p>2.798,90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Nova Zelândia</text:p>
          </table:table-cell>
          <table:table-cell table:formula="of:=VLOOKUP([.B79];['2019 - Forecast'.$B$1:.$I$1048576];8;0)" office:value-type="float" office:value="6" calcext:value-type="float">
            <text:p>6</text:p>
          </table:table-cell>
          <table:table-cell table:formula="of:=&quot;{   “ranking”: &quot;&amp; [.A79] &amp; &quot;,  “city”: “&quot;&amp; [.B79] &amp;&quot;”, “country”: “&quot;&amp; [.C79] &amp;&quot;”, “arrivals_mm”: “&quot;&amp; [.D79] &amp;&quot;”, “growth_perc_year”: &quot;&amp; [.E79] &amp;&quot;, “rank_movement_2013_2018”: &quot;&amp; [.F79] &amp;&quot;, “city_pt_br”: “&quot;&amp; [.G79] &amp;&quot;”, “country_pt_br”: “&quot;&amp; [.H79] &amp;&quot;”, “continent_id”: &quot;&amp; [.I79] &amp;&quot;}&quot; &amp; IF([.A79]=MAX([.$A$2:.$A$1048576]);&quot;&quot;;&quot;,&quot;)" office:value-type="string" office:string-value="{   “ranking”: 78,  “city”: “Auckland”, “country”: “New Zealand”, “arrivals_mm”: “2798,9”, “growth_perc_year”: 5.0, “rank_movement_2013_2018”: 6, “city_pt_br”: “Auckland”, “country_pt_br”: “Nova Zelândia”, “continent_id”: 6}," calcext:value-type="string">
            <text:p>{ <text:s text:c="2"/>“ranking”: 78, <text:s/>“city”: “Auckland”, “country”: “New Zealand”, “arrivals_mm”: “2798,9”, “growth_perc_year”: 5.0, “rank_movement_2013_2018”: 6, “city_pt_br”: “Auckland”, “country_pt_br”: “Nova Zelândia”, “continent_id”: 6},</text:p>
          </table:table-cell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Tel Aviv</text:p>
          </table:table-cell>
          <table:table-cell office:value-type="string" calcext:value-type="string">
            <text:p>Israel</text:p>
          </table:table-cell>
          <table:table-cell office:value-type="float" office:value="2777" calcext:value-type="float">
            <text:p>2.777,00</text:p>
          </table:table-cell>
          <table:table-cell office:value-type="string" calcext:value-type="string">
            <text:p>7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l Aviv</text:p>
          </table:table-cell>
          <table:table-cell office:value-type="string" calcext:value-type="string">
            <text:p>Israel</text:p>
          </table:table-cell>
          <table:table-cell table:formula="of:=VLOOKUP([.B80];['2019 - Forecast'.$B$1:.$I$1048576];8;0)" office:value-type="float" office:value="2" calcext:value-type="float">
            <text:p>2</text:p>
          </table:table-cell>
          <table:table-cell table:formula="of:=&quot;{   “ranking”: &quot;&amp; [.A80] &amp; &quot;,  “city”: “&quot;&amp; [.B80] &amp;&quot;”, “country”: “&quot;&amp; [.C80] &amp;&quot;”, “arrivals_mm”: “&quot;&amp; [.D80] &amp;&quot;”, “growth_perc_year”: &quot;&amp; [.E80] &amp;&quot;, “rank_movement_2013_2018”: &quot;&amp; [.F80] &amp;&quot;, “city_pt_br”: “&quot;&amp; [.G80] &amp;&quot;”, “country_pt_br”: “&quot;&amp; [.H80] &amp;&quot;”, “continent_id”: &quot;&amp; [.I80] &amp;&quot;}&quot; &amp; IF([.A80]=MAX([.$A$2:.$A$1048576]);&quot;&quot;;&quot;,&quot;)" office:value-type="string" office:string-value="{   “ranking”: 79,  “city”: “Tel Aviv”, “country”: “Israel”, “arrivals_mm”: “2777”, “growth_perc_year”: 7.9, “rank_movement_2013_2018”: 8, “city_pt_br”: “Tel Aviv”, “country_pt_br”: “Israel”, “continent_id”: 2}," calcext:value-type="string">
            <text:p>{ <text:s text:c="2"/>“ranking”: 79, <text:s/>“city”: “Tel Aviv”, “country”: “Israel”, “arrivals_mm”: “2777”, “growth_perc_year”: 7.9, “rank_movement_2013_2018”: 8, “city_pt_br”: “Tel Aviv”, “country_pt_br”: “Israel”, “continent_id”: 2},</text:p>
          </table:table-cell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Guilin</text:p>
          </table:table-cell>
          <table:table-cell office:value-type="string" calcext:value-type="string">
            <text:p>China</text:p>
          </table:table-cell>
          <table:table-cell office:value-type="float" office:value="2747" calcext:value-type="float">
            <text:p>2.747,00</text:p>
          </table:table-cell>
          <table:table-cell office:value-type="string" calcext:value-type="string">
            <text:p>10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uilin</text:p>
          </table:table-cell>
          <table:table-cell office:value-type="string" calcext:value-type="string">
            <text:p>China</text:p>
          </table:table-cell>
          <table:table-cell table:formula="of:=VLOOKUP([.B81];['2019 - Forecast'.$B$1:.$I$1048576];8;0)" office:value-type="float" office:value="2" calcext:value-type="float">
            <text:p>2</text:p>
          </table:table-cell>
          <table:table-cell table:formula="of:=&quot;{   “ranking”: &quot;&amp; [.A81] &amp; &quot;,  “city”: “&quot;&amp; [.B81] &amp;&quot;”, “country”: “&quot;&amp; [.C81] &amp;&quot;”, “arrivals_mm”: “&quot;&amp; [.D81] &amp;&quot;”, “growth_perc_year”: &quot;&amp; [.E81] &amp;&quot;, “rank_movement_2013_2018”: &quot;&amp; [.F81] &amp;&quot;, “city_pt_br”: “&quot;&amp; [.G81] &amp;&quot;”, “country_pt_br”: “&quot;&amp; [.H81] &amp;&quot;”, “continent_id”: &quot;&amp; [.I81] &amp;&quot;}&quot; &amp; IF([.A81]=MAX([.$A$2:.$A$1048576]);&quot;&quot;;&quot;,&quot;)" office:value-type="string" office:string-value="{   “ranking”: 80,  “city”: “Guilin”, “country”: “China”, “arrivals_mm”: “2747”, “growth_perc_year”: 10.4, “rank_movement_2013_2018”: 29, “city_pt_br”: “Guilin”, “country_pt_br”: “China”, “continent_id”: 2}," calcext:value-type="string">
            <text:p>{ <text:s text:c="2"/>“ranking”: 80, <text:s/>“city”: “Guilin”, “country”: “China”, “arrivals_mm”: “2747”, “growth_perc_year”: 10.4, “rank_movement_2013_2018”: 29, “city_pt_br”: “Guilin”, “country_pt_br”: “China”, “continent_id”: 2},</text:p>
          </table:table-cell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United States</text:p>
          </table:table-cell>
          <table:table-cell office:value-type="float" office:value="2737.3" calcext:value-type="float">
            <text:p>2.737,30</text:p>
          </table:table-cell>
          <table:table-cell office:value-type="string" calcext:value-type="string">
            <text:p>1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Estados Unidos</text:p>
          </table:table-cell>
          <table:table-cell table:formula="of:=VLOOKUP([.B82];['2019 - Forecast'.$B$1:.$I$1048576];8;0)" office:value-type="float" office:value="3" calcext:value-type="float">
            <text:p>3</text:p>
          </table:table-cell>
          <table:table-cell table:formula="of:=&quot;{   “ranking”: &quot;&amp; [.A82] &amp; &quot;,  “city”: “&quot;&amp; [.B82] &amp;&quot;”, “country”: “&quot;&amp; [.C82] &amp;&quot;”, “arrivals_mm”: “&quot;&amp; [.D82] &amp;&quot;”, “growth_perc_year”: &quot;&amp; [.E82] &amp;&quot;, “rank_movement_2013_2018”: &quot;&amp; [.F82] &amp;&quot;, “city_pt_br”: “&quot;&amp; [.G82] &amp;&quot;”, “country_pt_br”: “&quot;&amp; [.H82] &amp;&quot;”, “continent_id”: &quot;&amp; [.I82] &amp;&quot;}&quot; &amp; IF([.A82]=MAX([.$A$2:.$A$1048576]);&quot;&quot;;&quot;,&quot;)" office:value-type="string" office:string-value="{   “ranking”: 81,  “city”: “Honolulu”, “country”: “United States”, “arrivals_mm”: “2737,3”, “growth_perc_year”: 1.9, “rank_movement_2013_2018”: 11, “city_pt_br”: “Honolulu”, “country_pt_br”: “Estados Unidos”, “continent_id”: 3}," calcext:value-type="string">
            <text:p>{ <text:s text:c="2"/>“ranking”: 81, <text:s/>“city”: “Honolulu”, “country”: “United States”, “arrivals_mm”: “2737,3”, “growth_perc_year”: 1.9, “rank_movement_2013_2018”: 11, “city_pt_br”: “Honolulu”, “country_pt_br”: “Estados Unidos”, “continent_id”: 3},</text:p>
          </table:table-cell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Hurgada</text:p>
          </table:table-cell>
          <table:table-cell office:value-type="string" calcext:value-type="string">
            <text:p>Egypt</text:p>
          </table:table-cell>
          <table:table-cell office:value-type="float" office:value="2735.7" calcext:value-type="float">
            <text:p>2.735,70</text:p>
          </table:table-cell>
          <table:table-cell office:value-type="string" calcext:value-type="string">
            <text:p>46.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urgada</text:p>
          </table:table-cell>
          <table:table-cell office:value-type="string" calcext:value-type="string">
            <text:p>Egito</text:p>
          </table:table-cell>
          <table:table-cell table:formula="of:=VLOOKUP([.B83];['2019 - Forecast'.$B$1:.$I$1048576];8;0)" office:value-type="float" office:value="5" calcext:value-type="float">
            <text:p>5</text:p>
          </table:table-cell>
          <table:table-cell table:formula="of:=&quot;{   “ranking”: &quot;&amp; [.A83] &amp; &quot;,  “city”: “&quot;&amp; [.B83] &amp;&quot;”, “country”: “&quot;&amp; [.C83] &amp;&quot;”, “arrivals_mm”: “&quot;&amp; [.D83] &amp;&quot;”, “growth_perc_year”: &quot;&amp; [.E83] &amp;&quot;, “rank_movement_2013_2018”: &quot;&amp; [.F83] &amp;&quot;, “city_pt_br”: “&quot;&amp; [.G83] &amp;&quot;”, “country_pt_br”: “&quot;&amp; [.H83] &amp;&quot;”, “continent_id”: &quot;&amp; [.I83] &amp;&quot;}&quot; &amp; IF([.A83]=MAX([.$A$2:.$A$1048576]);&quot;&quot;;&quot;,&quot;)" office:value-type="string" office:string-value="{   “ranking”: 82,  “city”: “Hurgada”, “country”: “Egypt”, “arrivals_mm”: “2735,7”, “growth_perc_year”: 46.8, “rank_movement_2013_2018”: 45, “city_pt_br”: “Hurgada”, “country_pt_br”: “Egito”, “continent_id”: 5}," calcext:value-type="string">
            <text:p>{ <text:s text:c="2"/>“ranking”: 82, <text:s/>“city”: “Hurgada”, “country”: “Egypt”, “arrivals_mm”: “2735,7”, “growth_perc_year”: 46.8, “rank_movement_2013_2018”: 45, “city_pt_br”: “Hurgada”, “country_pt_br”: “Egito”, “continent_id”: 5},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oland</text:p>
          </table:table-cell>
          <table:table-cell office:value-type="float" office:value="2732" calcext:value-type="float">
            <text:p>2.732,00</text:p>
          </table:table-cell>
          <table:table-cell office:value-type="string" calcext:value-type="string">
            <text:p>3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arsóvia</text:p>
          </table:table-cell>
          <table:table-cell office:value-type="string" calcext:value-type="string">
            <text:p>Polônia</text:p>
          </table:table-cell>
          <table:table-cell table:formula="of:=VLOOKUP([.B84];['2019 - Forecast'.$B$1:.$I$1048576];8;0)" office:value-type="float" office:value="1" calcext:value-type="float">
            <text:p>1</text:p>
          </table:table-cell>
          <table:table-cell table:formula="of:=&quot;{   “ranking”: &quot;&amp; [.A84] &amp; &quot;,  “city”: “&quot;&amp; [.B84] &amp;&quot;”, “country”: “&quot;&amp; [.C84] &amp;&quot;”, “arrivals_mm”: “&quot;&amp; [.D84] &amp;&quot;”, “growth_perc_year”: &quot;&amp; [.E84] &amp;&quot;, “rank_movement_2013_2018”: &quot;&amp; [.F84] &amp;&quot;, “city_pt_br”: “&quot;&amp; [.G84] &amp;&quot;”, “country_pt_br”: “&quot;&amp; [.H84] &amp;&quot;”, “continent_id”: &quot;&amp; [.I84] &amp;&quot;}&quot; &amp; IF([.A84]=MAX([.$A$2:.$A$1048576]);&quot;&quot;;&quot;,&quot;)" office:value-type="string" office:string-value="{   “ranking”: 83,  “city”: “Warsaw”, “country”: “Poland”, “arrivals_mm”: “2732”, “growth_perc_year”: 3.9, “rank_movement_2013_2018”: 16, “city_pt_br”: “Varsóvia”, “country_pt_br”: “Polônia”, “continent_id”: 1}," calcext:value-type="string">
            <text:p>{ <text:s text:c="2"/>“ranking”: 83, <text:s/>“city”: “Warsaw”, “country”: “Poland”, “arrivals_mm”: “2732”, “growth_perc_year”: 3.9, “rank_movement_2013_2018”: 16, “city_pt_br”: “Varsóvia”, “country_pt_br”: “Polônia”, “continent_id”: 1},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Mugla</text:p>
          </table:table-cell>
          <table:table-cell office:value-type="string" calcext:value-type="string">
            <text:p>Turkey</text:p>
          </table:table-cell>
          <table:table-cell office:value-type="float" office:value="2723.8" calcext:value-type="float">
            <text:p>2.723,80</text:p>
          </table:table-cell>
          <table:table-cell office:value-type="string" calcext:value-type="string">
            <text:p>37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ugla</text:p>
          </table:table-cell>
          <table:table-cell office:value-type="string" calcext:value-type="string">
            <text:p>Peru</text:p>
          </table:table-cell>
          <table:table-cell table:formula="of:=VLOOKUP([.B85];['2019 - Forecast'.$B$1:.$I$1048576];8;0)" office:value-type="float" office:value="4" calcext:value-type="float">
            <text:p>4</text:p>
          </table:table-cell>
          <table:table-cell table:formula="of:=&quot;{   “ranking”: &quot;&amp; [.A85] &amp; &quot;,  “city”: “&quot;&amp; [.B85] &amp;&quot;”, “country”: “&quot;&amp; [.C85] &amp;&quot;”, “arrivals_mm”: “&quot;&amp; [.D85] &amp;&quot;”, “growth_perc_year”: &quot;&amp; [.E85] &amp;&quot;, “rank_movement_2013_2018”: &quot;&amp; [.F85] &amp;&quot;, “city_pt_br”: “&quot;&amp; [.G85] &amp;&quot;”, “country_pt_br”: “&quot;&amp; [.H85] &amp;&quot;”, “continent_id”: &quot;&amp; [.I85] &amp;&quot;}&quot; &amp; IF([.A85]=MAX([.$A$2:.$A$1048576]);&quot;&quot;;&quot;,&quot;)" office:value-type="string" office:string-value="{   “ranking”: 84,  “city”: “Mugla”, “country”: “Turkey”, “arrivals_mm”: “2723,8”, “growth_perc_year”: 37.4, “rank_movement_2013_2018”: 33, “city_pt_br”: “Mugla”, “country_pt_br”: “Peru”, “continent_id”: 4}," calcext:value-type="string">
            <text:p>{ <text:s text:c="2"/>“ranking”: 84, <text:s/>“city”: “Mugla”, “country”: “Turkey”, “arrivals_mm”: “2723,8”, “growth_perc_year”: 37.4, “rank_movement_2013_2018”: 33, “city_pt_br”: “Mugla”, “country_pt_br”: “Peru”, “continent_id”: 4},</text:p>
          </table:table-cell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Buenos Aires City</text:p>
          </table:table-cell>
          <table:table-cell office:value-type="string" calcext:value-type="string">
            <text:p>Argentina</text:p>
          </table:table-cell>
          <table:table-cell office:value-type="float" office:value="2685.7" calcext:value-type="float">
            <text:p>2.685,70</text:p>
          </table:table-cell>
          <table:table-cell office:value-type="string" calcext:value-type="string">
            <text:p>5.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 table:formula="of:=VLOOKUP([.B86];['2019 - Forecast'.$B$1:.$I$1048576];8;0)" office:value-type="float" office:value="4" calcext:value-type="float">
            <text:p>4</text:p>
          </table:table-cell>
          <table:table-cell table:formula="of:=&quot;{   “ranking”: &quot;&amp; [.A86] &amp; &quot;,  “city”: “&quot;&amp; [.B86] &amp;&quot;”, “country”: “&quot;&amp; [.C86] &amp;&quot;”, “arrivals_mm”: “&quot;&amp; [.D86] &amp;&quot;”, “growth_perc_year”: &quot;&amp; [.E86] &amp;&quot;, “rank_movement_2013_2018”: &quot;&amp; [.F86] &amp;&quot;, “city_pt_br”: “&quot;&amp; [.G86] &amp;&quot;”, “country_pt_br”: “&quot;&amp; [.H86] &amp;&quot;”, “continent_id”: &quot;&amp; [.I86] &amp;&quot;}&quot; &amp; IF([.A86]=MAX([.$A$2:.$A$1048576]);&quot;&quot;;&quot;,&quot;)" office:value-type="string" office:string-value="{   “ranking”: 85,  “city”: “Buenos Aires City”, “country”: “Argentina”, “arrivals_mm”: “2685,7”, “growth_perc_year”: 5.2, “rank_movement_2013_2018”: 31, “city_pt_br”: “Buenos aires”, “country_pt_br”: “Argentina”, “continent_id”: 4}," calcext:value-type="string">
            <text:p>{ <text:s text:c="2"/>“ranking”: 85, <text:s/>“city”: “Buenos Aires City”, “country”: “Argentina”, “arrivals_mm”: “2685,7”, “growth_perc_year”: 5.2, “rank_movement_2013_2018”: 31, “city_pt_br”: “Buenos aires”, “country_pt_br”: “Argentina”, “continent_id”: 4},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Japan</text:p>
          </table:table-cell>
          <table:table-cell office:value-type="float" office:value="2683.9" calcext:value-type="float">
            <text:p>2.683,90</text:p>
          </table:table-cell>
          <table:table-cell office:value-type="string" calcext:value-type="string">
            <text:p>10.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Japão</text:p>
          </table:table-cell>
          <table:table-cell table:formula="of:=VLOOKUP([.B87];['2019 - Forecast'.$B$1:.$I$1048576];8;0)" office:value-type="float" office:value="2" calcext:value-type="float">
            <text:p>2</text:p>
          </table:table-cell>
          <table:table-cell table:formula="of:=&quot;{   “ranking”: &quot;&amp; [.A87] &amp; &quot;,  “city”: “&quot;&amp; [.B87] &amp;&quot;”, “country”: “&quot;&amp; [.C87] &amp;&quot;”, “arrivals_mm”: “&quot;&amp; [.D87] &amp;&quot;”, “growth_perc_year”: &quot;&amp; [.E87] &amp;&quot;, “rank_movement_2013_2018”: &quot;&amp; [.F87] &amp;&quot;, “city_pt_br”: “&quot;&amp; [.G87] &amp;&quot;”, “country_pt_br”: “&quot;&amp; [.H87] &amp;&quot;”, “continent_id”: &quot;&amp; [.I87] &amp;&quot;}&quot; &amp; IF([.A87]=MAX([.$A$2:.$A$1048576]);&quot;&quot;;&quot;,&quot;)" office:value-type="string" office:string-value="{   “ranking”: 86,  “city”: “Chiba”, “country”: “Japan”, “arrivals_mm”: “2683,9”, “growth_perc_year”: 10.4, “rank_movement_2013_2018”: 106, “city_pt_br”: “Chiba”, “country_pt_br”: “Japão”, “continent_id”: 2}," calcext:value-type="string">
            <text:p>{ <text:s text:c="2"/>“ranking”: 86, <text:s/>“city”: “Chiba”, “country”: “Japan”, “arrivals_mm”: “2683,9”, “growth_perc_year”: 10.4, “rank_movement_2013_2018”: 106, “city_pt_br”: “Chiba”, “country_pt_br”: “Japão”, “continent_id”: 2},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Germany</text:p>
          </table:table-cell>
          <table:table-cell office:value-type="float" office:value="2636" calcext:value-type="float">
            <text:p>2.636,00</text:p>
          </table:table-cell>
          <table:table-cell office:value-type="string" calcext:value-type="string">
            <text:p>5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Alemanha</text:p>
          </table:table-cell>
          <table:table-cell table:formula="of:=VLOOKUP([.B88];['2019 - Forecast'.$B$1:.$I$1048576];8;0)" office:value-type="float" office:value="1" calcext:value-type="float">
            <text:p>1</text:p>
          </table:table-cell>
          <table:table-cell table:formula="of:=&quot;{   “ranking”: &quot;&amp; [.A88] &amp; &quot;,  “city”: “&quot;&amp; [.B88] &amp;&quot;”, “country”: “&quot;&amp; [.C88] &amp;&quot;”, “arrivals_mm”: “&quot;&amp; [.D88] &amp;&quot;”, “growth_perc_year”: &quot;&amp; [.E88] &amp;&quot;, “rank_movement_2013_2018”: &quot;&amp; [.F88] &amp;&quot;, “city_pt_br”: “&quot;&amp; [.G88] &amp;&quot;”, “country_pt_br”: “&quot;&amp; [.H88] &amp;&quot;”, “continent_id”: &quot;&amp; [.I88] &amp;&quot;}&quot; &amp; IF([.A88]=MAX([.$A$2:.$A$1048576]);&quot;&quot;;&quot;,&quot;)" office:value-type="string" office:string-value="{   “ranking”: 87,  “city”: “Frankfurt”, “country”: “Germany”, “arrivals_mm”: “2636”, “growth_perc_year”: 5.6, “rank_movement_2013_2018”: 7, “city_pt_br”: “Frankfurt”, “country_pt_br”: “Alemanha”, “continent_id”: 1}," calcext:value-type="string">
            <text:p>{ <text:s text:c="2"/>“ranking”: 87, <text:s/>“city”: “Frankfurt”, “country”: “Germany”, “arrivals_mm”: “2636”, “growth_perc_year”: 5.6, “rank_movement_2013_2018”: 7, “city_pt_br”: “Frankfurt”, “country_pt_br”: “Alemanha”, “continent_id”: 1},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office:value-type="float" office:value="2604.6" calcext:value-type="float">
            <text:p>2.604,60</text:p>
          </table:table-cell>
          <table:table-cell office:value-type="string" calcext:value-type="string">
            <text:p>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ocolmo</text:p>
          </table:table-cell>
          <table:table-cell office:value-type="string" calcext:value-type="string">
            <text:p>Suécia</text:p>
          </table:table-cell>
          <table:table-cell table:formula="of:=VLOOKUP([.B89];['2019 - Forecast'.$B$1:.$I$1048576];8;0)" office:value-type="float" office:value="1" calcext:value-type="float">
            <text:p>1</text:p>
          </table:table-cell>
          <table:table-cell table:formula="of:=&quot;{   “ranking”: &quot;&amp; [.A89] &amp; &quot;,  “city”: “&quot;&amp; [.B89] &amp;&quot;”, “country”: “&quot;&amp; [.C89] &amp;&quot;”, “arrivals_mm”: “&quot;&amp; [.D89] &amp;&quot;”, “growth_perc_year”: &quot;&amp; [.E89] &amp;&quot;, “rank_movement_2013_2018”: &quot;&amp; [.F89] &amp;&quot;, “city_pt_br”: “&quot;&amp; [.G89] &amp;&quot;”, “country_pt_br”: “&quot;&amp; [.H89] &amp;&quot;”, “continent_id”: &quot;&amp; [.I89] &amp;&quot;}&quot; &amp; IF([.A89]=MAX([.$A$2:.$A$1048576]);&quot;&quot;;&quot;,&quot;)" office:value-type="string" office:string-value="{   “ranking”: 88,  “city”: “Stockholm”, “country”: “Sweden”, “arrivals_mm”: “2604,6”, “growth_perc_year”: 5.3, “rank_movement_2013_2018”: 0, “city_pt_br”: “Estocolmo”, “country_pt_br”: “Suécia”, “continent_id”: 1}," calcext:value-type="string">
            <text:p>{ <text:s text:c="2"/>“ranking”: 88, <text:s/>“city”: “Stockholm”, “country”: “Sweden”, “arrivals_mm”: “2604,6”, “growth_perc_year”: 5.3, “rank_movement_2013_2018”: 0, “city_pt_br”: “Estocolmo”, “country_pt_br”: “Suécia”, “continent_id”: 1},</text:p>
          </table:table-cell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ru</text:p>
          </table:table-cell>
          <table:table-cell office:value-type="float" office:value="2535.4" calcext:value-type="float">
            <text:p>2.535,40</text:p>
          </table:table-cell>
          <table:table-cell office:value-type="string" calcext:value-type="string">
            <text:p>8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ru</text:p>
          </table:table-cell>
          <table:table-cell table:formula="of:=VLOOKUP([.B90];['2019 - Forecast'.$B$1:.$I$1048576];8;0)" office:value-type="float" office:value="4" calcext:value-type="float">
            <text:p>4</text:p>
          </table:table-cell>
          <table:table-cell table:formula="of:=&quot;{   “ranking”: &quot;&amp; [.A90] &amp; &quot;,  “city”: “&quot;&amp; [.B90] &amp;&quot;”, “country”: “&quot;&amp; [.C90] &amp;&quot;”, “arrivals_mm”: “&quot;&amp; [.D90] &amp;&quot;”, “growth_perc_year”: &quot;&amp; [.E90] &amp;&quot;, “rank_movement_2013_2018”: &quot;&amp; [.F90] &amp;&quot;, “city_pt_br”: “&quot;&amp; [.G90] &amp;&quot;”, “country_pt_br”: “&quot;&amp; [.H90] &amp;&quot;”, “continent_id”: &quot;&amp; [.I90] &amp;&quot;}&quot; &amp; IF([.A90]=MAX([.$A$2:.$A$1048576]);&quot;&quot;;&quot;,&quot;)" office:value-type="string" office:string-value="{   “ranking”: 89,  “city”: “Lima”, “country”: “Peru”, “arrivals_mm”: “2535,4”, “growth_perc_year”: 8.0, “rank_movement_2013_2018”: 11, “city_pt_br”: “Lima”, “country_pt_br”: “Peru”, “continent_id”: 4}," calcext:value-type="string">
            <text:p>{ <text:s text:c="2"/>“ranking”: 89, <text:s/>“city”: “Lima”, “country”: “Peru”, “arrivals_mm”: “2535,4”, “growth_perc_year”: 8.0, “rank_movement_2013_2018”: 11, “city_pt_br”: “Lima”, “country_pt_br”: “Peru”, “continent_id”: 4},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Da Nang</text:p>
          </table:table-cell>
          <table:table-cell office:value-type="string" calcext:value-type="string">
            <text:p>Vietnam</text:p>
          </table:table-cell>
          <table:table-cell office:value-type="float" office:value="2505" calcext:value-type="float">
            <text:p>2.505,00</text:p>
          </table:table-cell>
          <table:table-cell office:value-type="string" calcext:value-type="string">
            <text:p>25.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a Nang</text:p>
          </table:table-cell>
          <table:table-cell office:value-type="string" calcext:value-type="string">
            <text:p>Vietnã</text:p>
          </table:table-cell>
          <table:table-cell table:formula="of:=VLOOKUP([.B91];['2019 - Forecast'.$B$1:.$I$1048576];8;0)" office:value-type="float" office:value="2" calcext:value-type="float">
            <text:p>2</text:p>
          </table:table-cell>
          <table:table-cell table:formula="of:=&quot;{   “ranking”: &quot;&amp; [.A91] &amp; &quot;,  “city”: “&quot;&amp; [.B91] &amp;&quot;”, “country”: “&quot;&amp; [.C91] &amp;&quot;”, “arrivals_mm”: “&quot;&amp; [.D91] &amp;&quot;”, “growth_perc_year”: &quot;&amp; [.E91] &amp;&quot;, “rank_movement_2013_2018”: &quot;&amp; [.F91] &amp;&quot;, “city_pt_br”: “&quot;&amp; [.G91] &amp;&quot;”, “country_pt_br”: “&quot;&amp; [.H91] &amp;&quot;”, “continent_id”: &quot;&amp; [.I91] &amp;&quot;}&quot; &amp; IF([.A91]=MAX([.$A$2:.$A$1048576]);&quot;&quot;;&quot;,&quot;)" office:value-type="string" office:string-value="{   “ranking”: 90,  “city”: “Da Nang”, “country”: “Vietnam”, “arrivals_mm”: “2505”, “growth_perc_year”: 25.0, “rank_movement_2013_2018”: 72, “city_pt_br”: “Da Nang”, “country_pt_br”: “Vietnã”, “continent_id”: 2}," calcext:value-type="string">
            <text:p>{ <text:s text:c="2"/>“ranking”: 90, <text:s/>“city”: “Da Nang”, “country”: “Vietnam”, “arrivals_mm”: “2505”, “growth_perc_year”: 25.0, “rank_movement_2013_2018”: 72, “city_pt_br”: “Da Nang”, “country_pt_br”: “Vietnã”, “continent_id”: 2},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Batam</text:p>
          </table:table-cell>
          <table:table-cell office:value-type="string" calcext:value-type="string">
            <text:p>Indonesia</text:p>
          </table:table-cell>
          <table:table-cell office:value-type="float" office:value="2492.6" calcext:value-type="float">
            <text:p>2.492,60</text:p>
          </table:table-cell>
          <table:table-cell office:value-type="string" calcext:value-type="string">
            <text:p>11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tam</text:p>
          </table:table-cell>
          <table:table-cell office:value-type="string" calcext:value-type="string">
            <text:p>Indonésia</text:p>
          </table:table-cell>
          <table:table-cell table:formula="of:=VLOOKUP([.B92];['2019 - Forecast'.$B$1:.$I$1048576];8;0)" office:value-type="float" office:value="2" calcext:value-type="float">
            <text:p>2</text:p>
          </table:table-cell>
          <table:table-cell table:formula="of:=&quot;{   “ranking”: &quot;&amp; [.A92] &amp; &quot;,  “city”: “&quot;&amp; [.B92] &amp;&quot;”, “country”: “&quot;&amp; [.C92] &amp;&quot;”, “arrivals_mm”: “&quot;&amp; [.D92] &amp;&quot;”, “growth_perc_year”: &quot;&amp; [.E92] &amp;&quot;, “rank_movement_2013_2018”: &quot;&amp; [.F92] &amp;&quot;, “city_pt_br”: “&quot;&amp; [.G92] &amp;&quot;”, “country_pt_br”: “&quot;&amp; [.H92] &amp;&quot;”, “continent_id”: &quot;&amp; [.I92] &amp;&quot;}&quot; &amp; IF([.A92]=MAX([.$A$2:.$A$1048576]);&quot;&quot;;&quot;,&quot;)" office:value-type="string" office:string-value="{   “ranking”: 91,  “city”: “Batam”, “country”: “Indonesia”, “arrivals_mm”: “2492,6”, “growth_perc_year”: 11.9, “rank_movement_2013_2018”: 20, “city_pt_br”: “Batam”, “country_pt_br”: “Indonésia”, “continent_id”: 2}," calcext:value-type="string">
            <text:p>{ <text:s text:c="2"/>“ranking”: 91, <text:s/>“city”: “Batam”, “country”: “Indonesia”, “arrivals_mm”: “2492,6”, “growth_perc_year”: 11.9, “rank_movement_2013_2018”: 20, “city_pt_br”: “Batam”, “country_pt_br”: “Indonésia”, “continent_id”: 2},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France</text:p>
          </table:table-cell>
          <table:table-cell office:value-type="float" office:value="2466.8" calcext:value-type="float">
            <text:p>2.466,80</text:p>
          </table:table-cell>
          <table:table-cell office:value-type="string" calcext:value-type="string">
            <text:p>6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França</text:p>
          </table:table-cell>
          <table:table-cell table:formula="of:=VLOOKUP([.B93];['2019 - Forecast'.$B$1:.$I$1048576];8;0)" office:value-type="float" office:value="1" calcext:value-type="float">
            <text:p>1</text:p>
          </table:table-cell>
          <table:table-cell table:formula="of:=&quot;{   “ranking”: &quot;&amp; [.A93] &amp; &quot;,  “city”: “&quot;&amp; [.B93] &amp;&quot;”, “country”: “&quot;&amp; [.C93] &amp;&quot;”, “arrivals_mm”: “&quot;&amp; [.D93] &amp;&quot;”, “growth_perc_year”: &quot;&amp; [.E93] &amp;&quot;, “rank_movement_2013_2018”: &quot;&amp; [.F93] &amp;&quot;, “city_pt_br”: “&quot;&amp; [.G93] &amp;&quot;”, “country_pt_br”: “&quot;&amp; [.H93] &amp;&quot;”, “continent_id”: &quot;&amp; [.I93] &amp;&quot;}&quot; &amp; IF([.A93]=MAX([.$A$2:.$A$1048576]);&quot;&quot;;&quot;,&quot;)" office:value-type="string" office:string-value="{   “ranking”: 92,  “city”: “Nice”, “country”: “France”, “arrivals_mm”: “2466,8”, “growth_perc_year”: 6.0, “rank_movement_2013_2018”: 17, “city_pt_br”: “Legal”, “country_pt_br”: “França”, “continent_id”: 1}," calcext:value-type="string">
            <text:p>{ <text:s text:c="2"/>“ranking”: 92, <text:s/>“city”: “Nice”, “country”: “France”, “arrivals_mm”: “2466,8”, “growth_perc_year”: 6.0, “rank_movement_2013_2018”: 17, “city_pt_br”: “Legal”, “country_pt_br”: “França”, “continent_id”: 1},</text:p>
          </table:table-cell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apan</text:p>
          </table:table-cell>
          <table:table-cell office:value-type="float" office:value="2436.9" calcext:value-type="float">
            <text:p>2.436,90</text:p>
          </table:table-cell>
          <table:table-cell office:value-type="string" calcext:value-type="string">
            <text:p>20.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apão</text:p>
          </table:table-cell>
          <table:table-cell table:formula="of:=VLOOKUP([.B94];['2019 - Forecast'.$B$1:.$I$1048576];8;0)" office:value-type="float" office:value="2" calcext:value-type="float">
            <text:p>2</text:p>
          </table:table-cell>
          <table:table-cell table:formula="of:=&quot;{   “ranking”: &quot;&amp; [.A94] &amp; &quot;,  “city”: “&quot;&amp; [.B94] &amp;&quot;”, “country”: “&quot;&amp; [.C94] &amp;&quot;”, “arrivals_mm”: “&quot;&amp; [.D94] &amp;&quot;”, “growth_perc_year”: &quot;&amp; [.E94] &amp;&quot;, “rank_movement_2013_2018”: &quot;&amp; [.F94] &amp;&quot;, “city_pt_br”: “&quot;&amp; [.G94] &amp;&quot;”, “country_pt_br”: “&quot;&amp; [.H94] &amp;&quot;”, “continent_id”: &quot;&amp; [.I94] &amp;&quot;}&quot; &amp; IF([.A94]=MAX([.$A$2:.$A$1048576]);&quot;&quot;;&quot;,&quot;)" office:value-type="string" office:string-value="{   “ranking”: 93,  “city”: “Fukuoka”, “country”: “Japan”, “arrivals_mm”: “2436,9”, “growth_perc_year”: 20.3, “rank_movement_2013_2018”: 104, “city_pt_br”: “Fukuoka”, “country_pt_br”: “Japão”, “continent_id”: 2}," calcext:value-type="string">
            <text:p>{ <text:s text:c="2"/>“ranking”: 93, <text:s/>“city”: “Fukuoka”, “country”: “Japan”, “arrivals_mm”: “2436,9”, “growth_perc_year”: 20.3, “rank_movement_2013_2018”: 104, “city_pt_br”: “Fukuoka”, “country_pt_br”: “Japão”, “continent_id”: 2},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United Arab Emirates</text:p>
          </table:table-cell>
          <table:table-cell office:value-type="float" office:value="2402.8" calcext:value-type="float">
            <text:p>2.402,80</text:p>
          </table:table-cell>
          <table:table-cell office:value-type="string" calcext:value-type="string">
            <text:p>7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Emirados Árabes Unidos</text:p>
          </table:table-cell>
          <table:table-cell table:formula="of:=VLOOKUP([.B95];['2019 - Forecast'.$B$1:.$I$1048576];8;0)" office:value-type="float" office:value="2" calcext:value-type="float">
            <text:p>2</text:p>
          </table:table-cell>
          <table:table-cell table:formula="of:=&quot;{   “ranking”: &quot;&amp; [.A95] &amp; &quot;,  “city”: “&quot;&amp; [.B95] &amp;&quot;”, “country”: “&quot;&amp; [.C95] &amp;&quot;”, “arrivals_mm”: “&quot;&amp; [.D95] &amp;&quot;”, “growth_perc_year”: &quot;&amp; [.E95] &amp;&quot;, “rank_movement_2013_2018”: &quot;&amp; [.F95] &amp;&quot;, “city_pt_br”: “&quot;&amp; [.G95] &amp;&quot;”, “country_pt_br”: “&quot;&amp; [.H95] &amp;&quot;”, “continent_id”: &quot;&amp; [.I95] &amp;&quot;}&quot; &amp; IF([.A95]=MAX([.$A$2:.$A$1048576]);&quot;&quot;;&quot;,&quot;)" office:value-type="string" office:string-value="{   “ranking”: 94,  “city”: “Abu Dhabi”, “country”: “United Arab Emirates”, “arrivals_mm”: “2402,8”, “growth_perc_year”: 7.1, “rank_movement_2013_2018”: 12, “city_pt_br”: “Abu Dhabi”, “country_pt_br”: “Emirados Árabes Unidos”, “continent_id”: 2}," calcext:value-type="string">
            <text:p>{ <text:s text:c="2"/>“ranking”: 94, <text:s/>“city”: “Abu Dhabi”, “country”: “United Arab Emirates”, “arrivals_mm”: “2402,8”, “growth_perc_year”: 7.1, “rank_movement_2013_2018”: 12, “city_pt_br”: “Abu Dhabi”, “country_pt_br”: “Emirados Árabes Unidos”, “continent_id”: 2},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Jeju</text:p>
          </table:table-cell>
          <table:table-cell office:value-type="string" calcext:value-type="string">
            <text:p>South Korea</text:p>
          </table:table-cell>
          <table:table-cell office:value-type="float" office:value="2349.2" calcext:value-type="float">
            <text:p>2.349,20</text:p>
          </table:table-cell>
          <table:table-cell office:value-type="string" calcext:value-type="string">
            <text:p>-3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eju</text:p>
          </table:table-cell>
          <table:table-cell office:value-type="string" calcext:value-type="string">
            <text:p>Coreia do Sul</text:p>
          </table:table-cell>
          <table:table-cell table:formula="of:=VLOOKUP([.B96];['2019 - Forecast'.$B$1:.$I$1048576];8;0)" office:value-type="float" office:value="2" calcext:value-type="float">
            <text:p>2</text:p>
          </table:table-cell>
          <table:table-cell table:formula="of:=&quot;{   “ranking”: &quot;&amp; [.A96] &amp; &quot;,  “city”: “&quot;&amp; [.B96] &amp;&quot;”, “country”: “&quot;&amp; [.C96] &amp;&quot;”, “arrivals_mm”: “&quot;&amp; [.D96] &amp;&quot;”, “growth_perc_year”: &quot;&amp; [.E96] &amp;&quot;, “rank_movement_2013_2018”: &quot;&amp; [.F96] &amp;&quot;, “city_pt_br”: “&quot;&amp; [.G96] &amp;&quot;”, “country_pt_br”: “&quot;&amp; [.H96] &amp;&quot;”, “continent_id”: &quot;&amp; [.I96] &amp;&quot;}&quot; &amp; IF([.A96]=MAX([.$A$2:.$A$1048576]);&quot;&quot;;&quot;,&quot;)" office:value-type="string" office:string-value="{   “ranking”: 95,  “city”: “Jeju”, “country”: “South Korea”, “arrivals_mm”: “2349,2”, “growth_perc_year”: -3.3, “rank_movement_2013_2018”: 8, “city_pt_br”: “Jeju”, “country_pt_br”: “Coreia do Sul”, “continent_id”: 2}," calcext:value-type="string">
            <text:p>{ <text:s text:c="2"/>“ranking”: 95, <text:s/>“city”: “Jeju”, “country”: “South Korea”, “arrivals_mm”: “2349,2”, “growth_perc_year”: -3.3, “rank_movement_2013_2018”: 8, “city_pt_br”: “Jeju”, “country_pt_br”: “Coreia do Sul”, “continent_id”: 2},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ortugal</text:p>
          </table:table-cell>
          <table:table-cell office:value-type="float" office:value="2341.3" calcext:value-type="float">
            <text:p>2.341,30</text:p>
          </table:table-cell>
          <table:table-cell office:value-type="string" calcext:value-type="string">
            <text:p>4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ortugal</text:p>
          </table:table-cell>
          <table:table-cell table:formula="of:=VLOOKUP([.B97];['2019 - Forecast'.$B$1:.$I$1048576];8;0)" office:value-type="float" office:value="1" calcext:value-type="float">
            <text:p>1</text:p>
          </table:table-cell>
          <table:table-cell table:formula="of:=&quot;{   “ranking”: &quot;&amp; [.A97] &amp; &quot;,  “city”: “&quot;&amp; [.B97] &amp;&quot;”, “country”: “&quot;&amp; [.C97] &amp;&quot;”, “arrivals_mm”: “&quot;&amp; [.D97] &amp;&quot;”, “growth_perc_year”: &quot;&amp; [.E97] &amp;&quot;, “rank_movement_2013_2018”: &quot;&amp; [.F97] &amp;&quot;, “city_pt_br”: “&quot;&amp; [.G97] &amp;&quot;”, “country_pt_br”: “&quot;&amp; [.H97] &amp;&quot;”, “continent_id”: &quot;&amp; [.I97] &amp;&quot;}&quot; &amp; IF([.A97]=MAX([.$A$2:.$A$1048576]);&quot;&quot;;&quot;,&quot;)" office:value-type="string" office:string-value="{   “ranking”: 96,  “city”: “Porto”, “country”: “Portugal”, “arrivals_mm”: “2341,3”, “growth_perc_year”: 4.9, “rank_movement_2013_2018”: 22, “city_pt_br”: “Porto”, “country_pt_br”: “Portugal”, “continent_id”: 1}," calcext:value-type="string">
            <text:p>{ <text:s text:c="2"/>“ranking”: 96, <text:s/>“city”: “Porto”, “country”: “Portugal”, “arrivals_mm”: “2341,3”, “growth_perc_year”: 4.9, “rank_movement_2013_2018”: 22, “city_pt_br”: “Porto”, “country_pt_br”: “Portugal”, “continent_id”: 1},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Greece</text:p>
          </table:table-cell>
          <table:table-cell office:value-type="float" office:value="2337.7" calcext:value-type="float">
            <text:p>2.337,70</text:p>
          </table:table-cell>
          <table:table-cell office:value-type="string" calcext:value-type="string">
            <text:p>7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des</text:p>
          </table:table-cell>
          <table:table-cell office:value-type="string" calcext:value-type="string">
            <text:p>Grécia</text:p>
          </table:table-cell>
          <table:table-cell table:formula="of:=VLOOKUP([.B98];['2019 - Forecast'.$B$1:.$I$1048576];8;0)" office:value-type="float" office:value="2" calcext:value-type="float">
            <text:p>2</text:p>
          </table:table-cell>
          <table:table-cell table:formula="of:=&quot;{   “ranking”: &quot;&amp; [.A98] &amp; &quot;,  “city”: “&quot;&amp; [.B98] &amp;&quot;”, “country”: “&quot;&amp; [.C98] &amp;&quot;”, “arrivals_mm”: “&quot;&amp; [.D98] &amp;&quot;”, “growth_perc_year”: &quot;&amp; [.E98] &amp;&quot;, “rank_movement_2013_2018”: &quot;&amp; [.F98] &amp;&quot;, “city_pt_br”: “&quot;&amp; [.G98] &amp;&quot;”, “country_pt_br”: “&quot;&amp; [.H98] &amp;&quot;”, “continent_id”: &quot;&amp; [.I98] &amp;&quot;}&quot; &amp; IF([.A98]=MAX([.$A$2:.$A$1048576]);&quot;&quot;;&quot;,&quot;)" office:value-type="string" office:string-value="{   “ranking”: 97,  “city”: “Rhodes”, “country”: “Greece”, “arrivals_mm”: “2337,7”, “growth_perc_year”: 7.3, “rank_movement_2013_2018”: 11, “city_pt_br”: “Rodes”, “country_pt_br”: “Grécia”, “continent_id”: 2}," calcext:value-type="string">
            <text:p>{ <text:s text:c="2"/>“ranking”: 97, <text:s/>“city”: “Rhodes”, “country”: “Greece”, “arrivals_mm”: “2337,7”, “growth_perc_year”: 7.3, “rank_movement_2013_2018”: 11, “city_pt_br”: “Rodes”, “country_pt_br”: “Grécia”, “continent_id”: 2},</text:p>
          </table:table-cell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azil</text:p>
          </table:table-cell>
          <table:table-cell office:value-type="float" office:value="2278.3" calcext:value-type="float">
            <text:p>2.278,30</text:p>
          </table:table-cell>
          <table:table-cell office:value-type="string" calcext:value-type="string">
            <text:p>1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asil</text:p>
          </table:table-cell>
          <table:table-cell table:formula="of:=VLOOKUP([.B99];['2019 - Forecast'.$B$1:.$I$1048576];8;0)" office:value-type="float" office:value="4" calcext:value-type="float">
            <text:p>4</text:p>
          </table:table-cell>
          <table:table-cell table:formula="of:=&quot;{   “ranking”: &quot;&amp; [.A99] &amp; &quot;,  “city”: “&quot;&amp; [.B99] &amp;&quot;”, “country”: “&quot;&amp; [.C99] &amp;&quot;”, “arrivals_mm”: “&quot;&amp; [.D99] &amp;&quot;”, “growth_perc_year”: &quot;&amp; [.E99] &amp;&quot;, “rank_movement_2013_2018”: &quot;&amp; [.F99] &amp;&quot;, “city_pt_br”: “&quot;&amp; [.G99] &amp;&quot;”, “country_pt_br”: “&quot;&amp; [.H99] &amp;&quot;”, “continent_id”: &quot;&amp; [.I99] &amp;&quot;}&quot; &amp; IF([.A99]=MAX([.$A$2:.$A$1048576]);&quot;&quot;;&quot;,&quot;)" office:value-type="string" office:string-value="{   “ranking”: 98,  “city”: “Rio de Janeiro”, “country”: “Brazil”, “arrivals_mm”: “2278,3”, “growth_perc_year”: 1.2, “rank_movement_2013_2018”: 7, “city_pt_br”: “Rio de Janeiro”, “country_pt_br”: “Brasil”, “continent_id”: 4}," calcext:value-type="string">
            <text:p>{ <text:s text:c="2"/>“ranking”: 98, <text:s/>“city”: “Rio de Janeiro”, “country”: “Brazil”, “arrivals_mm”: “2278,3”, “growth_perc_year”: 1.2, “rank_movement_2013_2018”: 7, “city_pt_br”: “Rio de Janeiro”, “country_pt_br”: “Brasil”, “continent_id”: 4},</text:p>
          </table:table-cell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Krabi</text:p>
          </table:table-cell>
          <table:table-cell office:value-type="string" calcext:value-type="string">
            <text:p>Thailand</text:p>
          </table:table-cell>
          <table:table-cell office:value-type="float" office:value="2255.3" calcext:value-type="float">
            <text:p>2.255,30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abi</text:p>
          </table:table-cell>
          <table:table-cell office:value-type="string" calcext:value-type="string">
            <text:p>Tailândia</text:p>
          </table:table-cell>
          <table:table-cell table:formula="of:=VLOOKUP([.B100];['2019 - Forecast'.$B$1:.$I$1048576];8;0)" office:value-type="float" office:value="2" calcext:value-type="float">
            <text:p>2</text:p>
          </table:table-cell>
          <table:table-cell table:formula="of:=&quot;{   “ranking”: &quot;&amp; [.A100] &amp; &quot;,  “city”: “&quot;&amp; [.B100] &amp;&quot;”, “country”: “&quot;&amp; [.C100] &amp;&quot;”, “arrivals_mm”: “&quot;&amp; [.D100] &amp;&quot;”, “growth_perc_year”: &quot;&amp; [.E100] &amp;&quot;, “rank_movement_2013_2018”: &quot;&amp; [.F100] &amp;&quot;, “city_pt_br”: “&quot;&amp; [.G100] &amp;&quot;”, “country_pt_br”: “&quot;&amp; [.H100] &amp;&quot;”, “continent_id”: &quot;&amp; [.I100] &amp;&quot;}&quot; &amp; IF([.A100]=MAX([.$A$2:.$A$1048576]);&quot;&quot;;&quot;,&quot;)" office:value-type="string" office:string-value="{   “ranking”: 99,  “city”: “Krabi”, “country”: “Thailand”, “arrivals_mm”: “2255,3”, “growth_perc_year”: 6.5, “rank_movement_2013_2018”: 5, “city_pt_br”: “Krabi”, “country_pt_br”: “Tailândia”, “continent_id”: 2}," calcext:value-type="string">
            <text:p>{ <text:s text:c="2"/>“ranking”: 99, <text:s/>“city”: “Krabi”, “country”: “Thailand”, “arrivals_mm”: “2255,3”, “growth_perc_year”: 6.5, “rank_movement_2013_2018”: 5, “city_pt_br”: “Krabi”, “country_pt_br”: “Tailândia”, “continent_id”: 2},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</text:p>
          </table:table-cell>
          <table:table-cell office:value-type="float" office:value="2239.2" calcext:value-type="float">
            <text:p>2.239,20</text:p>
          </table:table-cell>
          <table:table-cell office:value-type="string" calcext:value-type="string">
            <text:p>25.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Índia</text:p>
          </table:table-cell>
          <table:table-cell table:formula="of:=VLOOKUP([.B101];['2019 - Forecast'.$B$1:.$I$1048576];8;0)" office:value-type="float" office:value="2" calcext:value-type="float">
            <text:p>2</text:p>
          </table:table-cell>
          <table:table-cell table:formula="of:=&quot;{   “ranking”: &quot;&amp; [.A101] &amp; &quot;,  “city”: “&quot;&amp; [.B101] &amp;&quot;”, “country”: “&quot;&amp; [.C101] &amp;&quot;”, “arrivals_mm”: “&quot;&amp; [.D101] &amp;&quot;”, “growth_perc_year”: &quot;&amp; [.E101] &amp;&quot;, “rank_movement_2013_2018”: &quot;&amp; [.F101] &amp;&quot;, “city_pt_br”: “&quot;&amp; [.G101] &amp;&quot;”, “country_pt_br”: “&quot;&amp; [.H101] &amp;&quot;”, “continent_id”: &quot;&amp; [.I101] &amp;&quot;}&quot; &amp; IF([.A101]=MAX([.$A$2:.$A$1048576]);&quot;&quot;;&quot;,&quot;)" office:value-type="string" office:string-value="{   “ranking”: 100,  “city”: “Bangalore”, “country”: “India”, “arrivals_mm”: “2239,2”, “growth_perc_year”: 25.7, “rank_movement_2013_2018”: 83, “city_pt_br”: “Bangalore”, “country_pt_br”: “Índia”, “continent_id”: 2}" calcext:value-type="string">
            <text:p>{ <text:s text:c="2"/>“ranking”: 100, <text:s/>“city”: “Bangalore”, “country”: “India”, “arrivals_mm”: “2239,2”, “growth_perc_year”: 25.7, “rank_movement_2013_2018”: 83, “city_pt_br”: “Bangalore”, “country_pt_br”: “Índia”, “continent_id”: 2}</text:p>
          </table:table-cell>
        </table:table-row>
      </table:table>
      <table:table table:name="2017" table:style-name="ta1"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2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arrivals_MM</text:p>
          </table:table-cell>
          <table:table-cell office:value-type="string" calcext:value-type="string">
            <text:p>city_pt_br</text:p>
          </table:table-cell>
          <table:table-cell office:value-type="string" calcext:value-type="string">
            <text:p>country_pt_b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office:value-type="float" office:value="27880.3" calcext:value-type="float">
            <text:p>27.880,30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hailand</text:p>
          </table:table-cell>
          <table:table-cell office:value-type="float" office:value="22453.9" calcext:value-type="float">
            <text:p>22.453,90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ailând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  <table:table-cell office:value-type="float" office:value="19828" calcext:value-type="float">
            <text:p>19.828,00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ingapore</text:p>
          </table:table-cell>
          <table:table-cell office:value-type="float" office:value="17618.8" calcext:value-type="float">
            <text:p>17.618,80</text:p>
          </table:table-cell>
          <table:table-cell office:value-type="string" calcext:value-type="string">
            <text:p>Cingapura</text:p>
          </table:table-cell>
          <table:table-cell office:value-type="string" calcext:value-type="string">
            <text:p>Singapu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China</text:p>
          </table:table-cell>
          <table:table-cell office:value-type="float" office:value="17337.2" calcext:value-type="float">
            <text:p>17.337,20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float" office:value="15834.2" calcext:value-type="float">
            <text:p>15.834,2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ç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United Arab Emirates</text:p>
          </table:table-cell>
          <table:table-cell office:value-type="float" office:value="15790" calcext:value-type="float">
            <text:p>15.790,00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Emirados Árabes Unido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United States</text:p>
          </table:table-cell>
          <table:table-cell office:value-type="float" office:value="13100" calcext:value-type="float">
            <text:p>13.100,00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Malaysia</text:p>
          </table:table-cell>
          <table:table-cell office:value-type="float" office:value="12843.5" calcext:value-type="float">
            <text:p>12.843,50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Malási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China</text:p>
          </table:table-cell>
          <table:table-cell office:value-type="float" office:value="12075.1" calcext:value-type="float">
            <text:p>12.075,10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key</text:p>
          </table:table-cell>
          <table:table-cell office:value-type="float" office:value="10730.3" calcext:value-type="float">
            <text:p>10.730,30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qu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ndia</text:p>
          </table:table-cell>
          <table:table-cell office:value-type="float" office:value="10157" calcext:value-type="float">
            <text:p>10.157,00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Índi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uket</text:p>
          </table:table-cell>
          <table:table-cell office:value-type="string" calcext:value-type="string">
            <text:p>Thailand</text:p>
          </table:table-cell>
          <table:table-cell office:value-type="float" office:value="10109.4" calcext:value-type="float">
            <text:p>10.109,40</text:p>
          </table:table-cell>
          <table:table-cell office:value-type="string" calcext:value-type="string">
            <text:p>Phuket</text:p>
          </table:table-cell>
          <table:table-cell office:value-type="string" calcext:value-type="string">
            <text:p>Tailândi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cca</text:p>
          </table:table-cell>
          <table:table-cell office:value-type="string" calcext:value-type="string">
            <text:p>Saudi Arabia</text:p>
          </table:table-cell>
          <table:table-cell office:value-type="float" office:value="9800" calcext:value-type="float">
            <text:p>9.800,00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Arábia Saud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apan</text:p>
          </table:table-cell>
          <table:table-cell office:value-type="float" office:value="9549.4" calcext:value-type="float">
            <text:p>9.549,40</text:p>
          </table:table-cell>
          <table:table-cell office:value-type="string" calcext:value-type="string">
            <text:p>Tóquio</text:p>
          </table:table-cell>
          <table:table-cell office:value-type="string" calcext:value-type="string">
            <text:p>Japã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Italy</text:p>
          </table:table-cell>
          <table:table-cell office:value-type="float" office:value="9531.6" calcext:value-type="float">
            <text:p>9.531,60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Itáli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talya</text:p>
          </table:table-cell>
          <table:table-cell office:value-type="string" calcext:value-type="string">
            <text:p>Turkey</text:p>
          </table:table-cell>
          <table:table-cell office:value-type="float" office:value="9482.4" calcext:value-type="float">
            <text:p>9.482,40</text:p>
          </table:table-cell>
          <table:table-cell office:value-type="string" calcext:value-type="string">
            <text:p>Antália</text:p>
          </table:table-cell>
          <table:table-cell office:value-type="string" calcext:value-type="string">
            <text:p>Turqui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aiwan, China</text:p>
          </table:table-cell>
          <table:table-cell office:value-type="float" office:value="9273.3" calcext:value-type="float">
            <text:p>9.273,30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aiwan, Chi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ttaya</text:p>
          </table:table-cell>
          <table:table-cell office:value-type="string" calcext:value-type="string">
            <text:p>Thailand</text:p>
          </table:table-cell>
          <table:table-cell office:value-type="float" office:value="9137" calcext:value-type="float">
            <text:p>9.137,00</text:p>
          </table:table-cell>
          <table:table-cell office:value-type="string" calcext:value-type="string">
            <text:p>Pattaya</text:p>
          </table:table-cell>
          <table:table-cell office:value-type="string" calcext:value-type="string">
            <text:p>Tailândi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China</text:p>
          </table:table-cell>
          <table:table-cell office:value-type="float" office:value="9004.8" calcext:value-type="float">
            <text:p>9.004,80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dia</text:p>
          </table:table-cell>
          <table:table-cell office:value-type="float" office:value="8984.9" calcext:value-type="float">
            <text:p>8.984,90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Índi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ech Republic</text:p>
          </table:table-cell>
          <table:table-cell office:value-type="float" office:value="8806.7" calcext:value-type="float">
            <text:p>8.806,70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República Che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Saudi Arabia</text:p>
          </table:table-cell>
          <table:table-cell office:value-type="float" office:value="8757" calcext:value-type="float">
            <text:p>8.757,00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Arábia Saudit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etherlands</text:p>
          </table:table-cell>
          <table:table-cell office:value-type="float" office:value="7848" calcext:value-type="float">
            <text:p>7.848,00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Países Baixo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nited States</text:p>
          </table:table-cell>
          <table:table-cell office:value-type="float" office:value="7798.1" calcext:value-type="float">
            <text:p>7.798,10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South Korea</text:p>
          </table:table-cell>
          <table:table-cell office:value-type="float" office:value="7659.1" calcext:value-type="float">
            <text:p>7.659,10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Coreia do Su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</text:p>
          </table:table-cell>
          <table:table-cell office:value-type="float" office:value="7193.3" calcext:value-type="float">
            <text:p>7.193,30</text:p>
          </table:table-cell>
          <table:table-cell office:value-type="string" calcext:value-type="string">
            <text:p>Xangai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nited States</text:p>
          </table:table-cell>
          <table:table-cell office:value-type="float" office:value="7165" calcext:value-type="float">
            <text:p>7.165,0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United States</text:p>
          </table:table-cell>
          <table:table-cell office:value-type="float" office:value="6687.8" calcext:value-type="float">
            <text:p>6.687,80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India</text:p>
          </table:table-cell>
          <table:table-cell office:value-type="float" office:value="6644.4" calcext:value-type="float">
            <text:p>6.644,40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Índi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Japan</text:p>
          </table:table-cell>
          <table:table-cell office:value-type="float" office:value="6605.9" calcext:value-type="float">
            <text:p>6.605,90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Japã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taly</text:p>
          </table:table-cell>
          <table:table-cell office:value-type="float" office:value="6347.9" calcext:value-type="float">
            <text:p>6.347,90</text:p>
          </table:table-cell>
          <table:table-cell office:value-type="string" calcext:value-type="string">
            <text:p>Milão</text:p>
          </table:table-cell>
          <table:table-cell office:value-type="string" calcext:value-type="string">
            <text:p>Itáli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Spain</text:p>
          </table:table-cell>
          <table:table-cell office:value-type="float" office:value="6288.9" calcext:value-type="float">
            <text:p>6.288,90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nh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o Chi Minh City</text:p>
          </table:table-cell>
          <table:table-cell office:value-type="string" calcext:value-type="string">
            <text:p>Vietnam</text:p>
          </table:table-cell>
          <table:table-cell office:value-type="float" office:value="6240" calcext:value-type="float">
            <text:p>6.240,00</text:p>
          </table:table-cell>
          <table:table-cell office:value-type="string" calcext:value-type="string">
            <text:p>Cidade de Ho Chi Minh</text:p>
          </table:table-cell>
          <table:table-cell office:value-type="string" calcext:value-type="string">
            <text:p>Vietnã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npasar</text:p>
          </table:table-cell>
          <table:table-cell office:value-type="string" calcext:value-type="string">
            <text:p>Indonesia</text:p>
          </table:table-cell>
          <table:table-cell office:value-type="float" office:value="6238.3" calcext:value-type="float">
            <text:p>6.238,30</text:p>
          </table:table-cell>
          <table:table-cell office:value-type="string" calcext:value-type="string">
            <text:p>Denpasar</text:p>
          </table:table-cell>
          <table:table-cell office:value-type="string" calcext:value-type="string">
            <text:p>Indonési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Austria</text:p>
          </table:table-cell>
          <table:table-cell office:value-type="float" office:value="6186.4" calcext:value-type="float">
            <text:p>6.186,40</text:p>
          </table:table-cell>
          <table:table-cell office:value-type="string" calcext:value-type="string">
            <text:p>Viena</text:p>
          </table:table-cell>
          <table:table-cell office:value-type="string" calcext:value-type="string">
            <text:p>Áustri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ncun</text:p>
          </table:table-cell>
          <table:table-cell office:value-type="string" calcext:value-type="string">
            <text:p>Mexico</text:p>
          </table:table-cell>
          <table:table-cell office:value-type="float" office:value="6039" calcext:value-type="float">
            <text:p>6.039,00</text:p>
          </table:table-cell>
          <table:table-cell office:value-type="string" calcext:value-type="string">
            <text:p>Cancún</text:p>
          </table:table-cell>
          <table:table-cell office:value-type="string" calcext:value-type="string">
            <text:p>Méxic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ermany</text:p>
          </table:table-cell>
          <table:table-cell office:value-type="float" office:value="5627.4" calcext:value-type="float">
            <text:p>5.627,40</text:p>
          </table:table-cell>
          <table:table-cell office:value-type="string" calcext:value-type="string">
            <text:p>Berlim</text:p>
          </table:table-cell>
          <table:table-cell office:value-type="string" calcext:value-type="string">
            <text:p>Alemanh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ohor Bahru</text:p>
          </table:table-cell>
          <table:table-cell office:value-type="string" calcext:value-type="string">
            <text:p>Malaysia</text:p>
          </table:table-cell>
          <table:table-cell office:value-type="float" office:value="5571.4" calcext:value-type="float">
            <text:p>5.571,40</text:p>
          </table:table-cell>
          <table:table-cell office:value-type="string" calcext:value-type="string">
            <text:p>Johor Bahru</text:p>
          </table:table-cell>
          <table:table-cell office:value-type="string" calcext:value-type="string">
            <text:p>Malási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Saudi Arabia</text:p>
          </table:table-cell>
          <table:table-cell office:value-type="float" office:value="5396.8" calcext:value-type="float">
            <text:p>5.396,80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Arábia Saudit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Italy</text:p>
          </table:table-cell>
          <table:table-cell office:value-type="float" office:value="5316.4" calcext:value-type="float">
            <text:p>5.316,40</text:p>
          </table:table-cell>
          <table:table-cell office:value-type="string" calcext:value-type="string">
            <text:p>Veneza</text:p>
          </table:table-cell>
          <table:table-cell office:value-type="string" calcext:value-type="string">
            <text:p>Itáli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India</text:p>
          </table:table-cell>
          <table:table-cell office:value-type="float" office:value="5288.6" calcext:value-type="float">
            <text:p>5.288,6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Índi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float" office:value="5273.1" calcext:value-type="float">
            <text:p>5.273,10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nh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United States</text:p>
          </table:table-cell>
          <table:table-cell office:value-type="float" office:value="5269" calcext:value-type="float">
            <text:p>5.269,00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India</text:p>
          </table:table-cell>
          <table:table-cell office:value-type="float" office:value="5086.3" calcext:value-type="float">
            <text:p>5.086,30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Índi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office:value-type="float" office:value="4986.5" calcext:value-type="float">
            <text:p>4.986,50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Italy</text:p>
          </table:table-cell>
          <table:table-cell office:value-type="float" office:value="4941.3" calcext:value-type="float">
            <text:p>4.941,30</text:p>
          </table:table-cell>
          <table:table-cell office:value-type="string" calcext:value-type="string">
            <text:p>Florença</text:p>
          </table:table-cell>
          <table:table-cell office:value-type="string" calcext:value-type="string">
            <text:p>Itáli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Russia</text:p>
          </table:table-cell>
          <table:table-cell office:value-type="float" office:value="4800" calcext:value-type="float">
            <text:p>4.800,00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Rússi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reece</text:p>
          </table:table-cell>
          <table:table-cell office:value-type="float" office:value="4797.4" calcext:value-type="float">
            <text:p>4.797,40</text:p>
          </table:table-cell>
          <table:table-cell office:value-type="string" calcext:value-type="string">
            <text:p>Atenas</text:p>
          </table:table-cell>
          <table:table-cell office:value-type="string" calcext:value-type="string">
            <text:p>Gréci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Egypt</text:p>
          </table:table-cell>
          <table:table-cell office:value-type="float" office:value="4388.6" calcext:value-type="float">
            <text:p>4.388,60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Egit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a Long</text:p>
          </table:table-cell>
          <table:table-cell office:value-type="string" calcext:value-type="string">
            <text:p>Vietnam</text:p>
          </table:table-cell>
          <table:table-cell office:value-type="float" office:value="4340" calcext:value-type="float">
            <text:p>4.340,00</text:p>
          </table:table-cell>
          <table:table-cell office:value-type="string" calcext:value-type="string">
            <text:p>Ha Long</text:p>
          </table:table-cell>
          <table:table-cell office:value-type="string" calcext:value-type="string">
            <text:p>Vietnã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 Noi</text:p>
          </table:table-cell>
          <table:table-cell office:value-type="string" calcext:value-type="string">
            <text:p>Vietnam</text:p>
          </table:table-cell>
          <table:table-cell office:value-type="float" office:value="4300" calcext:value-type="float">
            <text:p>4.300,00</text:p>
          </table:table-cell>
          <table:table-cell office:value-type="string" calcext:value-type="string">
            <text:p>Ha Noi</text:p>
          </table:table-cell>
          <table:table-cell office:value-type="string" calcext:value-type="string">
            <text:p>Vietnã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  <table:table-cell office:value-type="float" office:value="4287.4" calcext:value-type="float">
            <text:p>4.287,40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á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South Africa</text:p>
          </table:table-cell>
          <table:table-cell office:value-type="float" office:value="4066.3" calcext:value-type="float">
            <text:p>4.066,30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África do Su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alia</text:p>
          </table:table-cell>
          <table:table-cell office:value-type="float" office:value="3964.6" calcext:value-type="float">
            <text:p>3.964,6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áli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China</text:p>
          </table:table-cell>
          <table:table-cell office:value-type="float" office:value="3923.4" calcext:value-type="float">
            <text:p>3.923,40</text:p>
          </table:table-cell>
          <table:table-cell office:value-type="string" calcext:value-type="string">
            <text:p>Pequim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Germany</text:p>
          </table:table-cell>
          <table:table-cell office:value-type="float" office:value="3829.2" calcext:value-type="float">
            <text:p>3.829,20</text:p>
          </table:table-cell>
          <table:table-cell office:value-type="string" calcext:value-type="string">
            <text:p>Munique</text:p>
          </table:table-cell>
          <table:table-cell office:value-type="string" calcext:value-type="string">
            <text:p>Alemanh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ungary</text:p>
          </table:table-cell>
          <table:table-cell office:value-type="float" office:value="3654" calcext:value-type="float">
            <text:p>3.654,00</text:p>
          </table:table-cell>
          <table:table-cell office:value-type="string" calcext:value-type="string">
            <text:p>Budapeste</text:p>
          </table:table-cell>
          <table:table-cell office:value-type="string" calcext:value-type="string">
            <text:p>Hungri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Russia</text:p>
          </table:table-cell>
          <table:table-cell office:value-type="float" office:value="3600" calcext:value-type="float">
            <text:p>3.600,00</text:p>
          </table:table-cell>
          <table:table-cell office:value-type="string" calcext:value-type="string">
            <text:p>São Petersburgo</text:p>
          </table:table-cell>
          <table:table-cell office:value-type="string" calcext:value-type="string">
            <text:p>Rús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ndonesia</text:p>
          </table:table-cell>
          <table:table-cell office:value-type="float" office:value="3587.5" calcext:value-type="float">
            <text:p>3.587,50</text:p>
          </table:table-cell>
          <table:table-cell office:value-type="string" calcext:value-type="string">
            <text:p>Jacarta</text:p>
          </table:table-cell>
          <table:table-cell office:value-type="string" calcext:value-type="string">
            <text:p>Indoné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ammam</text:p>
          </table:table-cell>
          <table:table-cell office:value-type="string" calcext:value-type="string">
            <text:p>Saudi Arabia</text:p>
          </table:table-cell>
          <table:table-cell office:value-type="float" office:value="3584.8" calcext:value-type="float">
            <text:p>3.584,80</text:p>
          </table:table-cell>
          <table:table-cell office:value-type="string" calcext:value-type="string">
            <text:p>Dammam</text:p>
          </table:table-cell>
          <table:table-cell office:value-type="string" calcext:value-type="string">
            <text:p>Arábia Saudit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Portugal</text:p>
          </table:table-cell>
          <table:table-cell office:value-type="float" office:value="3522.8" calcext:value-type="float">
            <text:p>3.522,80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Israel</text:p>
          </table:table-cell>
          <table:table-cell office:value-type="float" office:value="3522" calcext:value-type="float">
            <text:p>3.522,00</text:p>
          </table:table-cell>
          <table:table-cell office:value-type="string" calcext:value-type="string">
            <text:p>Jerusalém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Belgium</text:p>
          </table:table-cell>
          <table:table-cell office:value-type="float" office:value="3430" calcext:value-type="float">
            <text:p>3.430,00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Bélgic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yoto</text:p>
          </table:table-cell>
          <table:table-cell office:value-type="string" calcext:value-type="string">
            <text:p>Japan</text:p>
          </table:table-cell>
          <table:table-cell office:value-type="float" office:value="3199" calcext:value-type="float">
            <text:p>3.199,00</text:p>
          </table:table-cell>
          <table:table-cell office:value-type="string" calcext:value-type="string">
            <text:p>Quioto</text:p>
          </table:table-cell>
          <table:table-cell office:value-type="string" calcext:value-type="string">
            <text:p>Japã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nang Island</text:p>
          </table:table-cell>
          <table:table-cell office:value-type="string" calcext:value-type="string">
            <text:p>Malaysia</text:p>
          </table:table-cell>
          <table:table-cell office:value-type="float" office:value="3194.4" calcext:value-type="float">
            <text:p>3.194,40</text:p>
          </table:table-cell>
          <table:table-cell office:value-type="string" calcext:value-type="string">
            <text:p>Ilha de Penang</text:p>
          </table:table-cell>
          <table:table-cell office:value-type="string" calcext:value-type="string">
            <text:p>Malási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Zhuhai</text:p>
          </table:table-cell>
          <table:table-cell office:value-type="string" calcext:value-type="string">
            <text:p>China</text:p>
          </table:table-cell>
          <table:table-cell office:value-type="float" office:value="3183.3" calcext:value-type="float">
            <text:p>3.183,30</text:p>
          </table:table-cell>
          <table:table-cell office:value-type="string" calcext:value-type="string">
            <text:p>Zhuhai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eraklion</text:p>
          </table:table-cell>
          <table:table-cell office:value-type="string" calcext:value-type="string">
            <text:p>Greece</text:p>
          </table:table-cell>
          <table:table-cell office:value-type="float" office:value="3147.8" calcext:value-type="float">
            <text:p>3.147,80</text:p>
          </table:table-cell>
          <table:table-cell office:value-type="string" calcext:value-type="string">
            <text:p>Heraklion</text:p>
          </table:table-cell>
          <table:table-cell office:value-type="string" calcext:value-type="string">
            <text:p>Gréci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iang Mai</text:p>
          </table:table-cell>
          <table:table-cell office:value-type="string" calcext:value-type="string">
            <text:p>Thailand</text:p>
          </table:table-cell>
          <table:table-cell office:value-type="float" office:value="3129" calcext:value-type="float">
            <text:p>3.129,00</text:p>
          </table:table-cell>
          <table:table-cell office:value-type="string" calcext:value-type="string">
            <text:p>Chiang Mai</text:p>
          </table:table-cell>
          <table:table-cell office:value-type="string" calcext:value-type="string">
            <text:p>Tailândi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  <table:table-cell office:value-type="float" office:value="2999.1" calcext:value-type="float">
            <text:p>2.999,1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á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Denmark</text:p>
          </table:table-cell>
          <table:table-cell office:value-type="float" office:value="2963.7" calcext:value-type="float">
            <text:p>2.963,70</text:p>
          </table:table-cell>
          <table:table-cell office:value-type="string" calcext:value-type="string">
            <text:p>Copenhague</text:p>
          </table:table-cell>
          <table:table-cell office:value-type="string" calcext:value-type="string">
            <text:p>Dinamarc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United States</text:p>
          </table:table-cell>
          <table:table-cell office:value-type="float" office:value="2900" calcext:value-type="float">
            <text:p>2.900,00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Poland</text:p>
          </table:table-cell>
          <table:table-cell office:value-type="float" office:value="2800" calcext:value-type="float">
            <text:p>2.800,00</text:p>
          </table:table-cell>
          <table:table-cell office:value-type="string" calcext:value-type="string">
            <text:p>Cracóvia</text:p>
          </table:table-cell>
          <table:table-cell office:value-type="string" calcext:value-type="string">
            <text:p>Polôni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alia</text:p>
          </table:table-cell>
          <table:table-cell office:value-type="float" office:value="2730.5" calcext:value-type="float">
            <text:p>2.730,50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áli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United States</text:p>
          </table:table-cell>
          <table:table-cell office:value-type="float" office:value="2685.8" calcext:value-type="float">
            <text:p>2.685,80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rrakech</text:p>
          </table:table-cell>
          <table:table-cell office:value-type="string" calcext:value-type="string">
            <text:p>Morocco</text:p>
          </table:table-cell>
          <table:table-cell office:value-type="float" office:value="2669.9" calcext:value-type="float">
            <text:p>2.669,90</text:p>
          </table:table-cell>
          <table:table-cell office:value-type="string" calcext:value-type="string">
            <text:p>Marrakech</text:p>
          </table:table-cell>
          <table:table-cell office:value-type="string" calcext:value-type="string">
            <text:p>Marroco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New Zealand</text:p>
          </table:table-cell>
          <table:table-cell office:value-type="float" office:value="2665.4" calcext:value-type="float">
            <text:p>2.665,40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Nova Zelândi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oland</text:p>
          </table:table-cell>
          <table:table-cell office:value-type="float" office:value="2630" calcext:value-type="float">
            <text:p>2.630,00</text:p>
          </table:table-cell>
          <table:table-cell office:value-type="string" calcext:value-type="string">
            <text:p>Varsóvia</text:p>
          </table:table-cell>
          <table:table-cell office:value-type="string" calcext:value-type="string">
            <text:p>Polôn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l Aviv</text:p>
          </table:table-cell>
          <table:table-cell office:value-type="string" calcext:value-type="string">
            <text:p>Israel</text:p>
          </table:table-cell>
          <table:table-cell office:value-type="float" office:value="2573.5" calcext:value-type="float">
            <text:p>2.573,50</text:p>
          </table:table-cell>
          <table:table-cell office:value-type="string" calcext:value-type="string">
            <text:p>Tel Aviv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olkatta</text:p>
          </table:table-cell>
          <table:table-cell office:value-type="string" calcext:value-type="string">
            <text:p>India</text:p>
          </table:table-cell>
          <table:table-cell office:value-type="float" office:value="2560.4" calcext:value-type="float">
            <text:p>2.560,40</text:p>
          </table:table-cell>
          <table:table-cell office:value-type="string" calcext:value-type="string">
            <text:p>Kolkatta</text:p>
          </table:table-cell>
          <table:table-cell office:value-type="string" calcext:value-type="string">
            <text:p>Índi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uenos Aires City</text:p>
          </table:table-cell>
          <table:table-cell office:value-type="string" calcext:value-type="string">
            <text:p>Argentina</text:p>
          </table:table-cell>
          <table:table-cell office:value-type="float" office:value="2553.2" calcext:value-type="float">
            <text:p>2.553,20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Germany</text:p>
          </table:table-cell>
          <table:table-cell office:value-type="float" office:value="2496" calcext:value-type="float">
            <text:p>2.496,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Alemanh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uilin</text:p>
          </table:table-cell>
          <table:table-cell office:value-type="string" calcext:value-type="string">
            <text:p>China</text:p>
          </table:table-cell>
          <table:table-cell office:value-type="float" office:value="2489" calcext:value-type="float">
            <text:p>2.489,00</text:p>
          </table:table-cell>
          <table:table-cell office:value-type="string" calcext:value-type="string">
            <text:p>Guilin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office:value-type="float" office:value="2473.5" calcext:value-type="float">
            <text:p>2.473,50</text:p>
          </table:table-cell>
          <table:table-cell office:value-type="string" calcext:value-type="string">
            <text:p>Estocolmo</text:p>
          </table:table-cell>
          <table:table-cell office:value-type="string" calcext:value-type="string">
            <text:p>Suéci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Japan</text:p>
          </table:table-cell>
          <table:table-cell office:value-type="float" office:value="2431.9" calcext:value-type="float">
            <text:p>2.431,90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Japã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eju</text:p>
          </table:table-cell>
          <table:table-cell office:value-type="string" calcext:value-type="string">
            <text:p>South Korea</text:p>
          </table:table-cell>
          <table:table-cell office:value-type="float" office:value="2429.4" calcext:value-type="float">
            <text:p>2.429,40</text:p>
          </table:table-cell>
          <table:table-cell office:value-type="string" calcext:value-type="string">
            <text:p>Jeju</text:p>
          </table:table-cell>
          <table:table-cell office:value-type="string" calcext:value-type="string">
            <text:p>Coreia do Su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ru</text:p>
          </table:table-cell>
          <table:table-cell office:value-type="float" office:value="2348.5" calcext:value-type="float">
            <text:p>2.348,50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France</text:p>
          </table:table-cell>
          <table:table-cell office:value-type="float" office:value="2327.2" calcext:value-type="float">
            <text:p>2.327,2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Franç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azil</text:p>
          </table:table-cell>
          <table:table-cell office:value-type="float" office:value="2251.3" calcext:value-type="float">
            <text:p>2.251,30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Philippines</text:p>
          </table:table-cell>
          <table:table-cell office:value-type="float" office:value="2245.2" calcext:value-type="float">
            <text:p>2.245,20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Filipina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United Arab Emirates</text:p>
          </table:table-cell>
          <table:table-cell office:value-type="float" office:value="2244.5" calcext:value-type="float">
            <text:p>2.244,50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Emirados Árabes Unido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ortugal</text:p>
          </table:table-cell>
          <table:table-cell office:value-type="float" office:value="2232.5" calcext:value-type="float">
            <text:p>2.232,50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atam</text:p>
          </table:table-cell>
          <table:table-cell office:value-type="string" calcext:value-type="string">
            <text:p>Indonesia</text:p>
          </table:table-cell>
          <table:table-cell office:value-type="float" office:value="2227.5" calcext:value-type="float">
            <text:p>2.227,50</text:p>
          </table:table-cell>
          <table:table-cell office:value-type="string" calcext:value-type="string">
            <text:p>Batam</text:p>
          </table:table-cell>
          <table:table-cell office:value-type="string" calcext:value-type="string">
            <text:p>Indonési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Greece</text:p>
          </table:table-cell>
          <table:table-cell office:value-type="float" office:value="2178.7" calcext:value-type="float">
            <text:p>2.178,70</text:p>
          </table:table-cell>
          <table:table-cell office:value-type="string" calcext:value-type="string">
            <text:p>Rodes</text:p>
          </table:table-cell>
          <table:table-cell office:value-type="string" calcext:value-type="string">
            <text:p>Gréci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rabi</text:p>
          </table:table-cell>
          <table:table-cell office:value-type="string" calcext:value-type="string">
            <text:p>Thailand</text:p>
          </table:table-cell>
          <table:table-cell office:value-type="float" office:value="2118.6" calcext:value-type="float">
            <text:p>2.118,60</text:p>
          </table:table-cell>
          <table:table-cell office:value-type="string" calcext:value-type="string">
            <text:p>Krabi</text:p>
          </table:table-cell>
          <table:table-cell office:value-type="string" calcext:value-type="string">
            <text:p>Tailândi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apan</text:p>
          </table:table-cell>
          <table:table-cell office:value-type="float" office:value="2025.2" calcext:value-type="float">
            <text:p>2.025,20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apã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a Nang</text:p>
          </table:table-cell>
          <table:table-cell office:value-type="string" calcext:value-type="string">
            <text:p>Vietnam</text:p>
          </table:table-cell>
          <table:table-cell office:value-type="float" office:value="2004" calcext:value-type="float">
            <text:p>2.004,00</text:p>
          </table:table-cell>
          <table:table-cell office:value-type="string" calcext:value-type="string">
            <text:p>Da Nang</text:p>
          </table:table-cell>
          <table:table-cell office:value-type="string" calcext:value-type="string">
            <text:p>Vietnã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ugla</text:p>
          </table:table-cell>
          <table:table-cell office:value-type="string" calcext:value-type="string">
            <text:p>Turkey</text:p>
          </table:table-cell>
          <table:table-cell office:value-type="float" office:value="1982.8" calcext:value-type="float">
            <text:p>1.982,80</text:p>
          </table:table-cell>
          <table:table-cell office:value-type="string" calcext:value-type="string">
            <text:p>Mugla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urgada</text:p>
          </table:table-cell>
          <table:table-cell office:value-type="string" calcext:value-type="string">
            <text:p>Egypt</text:p>
          </table:table-cell>
          <table:table-cell office:value-type="float" office:value="1863.7" calcext:value-type="float">
            <text:p>1.863,70</text:p>
          </table:table-cell>
          <table:table-cell office:value-type="string" calcext:value-type="string">
            <text:p>Hurgada</text:p>
          </table:table-cell>
          <table:table-cell office:value-type="string" calcext:value-type="string">
            <text:p>Egit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</text:p>
          </table:table-cell>
          <table:table-cell office:value-type="float" office:value="1782.1" calcext:value-type="float">
            <text:p>1.782,1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Índia</text:p>
          </table:table-cell>
        </table:table-row>
      </table:table>
      <table:table table:name="euromonitor source" table:style-name="ta1"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arrivals (‘000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growth (%)</text:p>
          </table:table-cell>
          <table:covered-table-cell/>
          <table:table-cell office:value-type="string" calcext:value-type="string" table:number-columns-spanned="2" table:number-rows-spanned="1">
            <text:p>rank movement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3–18</text:p>
          </table:table-cell>
          <table:table-cell office:value-type="string" calcext:value-type="string">
            <text:p>2018–19</text:p>
          </table:table-cell>
          <table:table-cell office:value-type="string" calcext:value-type="string">
            <text:p>city_pt_br</text:p>
          </table:table-cell>
          <table:table-cell office:value-type="string" calcext:value-type="string">
            <text:p>country_pt_b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7,880.3</text:p>
          </table:table-cell>
          <table:table-cell office:value-type="string" calcext:value-type="string">
            <text:p>29,262.7</text:p>
          </table:table-cell>
          <table:table-cell office:value-type="string" calcext:value-type="string">
            <text:p>26,716.8</text:p>
          </table:table-cell>
          <table:table-cell office:value-type="string" calcext:value-type="string">
            <text:p>5.0%</text:p>
          </table:table-cell>
          <table:table-cell office:value-type="string" calcext:value-type="string">
            <text:p>-8.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22,453.9</text:p>
          </table:table-cell>
          <table:table-cell office:value-type="string" calcext:value-type="string">
            <text:p>24,177.5</text:p>
          </table:table-cell>
          <table:table-cell office:value-type="string" calcext:value-type="string">
            <text:p>25,847.8</text:p>
          </table:table-cell>
          <table:table-cell office:value-type="string" calcext:value-type="string">
            <text:p>7.7%</text:p>
          </table:table-cell>
          <table:table-cell office:value-type="string" calcext:value-type="string">
            <text:p>6.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Tailând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,828.0</text:p>
          </table:table-cell>
          <table:table-cell office:value-type="string" calcext:value-type="string">
            <text:p>19,233.0</text:p>
          </table:table-cell>
          <table:table-cell office:value-type="string" calcext:value-type="string">
            <text:p>19,559.9</text:p>
          </table:table-cell>
          <table:table-cell office:value-type="string" calcext:value-type="string">
            <text:p>-3.0%</text:p>
          </table:table-cell>
          <table:table-cell office:value-type="string" calcext:value-type="string">
            <text:p>1.7%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eino Uni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7,337.2</text:p>
          </table:table-cell>
          <table:table-cell office:value-type="string" calcext:value-type="string">
            <text:p>18,931.4</text:p>
          </table:table-cell>
          <table:table-cell office:value-type="string" calcext:value-type="string">
            <text:p>20,637.1</text:p>
          </table:table-cell>
          <table:table-cell office:value-type="string" calcext:value-type="string">
            <text:p>9.2%</text:p>
          </table:table-cell>
          <table:table-cell office:value-type="string" calcext:value-type="string">
            <text:p>9.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17,618.8</text:p>
          </table:table-cell>
          <table:table-cell office:value-type="string" calcext:value-type="string">
            <text:p>18,551.2</text:p>
          </table:table-cell>
          <table:table-cell office:value-type="string" calcext:value-type="string">
            <text:p>19,760.8</text:p>
          </table:table-cell>
          <table:table-cell office:value-type="string" calcext:value-type="string">
            <text:p>5.3%</text:p>
          </table:table-cell>
          <table:table-cell office:value-type="string" calcext:value-type="string">
            <text:p>6.5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ngapura</text:p>
          </table:table-cell>
          <table:table-cell office:value-type="string" calcext:value-type="string">
            <text:p>Singapu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5,834.2</text:p>
          </table:table-cell>
          <table:table-cell office:value-type="string" calcext:value-type="string">
            <text:p>17,560.2</text:p>
          </table:table-cell>
          <table:table-cell office:value-type="string" calcext:value-type="string">
            <text:p>19,087.9</text:p>
          </table:table-cell>
          <table:table-cell office:value-type="string" calcext:value-type="string">
            <text:p>10.9%</text:p>
          </table:table-cell>
          <table:table-cell office:value-type="string" calcext:value-type="string">
            <text:p>8.7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ç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15,790.0</text:p>
          </table:table-cell>
          <table:table-cell office:value-type="string" calcext:value-type="string">
            <text:p>15,920.7</text:p>
          </table:table-cell>
          <table:table-cell office:value-type="string" calcext:value-type="string">
            <text:p>16,328.3</text:p>
          </table:table-cell>
          <table:table-cell office:value-type="string" calcext:value-type="string">
            <text:p>0.8%</text:p>
          </table:table-cell>
          <table:table-cell office:value-type="string" calcext:value-type="string">
            <text:p>2.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ubai</text:p>
          </table:table-cell>
          <table:table-cell office:value-type="string" calcext:value-type="string">
            <text:p>Emirados Árabes Unido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13,100.0</text:p>
          </table:table-cell>
          <table:table-cell office:value-type="string" calcext:value-type="string">
            <text:p>13,600.0</text:p>
          </table:table-cell>
          <table:table-cell office:value-type="string" calcext:value-type="string">
            <text:p>14,010.0</text:p>
          </table:table-cell>
          <table:table-cell office:value-type="string" calcext:value-type="string">
            <text:p>3.8%</text:p>
          </table:table-cell>
          <table:table-cell office:value-type="string" calcext:value-type="string">
            <text:p>3.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12,843.5</text:p>
          </table:table-cell>
          <table:table-cell office:value-type="string" calcext:value-type="string">
            <text:p>13,434.3</text:p>
          </table:table-cell>
          <table:table-cell office:value-type="string" calcext:value-type="string">
            <text:p>14,072.4</text:p>
          </table:table-cell>
          <table:table-cell office:value-type="string" calcext:value-type="string">
            <text:p>4.6%</text:p>
          </table:table-cell>
          <table:table-cell office:value-type="string" calcext:value-type="string">
            <text:p>4.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Malási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0,730.3</text:p>
          </table:table-cell>
          <table:table-cell office:value-type="string" calcext:value-type="string">
            <text:p>13,433.0</text:p>
          </table:table-cell>
          <table:table-cell office:value-type="string" calcext:value-type="string">
            <text:p>14,715.9</text:p>
          </table:table-cell>
          <table:table-cell office:value-type="string" calcext:value-type="string">
            <text:p>25.2%</text:p>
          </table:table-cell>
          <table:table-cell office:value-type="string" calcext:value-type="string">
            <text:p>9.6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Turqu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10,157.0</text:p>
          </table:table-cell>
          <table:table-cell office:value-type="string" calcext:value-type="string">
            <text:p>12,645.3</text:p>
          </table:table-cell>
          <table:table-cell office:value-type="string" calcext:value-type="string">
            <text:p>15,196.5</text:p>
          </table:table-cell>
          <table:table-cell office:value-type="string" calcext:value-type="string">
            <text:p>24.5%</text:p>
          </table:table-cell>
          <table:table-cell office:value-type="string" calcext:value-type="string">
            <text:p>20.2%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i</text:p>
          </table:table-cell>
          <table:table-cell office:value-type="string" calcext:value-type="string">
            <text:p>Índ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talya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9,482.4</text:p>
          </table:table-cell>
          <table:table-cell office:value-type="string" calcext:value-type="string">
            <text:p>12,438.8</text:p>
          </table:table-cell>
          <table:table-cell office:value-type="string" calcext:value-type="string">
            <text:p>13,332.1</text:p>
          </table:table-cell>
          <table:table-cell office:value-type="string" calcext:value-type="string">
            <text:p>31.2%</text:p>
          </table:table-cell>
          <table:table-cell office:value-type="string" calcext:value-type="string">
            <text:p>7.2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ália</text:p>
          </table:table-cell>
          <table:table-cell office:value-type="string" calcext:value-type="string">
            <text:p>Turqui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12,075.1</text:p>
          </table:table-cell>
          <table:table-cell office:value-type="string" calcext:value-type="string">
            <text:p>12,202.1</text:p>
          </table:table-cell>
          <table:table-cell office:value-type="string" calcext:value-type="string">
            <text:p>12,324.1</text:p>
          </table:table-cell>
          <table:table-cell office:value-type="string" calcext:value-type="string">
            <text:p>1.1%</text:p>
          </table:table-cell>
          <table:table-cell office:value-type="string" calcext:value-type="string">
            <text:p>1.0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nzhen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8,984.9</text:p>
          </table:table-cell>
          <table:table-cell office:value-type="string" calcext:value-type="string">
            <text:p>10,590.1</text:p>
          </table:table-cell>
          <table:table-cell office:value-type="string" calcext:value-type="string">
            <text:p>12,442.4</text:p>
          </table:table-cell>
          <table:table-cell office:value-type="string" calcext:value-type="string">
            <text:p>17.9%</text:p>
          </table:table-cell>
          <table:table-cell office:value-type="string" calcext:value-type="string">
            <text:p>17.5%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Índi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uket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10,109.4</text:p>
          </table:table-cell>
          <table:table-cell office:value-type="string" calcext:value-type="string">
            <text:p>10,550.7</text:p>
          </table:table-cell>
          <table:table-cell office:value-type="string" calcext:value-type="string">
            <text:p>10,965.2</text:p>
          </table:table-cell>
          <table:table-cell office:value-type="string" calcext:value-type="string">
            <text:p>4.4%</text:p>
          </table:table-cell>
          <table:table-cell office:value-type="string" calcext:value-type="string">
            <text:p>3.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uket</text:p>
          </table:table-cell>
          <table:table-cell office:value-type="string" calcext:value-type="string">
            <text:p>Tailândi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9,531.6</text:p>
          </table:table-cell>
          <table:table-cell office:value-type="string" calcext:value-type="string">
            <text:p>10,065.4</text:p>
          </table:table-cell>
          <table:table-cell office:value-type="string" calcext:value-type="string">
            <text:p>10,317.0</text:p>
          </table:table-cell>
          <table:table-cell office:value-type="string" calcext:value-type="string">
            <text:p>5.6%</text:p>
          </table:table-cell>
          <table:table-cell office:value-type="string" calcext:value-type="string">
            <text:p>2.5%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Itáli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9,549.4</text:p>
          </table:table-cell>
          <table:table-cell office:value-type="string" calcext:value-type="string">
            <text:p>9,985.1</text:p>
          </table:table-cell>
          <table:table-cell office:value-type="string" calcext:value-type="string">
            <text:p>10,443.1</text:p>
          </table:table-cell>
          <table:table-cell table:number-columns-repeated="2" office:value-type="string" calcext:value-type="string">
            <text:p>4.6%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óquio</text:p>
          </table:table-cell>
          <table:table-cell office:value-type="string" calcext:value-type="string">
            <text:p>Japã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ttay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9,137.0</text:p>
          </table:table-cell>
          <table:table-cell office:value-type="string" calcext:value-type="string">
            <text:p>9,606.4</text:p>
          </table:table-cell>
          <table:table-cell office:value-type="string" calcext:value-type="string">
            <text:p>9,951.9</text:p>
          </table:table-cell>
          <table:table-cell office:value-type="string" calcext:value-type="string">
            <text:p>5.1%</text:p>
          </table:table-cell>
          <table:table-cell office:value-type="string" calcext:value-type="string">
            <text:p>3.6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taya</text:p>
          </table:table-cell>
          <table:table-cell office:value-type="string" calcext:value-type="string">
            <text:p>Tailândi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aiwan, China</text:p>
          </table:table-cell>
          <table:table-cell office:value-type="string" calcext:value-type="string">
            <text:p>9,273.3</text:p>
          </table:table-cell>
          <table:table-cell office:value-type="string" calcext:value-type="string">
            <text:p>9,597.8</text:p>
          </table:table-cell>
          <table:table-cell office:value-type="string" calcext:value-type="string">
            <text:p>9,981.7</text:p>
          </table:table-cell>
          <table:table-cell office:value-type="string" calcext:value-type="string">
            <text:p>3.5%</text:p>
          </table:table-cell>
          <table:table-cell office:value-type="string" calcext:value-type="string">
            <text:p>4.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Taiwan, Chi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cca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9,800.0</text:p>
          </table:table-cell>
          <table:table-cell office:value-type="string" calcext:value-type="string">
            <text:p>9,565.2</text:p>
          </table:table-cell>
          <table:table-cell office:value-type="string" calcext:value-type="string">
            <text:p>9,833.0</text:p>
          </table:table-cell>
          <table:table-cell office:value-type="string" calcext:value-type="string">
            <text:p>-2.4%</text:p>
          </table:table-cell>
          <table:table-cell office:value-type="string" calcext:value-type="string">
            <text:p>2.8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Arábia Saud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9,004.8</text:p>
          </table:table-cell>
          <table:table-cell office:value-type="string" calcext:value-type="string">
            <text:p>9,006.3</text:p>
          </table:table-cell>
          <table:table-cell table:number-columns-repeated="2" office:value-type="string" calcext:value-type="string">
            <text:p>0.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angzhou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8,806.7</text:p>
          </table:table-cell>
          <table:table-cell office:value-type="string" calcext:value-type="string">
            <text:p>8,948.6</text:p>
          </table:table-cell>
          <table:table-cell office:value-type="string" calcext:value-type="string">
            <text:p>9,150.9</text:p>
          </table:table-cell>
          <table:table-cell office:value-type="string" calcext:value-type="string">
            <text:p>1.6%</text:p>
          </table:table-cell>
          <table:table-cell office:value-type="string" calcext:value-type="string">
            <text:p>2.3%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República Chec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8,757.0</text:p>
          </table:table-cell>
          <table:table-cell office:value-type="string" calcext:value-type="string">
            <text:p>8,547.2</text:p>
          </table:table-cell>
          <table:table-cell office:value-type="string" calcext:value-type="string">
            <text:p>8,820.7</text:p>
          </table:table-cell>
          <table:table-cell office:value-type="string" calcext:value-type="string">
            <text:p>-2.4%</text:p>
          </table:table-cell>
          <table:table-cell office:value-type="string" calcext:value-type="string">
            <text:p>3.2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Arábia Saudit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oul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7,659.1</text:p>
          </table:table-cell>
          <table:table-cell office:value-type="string" calcext:value-type="string">
            <text:p>8,431.4</text:p>
          </table:table-cell>
          <table:table-cell office:value-type="string" calcext:value-type="string">
            <text:p>9,105.9</text:p>
          </table:table-cell>
          <table:table-cell office:value-type="string" calcext:value-type="string">
            <text:p>10.1%</text:p>
          </table:table-cell>
          <table:table-cell office:value-type="string" calcext:value-type="string">
            <text:p>8.0%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Coreia do Su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7,848.0</text:p>
          </table:table-cell>
          <table:table-cell office:value-type="string" calcext:value-type="string">
            <text:p>8,354.2</text:p>
          </table:table-cell>
          <table:table-cell office:value-type="string" calcext:value-type="string">
            <text:p>8,835.4</text:p>
          </table:table-cell>
          <table:table-cell office:value-type="string" calcext:value-type="string">
            <text:p>6.5%</text:p>
          </table:table-cell>
          <table:table-cell office:value-type="string" calcext:value-type="string">
            <text:p>5.8%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Países Baixo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6,644.4</text:p>
          </table:table-cell>
          <table:table-cell office:value-type="string" calcext:value-type="string">
            <text:p>8,138.2</text:p>
          </table:table-cell>
          <table:table-cell office:value-type="string" calcext:value-type="string">
            <text:p>10,127.4</text:p>
          </table:table-cell>
          <table:table-cell office:value-type="string" calcext:value-type="string">
            <text:p>22.5%</text:p>
          </table:table-cell>
          <table:table-cell office:value-type="string" calcext:value-type="string">
            <text:p>24.4%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Índi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7,798.1</text:p>
          </table:table-cell>
          <table:table-cell office:value-type="string" calcext:value-type="string">
            <text:p>8,121.3</text:p>
          </table:table-cell>
          <table:table-cell office:value-type="string" calcext:value-type="string">
            <text:p>8,336.8</text:p>
          </table:table-cell>
          <table:table-cell office:value-type="string" calcext:value-type="string">
            <text:p>4.1%</text:p>
          </table:table-cell>
          <table:table-cell office:value-type="string" calcext:value-type="string">
            <text:p>2.7%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6,605.9</text:p>
          </table:table-cell>
          <table:table-cell office:value-type="string" calcext:value-type="string">
            <text:p>7,861.5</text:p>
          </table:table-cell>
          <table:table-cell office:value-type="string" calcext:value-type="string">
            <text:p>8,998.9</text:p>
          </table:table-cell>
          <table:table-cell office:value-type="string" calcext:value-type="string">
            <text:p>19.0%</text:p>
          </table:table-cell>
          <table:table-cell office:value-type="string" calcext:value-type="string">
            <text:p>14.5%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aka</text:p>
          </table:table-cell>
          <table:table-cell office:value-type="string" calcext:value-type="string">
            <text:p>Japã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7,165.0</text:p>
          </table:table-cell>
          <table:table-cell office:value-type="string" calcext:value-type="string">
            <text:p>7,500.0</text:p>
          </table:table-cell>
          <table:table-cell office:value-type="string" calcext:value-type="string">
            <text:p>7,725.9</text:p>
          </table:table-cell>
          <table:table-cell office:value-type="string" calcext:value-type="string">
            <text:p>4.7%</text:p>
          </table:table-cell>
          <table:table-cell office:value-type="string" calcext:value-type="string">
            <text:p>3.0%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hangha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7,193.3</text:p>
          </table:table-cell>
          <table:table-cell office:value-type="string" calcext:value-type="string">
            <text:p>7,483.5</text:p>
          </table:table-cell>
          <table:table-cell office:value-type="string" calcext:value-type="string">
            <text:p>7,745.5</text:p>
          </table:table-cell>
          <table:table-cell office:value-type="string" calcext:value-type="string">
            <text:p>4.0%</text:p>
          </table:table-cell>
          <table:table-cell office:value-type="string" calcext:value-type="string">
            <text:p>3.5%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angai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 Chi Minh City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6,240.0</text:p>
          </table:table-cell>
          <table:table-cell office:value-type="string" calcext:value-type="string">
            <text:p>7,200.0</text:p>
          </table:table-cell>
          <table:table-cell office:value-type="string" calcext:value-type="string">
            <text:p>8,208.0</text:p>
          </table:table-cell>
          <table:table-cell office:value-type="string" calcext:value-type="string">
            <text:p>15.4%</text:p>
          </table:table-cell>
          <table:table-cell office:value-type="string" calcext:value-type="string">
            <text:p>14.0%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dade de Ho Chi Minh</text:p>
          </table:table-cell>
          <table:table-cell office:value-type="string" calcext:value-type="string">
            <text:p>Vietnã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npasar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6,238.3</text:p>
          </table:table-cell>
          <table:table-cell office:value-type="string" calcext:value-type="string">
            <text:p>7,185.6</text:p>
          </table:table-cell>
          <table:table-cell office:value-type="string" calcext:value-type="string">
            <text:p>8,582.8</text:p>
          </table:table-cell>
          <table:table-cell office:value-type="string" calcext:value-type="string">
            <text:p>15.2%</text:p>
          </table:table-cell>
          <table:table-cell office:value-type="string" calcext:value-type="string">
            <text:p>19.4%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pasar</text:p>
          </table:table-cell>
          <table:table-cell office:value-type="string" calcext:value-type="string">
            <text:p>Indonési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,288.9</text:p>
          </table:table-cell>
          <table:table-cell office:value-type="string" calcext:value-type="string">
            <text:p>6,714.5</text:p>
          </table:table-cell>
          <table:table-cell office:value-type="string" calcext:value-type="string">
            <text:p>7,016.6</text:p>
          </table:table-cell>
          <table:table-cell office:value-type="string" calcext:value-type="string">
            <text:p>6.8%</text:p>
          </table:table-cell>
          <table:table-cell office:value-type="string" calcext:value-type="string">
            <text:p>4.5%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panh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6,687.8</text:p>
          </table:table-cell>
          <table:table-cell office:value-type="string" calcext:value-type="string">
            <text:p>6,591.3</text:p>
          </table:table-cell>
          <table:table-cell office:value-type="string" calcext:value-type="string">
            <text:p>6,639.3</text:p>
          </table:table-cell>
          <table:table-cell office:value-type="string" calcext:value-type="string">
            <text:p>-1.4%</text:p>
          </table:table-cell>
          <table:table-cell office:value-type="string" calcext:value-type="string">
            <text:p>0.7%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6,347.9</text:p>
          </table:table-cell>
          <table:table-cell office:value-type="string" calcext:value-type="string">
            <text:p>6,481.3</text:p>
          </table:table-cell>
          <table:table-cell office:value-type="string" calcext:value-type="string">
            <text:p>6,604.4</text:p>
          </table:table-cell>
          <table:table-cell office:value-type="string" calcext:value-type="string">
            <text:p>2.1%</text:p>
          </table:table-cell>
          <table:table-cell office:value-type="string" calcext:value-type="string">
            <text:p>1.9%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ão</text:p>
          </table:table-cell>
          <table:table-cell office:value-type="string" calcext:value-type="string">
            <text:p>Itáli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,086.3</text:p>
          </table:table-cell>
          <table:table-cell office:value-type="string" calcext:value-type="string">
            <text:p>6,422.8</text:p>
          </table:table-cell>
          <table:table-cell office:value-type="string" calcext:value-type="string">
            <text:p>7,930.1</text:p>
          </table:table-cell>
          <table:table-cell office:value-type="string" calcext:value-type="string">
            <text:p>26.3%</text:p>
          </table:table-cell>
          <table:table-cell office:value-type="string" calcext:value-type="string">
            <text:p>23.5%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Índi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6,186.4</text:p>
          </table:table-cell>
          <table:table-cell office:value-type="string" calcext:value-type="string">
            <text:p>6,410.3</text:p>
          </table:table-cell>
          <table:table-cell office:value-type="string" calcext:value-type="string">
            <text:p>6,634.7</text:p>
          </table:table-cell>
          <table:table-cell office:value-type="string" calcext:value-type="string">
            <text:p>3.6%</text:p>
          </table:table-cell>
          <table:table-cell office:value-type="string" calcext:value-type="string">
            <text:p>3.5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ena</text:p>
          </table:table-cell>
          <table:table-cell office:value-type="string" calcext:value-type="string">
            <text:p>Áustri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ohor Bahru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5,571.4</text:p>
          </table:table-cell>
          <table:table-cell office:value-type="string" calcext:value-type="string">
            <text:p>6,396.0</text:p>
          </table:table-cell>
          <table:table-cell office:value-type="string" calcext:value-type="string">
            <text:p>7,227.4</text:p>
          </table:table-cell>
          <table:table-cell office:value-type="string" calcext:value-type="string">
            <text:p>14.8%</text:p>
          </table:table-cell>
          <table:table-cell office:value-type="string" calcext:value-type="string">
            <text:p>13.0%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or Bahru</text:p>
          </table:table-cell>
          <table:table-cell office:value-type="string" calcext:value-type="string">
            <text:p>Malási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,288.6</text:p>
          </table:table-cell>
          <table:table-cell office:value-type="string" calcext:value-type="string">
            <text:p>6,383.4</text:p>
          </table:table-cell>
          <table:table-cell office:value-type="string" calcext:value-type="string">
            <text:p>7,562.9</text:p>
          </table:table-cell>
          <table:table-cell office:value-type="string" calcext:value-type="string">
            <text:p>20.7%</text:p>
          </table:table-cell>
          <table:table-cell office:value-type="string" calcext:value-type="string">
            <text:p>18.5%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Índi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ncu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6,039.0</text:p>
          </table:table-cell>
          <table:table-cell office:value-type="string" calcext:value-type="string">
            <text:p>6,041.0</text:p>
          </table:table-cell>
          <table:table-cell office:value-type="string" calcext:value-type="string">
            <text:p>6,150.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.8%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cún</text:p>
          </table:table-cell>
          <table:table-cell office:value-type="string" calcext:value-type="string">
            <text:p>Méxic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5,627.4</text:p>
          </table:table-cell>
          <table:table-cell office:value-type="string" calcext:value-type="string">
            <text:p>5,959.4</text:p>
          </table:table-cell>
          <table:table-cell office:value-type="string" calcext:value-type="string">
            <text:p>6,195.8</text:p>
          </table:table-cell>
          <table:table-cell office:value-type="string" calcext:value-type="string">
            <text:p>5.9%</text:p>
          </table:table-cell>
          <table:table-cell office:value-type="string" calcext:value-type="string">
            <text:p>4.0%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lim</text:p>
          </table:table-cell>
          <table:table-cell office:value-type="string" calcext:value-type="string">
            <text:p>Alemanh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4,388.6</text:p>
          </table:table-cell>
          <table:table-cell office:value-type="string" calcext:value-type="string">
            <text:p>5,754.5</text:p>
          </table:table-cell>
          <table:table-cell office:value-type="string" calcext:value-type="string">
            <text:p>6,808.3</text:p>
          </table:table-cell>
          <table:table-cell office:value-type="string" calcext:value-type="string">
            <text:p>31.1%</text:p>
          </table:table-cell>
          <table:table-cell office:value-type="string" calcext:value-type="string">
            <text:p>18.3%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Egi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4,797.4</text:p>
          </table:table-cell>
          <table:table-cell office:value-type="string" calcext:value-type="string">
            <text:p>5,728.4</text:p>
          </table:table-cell>
          <table:table-cell office:value-type="string" calcext:value-type="string">
            <text:p>6,301.3</text:p>
          </table:table-cell>
          <table:table-cell office:value-type="string" calcext:value-type="string">
            <text:p>19.4%</text:p>
          </table:table-cell>
          <table:table-cell office:value-type="string" calcext:value-type="string">
            <text:p>10.0%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enas</text:p>
          </table:table-cell>
          <table:table-cell office:value-type="string" calcext:value-type="string">
            <text:p>Gréci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5,269.0</text:p>
          </table:table-cell>
          <table:table-cell office:value-type="string" calcext:value-type="string">
            <text:p>5,553.6</text:p>
          </table:table-cell>
          <table:table-cell office:value-type="string" calcext:value-type="string">
            <text:p>5,725.7</text:p>
          </table:table-cell>
          <table:table-cell office:value-type="string" calcext:value-type="string">
            <text:p>5.4%</text:p>
          </table:table-cell>
          <table:table-cell office:value-type="string" calcext:value-type="string">
            <text:p>3.1%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4,800.0</text:p>
          </table:table-cell>
          <table:table-cell office:value-type="string" calcext:value-type="string">
            <text:p>5,510.0</text:p>
          </table:table-cell>
          <table:table-cell office:value-type="string" calcext:value-type="string">
            <text:p>5,969.0</text:p>
          </table:table-cell>
          <table:table-cell office:value-type="string" calcext:value-type="string">
            <text:p>14.8%</text:p>
          </table:table-cell>
          <table:table-cell office:value-type="string" calcext:value-type="string">
            <text:p>8.3%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Rússi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eni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5,316.4</text:p>
          </table:table-cell>
          <table:table-cell office:value-type="string" calcext:value-type="string">
            <text:p>5,502.5</text:p>
          </table:table-cell>
          <table:table-cell office:value-type="string" calcext:value-type="string">
            <text:p>5,590.5</text:p>
          </table:table-cell>
          <table:table-cell office:value-type="string" calcext:value-type="string">
            <text:p>3.5%</text:p>
          </table:table-cell>
          <table:table-cell office:value-type="string" calcext:value-type="string">
            <text:p>1.6%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eza</text:p>
          </table:table-cell>
          <table:table-cell office:value-type="string" calcext:value-type="string">
            <text:p>Itáli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5,273.1</text:p>
          </table:table-cell>
          <table:table-cell office:value-type="string" calcext:value-type="string">
            <text:p>5,440.1</text:p>
          </table:table-cell>
          <table:table-cell office:value-type="string" calcext:value-type="string">
            <text:p>5,597.8</text:p>
          </table:table-cell>
          <table:table-cell office:value-type="string" calcext:value-type="string">
            <text:p>3.2%</text:p>
          </table:table-cell>
          <table:table-cell office:value-type="string" calcext:value-type="string">
            <text:p>2.9%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panh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a Long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4,340.0</text:p>
          </table:table-cell>
          <table:table-cell office:value-type="string" calcext:value-type="string">
            <text:p>5,294.8</text:p>
          </table:table-cell>
          <table:table-cell office:value-type="string" calcext:value-type="string">
            <text:p>6,247.9</text:p>
          </table:table-cell>
          <table:table-cell office:value-type="string" calcext:value-type="string">
            <text:p>22.0%</text:p>
          </table:table-cell>
          <table:table-cell office:value-type="string" calcext:value-type="string">
            <text:p>18.0%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 Long</text:p>
          </table:table-cell>
          <table:table-cell office:value-type="string" calcext:value-type="string">
            <text:p>Vietnã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iyadh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5,396.8</text:p>
          </table:table-cell>
          <table:table-cell office:value-type="string" calcext:value-type="string">
            <text:p>5,267.5</text:p>
          </table:table-cell>
          <table:table-cell office:value-type="string" calcext:value-type="string">
            <text:p>5,451.9</text:p>
          </table:table-cell>
          <table:table-cell office:value-type="string" calcext:value-type="string">
            <text:p>-2.4%</text:p>
          </table:table-cell>
          <table:table-cell office:value-type="string" calcext:value-type="string">
            <text:p>3.5%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Arábia Saudit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4,986.5</text:p>
          </table:table-cell>
          <table:table-cell office:value-type="string" calcext:value-type="string">
            <text:p>5,213.4</text:p>
          </table:table-cell>
          <table:table-cell office:value-type="string" calcext:value-type="string">
            <text:p>5,462.1</text:p>
          </table:table-cell>
          <table:table-cell office:value-type="string" calcext:value-type="string">
            <text:p>4.6%</text:p>
          </table:table-cell>
          <table:table-cell office:value-type="string" calcext:value-type="string">
            <text:p>4.8%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4,941.3</text:p>
          </table:table-cell>
          <table:table-cell office:value-type="string" calcext:value-type="string">
            <text:p>5,059.9</text:p>
          </table:table-cell>
          <table:table-cell office:value-type="string" calcext:value-type="string">
            <text:p>5,125.7</text:p>
          </table:table-cell>
          <table:table-cell office:value-type="string" calcext:value-type="string">
            <text:p>2.4%</text:p>
          </table:table-cell>
          <table:table-cell office:value-type="string" calcext:value-type="string">
            <text:p>1.3%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rença</text:p>
          </table:table-cell>
          <table:table-cell office:value-type="string" calcext:value-type="string">
            <text:p>Itáli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a Noi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4,300.0</text:p>
          </table:table-cell>
          <table:table-cell office:value-type="string" calcext:value-type="string">
            <text:p>4,687.0</text:p>
          </table:table-cell>
          <table:table-cell office:value-type="string" calcext:value-type="string">
            <text:p>5,132.3</text:p>
          </table:table-cell>
          <table:table-cell office:value-type="string" calcext:value-type="string">
            <text:p>9.0%</text:p>
          </table:table-cell>
          <table:table-cell office:value-type="string" calcext:value-type="string">
            <text:p>9.5%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 Noi</text:p>
          </table:table-cell>
          <table:table-cell office:value-type="string" calcext:value-type="string">
            <text:p>Vietnã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4,287.4</text:p>
          </table:table-cell>
          <table:table-cell office:value-type="string" calcext:value-type="string">
            <text:p>4,510.3</text:p>
          </table:table-cell>
          <table:table-cell office:value-type="string" calcext:value-type="string">
            <text:p>4,735.8</text:p>
          </table:table-cell>
          <table:table-cell office:value-type="string" calcext:value-type="string">
            <text:p>5.2%</text:p>
          </table:table-cell>
          <table:table-cell office:value-type="string" calcext:value-type="string">
            <text:p>5.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á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ohannesburg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4,066.3</text:p>
          </table:table-cell>
          <table:table-cell office:value-type="string" calcext:value-type="string">
            <text:p>4,120.8</text:p>
          </table:table-cell>
          <table:table-cell office:value-type="string" calcext:value-type="string">
            <text:p>4,211.0</text:p>
          </table:table-cell>
          <table:table-cell office:value-type="string" calcext:value-type="string">
            <text:p>1.3%</text:p>
          </table:table-cell>
          <table:table-cell office:value-type="string" calcext:value-type="string">
            <text:p>2.2%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África do Su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3,964.6</text:p>
          </table:table-cell>
          <table:table-cell office:value-type="string" calcext:value-type="string">
            <text:p>4,090.6</text:p>
          </table:table-cell>
          <table:table-cell office:value-type="string" calcext:value-type="string">
            <text:p>4,442.5</text:p>
          </table:table-cell>
          <table:table-cell office:value-type="string" calcext:value-type="string">
            <text:p>3.2%</text:p>
          </table:table-cell>
          <table:table-cell office:value-type="string" calcext:value-type="string">
            <text:p>8.6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Austráli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3,829.2</text:p>
          </table:table-cell>
          <table:table-cell office:value-type="string" calcext:value-type="string">
            <text:p>4,066.6</text:p>
          </table:table-cell>
          <table:table-cell office:value-type="string" calcext:value-type="string">
            <text:p>4,205.5</text:p>
          </table:table-cell>
          <table:table-cell office:value-type="string" calcext:value-type="string">
            <text:p>6.2%</text:p>
          </table:table-cell>
          <table:table-cell office:value-type="string" calcext:value-type="string">
            <text:p>3.4%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nique</text:p>
          </table:table-cell>
          <table:table-cell office:value-type="string" calcext:value-type="string">
            <text:p>Alemanh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3,587.5</text:p>
          </table:table-cell>
          <table:table-cell office:value-type="string" calcext:value-type="string">
            <text:p>4,033.0</text:p>
          </table:table-cell>
          <table:table-cell office:value-type="string" calcext:value-type="string">
            <text:p>4,703.0</text:p>
          </table:table-cell>
          <table:table-cell office:value-type="string" calcext:value-type="string">
            <text:p>12.4%</text:p>
          </table:table-cell>
          <table:table-cell office:value-type="string" calcext:value-type="string">
            <text:p>16.6%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carta</text:p>
          </table:table-cell>
          <table:table-cell office:value-type="string" calcext:value-type="string">
            <text:p>Indonési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,923.4</text:p>
          </table:table-cell>
          <table:table-cell office:value-type="string" calcext:value-type="string">
            <text:p>4,002.4</text:p>
          </table:table-cell>
          <table:table-cell office:value-type="string" calcext:value-type="string">
            <text:p>4,070.4</text:p>
          </table:table-cell>
          <table:table-cell office:value-type="string" calcext:value-type="string">
            <text:p>2.0%</text:p>
          </table:table-cell>
          <table:table-cell office:value-type="string" calcext:value-type="string">
            <text:p>1.7%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quim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3,600.0</text:p>
          </table:table-cell>
          <table:table-cell office:value-type="string" calcext:value-type="string">
            <text:p>3,996.0</text:p>
          </table:table-cell>
          <table:table-cell office:value-type="string" calcext:value-type="string">
            <text:p>4,457.2</text:p>
          </table:table-cell>
          <table:table-cell office:value-type="string" calcext:value-type="string">
            <text:p>11.0%</text:p>
          </table:table-cell>
          <table:table-cell office:value-type="string" calcext:value-type="string">
            <text:p>11.5%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ão Petersburgo</text:p>
          </table:table-cell>
          <table:table-cell office:value-type="string" calcext:value-type="string">
            <text:p>Rús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3,430.0</text:p>
          </table:table-cell>
          <table:table-cell office:value-type="string" calcext:value-type="string">
            <text:p>3,942.0</text:p>
          </table:table-cell>
          <table:table-cell office:value-type="string" calcext:value-type="string">
            <text:p>4,276.0</text:p>
          </table:table-cell>
          <table:table-cell office:value-type="string" calcext:value-type="string">
            <text:p>14.9%</text:p>
          </table:table-cell>
          <table:table-cell office:value-type="string" calcext:value-type="string">
            <text:p>8.5%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Bélgic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3,522.0</text:p>
          </table:table-cell>
          <table:table-cell office:value-type="string" calcext:value-type="string">
            <text:p>3,930.0</text:p>
          </table:table-cell>
          <table:table-cell office:value-type="string" calcext:value-type="string">
            <text:p>4,467.2</text:p>
          </table:table-cell>
          <table:table-cell office:value-type="string" calcext:value-type="string">
            <text:p>11.6%</text:p>
          </table:table-cell>
          <table:table-cell office:value-type="string" calcext:value-type="string">
            <text:p>13.7%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rusalém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3,654.0</text:p>
          </table:table-cell>
          <table:table-cell office:value-type="string" calcext:value-type="string">
            <text:p>3,822.8</text:p>
          </table:table-cell>
          <table:table-cell office:value-type="string" calcext:value-type="string">
            <text:p>4,025.4</text:p>
          </table:table-cell>
          <table:table-cell office:value-type="string" calcext:value-type="string">
            <text:p>4.6%</text:p>
          </table:table-cell>
          <table:table-cell office:value-type="string" calcext:value-type="string">
            <text:p>5.3%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dapeste</text:p>
          </table:table-cell>
          <table:table-cell office:value-type="string" calcext:value-type="string">
            <text:p>Hungri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isbon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3,522.8</text:p>
          </table:table-cell>
          <table:table-cell office:value-type="string" calcext:value-type="string">
            <text:p>3,539.4</text:p>
          </table:table-cell>
          <table:table-cell office:value-type="string" calcext:value-type="string">
            <text:p>3,639.9</text:p>
          </table:table-cell>
          <table:table-cell office:value-type="string" calcext:value-type="string">
            <text:p>0.5%</text:p>
          </table:table-cell>
          <table:table-cell office:value-type="string" calcext:value-type="string">
            <text:p>2.8%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ammam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3,584.8</text:p>
          </table:table-cell>
          <table:table-cell office:value-type="string" calcext:value-type="string">
            <text:p>3,498.9</text:p>
          </table:table-cell>
          <table:table-cell office:value-type="string" calcext:value-type="string">
            <text:p>3,588.5</text:p>
          </table:table-cell>
          <table:table-cell office:value-type="string" calcext:value-type="string">
            <text:p>-2.4%</text:p>
          </table:table-cell>
          <table:table-cell office:value-type="string" calcext:value-type="string">
            <text:p>2.6%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mam</text:p>
          </table:table-cell>
          <table:table-cell office:value-type="string" calcext:value-type="string">
            <text:p>Arábia Saudit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nang Island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3,194.4</text:p>
          </table:table-cell>
          <table:table-cell office:value-type="string" calcext:value-type="string">
            <text:p>3,437.1</text:p>
          </table:table-cell>
          <table:table-cell office:value-type="string" calcext:value-type="string">
            <text:p>3,705.2</text:p>
          </table:table-cell>
          <table:table-cell office:value-type="string" calcext:value-type="string">
            <text:p>7.6%</text:p>
          </table:table-cell>
          <table:table-cell office:value-type="string" calcext:value-type="string">
            <text:p>7.8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ha de Penang</text:p>
          </table:table-cell>
          <table:table-cell office:value-type="string" calcext:value-type="string">
            <text:p>Malási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raklion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3,147.8</text:p>
          </table:table-cell>
          <table:table-cell office:value-type="string" calcext:value-type="string">
            <text:p>3,371.8</text:p>
          </table:table-cell>
          <table:table-cell office:value-type="string" calcext:value-type="string">
            <text:p>3,034.6</text:p>
          </table:table-cell>
          <table:table-cell office:value-type="string" calcext:value-type="string">
            <text:p>7.1%</text:p>
          </table:table-cell>
          <table:table-cell office:value-type="string" calcext:value-type="string">
            <text:p>-10.0%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raklion</text:p>
          </table:table-cell>
          <table:table-cell office:value-type="string" calcext:value-type="string">
            <text:p>Gréci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Kyot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3,199.0</text:p>
          </table:table-cell>
          <table:table-cell office:value-type="string" calcext:value-type="string">
            <text:p>3,294.2</text:p>
          </table:table-cell>
          <table:table-cell office:value-type="string" calcext:value-type="string">
            <text:p>3,339.2</text:p>
          </table:table-cell>
          <table:table-cell office:value-type="string" calcext:value-type="string">
            <text:p>3.0%</text:p>
          </table:table-cell>
          <table:table-cell office:value-type="string" calcext:value-type="string">
            <text:p>1.4%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oto</text:p>
          </table:table-cell>
          <table:table-cell office:value-type="string" calcext:value-type="string">
            <text:p>Japã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Zhuha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3,183.3</text:p>
          </table:table-cell>
          <table:table-cell office:value-type="string" calcext:value-type="string">
            <text:p>3,259.7</text:p>
          </table:table-cell>
          <table:table-cell office:value-type="string" calcext:value-type="string">
            <text:p>3,324.9</text:p>
          </table:table-cell>
          <table:table-cell office:value-type="string" calcext:value-type="string">
            <text:p>2.4%</text:p>
          </table:table-cell>
          <table:table-cell office:value-type="string" calcext:value-type="string">
            <text:p>2.0%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uhai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2,999.1</text:p>
          </table:table-cell>
          <table:table-cell office:value-type="string" calcext:value-type="string">
            <text:p>3,212.1</text:p>
          </table:table-cell>
          <table:table-cell office:value-type="string" calcext:value-type="string">
            <text:p>3,398.4</text:p>
          </table:table-cell>
          <table:table-cell office:value-type="string" calcext:value-type="string">
            <text:p>7.1%</text:p>
          </table:table-cell>
          <table:table-cell office:value-type="string" calcext:value-type="string">
            <text:p>5.8%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á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iang Mai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3,129.0</text:p>
          </table:table-cell>
          <table:table-cell office:value-type="string" calcext:value-type="string">
            <text:p>3,196.0</text:p>
          </table:table-cell>
          <table:table-cell office:value-type="string" calcext:value-type="string">
            <text:p>3,257.5</text:p>
          </table:table-cell>
          <table:table-cell office:value-type="string" calcext:value-type="string">
            <text:p>2.1%</text:p>
          </table:table-cell>
          <table:table-cell office:value-type="string" calcext:value-type="string">
            <text:p>1.9%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ang Mai</text:p>
          </table:table-cell>
          <table:table-cell office:value-type="string" calcext:value-type="string">
            <text:p>Tailândi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2,963.7</text:p>
          </table:table-cell>
          <table:table-cell office:value-type="string" calcext:value-type="string">
            <text:p>3,069.7</text:p>
          </table:table-cell>
          <table:table-cell office:value-type="string" calcext:value-type="string">
            <text:p>3,185.6</text:p>
          </table:table-cell>
          <table:table-cell office:value-type="string" calcext:value-type="string">
            <text:p>3.6%</text:p>
          </table:table-cell>
          <table:table-cell office:value-type="string" calcext:value-type="string">
            <text:p>3.8%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nhague</text:p>
          </table:table-cell>
          <table:table-cell office:value-type="string" calcext:value-type="string">
            <text:p>Dinamarc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,900.0</text:p>
          </table:table-cell>
          <table:table-cell office:value-type="string" calcext:value-type="string">
            <text:p>2,901.0</text:p>
          </table:table-cell>
          <table:table-cell office:value-type="string" calcext:value-type="string">
            <text:p>2,987.5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.0%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2,730.5</text:p>
          </table:table-cell>
          <table:table-cell office:value-type="string" calcext:value-type="string">
            <text:p>2,889.0</text:p>
          </table:table-cell>
          <table:table-cell office:value-type="string" calcext:value-type="string">
            <text:p>3,300.0</text:p>
          </table:table-cell>
          <table:table-cell office:value-type="string" calcext:value-type="string">
            <text:p>5.8%</text:p>
          </table:table-cell>
          <table:table-cell office:value-type="string" calcext:value-type="string">
            <text:p>14.2%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Austráli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2,800.0</text:p>
          </table:table-cell>
          <table:table-cell office:value-type="string" calcext:value-type="string">
            <text:p>2,850.0</text:p>
          </table:table-cell>
          <table:table-cell office:value-type="string" calcext:value-type="string">
            <text:p>2,910.0</text:p>
          </table:table-cell>
          <table:table-cell office:value-type="string" calcext:value-type="string">
            <text:p>1.8%</text:p>
          </table:table-cell>
          <table:table-cell office:value-type="string" calcext:value-type="string">
            <text:p>2.1%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acóvia</text:p>
          </table:table-cell>
          <table:table-cell office:value-type="string" calcext:value-type="string">
            <text:p>Polôni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rrakech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2,669.9</text:p>
          </table:table-cell>
          <table:table-cell office:value-type="string" calcext:value-type="string">
            <text:p>2,838.1</text:p>
          </table:table-cell>
          <table:table-cell office:value-type="string" calcext:value-type="string">
            <text:p>3,023.4</text:p>
          </table:table-cell>
          <table:table-cell office:value-type="string" calcext:value-type="string">
            <text:p>6.3%</text:p>
          </table:table-cell>
          <table:table-cell office:value-type="string" calcext:value-type="string">
            <text:p>6.5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rrakech</text:p>
          </table:table-cell>
          <table:table-cell office:value-type="string" calcext:value-type="string">
            <text:p>Marroco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olkatt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2,560.4</text:p>
          </table:table-cell>
          <table:table-cell office:value-type="string" calcext:value-type="string">
            <text:p>2,826.5</text:p>
          </table:table-cell>
          <table:table-cell office:value-type="string" calcext:value-type="string">
            <text:p>3,131.2</text:p>
          </table:table-cell>
          <table:table-cell office:value-type="string" calcext:value-type="string">
            <text:p>10.4%</text:p>
          </table:table-cell>
          <table:table-cell office:value-type="string" calcext:value-type="string">
            <text:p>10.8%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lkatta</text:p>
          </table:table-cell>
          <table:table-cell office:value-type="string" calcext:value-type="string">
            <text:p>Índi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2,245.2</text:p>
          </table:table-cell>
          <table:table-cell office:value-type="string" calcext:value-type="string">
            <text:p>2,805.1</text:p>
          </table:table-cell>
          <table:table-cell office:value-type="string" calcext:value-type="string">
            <text:p>3,539.6</text:p>
          </table:table-cell>
          <table:table-cell office:value-type="string" calcext:value-type="string">
            <text:p>24.9%</text:p>
          </table:table-cell>
          <table:table-cell office:value-type="string" calcext:value-type="string">
            <text:p>26.2%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Filipina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2,665.4</text:p>
          </table:table-cell>
          <table:table-cell office:value-type="string" calcext:value-type="string">
            <text:p>2,798.9</text:p>
          </table:table-cell>
          <table:table-cell office:value-type="string" calcext:value-type="string">
            <text:p>2,926.2</text:p>
          </table:table-cell>
          <table:table-cell office:value-type="string" calcext:value-type="string">
            <text:p>5.0%</text:p>
          </table:table-cell>
          <table:table-cell office:value-type="string" calcext:value-type="string">
            <text:p>4.5%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ckland</text:p>
          </table:table-cell>
          <table:table-cell office:value-type="string" calcext:value-type="string">
            <text:p>Nova Zelând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l Aviv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2,573.5</text:p>
          </table:table-cell>
          <table:table-cell office:value-type="string" calcext:value-type="string">
            <text:p>2,777.0</text:p>
          </table:table-cell>
          <table:table-cell office:value-type="string" calcext:value-type="string">
            <text:p>2,978.1</text:p>
          </table:table-cell>
          <table:table-cell office:value-type="string" calcext:value-type="string">
            <text:p>7.9%</text:p>
          </table:table-cell>
          <table:table-cell office:value-type="string" calcext:value-type="string">
            <text:p>7.2%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Aviv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uili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2,489.0</text:p>
          </table:table-cell>
          <table:table-cell office:value-type="string" calcext:value-type="string">
            <text:p>2,747.0</text:p>
          </table:table-cell>
          <table:table-cell office:value-type="string" calcext:value-type="string">
            <text:p>2,980.5</text:p>
          </table:table-cell>
          <table:table-cell office:value-type="string" calcext:value-type="string">
            <text:p>10.4%</text:p>
          </table:table-cell>
          <table:table-cell office:value-type="string" calcext:value-type="string">
            <text:p>8.5%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lin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2,685.8</text:p>
          </table:table-cell>
          <table:table-cell office:value-type="string" calcext:value-type="string">
            <text:p>2,737.3</text:p>
          </table:table-cell>
          <table:table-cell office:value-type="string" calcext:value-type="string">
            <text:p>2,853.1</text:p>
          </table:table-cell>
          <table:table-cell office:value-type="string" calcext:value-type="string">
            <text:p>1.9%</text:p>
          </table:table-cell>
          <table:table-cell office:value-type="string" calcext:value-type="string">
            <text:p>4.2%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Estados Unido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urgad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1,863.7</text:p>
          </table:table-cell>
          <table:table-cell office:value-type="string" calcext:value-type="string">
            <text:p>2,735.7</text:p>
          </table:table-cell>
          <table:table-cell office:value-type="string" calcext:value-type="string">
            <text:p>3,866.1</text:p>
          </table:table-cell>
          <table:table-cell office:value-type="string" calcext:value-type="string">
            <text:p>46.8%</text:p>
          </table:table-cell>
          <table:table-cell office:value-type="string" calcext:value-type="string">
            <text:p>41.3%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urgada</text:p>
          </table:table-cell>
          <table:table-cell office:value-type="string" calcext:value-type="string">
            <text:p>Egit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2,630.0</text:p>
          </table:table-cell>
          <table:table-cell office:value-type="string" calcext:value-type="string">
            <text:p>2,732.0</text:p>
          </table:table-cell>
          <table:table-cell office:value-type="string" calcext:value-type="string">
            <text:p>2,827.0</text:p>
          </table:table-cell>
          <table:table-cell office:value-type="string" calcext:value-type="string">
            <text:p>3.9%</text:p>
          </table:table-cell>
          <table:table-cell office:value-type="string" calcext:value-type="string">
            <text:p>3.5%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sóvia</text:p>
          </table:table-cell>
          <table:table-cell office:value-type="string" calcext:value-type="string">
            <text:p>Polôni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ugla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,982.8</text:p>
          </table:table-cell>
          <table:table-cell office:value-type="string" calcext:value-type="string">
            <text:p>2,723.8</text:p>
          </table:table-cell>
          <table:table-cell office:value-type="string" calcext:value-type="string">
            <text:p>2,920.8</text:p>
          </table:table-cell>
          <table:table-cell office:value-type="string" calcext:value-type="string">
            <text:p>37.4%</text:p>
          </table:table-cell>
          <table:table-cell office:value-type="string" calcext:value-type="string">
            <text:p>7.2%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gla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uenos Aires City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2,553.2</text:p>
          </table:table-cell>
          <table:table-cell office:value-type="string" calcext:value-type="string">
            <text:p>2,685.7</text:p>
          </table:table-cell>
          <table:table-cell office:value-type="string" calcext:value-type="string">
            <text:p>2,767.4</text:p>
          </table:table-cell>
          <table:table-cell office:value-type="string" calcext:value-type="string">
            <text:p>5.2%</text:p>
          </table:table-cell>
          <table:table-cell office:value-type="string" calcext:value-type="string">
            <text:p>3.0%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2,431.9</text:p>
          </table:table-cell>
          <table:table-cell office:value-type="string" calcext:value-type="string">
            <text:p>2,683.9</text:p>
          </table:table-cell>
          <table:table-cell office:value-type="string" calcext:value-type="string">
            <text:p>2,777.5</text:p>
          </table:table-cell>
          <table:table-cell office:value-type="string" calcext:value-type="string">
            <text:p>10.4%</text:p>
          </table:table-cell>
          <table:table-cell office:value-type="string" calcext:value-type="string">
            <text:p>3.5%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ba</text:p>
          </table:table-cell>
          <table:table-cell office:value-type="string" calcext:value-type="string">
            <text:p>Japã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2,496.0</text:p>
          </table:table-cell>
          <table:table-cell office:value-type="string" calcext:value-type="string">
            <text:p>2,636.0</text:p>
          </table:table-cell>
          <table:table-cell office:value-type="string" calcext:value-type="string">
            <text:p>2,728.1</text:p>
          </table:table-cell>
          <table:table-cell office:value-type="string" calcext:value-type="string">
            <text:p>5.6%</text:p>
          </table:table-cell>
          <table:table-cell office:value-type="string" calcext:value-type="string">
            <text:p>3.5%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Alemanh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2,473.5</text:p>
          </table:table-cell>
          <table:table-cell office:value-type="string" calcext:value-type="string">
            <text:p>2,604.6</text:p>
          </table:table-cell>
          <table:table-cell office:value-type="string" calcext:value-type="string">
            <text:p>2,721.9</text:p>
          </table:table-cell>
          <table:table-cell office:value-type="string" calcext:value-type="string">
            <text:p>5.3%</text:p>
          </table:table-cell>
          <table:table-cell office:value-type="string" calcext:value-type="string">
            <text:p>4.5%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ocolmo</text:p>
          </table:table-cell>
          <table:table-cell office:value-type="string" calcext:value-type="string">
            <text:p>Suéci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2,348.5</text:p>
          </table:table-cell>
          <table:table-cell office:value-type="string" calcext:value-type="string">
            <text:p>2,535.4</text:p>
          </table:table-cell>
          <table:table-cell office:value-type="string" calcext:value-type="string">
            <text:p>2,764.0</text:p>
          </table:table-cell>
          <table:table-cell office:value-type="string" calcext:value-type="string">
            <text:p>8.0%</text:p>
          </table:table-cell>
          <table:table-cell office:value-type="string" calcext:value-type="string">
            <text:p>9.0%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a Nang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2,004.0</text:p>
          </table:table-cell>
          <table:table-cell office:value-type="string" calcext:value-type="string">
            <text:p>2,505.0</text:p>
          </table:table-cell>
          <table:table-cell office:value-type="string" calcext:value-type="string">
            <text:p>2,880.8</text:p>
          </table:table-cell>
          <table:table-cell office:value-type="string" calcext:value-type="string">
            <text:p>25.0%</text:p>
          </table:table-cell>
          <table:table-cell office:value-type="string" calcext:value-type="string">
            <text:p>15.0%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 Nang</text:p>
          </table:table-cell>
          <table:table-cell office:value-type="string" calcext:value-type="string">
            <text:p>Vietnã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atam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2,227.5</text:p>
          </table:table-cell>
          <table:table-cell office:value-type="string" calcext:value-type="string">
            <text:p>2,492.6</text:p>
          </table:table-cell>
          <table:table-cell office:value-type="string" calcext:value-type="string">
            <text:p>2,850.8</text:p>
          </table:table-cell>
          <table:table-cell office:value-type="string" calcext:value-type="string">
            <text:p>11.9%</text:p>
          </table:table-cell>
          <table:table-cell office:value-type="string" calcext:value-type="string">
            <text:p>14.4%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am</text:p>
          </table:table-cell>
          <table:table-cell office:value-type="string" calcext:value-type="string">
            <text:p>Indonési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,327.2</text:p>
          </table:table-cell>
          <table:table-cell office:value-type="string" calcext:value-type="string">
            <text:p>2,466.8</text:p>
          </table:table-cell>
          <table:table-cell office:value-type="string" calcext:value-type="string">
            <text:p>2,582.7</text:p>
          </table:table-cell>
          <table:table-cell office:value-type="string" calcext:value-type="string">
            <text:p>6.0%</text:p>
          </table:table-cell>
          <table:table-cell office:value-type="string" calcext:value-type="string">
            <text:p>4.7%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Franç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2,025.2</text:p>
          </table:table-cell>
          <table:table-cell office:value-type="string" calcext:value-type="string">
            <text:p>2,436.9</text:p>
          </table:table-cell>
          <table:table-cell office:value-type="string" calcext:value-type="string">
            <text:p>2,525.7</text:p>
          </table:table-cell>
          <table:table-cell office:value-type="string" calcext:value-type="string">
            <text:p>20.3%</text:p>
          </table:table-cell>
          <table:table-cell office:value-type="string" calcext:value-type="string">
            <text:p>3.6%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kuoka</text:p>
          </table:table-cell>
          <table:table-cell office:value-type="string" calcext:value-type="string">
            <text:p>Japã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2,244.5</text:p>
          </table:table-cell>
          <table:table-cell office:value-type="string" calcext:value-type="string">
            <text:p>2,402.8</text:p>
          </table:table-cell>
          <table:table-cell office:value-type="string" calcext:value-type="string">
            <text:p>2,565.2</text:p>
          </table:table-cell>
          <table:table-cell office:value-type="string" calcext:value-type="string">
            <text:p>7.1%</text:p>
          </table:table-cell>
          <table:table-cell office:value-type="string" calcext:value-type="string">
            <text:p>6.8%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Emirados Árabes Unido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eju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2,429.4</text:p>
          </table:table-cell>
          <table:table-cell office:value-type="string" calcext:value-type="string">
            <text:p>2,349.2</text:p>
          </table:table-cell>
          <table:table-cell office:value-type="string" calcext:value-type="string">
            <text:p>2,278.8</text:p>
          </table:table-cell>
          <table:table-cell office:value-type="string" calcext:value-type="string">
            <text:p>-3.3%</text:p>
          </table:table-cell>
          <table:table-cell office:value-type="string" calcext:value-type="string">
            <text:p>-3.0%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ju</text:p>
          </table:table-cell>
          <table:table-cell office:value-type="string" calcext:value-type="string">
            <text:p>Coreia do Su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2,232.5</text:p>
          </table:table-cell>
          <table:table-cell office:value-type="string" calcext:value-type="string">
            <text:p>2,341.3</text:p>
          </table:table-cell>
          <table:table-cell office:value-type="string" calcext:value-type="string">
            <text:p>2,491.7</text:p>
          </table:table-cell>
          <table:table-cell office:value-type="string" calcext:value-type="string">
            <text:p>4.9%</text:p>
          </table:table-cell>
          <table:table-cell office:value-type="string" calcext:value-type="string">
            <text:p>6.4%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2,178.7</text:p>
          </table:table-cell>
          <table:table-cell office:value-type="string" calcext:value-type="string">
            <text:p>2,337.7</text:p>
          </table:table-cell>
          <table:table-cell office:value-type="string" calcext:value-type="string">
            <text:p>2,414.8</text:p>
          </table:table-cell>
          <table:table-cell office:value-type="string" calcext:value-type="string">
            <text:p>7.3%</text:p>
          </table:table-cell>
          <table:table-cell office:value-type="string" calcext:value-type="string">
            <text:p>3.3%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des</text:p>
          </table:table-cell>
          <table:table-cell office:value-type="string" calcext:value-type="string">
            <text:p>Gréci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2,251.3</text:p>
          </table:table-cell>
          <table:table-cell office:value-type="string" calcext:value-type="string">
            <text:p>2,278.3</text:p>
          </table:table-cell>
          <table:table-cell office:value-type="string" calcext:value-type="string">
            <text:p>2,330.7</text:p>
          </table:table-cell>
          <table:table-cell office:value-type="string" calcext:value-type="string">
            <text:p>1.2%</text:p>
          </table:table-cell>
          <table:table-cell office:value-type="string" calcext:value-type="string">
            <text:p>2.3%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rabi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2,118.6</text:p>
          </table:table-cell>
          <table:table-cell office:value-type="string" calcext:value-type="string">
            <text:p>2,255.3</text:p>
          </table:table-cell>
          <table:table-cell office:value-type="string" calcext:value-type="string">
            <text:p>2,386.2</text:p>
          </table:table-cell>
          <table:table-cell office:value-type="string" calcext:value-type="string">
            <text:p>6.5%</text:p>
          </table:table-cell>
          <table:table-cell office:value-type="string" calcext:value-type="string">
            <text:p>5.8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abi</text:p>
          </table:table-cell>
          <table:table-cell office:value-type="string" calcext:value-type="string">
            <text:p>Tailân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1,782.1</text:p>
          </table:table-cell>
          <table:table-cell office:value-type="string" calcext:value-type="string">
            <text:p>2,239.2</text:p>
          </table:table-cell>
          <table:table-cell office:value-type="string" calcext:value-type="string">
            <text:p>2,676.1</text:p>
          </table:table-cell>
          <table:table-cell office:value-type="string" calcext:value-type="string">
            <text:p>25.7%</text:p>
          </table:table-cell>
          <table:table-cell office:value-type="string" calcext:value-type="string">
            <text:p>19.5%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Índia</text:p>
          </table:table-cell>
        </table:table-row>
      </table:table>
      <table:table table:name="conversion" table:style-name="ta2">
        <table:table-column table:style-name="co22" table:default-cell-style-name="ce1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arrivals_MM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27.880.3</text:p>
          </table:table-cell>
          <table:table-cell table:formula="of:=RIGHT([.A2];2)" office:value-type="string" office:string-value=".3" calcext:value-type="string">
            <text:p>.3</text:p>
          </table:table-cell>
          <table:table-cell table:formula="of:=&quot;,&quot; &amp; RIGHT([.B2];1)" office:value-type="string" office:string-value=",3" calcext:value-type="string">
            <text:p>,3</text:p>
          </table:table-cell>
          <table:table-cell table:formula="of:=REPLACE([.A2];FIND([.B2]; [.A2];LEN([.A2])-1);2;[.C2])" office:value-type="string" office:string-value="27.880,3" calcext:value-type="string">
            <text:p>27.880,3</text:p>
          </table:table-cell>
          <table:table-cell table:formula="of:=VALUE([.D2])" office:value-type="float" office:value="27880.3" calcext:value-type="float">
            <text:p>27880,3</text:p>
          </table:table-cell>
        </table:table-row>
        <table:table-row table:style-name="ro1">
          <table:table-cell table:style-name="Default" office:value-type="string" calcext:value-type="string">
            <text:p>22.453.9</text:p>
          </table:table-cell>
          <table:table-cell table:formula="of:=RIGHT([.A3];2)" office:value-type="string" office:string-value=".9" calcext:value-type="string">
            <text:p>.9</text:p>
          </table:table-cell>
          <table:table-cell table:formula="of:=&quot;,&quot; &amp; RIGHT([.B3];1)" office:value-type="string" office:string-value=",9" calcext:value-type="string">
            <text:p>,9</text:p>
          </table:table-cell>
          <table:table-cell table:formula="of:=REPLACE([.A3];FIND([.B3]; [.A3];LEN([.A3])-1);2;[.C3])" office:value-type="string" office:string-value="22.453,9" calcext:value-type="string">
            <text:p>22.453,9</text:p>
          </table:table-cell>
          <table:table-cell table:formula="of:=VALUE([.D3])" office:value-type="float" office:value="22453.9" calcext:value-type="float">
            <text:p>22453,9</text:p>
          </table:table-cell>
        </table:table-row>
        <table:table-row table:style-name="ro1">
          <table:table-cell table:style-name="Default" office:value-type="string" calcext:value-type="string">
            <text:p>19.828.0</text:p>
          </table:table-cell>
          <table:table-cell table:formula="of:=RIGHT([.A4];2)" office:value-type="string" office:string-value=".0" calcext:value-type="string">
            <text:p>.0</text:p>
          </table:table-cell>
          <table:table-cell table:formula="of:=&quot;,&quot; &amp; RIGHT([.B4];1)" office:value-type="string" office:string-value=",0" calcext:value-type="string">
            <text:p>,0</text:p>
          </table:table-cell>
          <table:table-cell table:formula="of:=REPLACE([.A4];FIND([.B4]; [.A4];LEN([.A4])-1);2;[.C4])" office:value-type="string" office:string-value="19.828,0" calcext:value-type="string">
            <text:p>19.828,0</text:p>
          </table:table-cell>
          <table:table-cell table:formula="of:=VALUE([.D4])" office:value-type="float" office:value="19828" calcext:value-type="float">
            <text:p>19828</text:p>
          </table:table-cell>
        </table:table-row>
        <table:table-row table:style-name="ro1">
          <table:table-cell table:style-name="Default" office:value-type="string" calcext:value-type="string">
            <text:p>17.337.2</text:p>
          </table:table-cell>
          <table:table-cell table:formula="of:=RIGHT([.A5];2)" office:value-type="string" office:string-value=".2" calcext:value-type="string">
            <text:p>.2</text:p>
          </table:table-cell>
          <table:table-cell table:formula="of:=&quot;,&quot; &amp; RIGHT([.B5];1)" office:value-type="string" office:string-value=",2" calcext:value-type="string">
            <text:p>,2</text:p>
          </table:table-cell>
          <table:table-cell table:formula="of:=REPLACE([.A5];FIND([.B5]; [.A5];LEN([.A5])-1);2;[.C5])" office:value-type="string" office:string-value="17.337,2" calcext:value-type="string">
            <text:p>17.337,2</text:p>
          </table:table-cell>
          <table:table-cell table:formula="of:=VALUE([.D5])" office:value-type="float" office:value="17337.2" calcext:value-type="float">
            <text:p>17337,2</text:p>
          </table:table-cell>
        </table:table-row>
        <table:table-row table:style-name="ro1">
          <table:table-cell table:style-name="Default" office:value-type="string" calcext:value-type="string">
            <text:p>17.618.8</text:p>
          </table:table-cell>
          <table:table-cell table:formula="of:=RIGHT([.A6];2)" office:value-type="string" office:string-value=".8" calcext:value-type="string">
            <text:p>.8</text:p>
          </table:table-cell>
          <table:table-cell table:formula="of:=&quot;,&quot; &amp; RIGHT([.B6];1)" office:value-type="string" office:string-value=",8" calcext:value-type="string">
            <text:p>,8</text:p>
          </table:table-cell>
          <table:table-cell table:formula="of:=REPLACE([.A6];FIND([.B6]; [.A6];LEN([.A6])-1);2;[.C6])" office:value-type="string" office:string-value="17.618,8" calcext:value-type="string">
            <text:p>17.618,8</text:p>
          </table:table-cell>
          <table:table-cell table:formula="of:=VALUE([.D6])" office:value-type="float" office:value="17618.8" calcext:value-type="float">
            <text:p>17618,8</text:p>
          </table:table-cell>
        </table:table-row>
        <table:table-row table:style-name="ro1">
          <table:table-cell table:style-name="Default" office:value-type="string" calcext:value-type="string">
            <text:p>15.834.2</text:p>
          </table:table-cell>
          <table:table-cell table:formula="of:=RIGHT([.A7];2)" office:value-type="string" office:string-value=".2" calcext:value-type="string">
            <text:p>.2</text:p>
          </table:table-cell>
          <table:table-cell table:formula="of:=&quot;,&quot; &amp; RIGHT([.B7];1)" office:value-type="string" office:string-value=",2" calcext:value-type="string">
            <text:p>,2</text:p>
          </table:table-cell>
          <table:table-cell table:formula="of:=REPLACE([.A7];FIND([.B7]; [.A7];LEN([.A7])-1);2;[.C7])" office:value-type="string" office:string-value="15.834,2" calcext:value-type="string">
            <text:p>15.834,2</text:p>
          </table:table-cell>
          <table:table-cell table:formula="of:=VALUE([.D7])" office:value-type="float" office:value="15834.2" calcext:value-type="float">
            <text:p>15834,2</text:p>
          </table:table-cell>
        </table:table-row>
        <table:table-row table:style-name="ro1">
          <table:table-cell table:style-name="Default" office:value-type="string" calcext:value-type="string">
            <text:p>15.790.0</text:p>
          </table:table-cell>
          <table:table-cell table:formula="of:=RIGHT([.A8];2)" office:value-type="string" office:string-value=".0" calcext:value-type="string">
            <text:p>.0</text:p>
          </table:table-cell>
          <table:table-cell table:formula="of:=&quot;,&quot; &amp; RIGHT([.B8];1)" office:value-type="string" office:string-value=",0" calcext:value-type="string">
            <text:p>,0</text:p>
          </table:table-cell>
          <table:table-cell table:formula="of:=REPLACE([.A8];FIND([.B8]; [.A8];LEN([.A8])-1);2;[.C8])" office:value-type="string" office:string-value="15.790,0" calcext:value-type="string">
            <text:p>15.790,0</text:p>
          </table:table-cell>
          <table:table-cell table:formula="of:=VALUE([.D8])" office:value-type="float" office:value="15790" calcext:value-type="float">
            <text:p>15790</text:p>
          </table:table-cell>
        </table:table-row>
        <table:table-row table:style-name="ro1">
          <table:table-cell table:style-name="Default" office:value-type="string" calcext:value-type="string">
            <text:p>13.100.0</text:p>
          </table:table-cell>
          <table:table-cell table:formula="of:=RIGHT([.A9];2)" office:value-type="string" office:string-value=".0" calcext:value-type="string">
            <text:p>.0</text:p>
          </table:table-cell>
          <table:table-cell table:formula="of:=&quot;,&quot; &amp; RIGHT([.B9];1)" office:value-type="string" office:string-value=",0" calcext:value-type="string">
            <text:p>,0</text:p>
          </table:table-cell>
          <table:table-cell table:formula="of:=REPLACE([.A9];FIND([.B9]; [.A9];LEN([.A9])-1);2;[.C9])" office:value-type="string" office:string-value="13.100,0" calcext:value-type="string">
            <text:p>13.100,0</text:p>
          </table:table-cell>
          <table:table-cell table:formula="of:=VALUE([.D9])" office:value-type="float" office:value="13100" calcext:value-type="float">
            <text:p>13100</text:p>
          </table:table-cell>
        </table:table-row>
        <table:table-row table:style-name="ro1">
          <table:table-cell table:style-name="Default" office:value-type="string" calcext:value-type="string">
            <text:p>12.843.5</text:p>
          </table:table-cell>
          <table:table-cell table:formula="of:=RIGHT([.A10];2)" office:value-type="string" office:string-value=".5" calcext:value-type="string">
            <text:p>.5</text:p>
          </table:table-cell>
          <table:table-cell table:formula="of:=&quot;,&quot; &amp; RIGHT([.B10];1)" office:value-type="string" office:string-value=",5" calcext:value-type="string">
            <text:p>,5</text:p>
          </table:table-cell>
          <table:table-cell table:formula="of:=REPLACE([.A10];FIND([.B10]; [.A10];LEN([.A10])-1);2;[.C10])" office:value-type="string" office:string-value="12.843,5" calcext:value-type="string">
            <text:p>12.843,5</text:p>
          </table:table-cell>
          <table:table-cell table:formula="of:=VALUE([.D10])" office:value-type="float" office:value="12843.5" calcext:value-type="float">
            <text:p>12843,5</text:p>
          </table:table-cell>
        </table:table-row>
        <table:table-row table:style-name="ro1">
          <table:table-cell table:style-name="Default" office:value-type="string" calcext:value-type="string">
            <text:p>10.730.3</text:p>
          </table:table-cell>
          <table:table-cell table:formula="of:=RIGHT([.A11];2)" office:value-type="string" office:string-value=".3" calcext:value-type="string">
            <text:p>.3</text:p>
          </table:table-cell>
          <table:table-cell table:formula="of:=&quot;,&quot; &amp; RIGHT([.B11];1)" office:value-type="string" office:string-value=",3" calcext:value-type="string">
            <text:p>,3</text:p>
          </table:table-cell>
          <table:table-cell table:formula="of:=REPLACE([.A11];FIND([.B11]; [.A11];LEN([.A11])-1);2;[.C11])" office:value-type="string" office:string-value="10.730,3" calcext:value-type="string">
            <text:p>10.730,3</text:p>
          </table:table-cell>
          <table:table-cell table:formula="of:=VALUE([.D11])" office:value-type="float" office:value="10730.3" calcext:value-type="float">
            <text:p>10730,3</text:p>
          </table:table-cell>
        </table:table-row>
        <table:table-row table:style-name="ro1">
          <table:table-cell table:style-name="Default" office:value-type="string" calcext:value-type="string">
            <text:p>10.157.0</text:p>
          </table:table-cell>
          <table:table-cell table:formula="of:=RIGHT([.A12];2)" office:value-type="string" office:string-value=".0" calcext:value-type="string">
            <text:p>.0</text:p>
          </table:table-cell>
          <table:table-cell table:formula="of:=&quot;,&quot; &amp; RIGHT([.B12];1)" office:value-type="string" office:string-value=",0" calcext:value-type="string">
            <text:p>,0</text:p>
          </table:table-cell>
          <table:table-cell table:formula="of:=REPLACE([.A12];FIND([.B12]; [.A12];LEN([.A12])-1);2;[.C12])" office:value-type="string" office:string-value="10.157,0" calcext:value-type="string">
            <text:p>10.157,0</text:p>
          </table:table-cell>
          <table:table-cell table:formula="of:=VALUE([.D12])" office:value-type="float" office:value="10157" calcext:value-type="float">
            <text:p>10157</text:p>
          </table:table-cell>
        </table:table-row>
        <table:table-row table:style-name="ro1">
          <table:table-cell table:style-name="Default" office:value-type="string" calcext:value-type="string">
            <text:p>9.482.4</text:p>
          </table:table-cell>
          <table:table-cell table:formula="of:=RIGHT([.A13];2)" office:value-type="string" office:string-value=".4" calcext:value-type="string">
            <text:p>.4</text:p>
          </table:table-cell>
          <table:table-cell table:formula="of:=&quot;,&quot; &amp; RIGHT([.B13];1)" office:value-type="string" office:string-value=",4" calcext:value-type="string">
            <text:p>,4</text:p>
          </table:table-cell>
          <table:table-cell table:formula="of:=REPLACE([.A13];FIND([.B13]; [.A13];LEN([.A13])-1);2;[.C13])" office:value-type="string" office:string-value="9.482,4" calcext:value-type="string">
            <text:p>9.482,4</text:p>
          </table:table-cell>
          <table:table-cell table:formula="of:=VALUE([.D13])" office:value-type="float" office:value="9482.4" calcext:value-type="float">
            <text:p>9482,4</text:p>
          </table:table-cell>
        </table:table-row>
        <table:table-row table:style-name="ro1">
          <table:table-cell table:style-name="Default" office:value-type="string" calcext:value-type="string">
            <text:p>12.075.1</text:p>
          </table:table-cell>
          <table:table-cell table:formula="of:=RIGHT([.A14];2)" office:value-type="string" office:string-value=".1" calcext:value-type="string">
            <text:p>.1</text:p>
          </table:table-cell>
          <table:table-cell table:formula="of:=&quot;,&quot; &amp; RIGHT([.B14];1)" office:value-type="string" office:string-value=",1" calcext:value-type="string">
            <text:p>,1</text:p>
          </table:table-cell>
          <table:table-cell table:formula="of:=REPLACE([.A14];FIND([.B14]; [.A14];LEN([.A14])-1);2;[.C14])" office:value-type="string" office:string-value="12.075,1" calcext:value-type="string">
            <text:p>12.075,1</text:p>
          </table:table-cell>
          <table:table-cell table:formula="of:=VALUE([.D14])" office:value-type="float" office:value="12075.1" calcext:value-type="float">
            <text:p>12075,1</text:p>
          </table:table-cell>
        </table:table-row>
        <table:table-row table:style-name="ro1">
          <table:table-cell table:style-name="Default" office:value-type="string" calcext:value-type="string">
            <text:p>8.984.9</text:p>
          </table:table-cell>
          <table:table-cell table:formula="of:=RIGHT([.A15];2)" office:value-type="string" office:string-value=".9" calcext:value-type="string">
            <text:p>.9</text:p>
          </table:table-cell>
          <table:table-cell table:formula="of:=&quot;,&quot; &amp; RIGHT([.B15];1)" office:value-type="string" office:string-value=",9" calcext:value-type="string">
            <text:p>,9</text:p>
          </table:table-cell>
          <table:table-cell table:formula="of:=REPLACE([.A15];FIND([.B15]; [.A15];LEN([.A15])-1);2;[.C15])" office:value-type="string" office:string-value="8.984,9" calcext:value-type="string">
            <text:p>8.984,9</text:p>
          </table:table-cell>
          <table:table-cell table:formula="of:=VALUE([.D15])" office:value-type="float" office:value="8984.9" calcext:value-type="float">
            <text:p>8984,9</text:p>
          </table:table-cell>
        </table:table-row>
        <table:table-row table:style-name="ro1">
          <table:table-cell table:style-name="Default" office:value-type="string" calcext:value-type="string">
            <text:p>10.109.4</text:p>
          </table:table-cell>
          <table:table-cell table:formula="of:=RIGHT([.A16];2)" office:value-type="string" office:string-value=".4" calcext:value-type="string">
            <text:p>.4</text:p>
          </table:table-cell>
          <table:table-cell table:formula="of:=&quot;,&quot; &amp; RIGHT([.B16];1)" office:value-type="string" office:string-value=",4" calcext:value-type="string">
            <text:p>,4</text:p>
          </table:table-cell>
          <table:table-cell table:formula="of:=REPLACE([.A16];FIND([.B16]; [.A16];LEN([.A16])-1);2;[.C16])" office:value-type="string" office:string-value="10.109,4" calcext:value-type="string">
            <text:p>10.109,4</text:p>
          </table:table-cell>
          <table:table-cell table:formula="of:=VALUE([.D16])" office:value-type="float" office:value="10109.4" calcext:value-type="float">
            <text:p>10109,4</text:p>
          </table:table-cell>
        </table:table-row>
        <table:table-row table:style-name="ro1">
          <table:table-cell table:style-name="Default" office:value-type="string" calcext:value-type="string">
            <text:p>9.531.6</text:p>
          </table:table-cell>
          <table:table-cell table:formula="of:=RIGHT([.A17];2)" office:value-type="string" office:string-value=".6" calcext:value-type="string">
            <text:p>.6</text:p>
          </table:table-cell>
          <table:table-cell table:formula="of:=&quot;,&quot; &amp; RIGHT([.B17];1)" office:value-type="string" office:string-value=",6" calcext:value-type="string">
            <text:p>,6</text:p>
          </table:table-cell>
          <table:table-cell table:formula="of:=REPLACE([.A17];FIND([.B17]; [.A17];LEN([.A17])-1);2;[.C17])" office:value-type="string" office:string-value="9.531,6" calcext:value-type="string">
            <text:p>9.531,6</text:p>
          </table:table-cell>
          <table:table-cell table:formula="of:=VALUE([.D17])" office:value-type="float" office:value="9531.6" calcext:value-type="float">
            <text:p>9531,6</text:p>
          </table:table-cell>
        </table:table-row>
        <table:table-row table:style-name="ro1">
          <table:table-cell table:style-name="Default" office:value-type="string" calcext:value-type="string">
            <text:p>9.549.4</text:p>
          </table:table-cell>
          <table:table-cell table:formula="of:=RIGHT([.A18];2)" office:value-type="string" office:string-value=".4" calcext:value-type="string">
            <text:p>.4</text:p>
          </table:table-cell>
          <table:table-cell table:formula="of:=&quot;,&quot; &amp; RIGHT([.B18];1)" office:value-type="string" office:string-value=",4" calcext:value-type="string">
            <text:p>,4</text:p>
          </table:table-cell>
          <table:table-cell table:formula="of:=REPLACE([.A18];FIND([.B18]; [.A18];LEN([.A18])-1);2;[.C18])" office:value-type="string" office:string-value="9.549,4" calcext:value-type="string">
            <text:p>9.549,4</text:p>
          </table:table-cell>
          <table:table-cell table:formula="of:=VALUE([.D18])" office:value-type="float" office:value="9549.4" calcext:value-type="float">
            <text:p>9549,4</text:p>
          </table:table-cell>
        </table:table-row>
        <table:table-row table:style-name="ro1">
          <table:table-cell table:style-name="Default" office:value-type="string" calcext:value-type="string">
            <text:p>9.137.0</text:p>
          </table:table-cell>
          <table:table-cell table:formula="of:=RIGHT([.A19];2)" office:value-type="string" office:string-value=".0" calcext:value-type="string">
            <text:p>.0</text:p>
          </table:table-cell>
          <table:table-cell table:formula="of:=&quot;,&quot; &amp; RIGHT([.B19];1)" office:value-type="string" office:string-value=",0" calcext:value-type="string">
            <text:p>,0</text:p>
          </table:table-cell>
          <table:table-cell table:formula="of:=REPLACE([.A19];FIND([.B19]; [.A19];LEN([.A19])-1);2;[.C19])" office:value-type="string" office:string-value="9.137,0" calcext:value-type="string">
            <text:p>9.137,0</text:p>
          </table:table-cell>
          <table:table-cell table:formula="of:=VALUE([.D19])" office:value-type="float" office:value="9137" calcext:value-type="float">
            <text:p>9137</text:p>
          </table:table-cell>
        </table:table-row>
        <table:table-row table:style-name="ro1">
          <table:table-cell table:style-name="Default" office:value-type="string" calcext:value-type="string">
            <text:p>9.273.3</text:p>
          </table:table-cell>
          <table:table-cell table:formula="of:=RIGHT([.A20];2)" office:value-type="string" office:string-value=".3" calcext:value-type="string">
            <text:p>.3</text:p>
          </table:table-cell>
          <table:table-cell table:formula="of:=&quot;,&quot; &amp; RIGHT([.B20];1)" office:value-type="string" office:string-value=",3" calcext:value-type="string">
            <text:p>,3</text:p>
          </table:table-cell>
          <table:table-cell table:formula="of:=REPLACE([.A20];FIND([.B20]; [.A20];LEN([.A20])-1);2;[.C20])" office:value-type="string" office:string-value="9.273,3" calcext:value-type="string">
            <text:p>9.273,3</text:p>
          </table:table-cell>
          <table:table-cell table:formula="of:=VALUE([.D20])" office:value-type="float" office:value="9273.3" calcext:value-type="float">
            <text:p>9273,3</text:p>
          </table:table-cell>
        </table:table-row>
        <table:table-row table:style-name="ro1">
          <table:table-cell table:style-name="Default" office:value-type="string" calcext:value-type="string">
            <text:p>9.800.0</text:p>
          </table:table-cell>
          <table:table-cell table:formula="of:=RIGHT([.A21];2)" office:value-type="string" office:string-value=".0" calcext:value-type="string">
            <text:p>.0</text:p>
          </table:table-cell>
          <table:table-cell table:formula="of:=&quot;,&quot; &amp; RIGHT([.B21];1)" office:value-type="string" office:string-value=",0" calcext:value-type="string">
            <text:p>,0</text:p>
          </table:table-cell>
          <table:table-cell table:formula="of:=REPLACE([.A21];FIND([.B21]; [.A21];LEN([.A21])-1);2;[.C21])" office:value-type="string" office:string-value="9.800,0" calcext:value-type="string">
            <text:p>9.800,0</text:p>
          </table:table-cell>
          <table:table-cell table:formula="of:=VALUE([.D21])" office:value-type="float" office:value="9800" calcext:value-type="float">
            <text:p>9800</text:p>
          </table:table-cell>
        </table:table-row>
        <table:table-row table:style-name="ro1">
          <table:table-cell table:style-name="Default" office:value-type="string" calcext:value-type="string">
            <text:p>9.004.8</text:p>
          </table:table-cell>
          <table:table-cell table:formula="of:=RIGHT([.A22];2)" office:value-type="string" office:string-value=".8" calcext:value-type="string">
            <text:p>.8</text:p>
          </table:table-cell>
          <table:table-cell table:formula="of:=&quot;,&quot; &amp; RIGHT([.B22];1)" office:value-type="string" office:string-value=",8" calcext:value-type="string">
            <text:p>,8</text:p>
          </table:table-cell>
          <table:table-cell table:formula="of:=REPLACE([.A22];FIND([.B22]; [.A22];LEN([.A22])-1);2;[.C22])" office:value-type="string" office:string-value="9.004,8" calcext:value-type="string">
            <text:p>9.004,8</text:p>
          </table:table-cell>
          <table:table-cell table:formula="of:=VALUE([.D22])" office:value-type="float" office:value="9004.8" calcext:value-type="float">
            <text:p>9004,8</text:p>
          </table:table-cell>
        </table:table-row>
        <table:table-row table:style-name="ro1">
          <table:table-cell table:style-name="Default" office:value-type="string" calcext:value-type="string">
            <text:p>8.806.7</text:p>
          </table:table-cell>
          <table:table-cell table:formula="of:=RIGHT([.A23];2)" office:value-type="string" office:string-value=".7" calcext:value-type="string">
            <text:p>.7</text:p>
          </table:table-cell>
          <table:table-cell table:formula="of:=&quot;,&quot; &amp; RIGHT([.B23];1)" office:value-type="string" office:string-value=",7" calcext:value-type="string">
            <text:p>,7</text:p>
          </table:table-cell>
          <table:table-cell table:formula="of:=REPLACE([.A23];FIND([.B23]; [.A23];LEN([.A23])-1);2;[.C23])" office:value-type="string" office:string-value="8.806,7" calcext:value-type="string">
            <text:p>8.806,7</text:p>
          </table:table-cell>
          <table:table-cell table:formula="of:=VALUE([.D23])" office:value-type="float" office:value="8806.7" calcext:value-type="float">
            <text:p>8806,7</text:p>
          </table:table-cell>
        </table:table-row>
        <table:table-row table:style-name="ro1">
          <table:table-cell table:style-name="Default" office:value-type="string" calcext:value-type="string">
            <text:p>8.757.0</text:p>
          </table:table-cell>
          <table:table-cell table:formula="of:=RIGHT([.A24];2)" office:value-type="string" office:string-value=".0" calcext:value-type="string">
            <text:p>.0</text:p>
          </table:table-cell>
          <table:table-cell table:formula="of:=&quot;,&quot; &amp; RIGHT([.B24];1)" office:value-type="string" office:string-value=",0" calcext:value-type="string">
            <text:p>,0</text:p>
          </table:table-cell>
          <table:table-cell table:formula="of:=REPLACE([.A24];FIND([.B24]; [.A24];LEN([.A24])-1);2;[.C24])" office:value-type="string" office:string-value="8.757,0" calcext:value-type="string">
            <text:p>8.757,0</text:p>
          </table:table-cell>
          <table:table-cell table:formula="of:=VALUE([.D24])" office:value-type="float" office:value="8757" calcext:value-type="float">
            <text:p>8757</text:p>
          </table:table-cell>
        </table:table-row>
        <table:table-row table:style-name="ro1">
          <table:table-cell table:style-name="Default" office:value-type="string" calcext:value-type="string">
            <text:p>7.659.1</text:p>
          </table:table-cell>
          <table:table-cell table:formula="of:=RIGHT([.A25];2)" office:value-type="string" office:string-value=".1" calcext:value-type="string">
            <text:p>.1</text:p>
          </table:table-cell>
          <table:table-cell table:formula="of:=&quot;,&quot; &amp; RIGHT([.B25];1)" office:value-type="string" office:string-value=",1" calcext:value-type="string">
            <text:p>,1</text:p>
          </table:table-cell>
          <table:table-cell table:formula="of:=REPLACE([.A25];FIND([.B25]; [.A25];LEN([.A25])-1);2;[.C25])" office:value-type="string" office:string-value="7.659,1" calcext:value-type="string">
            <text:p>7.659,1</text:p>
          </table:table-cell>
          <table:table-cell table:formula="of:=VALUE([.D25])" office:value-type="float" office:value="7659.1" calcext:value-type="float">
            <text:p>7659,1</text:p>
          </table:table-cell>
        </table:table-row>
        <table:table-row table:style-name="ro1">
          <table:table-cell table:style-name="Default" office:value-type="string" calcext:value-type="string">
            <text:p>7.848.0</text:p>
          </table:table-cell>
          <table:table-cell table:formula="of:=RIGHT([.A26];2)" office:value-type="string" office:string-value=".0" calcext:value-type="string">
            <text:p>.0</text:p>
          </table:table-cell>
          <table:table-cell table:formula="of:=&quot;,&quot; &amp; RIGHT([.B26];1)" office:value-type="string" office:string-value=",0" calcext:value-type="string">
            <text:p>,0</text:p>
          </table:table-cell>
          <table:table-cell table:formula="of:=REPLACE([.A26];FIND([.B26]; [.A26];LEN([.A26])-1);2;[.C26])" office:value-type="string" office:string-value="7.848,0" calcext:value-type="string">
            <text:p>7.848,0</text:p>
          </table:table-cell>
          <table:table-cell table:formula="of:=VALUE([.D26])" office:value-type="float" office:value="7848" calcext:value-type="float">
            <text:p>7848</text:p>
          </table:table-cell>
        </table:table-row>
        <table:table-row table:style-name="ro1">
          <table:table-cell table:style-name="Default" office:value-type="string" calcext:value-type="string">
            <text:p>6.644.4</text:p>
          </table:table-cell>
          <table:table-cell table:formula="of:=RIGHT([.A27];2)" office:value-type="string" office:string-value=".4" calcext:value-type="string">
            <text:p>.4</text:p>
          </table:table-cell>
          <table:table-cell table:formula="of:=&quot;,&quot; &amp; RIGHT([.B27];1)" office:value-type="string" office:string-value=",4" calcext:value-type="string">
            <text:p>,4</text:p>
          </table:table-cell>
          <table:table-cell table:formula="of:=REPLACE([.A27];FIND([.B27]; [.A27];LEN([.A27])-1);2;[.C27])" office:value-type="string" office:string-value="6.644,4" calcext:value-type="string">
            <text:p>6.644,4</text:p>
          </table:table-cell>
          <table:table-cell table:formula="of:=VALUE([.D27])" office:value-type="float" office:value="6644.4" calcext:value-type="float">
            <text:p>6644,4</text:p>
          </table:table-cell>
        </table:table-row>
        <table:table-row table:style-name="ro1">
          <table:table-cell table:style-name="Default" office:value-type="string" calcext:value-type="string">
            <text:p>7.798.1</text:p>
          </table:table-cell>
          <table:table-cell table:formula="of:=RIGHT([.A28];2)" office:value-type="string" office:string-value=".1" calcext:value-type="string">
            <text:p>.1</text:p>
          </table:table-cell>
          <table:table-cell table:formula="of:=&quot;,&quot; &amp; RIGHT([.B28];1)" office:value-type="string" office:string-value=",1" calcext:value-type="string">
            <text:p>,1</text:p>
          </table:table-cell>
          <table:table-cell table:formula="of:=REPLACE([.A28];FIND([.B28]; [.A28];LEN([.A28])-1);2;[.C28])" office:value-type="string" office:string-value="7.798,1" calcext:value-type="string">
            <text:p>7.798,1</text:p>
          </table:table-cell>
          <table:table-cell table:formula="of:=VALUE([.D28])" office:value-type="float" office:value="7798.1" calcext:value-type="float">
            <text:p>7798,1</text:p>
          </table:table-cell>
        </table:table-row>
        <table:table-row table:style-name="ro1">
          <table:table-cell table:style-name="Default" office:value-type="string" calcext:value-type="string">
            <text:p>6.605.9</text:p>
          </table:table-cell>
          <table:table-cell table:formula="of:=RIGHT([.A29];2)" office:value-type="string" office:string-value=".9" calcext:value-type="string">
            <text:p>.9</text:p>
          </table:table-cell>
          <table:table-cell table:formula="of:=&quot;,&quot; &amp; RIGHT([.B29];1)" office:value-type="string" office:string-value=",9" calcext:value-type="string">
            <text:p>,9</text:p>
          </table:table-cell>
          <table:table-cell table:formula="of:=REPLACE([.A29];FIND([.B29]; [.A29];LEN([.A29])-1);2;[.C29])" office:value-type="string" office:string-value="6.605,9" calcext:value-type="string">
            <text:p>6.605,9</text:p>
          </table:table-cell>
          <table:table-cell table:formula="of:=VALUE([.D29])" office:value-type="float" office:value="6605.9" calcext:value-type="float">
            <text:p>6605,9</text:p>
          </table:table-cell>
        </table:table-row>
        <table:table-row table:style-name="ro1">
          <table:table-cell table:style-name="Default" office:value-type="string" calcext:value-type="string">
            <text:p>7.165.0</text:p>
          </table:table-cell>
          <table:table-cell table:formula="of:=RIGHT([.A30];2)" office:value-type="string" office:string-value=".0" calcext:value-type="string">
            <text:p>.0</text:p>
          </table:table-cell>
          <table:table-cell table:formula="of:=&quot;,&quot; &amp; RIGHT([.B30];1)" office:value-type="string" office:string-value=",0" calcext:value-type="string">
            <text:p>,0</text:p>
          </table:table-cell>
          <table:table-cell table:formula="of:=REPLACE([.A30];FIND([.B30]; [.A30];LEN([.A30])-1);2;[.C30])" office:value-type="string" office:string-value="7.165,0" calcext:value-type="string">
            <text:p>7.165,0</text:p>
          </table:table-cell>
          <table:table-cell table:formula="of:=VALUE([.D30])" office:value-type="float" office:value="7165" calcext:value-type="float">
            <text:p>7165</text:p>
          </table:table-cell>
        </table:table-row>
        <table:table-row table:style-name="ro1">
          <table:table-cell table:style-name="Default" office:value-type="string" calcext:value-type="string">
            <text:p>7.193.3</text:p>
          </table:table-cell>
          <table:table-cell table:formula="of:=RIGHT([.A31];2)" office:value-type="string" office:string-value=".3" calcext:value-type="string">
            <text:p>.3</text:p>
          </table:table-cell>
          <table:table-cell table:formula="of:=&quot;,&quot; &amp; RIGHT([.B31];1)" office:value-type="string" office:string-value=",3" calcext:value-type="string">
            <text:p>,3</text:p>
          </table:table-cell>
          <table:table-cell table:formula="of:=REPLACE([.A31];FIND([.B31]; [.A31];LEN([.A31])-1);2;[.C31])" office:value-type="string" office:string-value="7.193,3" calcext:value-type="string">
            <text:p>7.193,3</text:p>
          </table:table-cell>
          <table:table-cell table:formula="of:=VALUE([.D31])" office:value-type="float" office:value="7193.3" calcext:value-type="float">
            <text:p>7193,3</text:p>
          </table:table-cell>
        </table:table-row>
        <table:table-row table:style-name="ro1">
          <table:table-cell table:style-name="Default" office:value-type="string" calcext:value-type="string">
            <text:p>6.240.0</text:p>
          </table:table-cell>
          <table:table-cell table:formula="of:=RIGHT([.A32];2)" office:value-type="string" office:string-value=".0" calcext:value-type="string">
            <text:p>.0</text:p>
          </table:table-cell>
          <table:table-cell table:formula="of:=&quot;,&quot; &amp; RIGHT([.B32];1)" office:value-type="string" office:string-value=",0" calcext:value-type="string">
            <text:p>,0</text:p>
          </table:table-cell>
          <table:table-cell table:formula="of:=REPLACE([.A32];FIND([.B32]; [.A32];LEN([.A32])-1);2;[.C32])" office:value-type="string" office:string-value="6.240,0" calcext:value-type="string">
            <text:p>6.240,0</text:p>
          </table:table-cell>
          <table:table-cell table:formula="of:=VALUE([.D32])" office:value-type="float" office:value="6240" calcext:value-type="float">
            <text:p>6240</text:p>
          </table:table-cell>
        </table:table-row>
        <table:table-row table:style-name="ro1">
          <table:table-cell table:style-name="Default" office:value-type="string" calcext:value-type="string">
            <text:p>6.238.3</text:p>
          </table:table-cell>
          <table:table-cell table:formula="of:=RIGHT([.A33];2)" office:value-type="string" office:string-value=".3" calcext:value-type="string">
            <text:p>.3</text:p>
          </table:table-cell>
          <table:table-cell table:formula="of:=&quot;,&quot; &amp; RIGHT([.B33];1)" office:value-type="string" office:string-value=",3" calcext:value-type="string">
            <text:p>,3</text:p>
          </table:table-cell>
          <table:table-cell table:formula="of:=REPLACE([.A33];FIND([.B33]; [.A33];LEN([.A33])-1);2;[.C33])" office:value-type="string" office:string-value="6.238,3" calcext:value-type="string">
            <text:p>6.238,3</text:p>
          </table:table-cell>
          <table:table-cell table:formula="of:=VALUE([.D33])" office:value-type="float" office:value="6238.3" calcext:value-type="float">
            <text:p>6238,3</text:p>
          </table:table-cell>
        </table:table-row>
        <table:table-row table:style-name="ro1">
          <table:table-cell table:style-name="Default" office:value-type="string" calcext:value-type="string">
            <text:p>6.288.9</text:p>
          </table:table-cell>
          <table:table-cell table:formula="of:=RIGHT([.A34];2)" office:value-type="string" office:string-value=".9" calcext:value-type="string">
            <text:p>.9</text:p>
          </table:table-cell>
          <table:table-cell table:formula="of:=&quot;,&quot; &amp; RIGHT([.B34];1)" office:value-type="string" office:string-value=",9" calcext:value-type="string">
            <text:p>,9</text:p>
          </table:table-cell>
          <table:table-cell table:formula="of:=REPLACE([.A34];FIND([.B34]; [.A34];LEN([.A34])-1);2;[.C34])" office:value-type="string" office:string-value="6.288,9" calcext:value-type="string">
            <text:p>6.288,9</text:p>
          </table:table-cell>
          <table:table-cell table:formula="of:=VALUE([.D34])" office:value-type="float" office:value="6288.9" calcext:value-type="float">
            <text:p>6288,9</text:p>
          </table:table-cell>
        </table:table-row>
        <table:table-row table:style-name="ro1">
          <table:table-cell table:style-name="Default" office:value-type="string" calcext:value-type="string">
            <text:p>6.687.8</text:p>
          </table:table-cell>
          <table:table-cell table:formula="of:=RIGHT([.A35];2)" office:value-type="string" office:string-value=".8" calcext:value-type="string">
            <text:p>.8</text:p>
          </table:table-cell>
          <table:table-cell table:formula="of:=&quot;,&quot; &amp; RIGHT([.B35];1)" office:value-type="string" office:string-value=",8" calcext:value-type="string">
            <text:p>,8</text:p>
          </table:table-cell>
          <table:table-cell table:formula="of:=REPLACE([.A35];FIND([.B35]; [.A35];LEN([.A35])-1);2;[.C35])" office:value-type="string" office:string-value="6.687,8" calcext:value-type="string">
            <text:p>6.687,8</text:p>
          </table:table-cell>
          <table:table-cell table:formula="of:=VALUE([.D35])" office:value-type="float" office:value="6687.8" calcext:value-type="float">
            <text:p>6687,8</text:p>
          </table:table-cell>
        </table:table-row>
        <table:table-row table:style-name="ro1">
          <table:table-cell table:style-name="Default" office:value-type="string" calcext:value-type="string">
            <text:p>6.347.9</text:p>
          </table:table-cell>
          <table:table-cell table:formula="of:=RIGHT([.A36];2)" office:value-type="string" office:string-value=".9" calcext:value-type="string">
            <text:p>.9</text:p>
          </table:table-cell>
          <table:table-cell table:formula="of:=&quot;,&quot; &amp; RIGHT([.B36];1)" office:value-type="string" office:string-value=",9" calcext:value-type="string">
            <text:p>,9</text:p>
          </table:table-cell>
          <table:table-cell table:formula="of:=REPLACE([.A36];FIND([.B36]; [.A36];LEN([.A36])-1);2;[.C36])" office:value-type="string" office:string-value="6.347,9" calcext:value-type="string">
            <text:p>6.347,9</text:p>
          </table:table-cell>
          <table:table-cell table:formula="of:=VALUE([.D36])" office:value-type="float" office:value="6347.9" calcext:value-type="float">
            <text:p>6347,9</text:p>
          </table:table-cell>
        </table:table-row>
        <table:table-row table:style-name="ro1">
          <table:table-cell table:style-name="Default" office:value-type="string" calcext:value-type="string">
            <text:p>5.086.3</text:p>
          </table:table-cell>
          <table:table-cell table:formula="of:=RIGHT([.A37];2)" office:value-type="string" office:string-value=".3" calcext:value-type="string">
            <text:p>.3</text:p>
          </table:table-cell>
          <table:table-cell table:formula="of:=&quot;,&quot; &amp; RIGHT([.B37];1)" office:value-type="string" office:string-value=",3" calcext:value-type="string">
            <text:p>,3</text:p>
          </table:table-cell>
          <table:table-cell table:formula="of:=REPLACE([.A37];FIND([.B37]; [.A37];LEN([.A37])-1);2;[.C37])" office:value-type="string" office:string-value="5.086,3" calcext:value-type="string">
            <text:p>5.086,3</text:p>
          </table:table-cell>
          <table:table-cell table:formula="of:=VALUE([.D37])" office:value-type="float" office:value="5086.3" calcext:value-type="float">
            <text:p>5086,3</text:p>
          </table:table-cell>
        </table:table-row>
        <table:table-row table:style-name="ro1">
          <table:table-cell table:style-name="Default" office:value-type="string" calcext:value-type="string">
            <text:p>6.186.4</text:p>
          </table:table-cell>
          <table:table-cell table:formula="of:=RIGHT([.A38];2)" office:value-type="string" office:string-value=".4" calcext:value-type="string">
            <text:p>.4</text:p>
          </table:table-cell>
          <table:table-cell table:formula="of:=&quot;,&quot; &amp; RIGHT([.B38];1)" office:value-type="string" office:string-value=",4" calcext:value-type="string">
            <text:p>,4</text:p>
          </table:table-cell>
          <table:table-cell table:formula="of:=REPLACE([.A38];FIND([.B38]; [.A38];LEN([.A38])-1);2;[.C38])" office:value-type="string" office:string-value="6.186,4" calcext:value-type="string">
            <text:p>6.186,4</text:p>
          </table:table-cell>
          <table:table-cell table:formula="of:=VALUE([.D38])" office:value-type="float" office:value="6186.4" calcext:value-type="float">
            <text:p>6186,4</text:p>
          </table:table-cell>
        </table:table-row>
        <table:table-row table:style-name="ro1">
          <table:table-cell table:style-name="Default" office:value-type="string" calcext:value-type="string">
            <text:p>5.571.4</text:p>
          </table:table-cell>
          <table:table-cell table:formula="of:=RIGHT([.A39];2)" office:value-type="string" office:string-value=".4" calcext:value-type="string">
            <text:p>.4</text:p>
          </table:table-cell>
          <table:table-cell table:formula="of:=&quot;,&quot; &amp; RIGHT([.B39];1)" office:value-type="string" office:string-value=",4" calcext:value-type="string">
            <text:p>,4</text:p>
          </table:table-cell>
          <table:table-cell table:formula="of:=REPLACE([.A39];FIND([.B39]; [.A39];LEN([.A39])-1);2;[.C39])" office:value-type="string" office:string-value="5.571,4" calcext:value-type="string">
            <text:p>5.571,4</text:p>
          </table:table-cell>
          <table:table-cell table:formula="of:=VALUE([.D39])" office:value-type="float" office:value="5571.4" calcext:value-type="float">
            <text:p>5571,4</text:p>
          </table:table-cell>
        </table:table-row>
        <table:table-row table:style-name="ro1">
          <table:table-cell table:style-name="Default" office:value-type="string" calcext:value-type="string">
            <text:p>5.288.6</text:p>
          </table:table-cell>
          <table:table-cell table:formula="of:=RIGHT([.A40];2)" office:value-type="string" office:string-value=".6" calcext:value-type="string">
            <text:p>.6</text:p>
          </table:table-cell>
          <table:table-cell table:formula="of:=&quot;,&quot; &amp; RIGHT([.B40];1)" office:value-type="string" office:string-value=",6" calcext:value-type="string">
            <text:p>,6</text:p>
          </table:table-cell>
          <table:table-cell table:formula="of:=REPLACE([.A40];FIND([.B40]; [.A40];LEN([.A40])-1);2;[.C40])" office:value-type="string" office:string-value="5.288,6" calcext:value-type="string">
            <text:p>5.288,6</text:p>
          </table:table-cell>
          <table:table-cell table:formula="of:=VALUE([.D40])" office:value-type="float" office:value="5288.6" calcext:value-type="float">
            <text:p>5288,6</text:p>
          </table:table-cell>
        </table:table-row>
        <table:table-row table:style-name="ro1">
          <table:table-cell table:style-name="Default" office:value-type="string" calcext:value-type="string">
            <text:p>6.039.0</text:p>
          </table:table-cell>
          <table:table-cell table:formula="of:=RIGHT([.A41];2)" office:value-type="string" office:string-value=".0" calcext:value-type="string">
            <text:p>.0</text:p>
          </table:table-cell>
          <table:table-cell table:formula="of:=&quot;,&quot; &amp; RIGHT([.B41];1)" office:value-type="string" office:string-value=",0" calcext:value-type="string">
            <text:p>,0</text:p>
          </table:table-cell>
          <table:table-cell table:formula="of:=REPLACE([.A41];FIND([.B41]; [.A41];LEN([.A41])-1);2;[.C41])" office:value-type="string" office:string-value="6.039,0" calcext:value-type="string">
            <text:p>6.039,0</text:p>
          </table:table-cell>
          <table:table-cell table:formula="of:=VALUE([.D41])" office:value-type="float" office:value="6039" calcext:value-type="float">
            <text:p>6039</text:p>
          </table:table-cell>
        </table:table-row>
        <table:table-row table:style-name="ro1">
          <table:table-cell table:style-name="Default" office:value-type="string" calcext:value-type="string">
            <text:p>5.627.4</text:p>
          </table:table-cell>
          <table:table-cell table:formula="of:=RIGHT([.A42];2)" office:value-type="string" office:string-value=".4" calcext:value-type="string">
            <text:p>.4</text:p>
          </table:table-cell>
          <table:table-cell table:formula="of:=&quot;,&quot; &amp; RIGHT([.B42];1)" office:value-type="string" office:string-value=",4" calcext:value-type="string">
            <text:p>,4</text:p>
          </table:table-cell>
          <table:table-cell table:formula="of:=REPLACE([.A42];FIND([.B42]; [.A42];LEN([.A42])-1);2;[.C42])" office:value-type="string" office:string-value="5.627,4" calcext:value-type="string">
            <text:p>5.627,4</text:p>
          </table:table-cell>
          <table:table-cell table:formula="of:=VALUE([.D42])" office:value-type="float" office:value="5627.4" calcext:value-type="float">
            <text:p>5627,4</text:p>
          </table:table-cell>
        </table:table-row>
        <table:table-row table:style-name="ro1">
          <table:table-cell table:style-name="Default" office:value-type="string" calcext:value-type="string">
            <text:p>4.388.6</text:p>
          </table:table-cell>
          <table:table-cell table:formula="of:=RIGHT([.A43];2)" office:value-type="string" office:string-value=".6" calcext:value-type="string">
            <text:p>.6</text:p>
          </table:table-cell>
          <table:table-cell table:formula="of:=&quot;,&quot; &amp; RIGHT([.B43];1)" office:value-type="string" office:string-value=",6" calcext:value-type="string">
            <text:p>,6</text:p>
          </table:table-cell>
          <table:table-cell table:formula="of:=REPLACE([.A43];FIND([.B43]; [.A43];LEN([.A43])-1);2;[.C43])" office:value-type="string" office:string-value="4.388,6" calcext:value-type="string">
            <text:p>4.388,6</text:p>
          </table:table-cell>
          <table:table-cell table:formula="of:=VALUE([.D43])" office:value-type="float" office:value="4388.6" calcext:value-type="float">
            <text:p>4388,6</text:p>
          </table:table-cell>
        </table:table-row>
        <table:table-row table:style-name="ro1">
          <table:table-cell table:style-name="Default" office:value-type="string" calcext:value-type="string">
            <text:p>4.797.4</text:p>
          </table:table-cell>
          <table:table-cell table:formula="of:=RIGHT([.A44];2)" office:value-type="string" office:string-value=".4" calcext:value-type="string">
            <text:p>.4</text:p>
          </table:table-cell>
          <table:table-cell table:formula="of:=&quot;,&quot; &amp; RIGHT([.B44];1)" office:value-type="string" office:string-value=",4" calcext:value-type="string">
            <text:p>,4</text:p>
          </table:table-cell>
          <table:table-cell table:formula="of:=REPLACE([.A44];FIND([.B44]; [.A44];LEN([.A44])-1);2;[.C44])" office:value-type="string" office:string-value="4.797,4" calcext:value-type="string">
            <text:p>4.797,4</text:p>
          </table:table-cell>
          <table:table-cell table:formula="of:=VALUE([.D44])" office:value-type="float" office:value="4797.4" calcext:value-type="float">
            <text:p>4797,4</text:p>
          </table:table-cell>
        </table:table-row>
        <table:table-row table:style-name="ro1">
          <table:table-cell table:style-name="Default" office:value-type="string" calcext:value-type="string">
            <text:p>5.269.0</text:p>
          </table:table-cell>
          <table:table-cell table:formula="of:=RIGHT([.A45];2)" office:value-type="string" office:string-value=".0" calcext:value-type="string">
            <text:p>.0</text:p>
          </table:table-cell>
          <table:table-cell table:formula="of:=&quot;,&quot; &amp; RIGHT([.B45];1)" office:value-type="string" office:string-value=",0" calcext:value-type="string">
            <text:p>,0</text:p>
          </table:table-cell>
          <table:table-cell table:formula="of:=REPLACE([.A45];FIND([.B45]; [.A45];LEN([.A45])-1);2;[.C45])" office:value-type="string" office:string-value="5.269,0" calcext:value-type="string">
            <text:p>5.269,0</text:p>
          </table:table-cell>
          <table:table-cell table:formula="of:=VALUE([.D45])" office:value-type="float" office:value="5269" calcext:value-type="float">
            <text:p>5269</text:p>
          </table:table-cell>
        </table:table-row>
        <table:table-row table:style-name="ro1">
          <table:table-cell table:style-name="Default" office:value-type="string" calcext:value-type="string">
            <text:p>4.800.0</text:p>
          </table:table-cell>
          <table:table-cell table:formula="of:=RIGHT([.A46];2)" office:value-type="string" office:string-value=".0" calcext:value-type="string">
            <text:p>.0</text:p>
          </table:table-cell>
          <table:table-cell table:formula="of:=&quot;,&quot; &amp; RIGHT([.B46];1)" office:value-type="string" office:string-value=",0" calcext:value-type="string">
            <text:p>,0</text:p>
          </table:table-cell>
          <table:table-cell table:formula="of:=REPLACE([.A46];FIND([.B46]; [.A46];LEN([.A46])-1);2;[.C46])" office:value-type="string" office:string-value="4.800,0" calcext:value-type="string">
            <text:p>4.800,0</text:p>
          </table:table-cell>
          <table:table-cell table:formula="of:=VALUE([.D46])" office:value-type="float" office:value="4800" calcext:value-type="float">
            <text:p>4800</text:p>
          </table:table-cell>
        </table:table-row>
        <table:table-row table:style-name="ro1">
          <table:table-cell table:style-name="Default" office:value-type="string" calcext:value-type="string">
            <text:p>5.316.4</text:p>
          </table:table-cell>
          <table:table-cell table:formula="of:=RIGHT([.A47];2)" office:value-type="string" office:string-value=".4" calcext:value-type="string">
            <text:p>.4</text:p>
          </table:table-cell>
          <table:table-cell table:formula="of:=&quot;,&quot; &amp; RIGHT([.B47];1)" office:value-type="string" office:string-value=",4" calcext:value-type="string">
            <text:p>,4</text:p>
          </table:table-cell>
          <table:table-cell table:formula="of:=REPLACE([.A47];FIND([.B47]; [.A47];LEN([.A47])-1);2;[.C47])" office:value-type="string" office:string-value="5.316,4" calcext:value-type="string">
            <text:p>5.316,4</text:p>
          </table:table-cell>
          <table:table-cell table:formula="of:=VALUE([.D47])" office:value-type="float" office:value="5316.4" calcext:value-type="float">
            <text:p>5316,4</text:p>
          </table:table-cell>
        </table:table-row>
        <table:table-row table:style-name="ro1">
          <table:table-cell table:style-name="Default" office:value-type="string" calcext:value-type="string">
            <text:p>5.273.1</text:p>
          </table:table-cell>
          <table:table-cell table:formula="of:=RIGHT([.A48];2)" office:value-type="string" office:string-value=".1" calcext:value-type="string">
            <text:p>.1</text:p>
          </table:table-cell>
          <table:table-cell table:formula="of:=&quot;,&quot; &amp; RIGHT([.B48];1)" office:value-type="string" office:string-value=",1" calcext:value-type="string">
            <text:p>,1</text:p>
          </table:table-cell>
          <table:table-cell table:formula="of:=REPLACE([.A48];FIND([.B48]; [.A48];LEN([.A48])-1);2;[.C48])" office:value-type="string" office:string-value="5.273,1" calcext:value-type="string">
            <text:p>5.273,1</text:p>
          </table:table-cell>
          <table:table-cell table:formula="of:=VALUE([.D48])" office:value-type="float" office:value="5273.1" calcext:value-type="float">
            <text:p>5273,1</text:p>
          </table:table-cell>
        </table:table-row>
        <table:table-row table:style-name="ro1">
          <table:table-cell table:style-name="Default" office:value-type="string" calcext:value-type="string">
            <text:p>4.340.0</text:p>
          </table:table-cell>
          <table:table-cell table:formula="of:=RIGHT([.A49];2)" office:value-type="string" office:string-value=".0" calcext:value-type="string">
            <text:p>.0</text:p>
          </table:table-cell>
          <table:table-cell table:formula="of:=&quot;,&quot; &amp; RIGHT([.B49];1)" office:value-type="string" office:string-value=",0" calcext:value-type="string">
            <text:p>,0</text:p>
          </table:table-cell>
          <table:table-cell table:formula="of:=REPLACE([.A49];FIND([.B49]; [.A49];LEN([.A49])-1);2;[.C49])" office:value-type="string" office:string-value="4.340,0" calcext:value-type="string">
            <text:p>4.340,0</text:p>
          </table:table-cell>
          <table:table-cell table:formula="of:=VALUE([.D49])" office:value-type="float" office:value="4340" calcext:value-type="float">
            <text:p>4340</text:p>
          </table:table-cell>
        </table:table-row>
        <table:table-row table:style-name="ro1">
          <table:table-cell table:style-name="Default" office:value-type="string" calcext:value-type="string">
            <text:p>5.396.8</text:p>
          </table:table-cell>
          <table:table-cell table:formula="of:=RIGHT([.A50];2)" office:value-type="string" office:string-value=".8" calcext:value-type="string">
            <text:p>.8</text:p>
          </table:table-cell>
          <table:table-cell table:formula="of:=&quot;,&quot; &amp; RIGHT([.B50];1)" office:value-type="string" office:string-value=",8" calcext:value-type="string">
            <text:p>,8</text:p>
          </table:table-cell>
          <table:table-cell table:formula="of:=REPLACE([.A50];FIND([.B50]; [.A50];LEN([.A50])-1);2;[.C50])" office:value-type="string" office:string-value="5.396,8" calcext:value-type="string">
            <text:p>5.396,8</text:p>
          </table:table-cell>
          <table:table-cell table:formula="of:=VALUE([.D50])" office:value-type="float" office:value="5396.8" calcext:value-type="float">
            <text:p>5396,8</text:p>
          </table:table-cell>
        </table:table-row>
        <table:table-row table:style-name="ro1">
          <table:table-cell table:style-name="Default" office:value-type="string" calcext:value-type="string">
            <text:p>4.986.5</text:p>
          </table:table-cell>
          <table:table-cell table:formula="of:=RIGHT([.A51];2)" office:value-type="string" office:string-value=".5" calcext:value-type="string">
            <text:p>.5</text:p>
          </table:table-cell>
          <table:table-cell table:formula="of:=&quot;,&quot; &amp; RIGHT([.B51];1)" office:value-type="string" office:string-value=",5" calcext:value-type="string">
            <text:p>,5</text:p>
          </table:table-cell>
          <table:table-cell table:formula="of:=REPLACE([.A51];FIND([.B51]; [.A51];LEN([.A51])-1);2;[.C51])" office:value-type="string" office:string-value="4.986,5" calcext:value-type="string">
            <text:p>4.986,5</text:p>
          </table:table-cell>
          <table:table-cell table:formula="of:=VALUE([.D51])" office:value-type="float" office:value="4986.5" calcext:value-type="float">
            <text:p>4986,5</text:p>
          </table:table-cell>
        </table:table-row>
        <table:table-row table:style-name="ro1">
          <table:table-cell table:style-name="Default" office:value-type="string" calcext:value-type="string">
            <text:p>4.941.3</text:p>
          </table:table-cell>
          <table:table-cell table:formula="of:=RIGHT([.A52];2)" office:value-type="string" office:string-value=".3" calcext:value-type="string">
            <text:p>.3</text:p>
          </table:table-cell>
          <table:table-cell table:formula="of:=&quot;,&quot; &amp; RIGHT([.B52];1)" office:value-type="string" office:string-value=",3" calcext:value-type="string">
            <text:p>,3</text:p>
          </table:table-cell>
          <table:table-cell table:formula="of:=REPLACE([.A52];FIND([.B52]; [.A52];LEN([.A52])-1);2;[.C52])" office:value-type="string" office:string-value="4.941,3" calcext:value-type="string">
            <text:p>4.941,3</text:p>
          </table:table-cell>
          <table:table-cell table:formula="of:=VALUE([.D52])" office:value-type="float" office:value="4941.3" calcext:value-type="float">
            <text:p>4941,3</text:p>
          </table:table-cell>
        </table:table-row>
        <table:table-row table:style-name="ro1">
          <table:table-cell table:style-name="Default" office:value-type="string" calcext:value-type="string">
            <text:p>4.300.0</text:p>
          </table:table-cell>
          <table:table-cell table:formula="of:=RIGHT([.A53];2)" office:value-type="string" office:string-value=".0" calcext:value-type="string">
            <text:p>.0</text:p>
          </table:table-cell>
          <table:table-cell table:formula="of:=&quot;,&quot; &amp; RIGHT([.B53];1)" office:value-type="string" office:string-value=",0" calcext:value-type="string">
            <text:p>,0</text:p>
          </table:table-cell>
          <table:table-cell table:formula="of:=REPLACE([.A53];FIND([.B53]; [.A53];LEN([.A53])-1);2;[.C53])" office:value-type="string" office:string-value="4.300,0" calcext:value-type="string">
            <text:p>4.300,0</text:p>
          </table:table-cell>
          <table:table-cell table:formula="of:=VALUE([.D53])" office:value-type="float" office:value="4300" calcext:value-type="float">
            <text:p>4300</text:p>
          </table:table-cell>
        </table:table-row>
        <table:table-row table:style-name="ro1">
          <table:table-cell table:style-name="Default" office:value-type="string" calcext:value-type="string">
            <text:p>4.287.4</text:p>
          </table:table-cell>
          <table:table-cell table:formula="of:=RIGHT([.A54];2)" office:value-type="string" office:string-value=".4" calcext:value-type="string">
            <text:p>.4</text:p>
          </table:table-cell>
          <table:table-cell table:formula="of:=&quot;,&quot; &amp; RIGHT([.B54];1)" office:value-type="string" office:string-value=",4" calcext:value-type="string">
            <text:p>,4</text:p>
          </table:table-cell>
          <table:table-cell table:formula="of:=REPLACE([.A54];FIND([.B54]; [.A54];LEN([.A54])-1);2;[.C54])" office:value-type="string" office:string-value="4.287,4" calcext:value-type="string">
            <text:p>4.287,4</text:p>
          </table:table-cell>
          <table:table-cell table:formula="of:=VALUE([.D54])" office:value-type="float" office:value="4287.4" calcext:value-type="float">
            <text:p>4287,4</text:p>
          </table:table-cell>
        </table:table-row>
        <table:table-row table:style-name="ro1">
          <table:table-cell table:style-name="Default" office:value-type="string" calcext:value-type="string">
            <text:p>4.066.3</text:p>
          </table:table-cell>
          <table:table-cell table:formula="of:=RIGHT([.A55];2)" office:value-type="string" office:string-value=".3" calcext:value-type="string">
            <text:p>.3</text:p>
          </table:table-cell>
          <table:table-cell table:formula="of:=&quot;,&quot; &amp; RIGHT([.B55];1)" office:value-type="string" office:string-value=",3" calcext:value-type="string">
            <text:p>,3</text:p>
          </table:table-cell>
          <table:table-cell table:formula="of:=REPLACE([.A55];FIND([.B55]; [.A55];LEN([.A55])-1);2;[.C55])" office:value-type="string" office:string-value="4.066,3" calcext:value-type="string">
            <text:p>4.066,3</text:p>
          </table:table-cell>
          <table:table-cell table:formula="of:=VALUE([.D55])" office:value-type="float" office:value="4066.3" calcext:value-type="float">
            <text:p>4066,3</text:p>
          </table:table-cell>
        </table:table-row>
        <table:table-row table:style-name="ro1">
          <table:table-cell table:style-name="Default" office:value-type="string" calcext:value-type="string">
            <text:p>3.964.6</text:p>
          </table:table-cell>
          <table:table-cell table:formula="of:=RIGHT([.A56];2)" office:value-type="string" office:string-value=".6" calcext:value-type="string">
            <text:p>.6</text:p>
          </table:table-cell>
          <table:table-cell table:formula="of:=&quot;,&quot; &amp; RIGHT([.B56];1)" office:value-type="string" office:string-value=",6" calcext:value-type="string">
            <text:p>,6</text:p>
          </table:table-cell>
          <table:table-cell table:formula="of:=REPLACE([.A56];FIND([.B56]; [.A56];LEN([.A56])-1);2;[.C56])" office:value-type="string" office:string-value="3.964,6" calcext:value-type="string">
            <text:p>3.964,6</text:p>
          </table:table-cell>
          <table:table-cell table:formula="of:=VALUE([.D56])" office:value-type="float" office:value="3964.6" calcext:value-type="float">
            <text:p>3964,6</text:p>
          </table:table-cell>
        </table:table-row>
        <table:table-row table:style-name="ro1">
          <table:table-cell table:style-name="Default" office:value-type="string" calcext:value-type="string">
            <text:p>3.829.2</text:p>
          </table:table-cell>
          <table:table-cell table:formula="of:=RIGHT([.A57];2)" office:value-type="string" office:string-value=".2" calcext:value-type="string">
            <text:p>.2</text:p>
          </table:table-cell>
          <table:table-cell table:formula="of:=&quot;,&quot; &amp; RIGHT([.B57];1)" office:value-type="string" office:string-value=",2" calcext:value-type="string">
            <text:p>,2</text:p>
          </table:table-cell>
          <table:table-cell table:formula="of:=REPLACE([.A57];FIND([.B57]; [.A57];LEN([.A57])-1);2;[.C57])" office:value-type="string" office:string-value="3.829,2" calcext:value-type="string">
            <text:p>3.829,2</text:p>
          </table:table-cell>
          <table:table-cell table:formula="of:=VALUE([.D57])" office:value-type="float" office:value="3829.2" calcext:value-type="float">
            <text:p>3829,2</text:p>
          </table:table-cell>
        </table:table-row>
        <table:table-row table:style-name="ro1">
          <table:table-cell table:style-name="Default" office:value-type="string" calcext:value-type="string">
            <text:p>3.587.5</text:p>
          </table:table-cell>
          <table:table-cell table:formula="of:=RIGHT([.A58];2)" office:value-type="string" office:string-value=".5" calcext:value-type="string">
            <text:p>.5</text:p>
          </table:table-cell>
          <table:table-cell table:formula="of:=&quot;,&quot; &amp; RIGHT([.B58];1)" office:value-type="string" office:string-value=",5" calcext:value-type="string">
            <text:p>,5</text:p>
          </table:table-cell>
          <table:table-cell table:formula="of:=REPLACE([.A58];FIND([.B58]; [.A58];LEN([.A58])-1);2;[.C58])" office:value-type="string" office:string-value="3.587,5" calcext:value-type="string">
            <text:p>3.587,5</text:p>
          </table:table-cell>
          <table:table-cell table:formula="of:=VALUE([.D58])" office:value-type="float" office:value="3587.5" calcext:value-type="float">
            <text:p>3587,5</text:p>
          </table:table-cell>
        </table:table-row>
        <table:table-row table:style-name="ro1">
          <table:table-cell table:style-name="Default" office:value-type="string" calcext:value-type="string">
            <text:p>3.923.4</text:p>
          </table:table-cell>
          <table:table-cell table:formula="of:=RIGHT([.A59];2)" office:value-type="string" office:string-value=".4" calcext:value-type="string">
            <text:p>.4</text:p>
          </table:table-cell>
          <table:table-cell table:formula="of:=&quot;,&quot; &amp; RIGHT([.B59];1)" office:value-type="string" office:string-value=",4" calcext:value-type="string">
            <text:p>,4</text:p>
          </table:table-cell>
          <table:table-cell table:formula="of:=REPLACE([.A59];FIND([.B59]; [.A59];LEN([.A59])-1);2;[.C59])" office:value-type="string" office:string-value="3.923,4" calcext:value-type="string">
            <text:p>3.923,4</text:p>
          </table:table-cell>
          <table:table-cell table:formula="of:=VALUE([.D59])" office:value-type="float" office:value="3923.4" calcext:value-type="float">
            <text:p>3923,4</text:p>
          </table:table-cell>
        </table:table-row>
        <table:table-row table:style-name="ro1">
          <table:table-cell table:style-name="Default" office:value-type="string" calcext:value-type="string">
            <text:p>3.600.0</text:p>
          </table:table-cell>
          <table:table-cell table:formula="of:=RIGHT([.A60];2)" office:value-type="string" office:string-value=".0" calcext:value-type="string">
            <text:p>.0</text:p>
          </table:table-cell>
          <table:table-cell table:formula="of:=&quot;,&quot; &amp; RIGHT([.B60];1)" office:value-type="string" office:string-value=",0" calcext:value-type="string">
            <text:p>,0</text:p>
          </table:table-cell>
          <table:table-cell table:formula="of:=REPLACE([.A60];FIND([.B60]; [.A60];LEN([.A60])-1);2;[.C60])" office:value-type="string" office:string-value="3.600,0" calcext:value-type="string">
            <text:p>3.600,0</text:p>
          </table:table-cell>
          <table:table-cell table:formula="of:=VALUE([.D60])" office:value-type="float" office:value="3600" calcext:value-type="float">
            <text:p>3600</text:p>
          </table:table-cell>
        </table:table-row>
        <table:table-row table:style-name="ro1">
          <table:table-cell table:style-name="Default" office:value-type="string" calcext:value-type="string">
            <text:p>3.430.0</text:p>
          </table:table-cell>
          <table:table-cell table:formula="of:=RIGHT([.A61];2)" office:value-type="string" office:string-value=".0" calcext:value-type="string">
            <text:p>.0</text:p>
          </table:table-cell>
          <table:table-cell table:formula="of:=&quot;,&quot; &amp; RIGHT([.B61];1)" office:value-type="string" office:string-value=",0" calcext:value-type="string">
            <text:p>,0</text:p>
          </table:table-cell>
          <table:table-cell table:formula="of:=REPLACE([.A61];FIND([.B61]; [.A61];LEN([.A61])-1);2;[.C61])" office:value-type="string" office:string-value="3.430,0" calcext:value-type="string">
            <text:p>3.430,0</text:p>
          </table:table-cell>
          <table:table-cell table:formula="of:=VALUE([.D61])" office:value-type="float" office:value="3430" calcext:value-type="float">
            <text:p>3430</text:p>
          </table:table-cell>
        </table:table-row>
        <table:table-row table:style-name="ro1">
          <table:table-cell table:style-name="Default" office:value-type="string" calcext:value-type="string">
            <text:p>3.522.0</text:p>
          </table:table-cell>
          <table:table-cell table:formula="of:=RIGHT([.A62];2)" office:value-type="string" office:string-value=".0" calcext:value-type="string">
            <text:p>.0</text:p>
          </table:table-cell>
          <table:table-cell table:formula="of:=&quot;,&quot; &amp; RIGHT([.B62];1)" office:value-type="string" office:string-value=",0" calcext:value-type="string">
            <text:p>,0</text:p>
          </table:table-cell>
          <table:table-cell table:formula="of:=REPLACE([.A62];FIND([.B62]; [.A62];LEN([.A62])-1);2;[.C62])" office:value-type="string" office:string-value="3.522,0" calcext:value-type="string">
            <text:p>3.522,0</text:p>
          </table:table-cell>
          <table:table-cell table:formula="of:=VALUE([.D62])" office:value-type="float" office:value="3522" calcext:value-type="float">
            <text:p>3522</text:p>
          </table:table-cell>
        </table:table-row>
        <table:table-row table:style-name="ro1">
          <table:table-cell table:style-name="Default" office:value-type="string" calcext:value-type="string">
            <text:p>3.654.0</text:p>
          </table:table-cell>
          <table:table-cell table:formula="of:=RIGHT([.A63];2)" office:value-type="string" office:string-value=".0" calcext:value-type="string">
            <text:p>.0</text:p>
          </table:table-cell>
          <table:table-cell table:formula="of:=&quot;,&quot; &amp; RIGHT([.B63];1)" office:value-type="string" office:string-value=",0" calcext:value-type="string">
            <text:p>,0</text:p>
          </table:table-cell>
          <table:table-cell table:formula="of:=REPLACE([.A63];FIND([.B63]; [.A63];LEN([.A63])-1);2;[.C63])" office:value-type="string" office:string-value="3.654,0" calcext:value-type="string">
            <text:p>3.654,0</text:p>
          </table:table-cell>
          <table:table-cell table:formula="of:=VALUE([.D63])" office:value-type="float" office:value="3654" calcext:value-type="float">
            <text:p>3654</text:p>
          </table:table-cell>
        </table:table-row>
        <table:table-row table:style-name="ro1">
          <table:table-cell table:style-name="Default" office:value-type="string" calcext:value-type="string">
            <text:p>3.522.8</text:p>
          </table:table-cell>
          <table:table-cell table:formula="of:=RIGHT([.A64];2)" office:value-type="string" office:string-value=".8" calcext:value-type="string">
            <text:p>.8</text:p>
          </table:table-cell>
          <table:table-cell table:formula="of:=&quot;,&quot; &amp; RIGHT([.B64];1)" office:value-type="string" office:string-value=",8" calcext:value-type="string">
            <text:p>,8</text:p>
          </table:table-cell>
          <table:table-cell table:formula="of:=REPLACE([.A64];FIND([.B64]; [.A64];LEN([.A64])-1);2;[.C64])" office:value-type="string" office:string-value="3.522,8" calcext:value-type="string">
            <text:p>3.522,8</text:p>
          </table:table-cell>
          <table:table-cell table:formula="of:=VALUE([.D64])" office:value-type="float" office:value="3522.8" calcext:value-type="float">
            <text:p>3522,8</text:p>
          </table:table-cell>
        </table:table-row>
        <table:table-row table:style-name="ro1">
          <table:table-cell table:style-name="Default" office:value-type="string" calcext:value-type="string">
            <text:p>3.584.8</text:p>
          </table:table-cell>
          <table:table-cell table:formula="of:=RIGHT([.A65];2)" office:value-type="string" office:string-value=".8" calcext:value-type="string">
            <text:p>.8</text:p>
          </table:table-cell>
          <table:table-cell table:formula="of:=&quot;,&quot; &amp; RIGHT([.B65];1)" office:value-type="string" office:string-value=",8" calcext:value-type="string">
            <text:p>,8</text:p>
          </table:table-cell>
          <table:table-cell table:formula="of:=REPLACE([.A65];FIND([.B65]; [.A65];LEN([.A65])-1);2;[.C65])" office:value-type="string" office:string-value="3.584,8" calcext:value-type="string">
            <text:p>3.584,8</text:p>
          </table:table-cell>
          <table:table-cell table:formula="of:=VALUE([.D65])" office:value-type="float" office:value="3584.8" calcext:value-type="float">
            <text:p>3584,8</text:p>
          </table:table-cell>
        </table:table-row>
        <table:table-row table:style-name="ro1">
          <table:table-cell table:style-name="Default" office:value-type="string" calcext:value-type="string">
            <text:p>3.194.4</text:p>
          </table:table-cell>
          <table:table-cell table:formula="of:=RIGHT([.A66];2)" office:value-type="string" office:string-value=".4" calcext:value-type="string">
            <text:p>.4</text:p>
          </table:table-cell>
          <table:table-cell table:formula="of:=&quot;,&quot; &amp; RIGHT([.B66];1)" office:value-type="string" office:string-value=",4" calcext:value-type="string">
            <text:p>,4</text:p>
          </table:table-cell>
          <table:table-cell table:formula="of:=REPLACE([.A66];FIND([.B66]; [.A66];LEN([.A66])-1);2;[.C66])" office:value-type="string" office:string-value="3.194,4" calcext:value-type="string">
            <text:p>3.194,4</text:p>
          </table:table-cell>
          <table:table-cell table:formula="of:=VALUE([.D66])" office:value-type="float" office:value="3194.4" calcext:value-type="float">
            <text:p>3194,4</text:p>
          </table:table-cell>
        </table:table-row>
        <table:table-row table:style-name="ro1">
          <table:table-cell table:style-name="Default" office:value-type="string" calcext:value-type="string">
            <text:p>3.147.8</text:p>
          </table:table-cell>
          <table:table-cell table:formula="of:=RIGHT([.A67];2)" office:value-type="string" office:string-value=".8" calcext:value-type="string">
            <text:p>.8</text:p>
          </table:table-cell>
          <table:table-cell table:formula="of:=&quot;,&quot; &amp; RIGHT([.B67];1)" office:value-type="string" office:string-value=",8" calcext:value-type="string">
            <text:p>,8</text:p>
          </table:table-cell>
          <table:table-cell table:formula="of:=REPLACE([.A67];FIND([.B67]; [.A67];LEN([.A67])-1);2;[.C67])" office:value-type="string" office:string-value="3.147,8" calcext:value-type="string">
            <text:p>3.147,8</text:p>
          </table:table-cell>
          <table:table-cell table:formula="of:=VALUE([.D67])" office:value-type="float" office:value="3147.8" calcext:value-type="float">
            <text:p>3147,8</text:p>
          </table:table-cell>
        </table:table-row>
        <table:table-row table:style-name="ro1">
          <table:table-cell table:style-name="Default" office:value-type="string" calcext:value-type="string">
            <text:p>3.199.0</text:p>
          </table:table-cell>
          <table:table-cell table:formula="of:=RIGHT([.A68];2)" office:value-type="string" office:string-value=".0" calcext:value-type="string">
            <text:p>.0</text:p>
          </table:table-cell>
          <table:table-cell table:formula="of:=&quot;,&quot; &amp; RIGHT([.B68];1)" office:value-type="string" office:string-value=",0" calcext:value-type="string">
            <text:p>,0</text:p>
          </table:table-cell>
          <table:table-cell table:formula="of:=REPLACE([.A68];FIND([.B68]; [.A68];LEN([.A68])-1);2;[.C68])" office:value-type="string" office:string-value="3.199,0" calcext:value-type="string">
            <text:p>3.199,0</text:p>
          </table:table-cell>
          <table:table-cell table:formula="of:=VALUE([.D68])" office:value-type="float" office:value="3199" calcext:value-type="float">
            <text:p>3199</text:p>
          </table:table-cell>
        </table:table-row>
        <table:table-row table:style-name="ro1">
          <table:table-cell table:style-name="Default" office:value-type="string" calcext:value-type="string">
            <text:p>3.183.3</text:p>
          </table:table-cell>
          <table:table-cell table:formula="of:=RIGHT([.A69];2)" office:value-type="string" office:string-value=".3" calcext:value-type="string">
            <text:p>.3</text:p>
          </table:table-cell>
          <table:table-cell table:formula="of:=&quot;,&quot; &amp; RIGHT([.B69];1)" office:value-type="string" office:string-value=",3" calcext:value-type="string">
            <text:p>,3</text:p>
          </table:table-cell>
          <table:table-cell table:formula="of:=REPLACE([.A69];FIND([.B69]; [.A69];LEN([.A69])-1);2;[.C69])" office:value-type="string" office:string-value="3.183,3" calcext:value-type="string">
            <text:p>3.183,3</text:p>
          </table:table-cell>
          <table:table-cell table:formula="of:=VALUE([.D69])" office:value-type="float" office:value="3183.3" calcext:value-type="float">
            <text:p>3183,3</text:p>
          </table:table-cell>
        </table:table-row>
        <table:table-row table:style-name="ro1">
          <table:table-cell table:style-name="Default" office:value-type="string" calcext:value-type="string">
            <text:p>2.999.1</text:p>
          </table:table-cell>
          <table:table-cell table:formula="of:=RIGHT([.A70];2)" office:value-type="string" office:string-value=".1" calcext:value-type="string">
            <text:p>.1</text:p>
          </table:table-cell>
          <table:table-cell table:formula="of:=&quot;,&quot; &amp; RIGHT([.B70];1)" office:value-type="string" office:string-value=",1" calcext:value-type="string">
            <text:p>,1</text:p>
          </table:table-cell>
          <table:table-cell table:formula="of:=REPLACE([.A70];FIND([.B70]; [.A70];LEN([.A70])-1);2;[.C70])" office:value-type="string" office:string-value="2.999,1" calcext:value-type="string">
            <text:p>2.999,1</text:p>
          </table:table-cell>
          <table:table-cell table:formula="of:=VALUE([.D70])" office:value-type="float" office:value="2999.1" calcext:value-type="float">
            <text:p>2999,1</text:p>
          </table:table-cell>
        </table:table-row>
        <table:table-row table:style-name="ro1">
          <table:table-cell table:style-name="Default" office:value-type="string" calcext:value-type="string">
            <text:p>3.129.0</text:p>
          </table:table-cell>
          <table:table-cell table:formula="of:=RIGHT([.A71];2)" office:value-type="string" office:string-value=".0" calcext:value-type="string">
            <text:p>.0</text:p>
          </table:table-cell>
          <table:table-cell table:formula="of:=&quot;,&quot; &amp; RIGHT([.B71];1)" office:value-type="string" office:string-value=",0" calcext:value-type="string">
            <text:p>,0</text:p>
          </table:table-cell>
          <table:table-cell table:formula="of:=REPLACE([.A71];FIND([.B71]; [.A71];LEN([.A71])-1);2;[.C71])" office:value-type="string" office:string-value="3.129,0" calcext:value-type="string">
            <text:p>3.129,0</text:p>
          </table:table-cell>
          <table:table-cell table:formula="of:=VALUE([.D71])" office:value-type="float" office:value="3129" calcext:value-type="float">
            <text:p>3129</text:p>
          </table:table-cell>
        </table:table-row>
        <table:table-row table:style-name="ro1">
          <table:table-cell table:style-name="Default" office:value-type="string" calcext:value-type="string">
            <text:p>2.963.7</text:p>
          </table:table-cell>
          <table:table-cell table:formula="of:=RIGHT([.A72];2)" office:value-type="string" office:string-value=".7" calcext:value-type="string">
            <text:p>.7</text:p>
          </table:table-cell>
          <table:table-cell table:formula="of:=&quot;,&quot; &amp; RIGHT([.B72];1)" office:value-type="string" office:string-value=",7" calcext:value-type="string">
            <text:p>,7</text:p>
          </table:table-cell>
          <table:table-cell table:formula="of:=REPLACE([.A72];FIND([.B72]; [.A72];LEN([.A72])-1);2;[.C72])" office:value-type="string" office:string-value="2.963,7" calcext:value-type="string">
            <text:p>2.963,7</text:p>
          </table:table-cell>
          <table:table-cell table:formula="of:=VALUE([.D72])" office:value-type="float" office:value="2963.7" calcext:value-type="float">
            <text:p>2963,7</text:p>
          </table:table-cell>
        </table:table-row>
        <table:table-row table:style-name="ro1">
          <table:table-cell table:style-name="Default" office:value-type="string" calcext:value-type="string">
            <text:p>2.900.0</text:p>
          </table:table-cell>
          <table:table-cell table:formula="of:=RIGHT([.A73];2)" office:value-type="string" office:string-value=".0" calcext:value-type="string">
            <text:p>.0</text:p>
          </table:table-cell>
          <table:table-cell table:formula="of:=&quot;,&quot; &amp; RIGHT([.B73];1)" office:value-type="string" office:string-value=",0" calcext:value-type="string">
            <text:p>,0</text:p>
          </table:table-cell>
          <table:table-cell table:formula="of:=REPLACE([.A73];FIND([.B73]; [.A73];LEN([.A73])-1);2;[.C73])" office:value-type="string" office:string-value="2.900,0" calcext:value-type="string">
            <text:p>2.900,0</text:p>
          </table:table-cell>
          <table:table-cell table:formula="of:=VALUE([.D73])" office:value-type="float" office:value="2900" calcext:value-type="float">
            <text:p>2900</text:p>
          </table:table-cell>
        </table:table-row>
        <table:table-row table:style-name="ro1">
          <table:table-cell table:style-name="Default" office:value-type="string" calcext:value-type="string">
            <text:p>2.730.5</text:p>
          </table:table-cell>
          <table:table-cell table:formula="of:=RIGHT([.A74];2)" office:value-type="string" office:string-value=".5" calcext:value-type="string">
            <text:p>.5</text:p>
          </table:table-cell>
          <table:table-cell table:formula="of:=&quot;,&quot; &amp; RIGHT([.B74];1)" office:value-type="string" office:string-value=",5" calcext:value-type="string">
            <text:p>,5</text:p>
          </table:table-cell>
          <table:table-cell table:formula="of:=REPLACE([.A74];FIND([.B74]; [.A74];LEN([.A74])-1);2;[.C74])" office:value-type="string" office:string-value="2.730,5" calcext:value-type="string">
            <text:p>2.730,5</text:p>
          </table:table-cell>
          <table:table-cell table:formula="of:=VALUE([.D74])" office:value-type="float" office:value="2730.5" calcext:value-type="float">
            <text:p>2730,5</text:p>
          </table:table-cell>
        </table:table-row>
        <table:table-row table:style-name="ro1">
          <table:table-cell table:style-name="Default" office:value-type="string" calcext:value-type="string">
            <text:p>2.800.0</text:p>
          </table:table-cell>
          <table:table-cell table:formula="of:=RIGHT([.A75];2)" office:value-type="string" office:string-value=".0" calcext:value-type="string">
            <text:p>.0</text:p>
          </table:table-cell>
          <table:table-cell table:formula="of:=&quot;,&quot; &amp; RIGHT([.B75];1)" office:value-type="string" office:string-value=",0" calcext:value-type="string">
            <text:p>,0</text:p>
          </table:table-cell>
          <table:table-cell table:formula="of:=REPLACE([.A75];FIND([.B75]; [.A75];LEN([.A75])-1);2;[.C75])" office:value-type="string" office:string-value="2.800,0" calcext:value-type="string">
            <text:p>2.800,0</text:p>
          </table:table-cell>
          <table:table-cell table:formula="of:=VALUE([.D75])" office:value-type="float" office:value="2800" calcext:value-type="float">
            <text:p>2800</text:p>
          </table:table-cell>
        </table:table-row>
        <table:table-row table:style-name="ro1">
          <table:table-cell table:style-name="Default" office:value-type="string" calcext:value-type="string">
            <text:p>2.669.9</text:p>
          </table:table-cell>
          <table:table-cell table:formula="of:=RIGHT([.A76];2)" office:value-type="string" office:string-value=".9" calcext:value-type="string">
            <text:p>.9</text:p>
          </table:table-cell>
          <table:table-cell table:formula="of:=&quot;,&quot; &amp; RIGHT([.B76];1)" office:value-type="string" office:string-value=",9" calcext:value-type="string">
            <text:p>,9</text:p>
          </table:table-cell>
          <table:table-cell table:formula="of:=REPLACE([.A76];FIND([.B76]; [.A76];LEN([.A76])-1);2;[.C76])" office:value-type="string" office:string-value="2.669,9" calcext:value-type="string">
            <text:p>2.669,9</text:p>
          </table:table-cell>
          <table:table-cell table:formula="of:=VALUE([.D76])" office:value-type="float" office:value="2669.9" calcext:value-type="float">
            <text:p>2669,9</text:p>
          </table:table-cell>
        </table:table-row>
        <table:table-row table:style-name="ro1">
          <table:table-cell table:style-name="Default" office:value-type="string" calcext:value-type="string">
            <text:p>2.560.4</text:p>
          </table:table-cell>
          <table:table-cell table:formula="of:=RIGHT([.A77];2)" office:value-type="string" office:string-value=".4" calcext:value-type="string">
            <text:p>.4</text:p>
          </table:table-cell>
          <table:table-cell table:formula="of:=&quot;,&quot; &amp; RIGHT([.B77];1)" office:value-type="string" office:string-value=",4" calcext:value-type="string">
            <text:p>,4</text:p>
          </table:table-cell>
          <table:table-cell table:formula="of:=REPLACE([.A77];FIND([.B77]; [.A77];LEN([.A77])-1);2;[.C77])" office:value-type="string" office:string-value="2.560,4" calcext:value-type="string">
            <text:p>2.560,4</text:p>
          </table:table-cell>
          <table:table-cell table:formula="of:=VALUE([.D77])" office:value-type="float" office:value="2560.4" calcext:value-type="float">
            <text:p>2560,4</text:p>
          </table:table-cell>
        </table:table-row>
        <table:table-row table:style-name="ro1">
          <table:table-cell table:style-name="Default" office:value-type="string" calcext:value-type="string">
            <text:p>2.245.2</text:p>
          </table:table-cell>
          <table:table-cell table:formula="of:=RIGHT([.A78];2)" office:value-type="string" office:string-value=".2" calcext:value-type="string">
            <text:p>.2</text:p>
          </table:table-cell>
          <table:table-cell table:formula="of:=&quot;,&quot; &amp; RIGHT([.B78];1)" office:value-type="string" office:string-value=",2" calcext:value-type="string">
            <text:p>,2</text:p>
          </table:table-cell>
          <table:table-cell table:formula="of:=REPLACE([.A78];FIND([.B78]; [.A78];LEN([.A78])-1);2;[.C78])" office:value-type="string" office:string-value="2.245,2" calcext:value-type="string">
            <text:p>2.245,2</text:p>
          </table:table-cell>
          <table:table-cell table:formula="of:=VALUE([.D78])" office:value-type="float" office:value="2245.2" calcext:value-type="float">
            <text:p>2245,2</text:p>
          </table:table-cell>
        </table:table-row>
        <table:table-row table:style-name="ro1">
          <table:table-cell table:style-name="Default" office:value-type="string" calcext:value-type="string">
            <text:p>2.665.4</text:p>
          </table:table-cell>
          <table:table-cell table:formula="of:=RIGHT([.A79];2)" office:value-type="string" office:string-value=".4" calcext:value-type="string">
            <text:p>.4</text:p>
          </table:table-cell>
          <table:table-cell table:formula="of:=&quot;,&quot; &amp; RIGHT([.B79];1)" office:value-type="string" office:string-value=",4" calcext:value-type="string">
            <text:p>,4</text:p>
          </table:table-cell>
          <table:table-cell table:formula="of:=REPLACE([.A79];FIND([.B79]; [.A79];LEN([.A79])-1);2;[.C79])" office:value-type="string" office:string-value="2.665,4" calcext:value-type="string">
            <text:p>2.665,4</text:p>
          </table:table-cell>
          <table:table-cell table:formula="of:=VALUE([.D79])" office:value-type="float" office:value="2665.4" calcext:value-type="float">
            <text:p>2665,4</text:p>
          </table:table-cell>
        </table:table-row>
        <table:table-row table:style-name="ro1">
          <table:table-cell table:style-name="Default" office:value-type="string" calcext:value-type="string">
            <text:p>2.573.5</text:p>
          </table:table-cell>
          <table:table-cell table:formula="of:=RIGHT([.A80];2)" office:value-type="string" office:string-value=".5" calcext:value-type="string">
            <text:p>.5</text:p>
          </table:table-cell>
          <table:table-cell table:formula="of:=&quot;,&quot; &amp; RIGHT([.B80];1)" office:value-type="string" office:string-value=",5" calcext:value-type="string">
            <text:p>,5</text:p>
          </table:table-cell>
          <table:table-cell table:formula="of:=REPLACE([.A80];FIND([.B80]; [.A80];LEN([.A80])-1);2;[.C80])" office:value-type="string" office:string-value="2.573,5" calcext:value-type="string">
            <text:p>2.573,5</text:p>
          </table:table-cell>
          <table:table-cell table:formula="of:=VALUE([.D80])" office:value-type="float" office:value="2573.5" calcext:value-type="float">
            <text:p>2573,5</text:p>
          </table:table-cell>
        </table:table-row>
        <table:table-row table:style-name="ro1">
          <table:table-cell table:style-name="Default" office:value-type="string" calcext:value-type="string">
            <text:p>2.489.0</text:p>
          </table:table-cell>
          <table:table-cell table:formula="of:=RIGHT([.A81];2)" office:value-type="string" office:string-value=".0" calcext:value-type="string">
            <text:p>.0</text:p>
          </table:table-cell>
          <table:table-cell table:formula="of:=&quot;,&quot; &amp; RIGHT([.B81];1)" office:value-type="string" office:string-value=",0" calcext:value-type="string">
            <text:p>,0</text:p>
          </table:table-cell>
          <table:table-cell table:formula="of:=REPLACE([.A81];FIND([.B81]; [.A81];LEN([.A81])-1);2;[.C81])" office:value-type="string" office:string-value="2.489,0" calcext:value-type="string">
            <text:p>2.489,0</text:p>
          </table:table-cell>
          <table:table-cell table:formula="of:=VALUE([.D81])" office:value-type="float" office:value="2489" calcext:value-type="float">
            <text:p>2489</text:p>
          </table:table-cell>
        </table:table-row>
        <table:table-row table:style-name="ro1">
          <table:table-cell table:style-name="Default" office:value-type="string" calcext:value-type="string">
            <text:p>2.685.8</text:p>
          </table:table-cell>
          <table:table-cell table:formula="of:=RIGHT([.A82];2)" office:value-type="string" office:string-value=".8" calcext:value-type="string">
            <text:p>.8</text:p>
          </table:table-cell>
          <table:table-cell table:formula="of:=&quot;,&quot; &amp; RIGHT([.B82];1)" office:value-type="string" office:string-value=",8" calcext:value-type="string">
            <text:p>,8</text:p>
          </table:table-cell>
          <table:table-cell table:formula="of:=REPLACE([.A82];FIND([.B82]; [.A82];LEN([.A82])-1);2;[.C82])" office:value-type="string" office:string-value="2.685,8" calcext:value-type="string">
            <text:p>2.685,8</text:p>
          </table:table-cell>
          <table:table-cell table:formula="of:=VALUE([.D82])" office:value-type="float" office:value="2685.8" calcext:value-type="float">
            <text:p>2685,8</text:p>
          </table:table-cell>
        </table:table-row>
        <table:table-row table:style-name="ro1">
          <table:table-cell table:style-name="Default" office:value-type="string" calcext:value-type="string">
            <text:p>1.863.7</text:p>
          </table:table-cell>
          <table:table-cell table:formula="of:=RIGHT([.A83];2)" office:value-type="string" office:string-value=".7" calcext:value-type="string">
            <text:p>.7</text:p>
          </table:table-cell>
          <table:table-cell table:formula="of:=&quot;,&quot; &amp; RIGHT([.B83];1)" office:value-type="string" office:string-value=",7" calcext:value-type="string">
            <text:p>,7</text:p>
          </table:table-cell>
          <table:table-cell table:formula="of:=REPLACE([.A83];FIND([.B83]; [.A83];LEN([.A83])-1);2;[.C83])" office:value-type="string" office:string-value="1.863,7" calcext:value-type="string">
            <text:p>1.863,7</text:p>
          </table:table-cell>
          <table:table-cell table:formula="of:=VALUE([.D83])" office:value-type="float" office:value="1863.7" calcext:value-type="float">
            <text:p>1863,7</text:p>
          </table:table-cell>
        </table:table-row>
        <table:table-row table:style-name="ro1">
          <table:table-cell table:style-name="Default" office:value-type="string" calcext:value-type="string">
            <text:p>2.630.0</text:p>
          </table:table-cell>
          <table:table-cell table:formula="of:=RIGHT([.A84];2)" office:value-type="string" office:string-value=".0" calcext:value-type="string">
            <text:p>.0</text:p>
          </table:table-cell>
          <table:table-cell table:formula="of:=&quot;,&quot; &amp; RIGHT([.B84];1)" office:value-type="string" office:string-value=",0" calcext:value-type="string">
            <text:p>,0</text:p>
          </table:table-cell>
          <table:table-cell table:formula="of:=REPLACE([.A84];FIND([.B84]; [.A84];LEN([.A84])-1);2;[.C84])" office:value-type="string" office:string-value="2.630,0" calcext:value-type="string">
            <text:p>2.630,0</text:p>
          </table:table-cell>
          <table:table-cell table:formula="of:=VALUE([.D84])" office:value-type="float" office:value="2630" calcext:value-type="float">
            <text:p>2630</text:p>
          </table:table-cell>
        </table:table-row>
        <table:table-row table:style-name="ro1">
          <table:table-cell table:style-name="Default" office:value-type="string" calcext:value-type="string">
            <text:p>1.982.8</text:p>
          </table:table-cell>
          <table:table-cell table:formula="of:=RIGHT([.A85];2)" office:value-type="string" office:string-value=".8" calcext:value-type="string">
            <text:p>.8</text:p>
          </table:table-cell>
          <table:table-cell table:formula="of:=&quot;,&quot; &amp; RIGHT([.B85];1)" office:value-type="string" office:string-value=",8" calcext:value-type="string">
            <text:p>,8</text:p>
          </table:table-cell>
          <table:table-cell table:formula="of:=REPLACE([.A85];FIND([.B85]; [.A85];LEN([.A85])-1);2;[.C85])" office:value-type="string" office:string-value="1.982,8" calcext:value-type="string">
            <text:p>1.982,8</text:p>
          </table:table-cell>
          <table:table-cell table:formula="of:=VALUE([.D85])" office:value-type="float" office:value="1982.8" calcext:value-type="float">
            <text:p>1982,8</text:p>
          </table:table-cell>
        </table:table-row>
        <table:table-row table:style-name="ro1">
          <table:table-cell table:style-name="Default" office:value-type="string" calcext:value-type="string">
            <text:p>2.553.2</text:p>
          </table:table-cell>
          <table:table-cell table:formula="of:=RIGHT([.A86];2)" office:value-type="string" office:string-value=".2" calcext:value-type="string">
            <text:p>.2</text:p>
          </table:table-cell>
          <table:table-cell table:formula="of:=&quot;,&quot; &amp; RIGHT([.B86];1)" office:value-type="string" office:string-value=",2" calcext:value-type="string">
            <text:p>,2</text:p>
          </table:table-cell>
          <table:table-cell table:formula="of:=REPLACE([.A86];FIND([.B86]; [.A86];LEN([.A86])-1);2;[.C86])" office:value-type="string" office:string-value="2.553,2" calcext:value-type="string">
            <text:p>2.553,2</text:p>
          </table:table-cell>
          <table:table-cell table:formula="of:=VALUE([.D86])" office:value-type="float" office:value="2553.2" calcext:value-type="float">
            <text:p>2553,2</text:p>
          </table:table-cell>
        </table:table-row>
        <table:table-row table:style-name="ro1">
          <table:table-cell table:style-name="Default" office:value-type="string" calcext:value-type="string">
            <text:p>2.431.9</text:p>
          </table:table-cell>
          <table:table-cell table:formula="of:=RIGHT([.A87];2)" office:value-type="string" office:string-value=".9" calcext:value-type="string">
            <text:p>.9</text:p>
          </table:table-cell>
          <table:table-cell table:formula="of:=&quot;,&quot; &amp; RIGHT([.B87];1)" office:value-type="string" office:string-value=",9" calcext:value-type="string">
            <text:p>,9</text:p>
          </table:table-cell>
          <table:table-cell table:formula="of:=REPLACE([.A87];FIND([.B87]; [.A87];LEN([.A87])-1);2;[.C87])" office:value-type="string" office:string-value="2.431,9" calcext:value-type="string">
            <text:p>2.431,9</text:p>
          </table:table-cell>
          <table:table-cell table:formula="of:=VALUE([.D87])" office:value-type="float" office:value="2431.9" calcext:value-type="float">
            <text:p>2431,9</text:p>
          </table:table-cell>
        </table:table-row>
        <table:table-row table:style-name="ro1">
          <table:table-cell table:style-name="Default" office:value-type="string" calcext:value-type="string">
            <text:p>2.496.0</text:p>
          </table:table-cell>
          <table:table-cell table:formula="of:=RIGHT([.A88];2)" office:value-type="string" office:string-value=".0" calcext:value-type="string">
            <text:p>.0</text:p>
          </table:table-cell>
          <table:table-cell table:formula="of:=&quot;,&quot; &amp; RIGHT([.B88];1)" office:value-type="string" office:string-value=",0" calcext:value-type="string">
            <text:p>,0</text:p>
          </table:table-cell>
          <table:table-cell table:formula="of:=REPLACE([.A88];FIND([.B88]; [.A88];LEN([.A88])-1);2;[.C88])" office:value-type="string" office:string-value="2.496,0" calcext:value-type="string">
            <text:p>2.496,0</text:p>
          </table:table-cell>
          <table:table-cell table:formula="of:=VALUE([.D88])" office:value-type="float" office:value="2496" calcext:value-type="float">
            <text:p>2496</text:p>
          </table:table-cell>
        </table:table-row>
        <table:table-row table:style-name="ro1">
          <table:table-cell table:style-name="Default" office:value-type="string" calcext:value-type="string">
            <text:p>2.473.5</text:p>
          </table:table-cell>
          <table:table-cell table:formula="of:=RIGHT([.A89];2)" office:value-type="string" office:string-value=".5" calcext:value-type="string">
            <text:p>.5</text:p>
          </table:table-cell>
          <table:table-cell table:formula="of:=&quot;,&quot; &amp; RIGHT([.B89];1)" office:value-type="string" office:string-value=",5" calcext:value-type="string">
            <text:p>,5</text:p>
          </table:table-cell>
          <table:table-cell table:formula="of:=REPLACE([.A89];FIND([.B89]; [.A89];LEN([.A89])-1);2;[.C89])" office:value-type="string" office:string-value="2.473,5" calcext:value-type="string">
            <text:p>2.473,5</text:p>
          </table:table-cell>
          <table:table-cell table:formula="of:=VALUE([.D89])" office:value-type="float" office:value="2473.5" calcext:value-type="float">
            <text:p>2473,5</text:p>
          </table:table-cell>
        </table:table-row>
        <table:table-row table:style-name="ro1">
          <table:table-cell table:style-name="Default" office:value-type="string" calcext:value-type="string">
            <text:p>2.348.5</text:p>
          </table:table-cell>
          <table:table-cell table:formula="of:=RIGHT([.A90];2)" office:value-type="string" office:string-value=".5" calcext:value-type="string">
            <text:p>.5</text:p>
          </table:table-cell>
          <table:table-cell table:formula="of:=&quot;,&quot; &amp; RIGHT([.B90];1)" office:value-type="string" office:string-value=",5" calcext:value-type="string">
            <text:p>,5</text:p>
          </table:table-cell>
          <table:table-cell table:formula="of:=REPLACE([.A90];FIND([.B90]; [.A90];LEN([.A90])-1);2;[.C90])" office:value-type="string" office:string-value="2.348,5" calcext:value-type="string">
            <text:p>2.348,5</text:p>
          </table:table-cell>
          <table:table-cell table:formula="of:=VALUE([.D90])" office:value-type="float" office:value="2348.5" calcext:value-type="float">
            <text:p>2348,5</text:p>
          </table:table-cell>
        </table:table-row>
        <table:table-row table:style-name="ro1">
          <table:table-cell table:style-name="Default" office:value-type="string" calcext:value-type="string">
            <text:p>2.004.0</text:p>
          </table:table-cell>
          <table:table-cell table:formula="of:=RIGHT([.A91];2)" office:value-type="string" office:string-value=".0" calcext:value-type="string">
            <text:p>.0</text:p>
          </table:table-cell>
          <table:table-cell table:formula="of:=&quot;,&quot; &amp; RIGHT([.B91];1)" office:value-type="string" office:string-value=",0" calcext:value-type="string">
            <text:p>,0</text:p>
          </table:table-cell>
          <table:table-cell table:formula="of:=REPLACE([.A91];FIND([.B91]; [.A91];LEN([.A91])-1);2;[.C91])" office:value-type="string" office:string-value="2.004,0" calcext:value-type="string">
            <text:p>2.004,0</text:p>
          </table:table-cell>
          <table:table-cell table:formula="of:=VALUE([.D91])" office:value-type="float" office:value="2004" calcext:value-type="float">
            <text:p>2004</text:p>
          </table:table-cell>
        </table:table-row>
        <table:table-row table:style-name="ro1">
          <table:table-cell table:style-name="Default" office:value-type="string" calcext:value-type="string">
            <text:p>2.227.5</text:p>
          </table:table-cell>
          <table:table-cell table:formula="of:=RIGHT([.A92];2)" office:value-type="string" office:string-value=".5" calcext:value-type="string">
            <text:p>.5</text:p>
          </table:table-cell>
          <table:table-cell table:formula="of:=&quot;,&quot; &amp; RIGHT([.B92];1)" office:value-type="string" office:string-value=",5" calcext:value-type="string">
            <text:p>,5</text:p>
          </table:table-cell>
          <table:table-cell table:formula="of:=REPLACE([.A92];FIND([.B92]; [.A92];LEN([.A92])-1);2;[.C92])" office:value-type="string" office:string-value="2.227,5" calcext:value-type="string">
            <text:p>2.227,5</text:p>
          </table:table-cell>
          <table:table-cell table:formula="of:=VALUE([.D92])" office:value-type="float" office:value="2227.5" calcext:value-type="float">
            <text:p>2227,5</text:p>
          </table:table-cell>
        </table:table-row>
        <table:table-row table:style-name="ro1">
          <table:table-cell table:style-name="Default" office:value-type="string" calcext:value-type="string">
            <text:p>2.327.2</text:p>
          </table:table-cell>
          <table:table-cell table:formula="of:=RIGHT([.A93];2)" office:value-type="string" office:string-value=".2" calcext:value-type="string">
            <text:p>.2</text:p>
          </table:table-cell>
          <table:table-cell table:formula="of:=&quot;,&quot; &amp; RIGHT([.B93];1)" office:value-type="string" office:string-value=",2" calcext:value-type="string">
            <text:p>,2</text:p>
          </table:table-cell>
          <table:table-cell table:formula="of:=REPLACE([.A93];FIND([.B93]; [.A93];LEN([.A93])-1);2;[.C93])" office:value-type="string" office:string-value="2.327,2" calcext:value-type="string">
            <text:p>2.327,2</text:p>
          </table:table-cell>
          <table:table-cell table:formula="of:=VALUE([.D93])" office:value-type="float" office:value="2327.2" calcext:value-type="float">
            <text:p>2327,2</text:p>
          </table:table-cell>
        </table:table-row>
        <table:table-row table:style-name="ro1">
          <table:table-cell table:style-name="Default" office:value-type="string" calcext:value-type="string">
            <text:p>2.025.2</text:p>
          </table:table-cell>
          <table:table-cell table:formula="of:=RIGHT([.A94];2)" office:value-type="string" office:string-value=".2" calcext:value-type="string">
            <text:p>.2</text:p>
          </table:table-cell>
          <table:table-cell table:formula="of:=&quot;,&quot; &amp; RIGHT([.B94];1)" office:value-type="string" office:string-value=",2" calcext:value-type="string">
            <text:p>,2</text:p>
          </table:table-cell>
          <table:table-cell table:formula="of:=REPLACE([.A94];FIND([.B94]; [.A94];LEN([.A94])-1);2;[.C94])" office:value-type="string" office:string-value="2.025,2" calcext:value-type="string">
            <text:p>2.025,2</text:p>
          </table:table-cell>
          <table:table-cell table:formula="of:=VALUE([.D94])" office:value-type="float" office:value="2025.2" calcext:value-type="float">
            <text:p>2025,2</text:p>
          </table:table-cell>
        </table:table-row>
        <table:table-row table:style-name="ro1">
          <table:table-cell table:style-name="Default" office:value-type="string" calcext:value-type="string">
            <text:p>2.244.5</text:p>
          </table:table-cell>
          <table:table-cell table:formula="of:=RIGHT([.A95];2)" office:value-type="string" office:string-value=".5" calcext:value-type="string">
            <text:p>.5</text:p>
          </table:table-cell>
          <table:table-cell table:formula="of:=&quot;,&quot; &amp; RIGHT([.B95];1)" office:value-type="string" office:string-value=",5" calcext:value-type="string">
            <text:p>,5</text:p>
          </table:table-cell>
          <table:table-cell table:formula="of:=REPLACE([.A95];FIND([.B95]; [.A95];LEN([.A95])-1);2;[.C95])" office:value-type="string" office:string-value="2.244,5" calcext:value-type="string">
            <text:p>2.244,5</text:p>
          </table:table-cell>
          <table:table-cell table:formula="of:=VALUE([.D95])" office:value-type="float" office:value="2244.5" calcext:value-type="float">
            <text:p>2244,5</text:p>
          </table:table-cell>
        </table:table-row>
        <table:table-row table:style-name="ro1">
          <table:table-cell table:style-name="Default" office:value-type="string" calcext:value-type="string">
            <text:p>2.429.4</text:p>
          </table:table-cell>
          <table:table-cell table:formula="of:=RIGHT([.A96];2)" office:value-type="string" office:string-value=".4" calcext:value-type="string">
            <text:p>.4</text:p>
          </table:table-cell>
          <table:table-cell table:formula="of:=&quot;,&quot; &amp; RIGHT([.B96];1)" office:value-type="string" office:string-value=",4" calcext:value-type="string">
            <text:p>,4</text:p>
          </table:table-cell>
          <table:table-cell table:formula="of:=REPLACE([.A96];FIND([.B96]; [.A96];LEN([.A96])-1);2;[.C96])" office:value-type="string" office:string-value="2.429,4" calcext:value-type="string">
            <text:p>2.429,4</text:p>
          </table:table-cell>
          <table:table-cell table:formula="of:=VALUE([.D96])" office:value-type="float" office:value="2429.4" calcext:value-type="float">
            <text:p>2429,4</text:p>
          </table:table-cell>
        </table:table-row>
        <table:table-row table:style-name="ro1">
          <table:table-cell table:style-name="Default" office:value-type="string" calcext:value-type="string">
            <text:p>2.232.5</text:p>
          </table:table-cell>
          <table:table-cell table:formula="of:=RIGHT([.A97];2)" office:value-type="string" office:string-value=".5" calcext:value-type="string">
            <text:p>.5</text:p>
          </table:table-cell>
          <table:table-cell table:formula="of:=&quot;,&quot; &amp; RIGHT([.B97];1)" office:value-type="string" office:string-value=",5" calcext:value-type="string">
            <text:p>,5</text:p>
          </table:table-cell>
          <table:table-cell table:formula="of:=REPLACE([.A97];FIND([.B97]; [.A97];LEN([.A97])-1);2;[.C97])" office:value-type="string" office:string-value="2.232,5" calcext:value-type="string">
            <text:p>2.232,5</text:p>
          </table:table-cell>
          <table:table-cell table:formula="of:=VALUE([.D97])" office:value-type="float" office:value="2232.5" calcext:value-type="float">
            <text:p>2232,5</text:p>
          </table:table-cell>
        </table:table-row>
        <table:table-row table:style-name="ro1">
          <table:table-cell table:style-name="Default" office:value-type="string" calcext:value-type="string">
            <text:p>2.178.7</text:p>
          </table:table-cell>
          <table:table-cell table:formula="of:=RIGHT([.A98];2)" office:value-type="string" office:string-value=".7" calcext:value-type="string">
            <text:p>.7</text:p>
          </table:table-cell>
          <table:table-cell table:formula="of:=&quot;,&quot; &amp; RIGHT([.B98];1)" office:value-type="string" office:string-value=",7" calcext:value-type="string">
            <text:p>,7</text:p>
          </table:table-cell>
          <table:table-cell table:formula="of:=REPLACE([.A98];FIND([.B98]; [.A98];LEN([.A98])-1);2;[.C98])" office:value-type="string" office:string-value="2.178,7" calcext:value-type="string">
            <text:p>2.178,7</text:p>
          </table:table-cell>
          <table:table-cell table:formula="of:=VALUE([.D98])" office:value-type="float" office:value="2178.7" calcext:value-type="float">
            <text:p>2178,7</text:p>
          </table:table-cell>
        </table:table-row>
        <table:table-row table:style-name="ro1">
          <table:table-cell table:style-name="Default" office:value-type="string" calcext:value-type="string">
            <text:p>2.251.3</text:p>
          </table:table-cell>
          <table:table-cell table:formula="of:=RIGHT([.A99];2)" office:value-type="string" office:string-value=".3" calcext:value-type="string">
            <text:p>.3</text:p>
          </table:table-cell>
          <table:table-cell table:formula="of:=&quot;,&quot; &amp; RIGHT([.B99];1)" office:value-type="string" office:string-value=",3" calcext:value-type="string">
            <text:p>,3</text:p>
          </table:table-cell>
          <table:table-cell table:formula="of:=REPLACE([.A99];FIND([.B99]; [.A99];LEN([.A99])-1);2;[.C99])" office:value-type="string" office:string-value="2.251,3" calcext:value-type="string">
            <text:p>2.251,3</text:p>
          </table:table-cell>
          <table:table-cell table:formula="of:=VALUE([.D99])" office:value-type="float" office:value="2251.3" calcext:value-type="float">
            <text:p>2251,3</text:p>
          </table:table-cell>
        </table:table-row>
        <table:table-row table:style-name="ro1">
          <table:table-cell table:style-name="Default" office:value-type="string" calcext:value-type="string">
            <text:p>2.118.6</text:p>
          </table:table-cell>
          <table:table-cell table:formula="of:=RIGHT([.A100];2)" office:value-type="string" office:string-value=".6" calcext:value-type="string">
            <text:p>.6</text:p>
          </table:table-cell>
          <table:table-cell table:formula="of:=&quot;,&quot; &amp; RIGHT([.B100];1)" office:value-type="string" office:string-value=",6" calcext:value-type="string">
            <text:p>,6</text:p>
          </table:table-cell>
          <table:table-cell table:formula="of:=REPLACE([.A100];FIND([.B100]; [.A100];LEN([.A100])-1);2;[.C100])" office:value-type="string" office:string-value="2.118,6" calcext:value-type="string">
            <text:p>2.118,6</text:p>
          </table:table-cell>
          <table:table-cell table:formula="of:=VALUE([.D100])" office:value-type="float" office:value="2118.6" calcext:value-type="float">
            <text:p>2118,6</text:p>
          </table:table-cell>
        </table:table-row>
        <table:table-row table:style-name="ro1">
          <table:table-cell table:style-name="Default" office:value-type="string" calcext:value-type="string">
            <text:p>1.782.1</text:p>
          </table:table-cell>
          <table:table-cell table:formula="of:=RIGHT([.A101];2)" office:value-type="string" office:string-value=".1" calcext:value-type="string">
            <text:p>.1</text:p>
          </table:table-cell>
          <table:table-cell table:formula="of:=&quot;,&quot; &amp; RIGHT([.B101];1)" office:value-type="string" office:string-value=",1" calcext:value-type="string">
            <text:p>,1</text:p>
          </table:table-cell>
          <table:table-cell table:formula="of:=REPLACE([.A101];FIND([.B101]; [.A101];LEN([.A101])-1);2;[.C101])" office:value-type="string" office:string-value="1.782,1" calcext:value-type="string">
            <text:p>1.782,1</text:p>
          </table:table-cell>
          <table:table-cell table:formula="of:=VALUE([.D101])" office:value-type="float" office:value="1782.1" calcext:value-type="float">
            <text:p>1782,1</text:p>
          </table:table-cell>
        </table:table-row>
        <table:table-row table:style-name="ro1" table:number-rows-repeated="10484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untries" table:style-name="ta1">
        <table:table-column table:style-name="co19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countries UQ</text:p>
          </table:table-cell>
          <table:table-cell table:style-name="ce4" office:value-type="string" calcext:value-type="string">
            <text:p>continent_id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ilân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ap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no Uni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ç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rados Árabes Unid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rquia</text:p>
          </table:table-cell>
          <table:table-cell/>
        </table:table-row>
        <table:table-row table:style-name="ro1">
          <table:table-cell office:value-type="string" calcext:value-type="string">
            <text:p>Malásia</text:p>
          </table:table-cell>
          <table:table-cell/>
        </table:table-row>
        <table:table-row table:style-name="ro1">
          <table:table-cell office:value-type="string" calcext:value-type="string">
            <text:p>Estados Unid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p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ál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ábia Saudi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ública Che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ia do Su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íses Baix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onésia</text:p>
          </table:table-cell>
          <table:table-cell/>
        </table:table-row>
        <table:table-row table:style-name="ro1">
          <table:table-cell office:value-type="string" calcext:value-type="string">
            <text:p>Vietn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panh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gito</text:p>
          </table:table-cell>
          <table:table-cell/>
        </table:table-row>
        <table:table-row table:style-name="ro1">
          <table:table-cell office:value-type="string" calcext:value-type="string">
            <text:p>Áustr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éc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eman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éxi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ússia</text:p>
          </table:table-cell>
          <table:table-cell/>
        </table:table-row>
        <table:table-row table:style-name="ro1">
          <table:table-cell office:value-type="string" calcext:value-type="string">
            <text:p>Irla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 office:value-type="string" calcext:value-type="string">
            <text:p>Austrá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élg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África do Su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ng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ipin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namar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roc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va Zelând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lô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éc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'2019 - Forecast'.A1:'2019 - Forecast'.J101"/>
        <table:database-range table:name="__Anonymous_Sheet_DB__1" table:target-range-address="'2018'.A1:'2018'.H101">
          <table:sort>
            <table:sort-by table:field-number="3" table:order="descending" table:data-type="automatic"/>
          </table:sort>
        </table:database-range>
        <table:database-range table:name="__Anonymous_Sheet_DB__2" table:target-range-address="'2017'.A1:'2017'.F101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conversion.A1:conversion.E101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countries.A2:countries.A100">
          <table:filter table:condition-source-range-address="countries.A2:countries.A100" table:display-duplicates="false">
            <table:filter-or>
              <table:filter-condition table:field-number="0" table:value="Tailândia" table:operator="="/>
              <table:filter-condition table:field-number="0" table:value="China" table:operator="="/>
              <table:filter-condition table:field-number="0" table:value="Singapura" table:operator="="/>
              <table:filter-condition table:field-number="0" table:value="Reino Unido" table:operator="="/>
              <table:filter-condition table:field-number="0" table:value="França" table:operator="="/>
              <table:filter-condition table:field-number="0" table:value="Emirados Árabes Unidos" table:operator="="/>
              <table:filter-condition table:field-number="0" table:value="Índia" table:operator="="/>
              <table:filter-condition table:field-number="0" table:value="Turquia" table:operator="="/>
              <table:filter-condition table:field-number="0" table:value="Malásia" table:operator="="/>
              <table:filter-condition table:field-number="0" table:value="Estados Unidos" table:operator="="/>
              <table:filter-condition table:field-number="0" table:value="Turquia" table:operator="="/>
              <table:filter-condition table:field-number="0" table:value="Índia" table:operator="="/>
              <table:filter-condition table:field-number="0" table:value="China" table:operator="="/>
              <table:filter-condition table:field-number="0" table:value="Tailândia" table:operator="="/>
              <table:filter-condition table:field-number="0" table:value="Japão" table:operator="="/>
              <table:filter-condition table:field-number="0" table:value="Itália" table:operator="="/>
              <table:filter-condition table:field-number="0" table:value="Índia" table:operator="="/>
              <table:filter-condition table:field-number="0" table:value="Taiwan, China" table:operator="="/>
              <table:filter-condition table:field-number="0" table:value="Tailândia" table:operator="="/>
              <table:filter-condition table:field-number="0" table:value="Arábia Saudita" table:operator="="/>
              <table:filter-condition table:field-number="0" table:value="República Checa" table:operator="="/>
              <table:filter-condition table:field-number="0" table:value="Coreia do Sul" table:operator="="/>
              <table:filter-condition table:field-number="0" table:value="China" table:operator="="/>
              <table:filter-condition table:field-number="0" table:value="Japão" table:operator="="/>
              <table:filter-condition table:field-number="0" table:value="Países Baixos" table:operator="="/>
              <table:filter-condition table:field-number="0" table:value="Arábia Saudita" table:operator="="/>
              <table:filter-condition table:field-number="0" table:value="Indonésia" table:operator="="/>
              <table:filter-condition table:field-number="0" table:value="Estados Unidos" table:operator="="/>
              <table:filter-condition table:field-number="0" table:value="Vietnã" table:operator="="/>
              <table:filter-condition table:field-number="0" table:value="Índia" table:operator="="/>
              <table:filter-condition table:field-number="0" table:value="China" table:operator="="/>
              <table:filter-condition table:field-number="0" table:value="Estados Unidos" table:operator="="/>
              <table:filter-condition table:field-number="0" table:value="Índia" table:operator="="/>
              <table:filter-condition table:field-number="0" table:value="Malásia" table:operator="="/>
              <table:filter-condition table:field-number="0" table:value="Espanha" table:operator="="/>
              <table:filter-condition table:field-number="0" table:value="Egito" table:operator="="/>
              <table:filter-condition table:field-number="0" table:value="Estados Unidos" table:operator="="/>
              <table:filter-condition table:field-number="0" table:value="Áustria" table:operator="="/>
              <table:filter-condition table:field-number="0" table:value="Itália" table:operator="="/>
              <table:filter-condition table:field-number="0" table:value="Grécia" table:operator="="/>
              <table:filter-condition table:field-number="0" table:value="Vietnã" table:operator="="/>
              <table:filter-condition table:field-number="0" table:value="Alemanha" table:operator="="/>
              <table:filter-condition table:field-number="0" table:value="México" table:operator="="/>
              <table:filter-condition table:field-number="0" table:value="Rússia" table:operator="="/>
              <table:filter-condition table:field-number="0" table:value="Estados Unidos" table:operator="="/>
              <table:filter-condition table:field-number="0" table:value="Espanha" table:operator="="/>
              <table:filter-condition table:field-number="0" table:value="Itália" table:operator="="/>
              <table:filter-condition table:field-number="0" table:value="Irlanda" table:operator="="/>
              <table:filter-condition table:field-number="0" table:value="Arábia Saudita" table:operator="="/>
              <table:filter-condition table:field-number="0" table:value="Vietnã" table:operator="="/>
              <table:filter-condition table:field-number="0" table:value="Itália" table:operator="="/>
              <table:filter-condition table:field-number="0" table:value="Canadá" table:operator="="/>
              <table:filter-condition table:field-number="0" table:value="Indonésia" table:operator="="/>
              <table:filter-condition table:field-number="0" table:value="Israel" table:operator="="/>
              <table:filter-condition table:field-number="0" table:value="Rússia" table:operator="="/>
              <table:filter-condition table:field-number="0" table:value="Austrália" table:operator="="/>
              <table:filter-condition table:field-number="0" table:value="Bélgica" table:operator="="/>
              <table:filter-condition table:field-number="0" table:value="África do Sul" table:operator="="/>
              <table:filter-condition table:field-number="0" table:value="Alemanha" table:operator="="/>
              <table:filter-condition table:field-number="0" table:value="China" table:operator="="/>
              <table:filter-condition table:field-number="0" table:value="Hungria" table:operator="="/>
              <table:filter-condition table:field-number="0" table:value="Egito" table:operator="="/>
              <table:filter-condition table:field-number="0" table:value="Malásia" table:operator="="/>
              <table:filter-condition table:field-number="0" table:value="Portugal" table:operator="="/>
              <table:filter-condition table:field-number="0" table:value="Arábia Saudita" table:operator="="/>
              <table:filter-condition table:field-number="0" table:value="Filipinas" table:operator="="/>
              <table:filter-condition table:field-number="0" table:value="Canadá" table:operator="="/>
              <table:filter-condition table:field-number="0" table:value="Japão" table:operator="="/>
              <table:filter-condition table:field-number="0" table:value="China" table:operator="="/>
              <table:filter-condition table:field-number="0" table:value="Austrália" table:operator="="/>
              <table:filter-condition table:field-number="0" table:value="Tailândia" table:operator="="/>
              <table:filter-condition table:field-number="0" table:value="Dinamarca" table:operator="="/>
              <table:filter-condition table:field-number="0" table:value="Índia" table:operator="="/>
              <table:filter-condition table:field-number="0" table:value="Grécia" table:operator="="/>
              <table:filter-condition table:field-number="0" table:value="Marrocos" table:operator="="/>
              <table:filter-condition table:field-number="0" table:value="Estados Unidos" table:operator="="/>
              <table:filter-condition table:field-number="0" table:value="China" table:operator="="/>
              <table:filter-condition table:field-number="0" table:value="Israel" table:operator="="/>
              <table:filter-condition table:field-number="0" table:value="Nova Zelândia" table:operator="="/>
              <table:filter-condition table:field-number="0" table:value="Peru" table:operator="="/>
              <table:filter-condition table:field-number="0" table:value="Polônia" table:operator="="/>
              <table:filter-condition table:field-number="0" table:value="Vietnã" table:operator="="/>
              <table:filter-condition table:field-number="0" table:value="Estados Unidos" table:operator="="/>
              <table:filter-condition table:field-number="0" table:value="Indonésia" table:operator="="/>
              <table:filter-condition table:field-number="0" table:value="Polônia" table:operator="="/>
              <table:filter-condition table:field-number="0" table:value="Japão" table:operator="="/>
              <table:filter-condition table:field-number="0" table:value="Argentina" table:operator="="/>
              <table:filter-condition table:field-number="0" table:value="Peru" table:operator="="/>
              <table:filter-condition table:field-number="0" table:value="Alemanha" table:operator="="/>
              <table:filter-condition table:field-number="0" table:value="Suécia" table:operator="="/>
              <table:filter-condition table:field-number="0" table:value="Índia" table:operator="="/>
              <table:filter-condition table:field-number="0" table:value="França" table:operator="="/>
              <table:filter-condition table:field-number="0" table:value="Emirados Árabes Unidos" table:operator="="/>
              <table:filter-condition table:field-number="0" table:value="Japão" table:operator="="/>
              <table:filter-condition table:field-number="0" table:value="Portugal" table:operator="="/>
              <table:filter-condition table:field-number="0" table:value="Grécia" table:operator="="/>
              <table:filter-condition table:field-number="0" table:value="Tailândia" table:operator="="/>
              <table:filter-condition table:field-number="0" table:value="Brasil" table:operator="="/>
              <table:filter-condition table:field-number="0" table:value="Coreia do Sul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 number:title="User-defined">
      <number:number number:decimal-places="3" loext:min-decimal-places="3" number:min-integer-digits="1" number:grouping="true"/>
    </number:number-style>
    <number:number-style style:name="N131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13:07:37.378276562</meta:creation-date>
    <dc:date>2021-06-19T16:23:38.049319655</dc:date>
    <meta:editing-duration>PT28M41S</meta:editing-duration>
    <meta:editing-cycles>6</meta:editing-cycles>
    <meta:generator>LibreOffice/6.4.7.2$Linux_X86_64 LibreOffice_project/40$Build-2</meta:generator>
    <meta:document-statistic meta:table-count="6" meta:cell-count="4424" meta:object-count="0"/>
  </office:meta>
</office:document-meta>
</file>